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usd/pound</text:p>
          </table:table-cell>
          <table:table-cell office:value-type="string" calcext:value-type="string">
            <text:p>usd/ton</text:p>
          </table:table-cell>
          <table:table-cell/>
          <table:table-cell office:value-type="string" calcext:value-type="string">
            <text:p>CLP_DATE</text:p>
          </table:table-cell>
          <table:table-cell office:value-type="string" calcext:value-type="string">
            <text:p>Exc_1</text:p>
          </table:table-cell>
          <table:table-cell/>
          <table:table-cell office:value-type="string" calcext:value-type="string">
            <text:p>YUAN_DATE</text:p>
          </table:table-cell>
          <table:table-cell office:value-type="string" calcext:value-type="string">
            <text:p>Exc_2</text:p>
          </table:table-cell>
          <table:table-cell/>
          <table:table-cell office:value-type="string" calcext:value-type="string">
            <text:p>usd/pound5</text:p>
          </table:table-cell>
          <table:table-cell office:value-type="string" calcext:value-type="string">
            <text:p>usd/ton5</text:p>
          </table:table-cell>
        </table:table-row>
        <table:table-row table:style-name="ro1">
          <table:table-cell table:style-name="ce1" office:value-type="string" calcext:value-type="string">
            <text:p>Dec 90</text:p>
          </table:table-cell>
          <table:table-cell office:value-type="float" office:value="2.547" calcext:value-type="float">
            <text:p>2.547</text:p>
          </table:table-cell>
          <table:table-cell table:formula="of:=2000*[.B2]" office:value-type="float" office:value="5094" calcext:value-type="float">
            <text:p>5094</text:p>
          </table:table-cell>
          <table:table-cell/>
          <table:table-cell office:value-type="string" calcext:value-type="string">
            <text:p>Dec 90</text:p>
          </table:table-cell>
          <table:table-cell office:value-type="float" office:value="332.25" calcext:value-type="float">
            <text:p>332.25</text:p>
          </table:table-cell>
          <table:table-cell/>
          <table:table-cell office:value-type="string" calcext:value-type="string">
            <text:p>Dec 90</text:p>
          </table:table-cell>
          <table:table-cell office:value-type="float" office:value="5.2352" calcext:value-type="float">
            <text:p>5.2352</text:p>
          </table:table-cell>
          <table:table-cell/>
          <table:table-cell office:value-type="float" office:value="2.54701" calcext:value-type="float">
            <text:p>2.54701</text:p>
          </table:table-cell>
          <table:table-cell table:formula="of:=2000*[.K2]" office:value-type="float" office:value="5094.02" calcext:value-type="float">
            <text:p>5094.02</text:p>
          </table:table-cell>
        </table:table-row>
        <table:table-row table:style-name="ro1">
          <table:table-cell office:value-type="string" calcext:value-type="string">
            <text:p>Jan 91</text:p>
          </table:table-cell>
          <table:table-cell office:value-type="float" office:value="2.5506" calcext:value-type="float">
            <text:p>2.5506</text:p>
          </table:table-cell>
          <table:table-cell table:formula="of:=2000*[.B3]" office:value-type="float" office:value="5101.2" calcext:value-type="float">
            <text:p>5101.2</text:p>
          </table:table-cell>
          <table:table-cell/>
          <table:table-cell office:value-type="string" calcext:value-type="string">
            <text:p>Jan 9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Jan 91</text:p>
          </table:table-cell>
          <table:table-cell office:value-type="float" office:value="5.2352" calcext:value-type="float">
            <text:p>5.2352</text:p>
          </table:table-cell>
          <table:table-cell/>
          <table:table-cell office:value-type="float" office:value="2.55064" calcext:value-type="float">
            <text:p>2.55064</text:p>
          </table:table-cell>
          <table:table-cell table:formula="of:=2000*[.K3]" office:value-type="float" office:value="5101.28" calcext:value-type="float">
            <text:p>5101.28</text:p>
          </table:table-cell>
        </table:table-row>
        <table:table-row table:style-name="ro1">
          <table:table-cell office:value-type="string" calcext:value-type="string">
            <text:p>Feb 91</text:p>
          </table:table-cell>
          <table:table-cell office:value-type="float" office:value="2.5327" calcext:value-type="float">
            <text:p>2.5327</text:p>
          </table:table-cell>
          <table:table-cell table:formula="of:=2000*[.B4]" office:value-type="float" office:value="5065.4" calcext:value-type="float">
            <text:p>5065.4</text:p>
          </table:table-cell>
          <table:table-cell/>
          <table:table-cell office:value-type="string" calcext:value-type="string">
            <text:p>Feb 91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Feb 91</text:p>
          </table:table-cell>
          <table:table-cell office:value-type="float" office:value="5.2352" calcext:value-type="float">
            <text:p>5.2352</text:p>
          </table:table-cell>
          <table:table-cell/>
          <table:table-cell office:value-type="float" office:value="2.53273" calcext:value-type="float">
            <text:p>2.53273</text:p>
          </table:table-cell>
          <table:table-cell table:formula="of:=2000*[.K4]" office:value-type="float" office:value="5065.46" calcext:value-type="float">
            <text:p>5065.46</text:p>
          </table:table-cell>
        </table:table-row>
        <table:table-row table:style-name="ro1">
          <table:table-cell office:value-type="string" calcext:value-type="string">
            <text:p>Mar 91</text:p>
          </table:table-cell>
          <table:table-cell office:value-type="float" office:value="2.5027" calcext:value-type="float">
            <text:p>2.5027</text:p>
          </table:table-cell>
          <table:table-cell table:formula="of:=2000*[.B5]" office:value-type="float" office:value="5005.4" calcext:value-type="float">
            <text:p>5005.4</text:p>
          </table:table-cell>
          <table:table-cell/>
          <table:table-cell office:value-type="string" calcext:value-type="string">
            <text:p>Mar 91</text:p>
          </table:table-cell>
          <table:table-cell office:value-type="float" office:value="345.5" calcext:value-type="float">
            <text:p>345.5</text:p>
          </table:table-cell>
          <table:table-cell/>
          <table:table-cell office:value-type="string" calcext:value-type="string">
            <text:p>Mar 91</text:p>
          </table:table-cell>
          <table:table-cell office:value-type="float" office:value="5.2352" calcext:value-type="float">
            <text:p>5.2352</text:p>
          </table:table-cell>
          <table:table-cell/>
          <table:table-cell office:value-type="float" office:value="2.50265" calcext:value-type="float">
            <text:p>2.50265</text:p>
          </table:table-cell>
          <table:table-cell table:formula="of:=2000*[.K5]" office:value-type="float" office:value="5005.3" calcext:value-type="float">
            <text:p>5005.3</text:p>
          </table:table-cell>
        </table:table-row>
        <table:table-row table:style-name="ro1">
          <table:table-cell office:value-type="string" calcext:value-type="string">
            <text:p>Apr 91</text:p>
          </table:table-cell>
          <table:table-cell office:value-type="float" office:value="2.522" calcext:value-type="float">
            <text:p>2.522</text:p>
          </table:table-cell>
          <table:table-cell table:formula="of:=2000*[.B6]" office:value-type="float" office:value="5044" calcext:value-type="float">
            <text:p>5044</text:p>
          </table:table-cell>
          <table:table-cell/>
          <table:table-cell office:value-type="string" calcext:value-type="string">
            <text:p>Apr 91</text:p>
          </table:table-cell>
          <table:table-cell office:value-type="float" office:value="338.75" calcext:value-type="float">
            <text:p>338.75</text:p>
          </table:table-cell>
          <table:table-cell/>
          <table:table-cell office:value-type="string" calcext:value-type="string">
            <text:p>Apr 91</text:p>
          </table:table-cell>
          <table:table-cell office:value-type="float" office:value="5.3036" calcext:value-type="float">
            <text:p>5.3036</text:p>
          </table:table-cell>
          <table:table-cell/>
          <table:table-cell office:value-type="float" office:value="2.52198" calcext:value-type="float">
            <text:p>2.52198</text:p>
          </table:table-cell>
          <table:table-cell table:formula="of:=2000*[.K6]" office:value-type="float" office:value="5043.96" calcext:value-type="float">
            <text:p>5043.96</text:p>
          </table:table-cell>
        </table:table-row>
        <table:table-row table:style-name="ro1">
          <table:table-cell office:value-type="string" calcext:value-type="string">
            <text:p>May 91</text:p>
          </table:table-cell>
          <table:table-cell office:value-type="float" office:value="2.5863" calcext:value-type="float">
            <text:p>2.5863</text:p>
          </table:table-cell>
          <table:table-cell table:formula="of:=2000*[.B7]" office:value-type="float" office:value="5172.6" calcext:value-type="float">
            <text:p>5172.6</text:p>
          </table:table-cell>
          <table:table-cell/>
          <table:table-cell office:value-type="string" calcext:value-type="string">
            <text:p>May 9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May 91</text:p>
          </table:table-cell>
          <table:table-cell office:value-type="float" office:value="5.349" calcext:value-type="float">
            <text:p>5.349</text:p>
          </table:table-cell>
          <table:table-cell/>
          <table:table-cell office:value-type="float" office:value="2.58625" calcext:value-type="float">
            <text:p>2.58625</text:p>
          </table:table-cell>
          <table:table-cell table:formula="of:=2000*[.K7]" office:value-type="float" office:value="5172.5" calcext:value-type="float">
            <text:p>5172.5</text:p>
          </table:table-cell>
        </table:table-row>
        <table:table-row table:style-name="ro1">
          <table:table-cell office:value-type="string" calcext:value-type="string">
            <text:p>Jun 91</text:p>
          </table:table-cell>
          <table:table-cell office:value-type="float" office:value="2.5903" calcext:value-type="float">
            <text:p>2.5903</text:p>
          </table:table-cell>
          <table:table-cell table:formula="of:=2000*[.B8]" office:value-type="float" office:value="5180.6" calcext:value-type="float">
            <text:p>5180.6</text:p>
          </table:table-cell>
          <table:table-cell/>
          <table:table-cell office:value-type="string" calcext:value-type="string">
            <text:p>Jun 91</text:p>
          </table:table-cell>
          <table:table-cell office:value-type="float" office:value="347.25" calcext:value-type="float">
            <text:p>347.25</text:p>
          </table:table-cell>
          <table:table-cell/>
          <table:table-cell office:value-type="string" calcext:value-type="string">
            <text:p>Jun 91</text:p>
          </table:table-cell>
          <table:table-cell office:value-type="float" office:value="5.369" calcext:value-type="float">
            <text:p>5.369</text:p>
          </table:table-cell>
          <table:table-cell/>
          <table:table-cell office:value-type="float" office:value="2.59029" calcext:value-type="float">
            <text:p>2.59029</text:p>
          </table:table-cell>
          <table:table-cell table:formula="of:=2000*[.K8]" office:value-type="float" office:value="5180.58" calcext:value-type="float">
            <text:p>5180.58</text:p>
          </table:table-cell>
        </table:table-row>
        <table:table-row table:style-name="ro1">
          <table:table-cell office:value-type="string" calcext:value-type="string">
            <text:p>Jul 91</text:p>
          </table:table-cell>
          <table:table-cell office:value-type="float" office:value="2.5717" calcext:value-type="float">
            <text:p>2.5717</text:p>
          </table:table-cell>
          <table:table-cell table:formula="of:=2000*[.B9]" office:value-type="float" office:value="5143.4" calcext:value-type="float">
            <text:p>5143.4</text:p>
          </table:table-cell>
          <table:table-cell/>
          <table:table-cell office:value-type="string" calcext:value-type="string">
            <text:p>Jul 9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Jul 91</text:p>
          </table:table-cell>
          <table:table-cell office:value-type="float" office:value="5.3605" calcext:value-type="float">
            <text:p>5.3605</text:p>
          </table:table-cell>
          <table:table-cell/>
          <table:table-cell office:value-type="float" office:value="2.57169" calcext:value-type="float">
            <text:p>2.57169</text:p>
          </table:table-cell>
          <table:table-cell table:formula="of:=2000*[.K9]" office:value-type="float" office:value="5143.38" calcext:value-type="float">
            <text:p>5143.38</text:p>
          </table:table-cell>
        </table:table-row>
        <table:table-row table:style-name="ro1">
          <table:table-cell office:value-type="string" calcext:value-type="string">
            <text:p>Aug 91</text:p>
          </table:table-cell>
          <table:table-cell office:value-type="float" office:value="2.5577" calcext:value-type="float">
            <text:p>2.5577</text:p>
          </table:table-cell>
          <table:table-cell table:formula="of:=2000*[.B10]" office:value-type="float" office:value="5115.4" calcext:value-type="float">
            <text:p>5115.4</text:p>
          </table:table-cell>
          <table:table-cell/>
          <table:table-cell office:value-type="string" calcext:value-type="string">
            <text:p>Aug 9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Aug 91</text:p>
          </table:table-cell>
          <table:table-cell office:value-type="float" office:value="5.3862" calcext:value-type="float">
            <text:p>5.3862</text:p>
          </table:table-cell>
          <table:table-cell/>
          <table:table-cell office:value-type="float" office:value="2.55772" calcext:value-type="float">
            <text:p>2.55772</text:p>
          </table:table-cell>
          <table:table-cell table:formula="of:=2000*[.K10]" office:value-type="float" office:value="5115.44" calcext:value-type="float">
            <text:p>5115.44</text:p>
          </table:table-cell>
        </table:table-row>
        <table:table-row table:style-name="ro1">
          <table:table-cell office:value-type="string" calcext:value-type="string">
            <text:p>Sep 91</text:p>
          </table:table-cell>
          <table:table-cell office:value-type="float" office:value="2.5266" calcext:value-type="float">
            <text:p>2.5266</text:p>
          </table:table-cell>
          <table:table-cell table:formula="of:=2000*[.B11]" office:value-type="float" office:value="5053.2" calcext:value-type="float">
            <text:p>5053.2</text:p>
          </table:table-cell>
          <table:table-cell/>
          <table:table-cell office:value-type="string" calcext:value-type="string">
            <text:p>Sep 91</text:p>
          </table:table-cell>
          <table:table-cell office:value-type="float" office:value="360.5" calcext:value-type="float">
            <text:p>360.5</text:p>
          </table:table-cell>
          <table:table-cell/>
          <table:table-cell office:value-type="string" calcext:value-type="string">
            <text:p>Sep 91</text:p>
          </table:table-cell>
          <table:table-cell office:value-type="float" office:value="5.3899" calcext:value-type="float">
            <text:p>5.3899</text:p>
          </table:table-cell>
          <table:table-cell/>
          <table:table-cell office:value-type="float" office:value="2.52665" calcext:value-type="float">
            <text:p>2.52665</text:p>
          </table:table-cell>
          <table:table-cell table:formula="of:=2000*[.K11]" office:value-type="float" office:value="5053.3" calcext:value-type="float">
            <text:p>5053.3</text:p>
          </table:table-cell>
        </table:table-row>
        <table:table-row table:style-name="ro1">
          <table:table-cell office:value-type="string" calcext:value-type="string">
            <text:p>Oct 91</text:p>
          </table:table-cell>
          <table:table-cell office:value-type="float" office:value="2.5173" calcext:value-type="float">
            <text:p>2.5173</text:p>
          </table:table-cell>
          <table:table-cell table:formula="of:=2000*[.B12]" office:value-type="float" office:value="5034.6" calcext:value-type="float">
            <text:p>5034.6</text:p>
          </table:table-cell>
          <table:table-cell/>
          <table:table-cell office:value-type="string" calcext:value-type="string">
            <text:p>Oct 91</text:p>
          </table:table-cell>
          <table:table-cell office:value-type="float" office:value="360.5" calcext:value-type="float">
            <text:p>360.5</text:p>
          </table:table-cell>
          <table:table-cell/>
          <table:table-cell office:value-type="string" calcext:value-type="string">
            <text:p>Oct 91</text:p>
          </table:table-cell>
          <table:table-cell office:value-type="float" office:value="5.3944" calcext:value-type="float">
            <text:p>5.3944</text:p>
          </table:table-cell>
          <table:table-cell/>
          <table:table-cell office:value-type="float" office:value="2.51726" calcext:value-type="float">
            <text:p>2.51726</text:p>
          </table:table-cell>
          <table:table-cell table:formula="of:=2000*[.K12]" office:value-type="float" office:value="5034.52" calcext:value-type="float">
            <text:p>5034.52</text:p>
          </table:table-cell>
        </table:table-row>
        <table:table-row table:style-name="ro1">
          <table:table-cell office:value-type="string" calcext:value-type="string">
            <text:p>Nov 91</text:p>
          </table:table-cell>
          <table:table-cell office:value-type="float" office:value="2.4973" calcext:value-type="float">
            <text:p>2.4973</text:p>
          </table:table-cell>
          <table:table-cell table:formula="of:=2000*[.B13]" office:value-type="float" office:value="4994.6" calcext:value-type="float">
            <text:p>4994.6</text:p>
          </table:table-cell>
          <table:table-cell/>
          <table:table-cell office:value-type="string" calcext:value-type="string">
            <text:p>Nov 91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Nov 91</text:p>
          </table:table-cell>
          <table:table-cell office:value-type="float" office:value="5.4115" calcext:value-type="float">
            <text:p>5.4115</text:p>
          </table:table-cell>
          <table:table-cell/>
          <table:table-cell office:value-type="float" office:value="2.49726" calcext:value-type="float">
            <text:p>2.49726</text:p>
          </table:table-cell>
          <table:table-cell table:formula="of:=2000*[.K13]" office:value-type="float" office:value="4994.52" calcext:value-type="float">
            <text:p>4994.52</text:p>
          </table:table-cell>
        </table:table-row>
        <table:table-row table:style-name="ro1">
          <table:table-cell office:value-type="string" calcext:value-type="string">
            <text:p>Dec 91</text:p>
          </table:table-cell>
          <table:table-cell office:value-type="float" office:value="2.4993" calcext:value-type="float">
            <text:p>2.4993</text:p>
          </table:table-cell>
          <table:table-cell table:formula="of:=2000*[.B14]" office:value-type="float" office:value="4998.6" calcext:value-type="float">
            <text:p>4998.6</text:p>
          </table:table-cell>
          <table:table-cell/>
          <table:table-cell office:value-type="string" calcext:value-type="string">
            <text:p>Dec 91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Dec 91</text:p>
          </table:table-cell>
          <table:table-cell office:value-type="float" office:value="5.4478" calcext:value-type="float">
            <text:p>5.4478</text:p>
          </table:table-cell>
          <table:table-cell/>
          <table:table-cell office:value-type="float" office:value="2.49934" calcext:value-type="float">
            <text:p>2.49934</text:p>
          </table:table-cell>
          <table:table-cell table:formula="of:=2000*[.K14]" office:value-type="float" office:value="4998.68" calcext:value-type="float">
            <text:p>4998.68</text:p>
          </table:table-cell>
        </table:table-row>
        <table:table-row table:style-name="ro1">
          <table:table-cell office:value-type="string" calcext:value-type="string">
            <text:p>Jan 92</text:p>
          </table:table-cell>
          <table:table-cell office:value-type="float" office:value="2.4843" calcext:value-type="float">
            <text:p>2.4843</text:p>
          </table:table-cell>
          <table:table-cell table:formula="of:=2000*[.B15]" office:value-type="float" office:value="4968.6" calcext:value-type="float">
            <text:p>4968.6</text:p>
          </table:table-cell>
          <table:table-cell/>
          <table:table-cell office:value-type="string" calcext:value-type="string">
            <text:p>Jan 92</text:p>
          </table:table-cell>
          <table:table-cell office:value-type="float" office:value="354.5" calcext:value-type="float">
            <text:p>354.5</text:p>
          </table:table-cell>
          <table:table-cell/>
          <table:table-cell office:value-type="string" calcext:value-type="string">
            <text:p>Jan 92</text:p>
          </table:table-cell>
          <table:table-cell office:value-type="float" office:value="5.4686" calcext:value-type="float">
            <text:p>5.4686</text:p>
          </table:table-cell>
          <table:table-cell/>
          <table:table-cell office:value-type="float" office:value="2.48428" calcext:value-type="float">
            <text:p>2.48428</text:p>
          </table:table-cell>
          <table:table-cell table:formula="of:=2000*[.K15]" office:value-type="float" office:value="4968.56" calcext:value-type="float">
            <text:p>4968.56</text:p>
          </table:table-cell>
        </table:table-row>
        <table:table-row table:style-name="ro1">
          <table:table-cell office:value-type="string" calcext:value-type="string">
            <text:p>Feb 92</text:p>
          </table:table-cell>
          <table:table-cell office:value-type="float" office:value="2.5472" calcext:value-type="float">
            <text:p>2.5472</text:p>
          </table:table-cell>
          <table:table-cell table:formula="of:=2000*[.B16]" office:value-type="float" office:value="5094.4" calcext:value-type="float">
            <text:p>5094.4</text:p>
          </table:table-cell>
          <table:table-cell/>
          <table:table-cell office:value-type="string" calcext:value-type="string">
            <text:p>Feb 92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Feb 92</text:p>
          </table:table-cell>
          <table:table-cell office:value-type="float" office:value="5.4693" calcext:value-type="float">
            <text:p>5.4693</text:p>
          </table:table-cell>
          <table:table-cell/>
          <table:table-cell office:value-type="float" office:value="2.54724" calcext:value-type="float">
            <text:p>2.54724</text:p>
          </table:table-cell>
          <table:table-cell table:formula="of:=2000*[.K16]" office:value-type="float" office:value="5094.48" calcext:value-type="float">
            <text:p>5094.48</text:p>
          </table:table-cell>
        </table:table-row>
        <table:table-row table:style-name="ro1">
          <table:table-cell office:value-type="string" calcext:value-type="string">
            <text:p>Mar 92</text:p>
          </table:table-cell>
          <table:table-cell office:value-type="float" office:value="2.5546" calcext:value-type="float">
            <text:p>2.5546</text:p>
          </table:table-cell>
          <table:table-cell table:formula="of:=2000*[.B17]" office:value-type="float" office:value="5109.2" calcext:value-type="float">
            <text:p>5109.2</text:p>
          </table:table-cell>
          <table:table-cell/>
          <table:table-cell office:value-type="string" calcext:value-type="string">
            <text:p>Mar 92</text:p>
          </table:table-cell>
          <table:table-cell office:value-type="float" office:value="355.5" calcext:value-type="float">
            <text:p>355.5</text:p>
          </table:table-cell>
          <table:table-cell/>
          <table:table-cell office:value-type="string" calcext:value-type="string">
            <text:p>Mar 92</text:p>
          </table:table-cell>
          <table:table-cell office:value-type="float" office:value="5.4675" calcext:value-type="float">
            <text:p>5.4675</text:p>
          </table:table-cell>
          <table:table-cell/>
          <table:table-cell office:value-type="float" office:value="2.55464" calcext:value-type="float">
            <text:p>2.55464</text:p>
          </table:table-cell>
          <table:table-cell table:formula="of:=2000*[.K17]" office:value-type="float" office:value="5109.28" calcext:value-type="float">
            <text:p>5109.28</text:p>
          </table:table-cell>
        </table:table-row>
        <table:table-row table:style-name="ro1">
          <table:table-cell office:value-type="string" calcext:value-type="string">
            <text:p>Apr 92</text:p>
          </table:table-cell>
          <table:table-cell office:value-type="float" office:value="2.6485" calcext:value-type="float">
            <text:p>2.6485</text:p>
          </table:table-cell>
          <table:table-cell table:formula="of:=2000*[.B18]" office:value-type="float" office:value="5297" calcext:value-type="float">
            <text:p>5297</text:p>
          </table:table-cell>
          <table:table-cell/>
          <table:table-cell office:value-type="string" calcext:value-type="string">
            <text:p>Apr 92</text:p>
          </table:table-cell>
          <table:table-cell office:value-type="float" office:value="352.5" calcext:value-type="float">
            <text:p>352.5</text:p>
          </table:table-cell>
          <table:table-cell/>
          <table:table-cell office:value-type="string" calcext:value-type="string">
            <text:p>Apr 92</text:p>
          </table:table-cell>
          <table:table-cell office:value-type="float" office:value="5.5101" calcext:value-type="float">
            <text:p>5.5101</text:p>
          </table:table-cell>
          <table:table-cell/>
          <table:table-cell office:value-type="float" office:value="2.64848" calcext:value-type="float">
            <text:p>2.64848</text:p>
          </table:table-cell>
          <table:table-cell table:formula="of:=2000*[.K18]" office:value-type="float" office:value="5296.96" calcext:value-type="float">
            <text:p>5296.96</text:p>
          </table:table-cell>
        </table:table-row>
        <table:table-row table:style-name="ro1">
          <table:table-cell office:value-type="string" calcext:value-type="string">
            <text:p>May 92</text:p>
          </table:table-cell>
          <table:table-cell office:value-type="float" office:value="2.7765" calcext:value-type="float">
            <text:p>2.7765</text:p>
          </table:table-cell>
          <table:table-cell table:formula="of:=2000*[.B19]" office:value-type="float" office:value="5553" calcext:value-type="float">
            <text:p>5553</text:p>
          </table:table-cell>
          <table:table-cell/>
          <table:table-cell office:value-type="string" calcext:value-type="string">
            <text:p>May 9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May 92</text:p>
          </table:table-cell>
          <table:table-cell office:value-type="float" office:value="5.4911" calcext:value-type="float">
            <text:p>5.4911</text:p>
          </table:table-cell>
          <table:table-cell/>
          <table:table-cell office:value-type="float" office:value="2.77649" calcext:value-type="float">
            <text:p>2.77649</text:p>
          </table:table-cell>
          <table:table-cell table:formula="of:=2000*[.K19]" office:value-type="float" office:value="5552.98" calcext:value-type="float">
            <text:p>5552.98</text:p>
          </table:table-cell>
        </table:table-row>
        <table:table-row table:style-name="ro1">
          <table:table-cell office:value-type="string" calcext:value-type="string">
            <text:p>Jun 92</text:p>
          </table:table-cell>
          <table:table-cell office:value-type="float" office:value="3.0022" calcext:value-type="float">
            <text:p>3.0022</text:p>
          </table:table-cell>
          <table:table-cell table:formula="of:=2000*[.B20]" office:value-type="float" office:value="6004.4" calcext:value-type="float">
            <text:p>6004.4</text:p>
          </table:table-cell>
          <table:table-cell/>
          <table:table-cell office:value-type="string" calcext:value-type="string">
            <text:p>Jun 92</text:p>
          </table:table-cell>
          <table:table-cell office:value-type="float" office:value="359.5" calcext:value-type="float">
            <text:p>359.5</text:p>
          </table:table-cell>
          <table:table-cell/>
          <table:table-cell office:value-type="string" calcext:value-type="string">
            <text:p>Jun 92</text:p>
          </table:table-cell>
          <table:table-cell office:value-type="float" office:value="5.4621" calcext:value-type="float">
            <text:p>5.4621</text:p>
          </table:table-cell>
          <table:table-cell/>
          <table:table-cell office:value-type="float" office:value="3.00224" calcext:value-type="float">
            <text:p>3.00224</text:p>
          </table:table-cell>
          <table:table-cell table:formula="of:=2000*[.K20]" office:value-type="float" office:value="6004.48" calcext:value-type="float">
            <text:p>6004.48</text:p>
          </table:table-cell>
        </table:table-row>
        <table:table-row table:style-name="ro1">
          <table:table-cell office:value-type="string" calcext:value-type="string">
            <text:p>Jul 92</text:p>
          </table:table-cell>
          <table:table-cell office:value-type="float" office:value="3.1703" calcext:value-type="float">
            <text:p>3.1703</text:p>
          </table:table-cell>
          <table:table-cell table:formula="of:=2000*[.B21]" office:value-type="float" office:value="6340.6" calcext:value-type="float">
            <text:p>6340.6</text:p>
          </table:table-cell>
          <table:table-cell/>
          <table:table-cell office:value-type="string" calcext:value-type="string">
            <text:p>Jul 92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Jul 92</text:p>
          </table:table-cell>
          <table:table-cell office:value-type="float" office:value="5.42" calcext:value-type="float">
            <text:p>5.42</text:p>
          </table:table-cell>
          <table:table-cell/>
          <table:table-cell office:value-type="float" office:value="3.17034" calcext:value-type="float">
            <text:p>3.17034</text:p>
          </table:table-cell>
          <table:table-cell table:formula="of:=2000*[.K21]" office:value-type="float" office:value="6340.68" calcext:value-type="float">
            <text:p>6340.68</text:p>
          </table:table-cell>
        </table:table-row>
        <table:table-row table:style-name="ro1">
          <table:table-cell office:value-type="string" calcext:value-type="string">
            <text:p>Aug 92</text:p>
          </table:table-cell>
          <table:table-cell office:value-type="float" office:value="3.0755" calcext:value-type="float">
            <text:p>3.0755</text:p>
          </table:table-cell>
          <table:table-cell table:formula="of:=2000*[.B22]" office:value-type="float" office:value="6151" calcext:value-type="float">
            <text:p>6151</text:p>
          </table:table-cell>
          <table:table-cell/>
          <table:table-cell office:value-type="string" calcext:value-type="string">
            <text:p>Aug 92</text:p>
          </table:table-cell>
          <table:table-cell office:value-type="float" office:value="386.5" calcext:value-type="float">
            <text:p>386.5</text:p>
          </table:table-cell>
          <table:table-cell/>
          <table:table-cell office:value-type="string" calcext:value-type="string">
            <text:p>Aug 92</text:p>
          </table:table-cell>
          <table:table-cell office:value-type="float" office:value="5.4064" calcext:value-type="float">
            <text:p>5.4064</text:p>
          </table:table-cell>
          <table:table-cell/>
          <table:table-cell office:value-type="float" office:value="3.07554" calcext:value-type="float">
            <text:p>3.07554</text:p>
          </table:table-cell>
          <table:table-cell table:formula="of:=2000*[.K22]" office:value-type="float" office:value="6151.08" calcext:value-type="float">
            <text:p>6151.08</text:p>
          </table:table-cell>
        </table:table-row>
        <table:table-row table:style-name="ro1">
          <table:table-cell office:value-type="string" calcext:value-type="string">
            <text:p>Sep 92</text:p>
          </table:table-cell>
          <table:table-cell office:value-type="float" office:value="3.0133" calcext:value-type="float">
            <text:p>3.0133</text:p>
          </table:table-cell>
          <table:table-cell table:formula="of:=2000*[.B23]" office:value-type="float" office:value="6026.6" calcext:value-type="float">
            <text:p>6026.6</text:p>
          </table:table-cell>
          <table:table-cell/>
          <table:table-cell office:value-type="string" calcext:value-type="string">
            <text:p>Sep 92</text:p>
          </table:table-cell>
          <table:table-cell office:value-type="float" office:value="381.5" calcext:value-type="float">
            <text:p>381.5</text:p>
          </table:table-cell>
          <table:table-cell/>
          <table:table-cell office:value-type="string" calcext:value-type="string">
            <text:p>Sep 92</text:p>
          </table:table-cell>
          <table:table-cell office:value-type="float" office:value="5.5002" calcext:value-type="float">
            <text:p>5.5002</text:p>
          </table:table-cell>
          <table:table-cell/>
          <table:table-cell office:value-type="float" office:value="3.01331" calcext:value-type="float">
            <text:p>3.01331</text:p>
          </table:table-cell>
          <table:table-cell table:formula="of:=2000*[.K23]" office:value-type="float" office:value="6026.62" calcext:value-type="float">
            <text:p>6026.62</text:p>
          </table:table-cell>
        </table:table-row>
        <table:table-row table:style-name="ro1">
          <table:table-cell office:value-type="string" calcext:value-type="string">
            <text:p>Oct 92</text:p>
          </table:table-cell>
          <table:table-cell office:value-type="float" office:value="2.7291" calcext:value-type="float">
            <text:p>2.7291</text:p>
          </table:table-cell>
          <table:table-cell table:formula="of:=2000*[.B24]" office:value-type="float" office:value="5458.2" calcext:value-type="float">
            <text:p>5458.2</text:p>
          </table:table-cell>
          <table:table-cell/>
          <table:table-cell office:value-type="string" calcext:value-type="string">
            <text:p>Oct 92</text:p>
          </table:table-cell>
          <table:table-cell office:value-type="float" office:value="376.5" calcext:value-type="float">
            <text:p>376.5</text:p>
          </table:table-cell>
          <table:table-cell/>
          <table:table-cell office:value-type="string" calcext:value-type="string">
            <text:p>Oct 92</text:p>
          </table:table-cell>
          <table:table-cell office:value-type="float" office:value="5.5525" calcext:value-type="float">
            <text:p>5.5525</text:p>
          </table:table-cell>
          <table:table-cell/>
          <table:table-cell office:value-type="float" office:value="2.72913" calcext:value-type="float">
            <text:p>2.72913</text:p>
          </table:table-cell>
          <table:table-cell table:formula="of:=2000*[.K24]" office:value-type="float" office:value="5458.26" calcext:value-type="float">
            <text:p>5458.26</text:p>
          </table:table-cell>
        </table:table-row>
        <table:table-row table:style-name="ro1">
          <table:table-cell office:value-type="string" calcext:value-type="string">
            <text:p>Nov 92</text:p>
          </table:table-cell>
          <table:table-cell office:value-type="float" office:value="2.5959" calcext:value-type="float">
            <text:p>2.5959</text:p>
          </table:table-cell>
          <table:table-cell table:formula="of:=2000*[.B25]" office:value-type="float" office:value="5191.8" calcext:value-type="float">
            <text:p>5191.8</text:p>
          </table:table-cell>
          <table:table-cell/>
          <table:table-cell office:value-type="string" calcext:value-type="string">
            <text:p>Nov 92</text:p>
          </table:table-cell>
          <table:table-cell office:value-type="float" office:value="381.75" calcext:value-type="float">
            <text:p>381.75</text:p>
          </table:table-cell>
          <table:table-cell/>
          <table:table-cell office:value-type="string" calcext:value-type="string">
            <text:p>Nov 92</text:p>
          </table:table-cell>
          <table:table-cell office:value-type="float" office:value="5.7198" calcext:value-type="float">
            <text:p>5.7198</text:p>
          </table:table-cell>
          <table:table-cell/>
          <table:table-cell office:value-type="float" office:value="2.59591" calcext:value-type="float">
            <text:p>2.59591</text:p>
          </table:table-cell>
          <table:table-cell table:formula="of:=2000*[.K25]" office:value-type="float" office:value="5191.82" calcext:value-type="float">
            <text:p>5191.82</text:p>
          </table:table-cell>
        </table:table-row>
        <table:table-row table:style-name="ro1">
          <table:table-cell office:value-type="string" calcext:value-type="string">
            <text:p>Dec 92</text:p>
          </table:table-cell>
          <table:table-cell office:value-type="float" office:value="2.611" calcext:value-type="float">
            <text:p>2.611</text:p>
          </table:table-cell>
          <table:table-cell table:formula="of:=2000*[.B26]" office:value-type="float" office:value="5222" calcext:value-type="float">
            <text:p>5222</text:p>
          </table:table-cell>
          <table:table-cell/>
          <table:table-cell office:value-type="string" calcext:value-type="string">
            <text:p>Dec 92</text:p>
          </table:table-cell>
          <table:table-cell office:value-type="float" office:value="381.5" calcext:value-type="float">
            <text:p>381.5</text:p>
          </table:table-cell>
          <table:table-cell/>
          <table:table-cell office:value-type="string" calcext:value-type="string">
            <text:p>Dec 92</text:p>
          </table:table-cell>
          <table:table-cell office:value-type="float" office:value="5.7518" calcext:value-type="float">
            <text:p>5.7518</text:p>
          </table:table-cell>
          <table:table-cell/>
          <table:table-cell office:value-type="float" office:value="2.61097" calcext:value-type="float">
            <text:p>2.61097</text:p>
          </table:table-cell>
          <table:table-cell table:formula="of:=2000*[.K26]" office:value-type="float" office:value="5221.94" calcext:value-type="float">
            <text:p>5221.94</text:p>
          </table:table-cell>
        </table:table-row>
        <table:table-row table:style-name="ro1">
          <table:table-cell office:value-type="string" calcext:value-type="string">
            <text:p>Jan 93</text:p>
          </table:table-cell>
          <table:table-cell office:value-type="float" office:value="2.6766" calcext:value-type="float">
            <text:p>2.6766</text:p>
          </table:table-cell>
          <table:table-cell table:formula="of:=2000*[.B27]" office:value-type="float" office:value="5353.2" calcext:value-type="float">
            <text:p>5353.2</text:p>
          </table:table-cell>
          <table:table-cell/>
          <table:table-cell office:value-type="string" calcext:value-type="string">
            <text:p>Jan 93</text:p>
          </table:table-cell>
          <table:table-cell office:value-type="float" office:value="385.35" calcext:value-type="float">
            <text:p>385.35</text:p>
          </table:table-cell>
          <table:table-cell/>
          <table:table-cell office:value-type="string" calcext:value-type="string">
            <text:p>Jan 93</text:p>
          </table:table-cell>
          <table:table-cell office:value-type="float" office:value="5.775" calcext:value-type="float">
            <text:p>5.775</text:p>
          </table:table-cell>
          <table:table-cell/>
          <table:table-cell office:value-type="float" office:value="2.67661" calcext:value-type="float">
            <text:p>2.67661</text:p>
          </table:table-cell>
          <table:table-cell table:formula="of:=2000*[.K27]" office:value-type="float" office:value="5353.22" calcext:value-type="float">
            <text:p>5353.22</text:p>
          </table:table-cell>
        </table:table-row>
        <table:table-row table:style-name="ro1">
          <table:table-cell office:value-type="string" calcext:value-type="string">
            <text:p>Feb 93</text:p>
          </table:table-cell>
          <table:table-cell office:value-type="float" office:value="2.6267" calcext:value-type="float">
            <text:p>2.6267</text:p>
          </table:table-cell>
          <table:table-cell table:formula="of:=2000*[.B28]" office:value-type="float" office:value="5253.4" calcext:value-type="float">
            <text:p>5253.4</text:p>
          </table:table-cell>
          <table:table-cell/>
          <table:table-cell office:value-type="string" calcext:value-type="string">
            <text:p>Feb 93</text:p>
          </table:table-cell>
          <table:table-cell office:value-type="float" office:value="396.5" calcext:value-type="float">
            <text:p>396.5</text:p>
          </table:table-cell>
          <table:table-cell/>
          <table:table-cell office:value-type="string" calcext:value-type="string">
            <text:p>Feb 93</text:p>
          </table:table-cell>
          <table:table-cell office:value-type="float" office:value="5.7402" calcext:value-type="float">
            <text:p>5.7402</text:p>
          </table:table-cell>
          <table:table-cell/>
          <table:table-cell office:value-type="float" office:value="2.62671" calcext:value-type="float">
            <text:p>2.62671</text:p>
          </table:table-cell>
          <table:table-cell table:formula="of:=2000*[.K28]" office:value-type="float" office:value="5253.42" calcext:value-type="float">
            <text:p>5253.42</text:p>
          </table:table-cell>
        </table:table-row>
        <table:table-row table:style-name="ro1">
          <table:table-cell office:value-type="string" calcext:value-type="string">
            <text:p>Mar 93</text:p>
          </table:table-cell>
          <table:table-cell office:value-type="float" office:value="2.5671" calcext:value-type="float">
            <text:p>2.5671</text:p>
          </table:table-cell>
          <table:table-cell table:formula="of:=2000*[.B29]" office:value-type="float" office:value="5134.2" calcext:value-type="float">
            <text:p>5134.2</text:p>
          </table:table-cell>
          <table:table-cell/>
          <table:table-cell office:value-type="string" calcext:value-type="string">
            <text:p>Mar 93</text:p>
          </table:table-cell>
          <table:table-cell office:value-type="float" office:value="404.5" calcext:value-type="float">
            <text:p>404.5</text:p>
          </table:table-cell>
          <table:table-cell/>
          <table:table-cell office:value-type="string" calcext:value-type="string">
            <text:p>Mar 93</text:p>
          </table:table-cell>
          <table:table-cell office:value-type="float" office:value="5.719" calcext:value-type="float">
            <text:p>5.719</text:p>
          </table:table-cell>
          <table:table-cell/>
          <table:table-cell office:value-type="float" office:value="2.56706" calcext:value-type="float">
            <text:p>2.56706</text:p>
          </table:table-cell>
          <table:table-cell table:formula="of:=2000*[.K29]" office:value-type="float" office:value="5134.12" calcext:value-type="float">
            <text:p>5134.12</text:p>
          </table:table-cell>
        </table:table-row>
        <table:table-row table:style-name="ro1">
          <table:table-cell office:value-type="string" calcext:value-type="string">
            <text:p>Apr 93</text:p>
          </table:table-cell>
          <table:table-cell office:value-type="float" office:value="2.536" calcext:value-type="float">
            <text:p>2.536</text:p>
          </table:table-cell>
          <table:table-cell table:formula="of:=2000*[.B30]" office:value-type="float" office:value="5072" calcext:value-type="float">
            <text:p>5072</text:p>
          </table:table-cell>
          <table:table-cell/>
          <table:table-cell office:value-type="string" calcext:value-type="string">
            <text:p>Apr 93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Apr 93</text:p>
          </table:table-cell>
          <table:table-cell office:value-type="float" office:value="5.7084" calcext:value-type="float">
            <text:p>5.7084</text:p>
          </table:table-cell>
          <table:table-cell/>
          <table:table-cell office:value-type="float" office:value="2.53599" calcext:value-type="float">
            <text:p>2.53599</text:p>
          </table:table-cell>
          <table:table-cell table:formula="of:=2000*[.K30]" office:value-type="float" office:value="5071.98" calcext:value-type="float">
            <text:p>5071.98</text:p>
          </table:table-cell>
        </table:table-row>
        <table:table-row table:style-name="ro1">
          <table:table-cell office:value-type="string" calcext:value-type="string">
            <text:p>May 93</text:p>
          </table:table-cell>
          <table:table-cell office:value-type="float" office:value="2.4963" calcext:value-type="float">
            <text:p>2.4963</text:p>
          </table:table-cell>
          <table:table-cell table:formula="of:=2000*[.B31]" office:value-type="float" office:value="4992.6" calcext:value-type="float">
            <text:p>4992.6</text:p>
          </table:table-cell>
          <table:table-cell/>
          <table:table-cell office:value-type="string" calcext:value-type="string">
            <text:p>May 93</text:p>
          </table:table-cell>
          <table:table-cell office:value-type="float" office:value="416.7" calcext:value-type="float">
            <text:p>416.7</text:p>
          </table:table-cell>
          <table:table-cell/>
          <table:table-cell office:value-type="string" calcext:value-type="string">
            <text:p>May 93</text:p>
          </table:table-cell>
          <table:table-cell office:value-type="float" office:value="5.729" calcext:value-type="float">
            <text:p>5.729</text:p>
          </table:table-cell>
          <table:table-cell/>
          <table:table-cell office:value-type="float" office:value="2.49635" calcext:value-type="float">
            <text:p>2.49635</text:p>
          </table:table-cell>
          <table:table-cell table:formula="of:=2000*[.K31]" office:value-type="float" office:value="4992.7" calcext:value-type="float">
            <text:p>4992.7</text:p>
          </table:table-cell>
        </table:table-row>
        <table:table-row table:style-name="ro1">
          <table:table-cell office:value-type="string" calcext:value-type="string">
            <text:p>Jun 93</text:p>
          </table:table-cell>
          <table:table-cell office:value-type="float" office:value="2.3191" calcext:value-type="float">
            <text:p>2.3191</text:p>
          </table:table-cell>
          <table:table-cell table:formula="of:=2000*[.B32]" office:value-type="float" office:value="4638.2" calcext:value-type="float">
            <text:p>4638.2</text:p>
          </table:table-cell>
          <table:table-cell/>
          <table:table-cell office:value-type="string" calcext:value-type="string">
            <text:p>Jun 93</text:p>
          </table:table-cell>
          <table:table-cell office:value-type="float" office:value="414.5" calcext:value-type="float">
            <text:p>414.5</text:p>
          </table:table-cell>
          <table:table-cell/>
          <table:table-cell office:value-type="string" calcext:value-type="string">
            <text:p>Jun 93</text:p>
          </table:table-cell>
          <table:table-cell office:value-type="float" office:value="5.7612" calcext:value-type="float">
            <text:p>5.7612</text:p>
          </table:table-cell>
          <table:table-cell/>
          <table:table-cell office:value-type="float" office:value="2.31908" calcext:value-type="float">
            <text:p>2.31908</text:p>
          </table:table-cell>
          <table:table-cell table:formula="of:=2000*[.K32]" office:value-type="float" office:value="4638.16" calcext:value-type="float">
            <text:p>4638.16</text:p>
          </table:table-cell>
        </table:table-row>
        <table:table-row table:style-name="ro1">
          <table:table-cell office:value-type="string" calcext:value-type="string">
            <text:p>Jul 93</text:p>
          </table:table-cell>
          <table:table-cell office:value-type="float" office:value="2.2555" calcext:value-type="float">
            <text:p>2.2555</text:p>
          </table:table-cell>
          <table:table-cell table:formula="of:=2000*[.B33]" office:value-type="float" office:value="4511" calcext:value-type="float">
            <text:p>4511</text:p>
          </table:table-cell>
          <table:table-cell/>
          <table:table-cell office:value-type="string" calcext:value-type="string">
            <text:p>Jul 93</text:p>
          </table:table-cell>
          <table:table-cell office:value-type="float" office:value="405.95" calcext:value-type="float">
            <text:p>405.95</text:p>
          </table:table-cell>
          <table:table-cell/>
          <table:table-cell office:value-type="string" calcext:value-type="string">
            <text:p>Jul 93</text:p>
          </table:table-cell>
          <table:table-cell office:value-type="float" office:value="5.7612" calcext:value-type="float">
            <text:p>5.7612</text:p>
          </table:table-cell>
          <table:table-cell/>
          <table:table-cell office:value-type="float" office:value="2.25554" calcext:value-type="float">
            <text:p>2.25554</text:p>
          </table:table-cell>
          <table:table-cell table:formula="of:=2000*[.K33]" office:value-type="float" office:value="4511.08" calcext:value-type="float">
            <text:p>4511.08</text:p>
          </table:table-cell>
        </table:table-row>
        <table:table-row table:style-name="ro1">
          <table:table-cell office:value-type="string" calcext:value-type="string">
            <text:p>Aug 93</text:p>
          </table:table-cell>
          <table:table-cell office:value-type="float" office:value="2.1815" calcext:value-type="float">
            <text:p>2.1815</text:p>
          </table:table-cell>
          <table:table-cell table:formula="of:=2000*[.B34]" office:value-type="float" office:value="4363" calcext:value-type="float">
            <text:p>4363</text:p>
          </table:table-cell>
          <table:table-cell/>
          <table:table-cell office:value-type="string" calcext:value-type="string">
            <text:p>Aug 93</text:p>
          </table:table-cell>
          <table:table-cell office:value-type="float" office:value="408.35" calcext:value-type="float">
            <text:p>408.35</text:p>
          </table:table-cell>
          <table:table-cell/>
          <table:table-cell office:value-type="string" calcext:value-type="string">
            <text:p>Aug 93</text:p>
          </table:table-cell>
          <table:table-cell office:value-type="float" office:value="5.7883" calcext:value-type="float">
            <text:p>5.7883</text:p>
          </table:table-cell>
          <table:table-cell/>
          <table:table-cell office:value-type="float" office:value="2.18146" calcext:value-type="float">
            <text:p>2.18146</text:p>
          </table:table-cell>
          <table:table-cell table:formula="of:=2000*[.K34]" office:value-type="float" office:value="4362.92" calcext:value-type="float">
            <text:p>4362.92</text:p>
          </table:table-cell>
        </table:table-row>
        <table:table-row table:style-name="ro1">
          <table:table-cell office:value-type="string" calcext:value-type="string">
            <text:p>Sep 93</text:p>
          </table:table-cell>
          <table:table-cell office:value-type="float" office:value="2.0383" calcext:value-type="float">
            <text:p>2.0383</text:p>
          </table:table-cell>
          <table:table-cell table:formula="of:=2000*[.B35]" office:value-type="float" office:value="4076.6" calcext:value-type="float">
            <text:p>4076.6</text:p>
          </table:table-cell>
          <table:table-cell/>
          <table:table-cell office:value-type="string" calcext:value-type="string">
            <text:p>Sep 93</text:p>
          </table:table-cell>
          <table:table-cell office:value-type="float" office:value="410.85" calcext:value-type="float">
            <text:p>410.85</text:p>
          </table:table-cell>
          <table:table-cell/>
          <table:table-cell office:value-type="string" calcext:value-type="string">
            <text:p>Sep 93</text:p>
          </table:table-cell>
          <table:table-cell office:value-type="float" office:value="5.7868" calcext:value-type="float">
            <text:p>5.7868</text:p>
          </table:table-cell>
          <table:table-cell/>
          <table:table-cell office:value-type="float" office:value="2.03827" calcext:value-type="float">
            <text:p>2.03827</text:p>
          </table:table-cell>
          <table:table-cell table:formula="of:=2000*[.K35]" office:value-type="float" office:value="4076.54" calcext:value-type="float">
            <text:p>4076.54</text:p>
          </table:table-cell>
        </table:table-row>
        <table:table-row table:style-name="ro1">
          <table:table-cell office:value-type="string" calcext:value-type="string">
            <text:p>Oct 93</text:p>
          </table:table-cell>
          <table:table-cell office:value-type="float" office:value="2.1233" calcext:value-type="float">
            <text:p>2.1233</text:p>
          </table:table-cell>
          <table:table-cell table:formula="of:=2000*[.B36]" office:value-type="float" office:value="4246.6" calcext:value-type="float">
            <text:p>4246.6</text:p>
          </table:table-cell>
          <table:table-cell/>
          <table:table-cell office:value-type="string" calcext:value-type="string">
            <text:p>Oct 93</text:p>
          </table:table-cell>
          <table:table-cell office:value-type="float" office:value="412.25" calcext:value-type="float">
            <text:p>412.25</text:p>
          </table:table-cell>
          <table:table-cell/>
          <table:table-cell office:value-type="string" calcext:value-type="string">
            <text:p>Oct 93</text:p>
          </table:table-cell>
          <table:table-cell office:value-type="float" office:value="5.7941" calcext:value-type="float">
            <text:p>5.7941</text:p>
          </table:table-cell>
          <table:table-cell/>
          <table:table-cell office:value-type="float" office:value="2.12331" calcext:value-type="float">
            <text:p>2.12331</text:p>
          </table:table-cell>
          <table:table-cell table:formula="of:=2000*[.K36]" office:value-type="float" office:value="4246.62" calcext:value-type="float">
            <text:p>4246.62</text:p>
          </table:table-cell>
        </table:table-row>
        <table:table-row table:style-name="ro1">
          <table:table-cell office:value-type="string" calcext:value-type="string">
            <text:p>Nov 93</text:p>
          </table:table-cell>
          <table:table-cell office:value-type="float" office:value="2.1051" calcext:value-type="float">
            <text:p>2.1051</text:p>
          </table:table-cell>
          <table:table-cell table:formula="of:=2000*[.B37]" office:value-type="float" office:value="4210.2" calcext:value-type="float">
            <text:p>4210.2</text:p>
          </table:table-cell>
          <table:table-cell/>
          <table:table-cell office:value-type="string" calcext:value-type="string">
            <text:p>Nov 93</text:p>
          </table:table-cell>
          <table:table-cell office:value-type="float" office:value="419.05" calcext:value-type="float">
            <text:p>419.05</text:p>
          </table:table-cell>
          <table:table-cell/>
          <table:table-cell office:value-type="string" calcext:value-type="string">
            <text:p>Nov 93</text:p>
          </table:table-cell>
          <table:table-cell office:value-type="float" office:value="5.8122" calcext:value-type="float">
            <text:p>5.8122</text:p>
          </table:table-cell>
          <table:table-cell/>
          <table:table-cell office:value-type="float" office:value="2.10508" calcext:value-type="float">
            <text:p>2.10508</text:p>
          </table:table-cell>
          <table:table-cell table:formula="of:=2000*[.K37]" office:value-type="float" office:value="4210.16" calcext:value-type="float">
            <text:p>4210.16</text:p>
          </table:table-cell>
        </table:table-row>
        <table:table-row table:style-name="ro1">
          <table:table-cell office:value-type="string" calcext:value-type="string">
            <text:p>Dec 93</text:p>
          </table:table-cell>
          <table:table-cell office:value-type="float" office:value="2.1672" calcext:value-type="float">
            <text:p>2.1672</text:p>
          </table:table-cell>
          <table:table-cell table:formula="of:=2000*[.B38]" office:value-type="float" office:value="4334.4" calcext:value-type="float">
            <text:p>4334.4</text:p>
          </table:table-cell>
          <table:table-cell/>
          <table:table-cell office:value-type="string" calcext:value-type="string">
            <text:p>Dec 93</text:p>
          </table:table-cell>
          <table:table-cell office:value-type="float" office:value="428.5" calcext:value-type="float">
            <text:p>428.5</text:p>
          </table:table-cell>
          <table:table-cell/>
          <table:table-cell office:value-type="string" calcext:value-type="string">
            <text:p>Dec 93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2.16722" calcext:value-type="float">
            <text:p>2.16722</text:p>
          </table:table-cell>
          <table:table-cell table:formula="of:=2000*[.K38]" office:value-type="float" office:value="4334.44" calcext:value-type="float">
            <text:p>4334.44</text:p>
          </table:table-cell>
        </table:table-row>
        <table:table-row table:style-name="ro1">
          <table:table-cell office:value-type="string" calcext:value-type="string">
            <text:p>Jan 94</text:p>
          </table:table-cell>
          <table:table-cell office:value-type="float" office:value="2.242" calcext:value-type="float">
            <text:p>2.242</text:p>
          </table:table-cell>
          <table:table-cell table:formula="of:=2000*[.B39]" office:value-type="float" office:value="4484" calcext:value-type="float">
            <text:p>4484</text:p>
          </table:table-cell>
          <table:table-cell/>
          <table:table-cell office:value-type="string" calcext:value-type="string">
            <text:p>Jan 94</text:p>
          </table:table-cell>
          <table:table-cell office:value-type="float" office:value="431.35" calcext:value-type="float">
            <text:p>431.35</text:p>
          </table:table-cell>
          <table:table-cell/>
          <table:table-cell office:value-type="string" calcext:value-type="string">
            <text:p>Jan 94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2.24202" calcext:value-type="float">
            <text:p>2.24202</text:p>
          </table:table-cell>
          <table:table-cell table:formula="of:=2000*[.K39]" office:value-type="float" office:value="4484.04" calcext:value-type="float">
            <text:p>4484.04</text:p>
          </table:table-cell>
        </table:table-row>
        <table:table-row table:style-name="ro1">
          <table:table-cell office:value-type="string" calcext:value-type="string">
            <text:p>Feb 94</text:p>
          </table:table-cell>
          <table:table-cell office:value-type="float" office:value="2.4691" calcext:value-type="float">
            <text:p>2.4691</text:p>
          </table:table-cell>
          <table:table-cell table:formula="of:=2000*[.B40]" office:value-type="float" office:value="4938.2" calcext:value-type="float">
            <text:p>4938.2</text:p>
          </table:table-cell>
          <table:table-cell/>
          <table:table-cell office:value-type="string" calcext:value-type="string">
            <text:p>Feb 94</text:p>
          </table:table-cell>
          <table:table-cell office:value-type="float" office:value="429.15" calcext:value-type="float">
            <text:p>429.15</text:p>
          </table:table-cell>
          <table:table-cell/>
          <table:table-cell office:value-type="string" calcext:value-type="string">
            <text:p>Feb 94</text:p>
          </table:table-cell>
          <table:table-cell office:value-type="float" office:value="8.7055" calcext:value-type="float">
            <text:p>8.7055</text:p>
          </table:table-cell>
          <table:table-cell/>
          <table:table-cell office:value-type="float" office:value="2.46909" calcext:value-type="float">
            <text:p>2.46909</text:p>
          </table:table-cell>
          <table:table-cell table:formula="of:=2000*[.K40]" office:value-type="float" office:value="4938.18" calcext:value-type="float">
            <text:p>4938.18</text:p>
          </table:table-cell>
        </table:table-row>
        <table:table-row table:style-name="ro1">
          <table:table-cell office:value-type="string" calcext:value-type="string">
            <text:p>Mar 94</text:p>
          </table:table-cell>
          <table:table-cell office:value-type="float" office:value="2.4519" calcext:value-type="float">
            <text:p>2.4519</text:p>
          </table:table-cell>
          <table:table-cell table:formula="of:=2000*[.B41]" office:value-type="float" office:value="4903.8" calcext:value-type="float">
            <text:p>4903.8</text:p>
          </table:table-cell>
          <table:table-cell/>
          <table:table-cell office:value-type="string" calcext:value-type="string">
            <text:p>Mar 94</text:p>
          </table:table-cell>
          <table:table-cell office:value-type="float" office:value="426.55" calcext:value-type="float">
            <text:p>426.55</text:p>
          </table:table-cell>
          <table:table-cell/>
          <table:table-cell office:value-type="string" calcext:value-type="string">
            <text:p>Mar 94</text:p>
          </table:table-cell>
          <table:table-cell office:value-type="float" office:value="8.708" calcext:value-type="float">
            <text:p>8.708</text:p>
          </table:table-cell>
          <table:table-cell/>
          <table:table-cell office:value-type="float" office:value="2.45185" calcext:value-type="float">
            <text:p>2.45185</text:p>
          </table:table-cell>
          <table:table-cell table:formula="of:=2000*[.K41]" office:value-type="float" office:value="4903.7" calcext:value-type="float">
            <text:p>4903.7</text:p>
          </table:table-cell>
        </table:table-row>
        <table:table-row table:style-name="ro1">
          <table:table-cell office:value-type="string" calcext:value-type="string">
            <text:p>Apr 94</text:p>
          </table:table-cell>
          <table:table-cell office:value-type="float" office:value="2.4429" calcext:value-type="float">
            <text:p>2.4429</text:p>
          </table:table-cell>
          <table:table-cell table:formula="of:=2000*[.B42]" office:value-type="float" office:value="4885.8" calcext:value-type="float">
            <text:p>4885.8</text:p>
          </table:table-cell>
          <table:table-cell/>
          <table:table-cell office:value-type="string" calcext:value-type="string">
            <text:p>Apr 94</text:p>
          </table:table-cell>
          <table:table-cell office:value-type="float" office:value="425.25" calcext:value-type="float">
            <text:p>425.25</text:p>
          </table:table-cell>
          <table:table-cell/>
          <table:table-cell office:value-type="string" calcext:value-type="string">
            <text:p>Apr 94</text:p>
          </table:table-cell>
          <table:table-cell office:value-type="float" office:value="8.7072" calcext:value-type="float">
            <text:p>8.7072</text:p>
          </table:table-cell>
          <table:table-cell/>
          <table:table-cell office:value-type="float" office:value="2.44292" calcext:value-type="float">
            <text:p>2.44292</text:p>
          </table:table-cell>
          <table:table-cell table:formula="of:=2000*[.K42]" office:value-type="float" office:value="4885.84" calcext:value-type="float">
            <text:p>4885.84</text:p>
          </table:table-cell>
        </table:table-row>
        <table:table-row table:style-name="ro1">
          <table:table-cell office:value-type="string" calcext:value-type="string">
            <text:p>May 94</text:p>
          </table:table-cell>
          <table:table-cell office:value-type="float" office:value="2.4968" calcext:value-type="float">
            <text:p>2.4968</text:p>
          </table:table-cell>
          <table:table-cell table:formula="of:=2000*[.B43]" office:value-type="float" office:value="4993.6" calcext:value-type="float">
            <text:p>4993.6</text:p>
          </table:table-cell>
          <table:table-cell/>
          <table:table-cell office:value-type="string" calcext:value-type="string">
            <text:p>May 94</text:p>
          </table:table-cell>
          <table:table-cell office:value-type="float" office:value="421.55" calcext:value-type="float">
            <text:p>421.55</text:p>
          </table:table-cell>
          <table:table-cell/>
          <table:table-cell office:value-type="string" calcext:value-type="string">
            <text:p>May 94</text:p>
          </table:table-cell>
          <table:table-cell office:value-type="float" office:value="8.6596" calcext:value-type="float">
            <text:p>8.6596</text:p>
          </table:table-cell>
          <table:table-cell/>
          <table:table-cell office:value-type="float" office:value="2.49676" calcext:value-type="float">
            <text:p>2.49676</text:p>
          </table:table-cell>
          <table:table-cell table:formula="of:=2000*[.K43]" office:value-type="float" office:value="4993.52" calcext:value-type="float">
            <text:p>4993.52</text:p>
          </table:table-cell>
        </table:table-row>
        <table:table-row table:style-name="ro1">
          <table:table-cell office:value-type="string" calcext:value-type="string">
            <text:p>Jun 94</text:p>
          </table:table-cell>
          <table:table-cell office:value-type="float" office:value="2.4989" calcext:value-type="float">
            <text:p>2.4989</text:p>
          </table:table-cell>
          <table:table-cell table:formula="of:=2000*[.B44]" office:value-type="float" office:value="4997.8" calcext:value-type="float">
            <text:p>4997.8</text:p>
          </table:table-cell>
          <table:table-cell/>
          <table:table-cell office:value-type="string" calcext:value-type="string">
            <text:p>Jun 94</text:p>
          </table:table-cell>
          <table:table-cell office:value-type="float" office:value="418.5" calcext:value-type="float">
            <text:p>418.5</text:p>
          </table:table-cell>
          <table:table-cell/>
          <table:table-cell office:value-type="string" calcext:value-type="string">
            <text:p>Jun 94</text:p>
          </table:table-cell>
          <table:table-cell office:value-type="float" office:value="8.6517" calcext:value-type="float">
            <text:p>8.6517</text:p>
          </table:table-cell>
          <table:table-cell/>
          <table:table-cell office:value-type="float" office:value="2.49893" calcext:value-type="float">
            <text:p>2.49893</text:p>
          </table:table-cell>
          <table:table-cell table:formula="of:=2000*[.K44]" office:value-type="float" office:value="4997.86" calcext:value-type="float">
            <text:p>4997.86</text:p>
          </table:table-cell>
        </table:table-row>
        <table:table-row table:style-name="ro1">
          <table:table-cell office:value-type="string" calcext:value-type="string">
            <text:p>Jul 94</text:p>
          </table:table-cell>
          <table:table-cell office:value-type="float" office:value="2.4091" calcext:value-type="float">
            <text:p>2.4091</text:p>
          </table:table-cell>
          <table:table-cell table:formula="of:=2000*[.B45]" office:value-type="float" office:value="4818.2" calcext:value-type="float">
            <text:p>4818.2</text:p>
          </table:table-cell>
          <table:table-cell/>
          <table:table-cell office:value-type="string" calcext:value-type="string">
            <text:p>Jul 94</text:p>
          </table:table-cell>
          <table:table-cell office:value-type="float" office:value="423.75" calcext:value-type="float">
            <text:p>423.75</text:p>
          </table:table-cell>
          <table:table-cell/>
          <table:table-cell office:value-type="string" calcext:value-type="string">
            <text:p>Jul 94</text:p>
          </table:table-cell>
          <table:table-cell office:value-type="float" office:value="8.6197" calcext:value-type="float">
            <text:p>8.6197</text:p>
          </table:table-cell>
          <table:table-cell/>
          <table:table-cell office:value-type="float" office:value="2.40912" calcext:value-type="float">
            <text:p>2.40912</text:p>
          </table:table-cell>
          <table:table-cell table:formula="of:=2000*[.K45]" office:value-type="float" office:value="4818.24" calcext:value-type="float">
            <text:p>4818.24</text:p>
          </table:table-cell>
        </table:table-row>
        <table:table-row table:style-name="ro1">
          <table:table-cell office:value-type="string" calcext:value-type="string">
            <text:p>Aug 94</text:p>
          </table:table-cell>
          <table:table-cell office:value-type="float" office:value="2.3412" calcext:value-type="float">
            <text:p>2.3412</text:p>
          </table:table-cell>
          <table:table-cell table:formula="of:=2000*[.B46]" office:value-type="float" office:value="4682.4" calcext:value-type="float">
            <text:p>4682.4</text:p>
          </table:table-cell>
          <table:table-cell/>
          <table:table-cell office:value-type="string" calcext:value-type="string">
            <text:p>Aug 94</text:p>
          </table:table-cell>
          <table:table-cell office:value-type="float" office:value="418.15" calcext:value-type="float">
            <text:p>418.15</text:p>
          </table:table-cell>
          <table:table-cell/>
          <table:table-cell office:value-type="string" calcext:value-type="string">
            <text:p>Aug 94</text:p>
          </table:table-cell>
          <table:table-cell office:value-type="float" office:value="8.5591" calcext:value-type="float">
            <text:p>8.5591</text:p>
          </table:table-cell>
          <table:table-cell/>
          <table:table-cell office:value-type="float" office:value="2.34122" calcext:value-type="float">
            <text:p>2.34122</text:p>
          </table:table-cell>
          <table:table-cell table:formula="of:=2000*[.K46]" office:value-type="float" office:value="4682.44" calcext:value-type="float">
            <text:p>4682.44</text:p>
          </table:table-cell>
        </table:table-row>
        <table:table-row table:style-name="ro1">
          <table:table-cell office:value-type="string" calcext:value-type="string">
            <text:p>Sep 94</text:p>
          </table:table-cell>
          <table:table-cell office:value-type="float" office:value="2.4136" calcext:value-type="float">
            <text:p>2.4136</text:p>
          </table:table-cell>
          <table:table-cell table:formula="of:=2000*[.B47]" office:value-type="float" office:value="4827.2" calcext:value-type="float">
            <text:p>4827.2</text:p>
          </table:table-cell>
          <table:table-cell/>
          <table:table-cell office:value-type="string" calcext:value-type="string">
            <text:p>Sep 94</text:p>
          </table:table-cell>
          <table:table-cell office:value-type="float" office:value="412.15" calcext:value-type="float">
            <text:p>412.15</text:p>
          </table:table-cell>
          <table:table-cell/>
          <table:table-cell office:value-type="string" calcext:value-type="string">
            <text:p>Sep 94</text:p>
          </table:table-cell>
          <table:table-cell office:value-type="float" office:value="8.53" calcext:value-type="float">
            <text:p>8.53</text:p>
          </table:table-cell>
          <table:table-cell/>
          <table:table-cell office:value-type="float" office:value="2.41361" calcext:value-type="float">
            <text:p>2.41361</text:p>
          </table:table-cell>
          <table:table-cell table:formula="of:=2000*[.K47]" office:value-type="float" office:value="4827.22" calcext:value-type="float">
            <text:p>4827.22</text:p>
          </table:table-cell>
        </table:table-row>
        <table:table-row table:style-name="ro1">
          <table:table-cell office:value-type="string" calcext:value-type="string">
            <text:p>Oct 94</text:p>
          </table:table-cell>
          <table:table-cell office:value-type="float" office:value="2.4828" calcext:value-type="float">
            <text:p>2.4828</text:p>
          </table:table-cell>
          <table:table-cell table:formula="of:=2000*[.B48]" office:value-type="float" office:value="4965.6" calcext:value-type="float">
            <text:p>4965.6</text:p>
          </table:table-cell>
          <table:table-cell/>
          <table:table-cell office:value-type="string" calcext:value-type="string">
            <text:p>Oct 94</text:p>
          </table:table-cell>
          <table:table-cell office:value-type="float" office:value="410.85" calcext:value-type="float">
            <text:p>410.85</text:p>
          </table:table-cell>
          <table:table-cell/>
          <table:table-cell office:value-type="string" calcext:value-type="string">
            <text:p>Oct 94</text:p>
          </table:table-cell>
          <table:table-cell office:value-type="float" office:value="8.526" calcext:value-type="float">
            <text:p>8.526</text:p>
          </table:table-cell>
          <table:table-cell/>
          <table:table-cell office:value-type="float" office:value="2.48279" calcext:value-type="float">
            <text:p>2.48279</text:p>
          </table:table-cell>
          <table:table-cell table:formula="of:=2000*[.K48]" office:value-type="float" office:value="4965.58" calcext:value-type="float">
            <text:p>4965.58</text:p>
          </table:table-cell>
        </table:table-row>
        <table:table-row table:style-name="ro1">
          <table:table-cell office:value-type="string" calcext:value-type="string">
            <text:p>Nov 94</text:p>
          </table:table-cell>
          <table:table-cell office:value-type="float" office:value="2.7946" calcext:value-type="float">
            <text:p>2.7946</text:p>
          </table:table-cell>
          <table:table-cell table:formula="of:=2000*[.B49]" office:value-type="float" office:value="5589.2" calcext:value-type="float">
            <text:p>5589.2</text:p>
          </table:table-cell>
          <table:table-cell/>
          <table:table-cell office:value-type="string" calcext:value-type="string">
            <text:p>Nov 94</text:p>
          </table:table-cell>
          <table:table-cell office:value-type="float" office:value="402.5" calcext:value-type="float">
            <text:p>402.5</text:p>
          </table:table-cell>
          <table:table-cell/>
          <table:table-cell office:value-type="string" calcext:value-type="string">
            <text:p>Nov 94</text:p>
          </table:table-cell>
          <table:table-cell office:value-type="float" office:value="8.509" calcext:value-type="float">
            <text:p>8.509</text:p>
          </table:table-cell>
          <table:table-cell/>
          <table:table-cell office:value-type="float" office:value="2.79463" calcext:value-type="float">
            <text:p>2.79463</text:p>
          </table:table-cell>
          <table:table-cell table:formula="of:=2000*[.K49]" office:value-type="float" office:value="5589.26" calcext:value-type="float">
            <text:p>5589.26</text:p>
          </table:table-cell>
        </table:table-row>
        <table:table-row table:style-name="ro1">
          <table:table-cell office:value-type="string" calcext:value-type="string">
            <text:p>Dec 94</text:p>
          </table:table-cell>
          <table:table-cell office:value-type="float" office:value="2.6974" calcext:value-type="float">
            <text:p>2.6974</text:p>
          </table:table-cell>
          <table:table-cell table:formula="of:=2000*[.B50]" office:value-type="float" office:value="5394.8" calcext:value-type="float">
            <text:p>5394.8</text:p>
          </table:table-cell>
          <table:table-cell/>
          <table:table-cell office:value-type="string" calcext:value-type="string">
            <text:p>Dec 94</text:p>
          </table:table-cell>
          <table:table-cell office:value-type="float" office:value="401.05" calcext:value-type="float">
            <text:p>401.05</text:p>
          </table:table-cell>
          <table:table-cell/>
          <table:table-cell office:value-type="string" calcext:value-type="string">
            <text:p>Dec 94</text:p>
          </table:table-cell>
          <table:table-cell office:value-type="float" office:value="8.4462" calcext:value-type="float">
            <text:p>8.4462</text:p>
          </table:table-cell>
          <table:table-cell/>
          <table:table-cell office:value-type="float" office:value="2.69743" calcext:value-type="float">
            <text:p>2.69743</text:p>
          </table:table-cell>
          <table:table-cell table:formula="of:=2000*[.K50]" office:value-type="float" office:value="5394.86" calcext:value-type="float">
            <text:p>5394.86</text:p>
          </table:table-cell>
        </table:table-row>
        <table:table-row table:style-name="ro1">
          <table:table-cell office:value-type="string" calcext:value-type="string">
            <text:p>Jan 95</text:p>
          </table:table-cell>
          <table:table-cell office:value-type="float" office:value="2.812" calcext:value-type="float">
            <text:p>2.812</text:p>
          </table:table-cell>
          <table:table-cell table:formula="of:=2000*[.B51]" office:value-type="float" office:value="5624" calcext:value-type="float">
            <text:p>5624</text:p>
          </table:table-cell>
          <table:table-cell/>
          <table:table-cell office:value-type="string" calcext:value-type="string">
            <text:p>Jan 95</text:p>
          </table:table-cell>
          <table:table-cell office:value-type="float" office:value="410.55" calcext:value-type="float">
            <text:p>410.55</text:p>
          </table:table-cell>
          <table:table-cell/>
          <table:table-cell office:value-type="string" calcext:value-type="string">
            <text:p>Jan 95</text:p>
          </table:table-cell>
          <table:table-cell office:value-type="float" office:value="8.4384" calcext:value-type="float">
            <text:p>8.4384</text:p>
          </table:table-cell>
          <table:table-cell/>
          <table:table-cell office:value-type="float" office:value="2.81196" calcext:value-type="float">
            <text:p>2.81196</text:p>
          </table:table-cell>
          <table:table-cell table:formula="of:=2000*[.K51]" office:value-type="float" office:value="5623.92" calcext:value-type="float">
            <text:p>5623.92</text:p>
          </table:table-cell>
        </table:table-row>
        <table:table-row table:style-name="ro1">
          <table:table-cell office:value-type="string" calcext:value-type="string">
            <text:p>Feb 95</text:p>
          </table:table-cell>
          <table:table-cell office:value-type="float" office:value="2.4849" calcext:value-type="float">
            <text:p>2.4849</text:p>
          </table:table-cell>
          <table:table-cell table:formula="of:=2000*[.B52]" office:value-type="float" office:value="4969.8" calcext:value-type="float">
            <text:p>4969.8</text:p>
          </table:table-cell>
          <table:table-cell/>
          <table:table-cell office:value-type="string" calcext:value-type="string">
            <text:p>Feb 95</text:p>
          </table:table-cell>
          <table:table-cell office:value-type="float" office:value="410.45" calcext:value-type="float">
            <text:p>410.45</text:p>
          </table:table-cell>
          <table:table-cell/>
          <table:table-cell office:value-type="string" calcext:value-type="string">
            <text:p>Feb 95</text:p>
          </table:table-cell>
          <table:table-cell office:value-type="float" office:value="8.4311" calcext:value-type="float">
            <text:p>8.4311</text:p>
          </table:table-cell>
          <table:table-cell/>
          <table:table-cell office:value-type="float" office:value="2.48492" calcext:value-type="float">
            <text:p>2.48492</text:p>
          </table:table-cell>
          <table:table-cell table:formula="of:=2000*[.K52]" office:value-type="float" office:value="4969.84" calcext:value-type="float">
            <text:p>4969.84</text:p>
          </table:table-cell>
        </table:table-row>
        <table:table-row table:style-name="ro1">
          <table:table-cell office:value-type="string" calcext:value-type="string">
            <text:p>Mar 95</text:p>
          </table:table-cell>
          <table:table-cell office:value-type="float" office:value="2.5095" calcext:value-type="float">
            <text:p>2.5095</text:p>
          </table:table-cell>
          <table:table-cell table:formula="of:=2000*[.B53]" office:value-type="float" office:value="5019" calcext:value-type="float">
            <text:p>5019</text:p>
          </table:table-cell>
          <table:table-cell/>
          <table:table-cell office:value-type="string" calcext:value-type="string">
            <text:p>Mar 95</text:p>
          </table:table-cell>
          <table:table-cell office:value-type="float" office:value="403.15" calcext:value-type="float">
            <text:p>403.15</text:p>
          </table:table-cell>
          <table:table-cell/>
          <table:table-cell office:value-type="string" calcext:value-type="string">
            <text:p>Mar 95</text:p>
          </table:table-cell>
          <table:table-cell office:value-type="float" office:value="8.4264" calcext:value-type="float">
            <text:p>8.4264</text:p>
          </table:table-cell>
          <table:table-cell/>
          <table:table-cell office:value-type="float" office:value="2.50946" calcext:value-type="float">
            <text:p>2.50946</text:p>
          </table:table-cell>
          <table:table-cell table:formula="of:=2000*[.K53]" office:value-type="float" office:value="5018.92" calcext:value-type="float">
            <text:p>5018.92</text:p>
          </table:table-cell>
        </table:table-row>
        <table:table-row table:style-name="ro1">
          <table:table-cell office:value-type="string" calcext:value-type="string">
            <text:p>Apr 95</text:p>
          </table:table-cell>
          <table:table-cell office:value-type="float" office:value="2.6635" calcext:value-type="float">
            <text:p>2.6635</text:p>
          </table:table-cell>
          <table:table-cell table:formula="of:=2000*[.B54]" office:value-type="float" office:value="5327" calcext:value-type="float">
            <text:p>5327</text:p>
          </table:table-cell>
          <table:table-cell/>
          <table:table-cell office:value-type="string" calcext:value-type="string">
            <text:p>Apr 95</text:p>
          </table:table-cell>
          <table:table-cell office:value-type="float" office:value="388.75" calcext:value-type="float">
            <text:p>388.75</text:p>
          </table:table-cell>
          <table:table-cell/>
          <table:table-cell office:value-type="string" calcext:value-type="string">
            <text:p>Apr 95</text:p>
          </table:table-cell>
          <table:table-cell office:value-type="float" office:value="8.4074" calcext:value-type="float">
            <text:p>8.4074</text:p>
          </table:table-cell>
          <table:table-cell/>
          <table:table-cell office:value-type="float" office:value="2.66354" calcext:value-type="float">
            <text:p>2.66354</text:p>
          </table:table-cell>
          <table:table-cell table:formula="of:=2000*[.K54]" office:value-type="float" office:value="5327.08" calcext:value-type="float">
            <text:p>5327.08</text:p>
          </table:table-cell>
        </table:table-row>
        <table:table-row table:style-name="ro1">
          <table:table-cell office:value-type="string" calcext:value-type="string">
            <text:p>May 95</text:p>
          </table:table-cell>
          <table:table-cell office:value-type="float" office:value="2.6882" calcext:value-type="float">
            <text:p>2.6882</text:p>
          </table:table-cell>
          <table:table-cell table:formula="of:=2000*[.B55]" office:value-type="float" office:value="5376.4" calcext:value-type="float">
            <text:p>5376.4</text:p>
          </table:table-cell>
          <table:table-cell/>
          <table:table-cell office:value-type="string" calcext:value-type="string">
            <text:p>May 95</text:p>
          </table:table-cell>
          <table:table-cell office:value-type="float" office:value="377.5" calcext:value-type="float">
            <text:p>377.5</text:p>
          </table:table-cell>
          <table:table-cell/>
          <table:table-cell office:value-type="string" calcext:value-type="string">
            <text:p>May 95</text:p>
          </table:table-cell>
          <table:table-cell office:value-type="float" office:value="8.3055" calcext:value-type="float">
            <text:p>8.3055</text:p>
          </table:table-cell>
          <table:table-cell/>
          <table:table-cell office:value-type="float" office:value="2.68822" calcext:value-type="float">
            <text:p>2.68822</text:p>
          </table:table-cell>
          <table:table-cell table:formula="of:=2000*[.K55]" office:value-type="float" office:value="5376.44" calcext:value-type="float">
            <text:p>5376.44</text:p>
          </table:table-cell>
        </table:table-row>
        <table:table-row table:style-name="ro1">
          <table:table-cell office:value-type="string" calcext:value-type="string">
            <text:p>Jun 95</text:p>
          </table:table-cell>
          <table:table-cell office:value-type="float" office:value="3.0258" calcext:value-type="float">
            <text:p>3.0258</text:p>
          </table:table-cell>
          <table:table-cell table:formula="of:=2000*[.B56]" office:value-type="float" office:value="6051.6" calcext:value-type="float">
            <text:p>6051.6</text:p>
          </table:table-cell>
          <table:table-cell/>
          <table:table-cell office:value-type="string" calcext:value-type="string">
            <text:p>Jun 95</text:p>
          </table:table-cell>
          <table:table-cell office:value-type="float" office:value="373.3" calcext:value-type="float">
            <text:p>373.3</text:p>
          </table:table-cell>
          <table:table-cell/>
          <table:table-cell office:value-type="string" calcext:value-type="string">
            <text:p>Jun 95</text:p>
          </table:table-cell>
          <table:table-cell office:value-type="float" office:value="8.3011" calcext:value-type="float">
            <text:p>8.3011</text:p>
          </table:table-cell>
          <table:table-cell/>
          <table:table-cell office:value-type="float" office:value="3.02578" calcext:value-type="float">
            <text:p>3.02578</text:p>
          </table:table-cell>
          <table:table-cell table:formula="of:=2000*[.K56]" office:value-type="float" office:value="6051.56" calcext:value-type="float">
            <text:p>6051.56</text:p>
          </table:table-cell>
        </table:table-row>
        <table:table-row table:style-name="ro1">
          <table:table-cell office:value-type="string" calcext:value-type="string">
            <text:p>Jul 95</text:p>
          </table:table-cell>
          <table:table-cell office:value-type="float" office:value="3.025" calcext:value-type="float">
            <text:p>3.025</text:p>
          </table:table-cell>
          <table:table-cell table:formula="of:=2000*[.B57]" office:value-type="float" office:value="6050" calcext:value-type="float">
            <text:p>6050</text:p>
          </table:table-cell>
          <table:table-cell/>
          <table:table-cell office:value-type="string" calcext:value-type="string">
            <text:p>Jul 95</text:p>
          </table:table-cell>
          <table:table-cell office:value-type="float" office:value="380.05" calcext:value-type="float">
            <text:p>380.05</text:p>
          </table:table-cell>
          <table:table-cell/>
          <table:table-cell office:value-type="string" calcext:value-type="string">
            <text:p>Jul 95</text:p>
          </table:table-cell>
          <table:table-cell office:value-type="float" office:value="8.3003" calcext:value-type="float">
            <text:p>8.3003</text:p>
          </table:table-cell>
          <table:table-cell/>
          <table:table-cell office:value-type="float" office:value="3.02497" calcext:value-type="float">
            <text:p>3.02497</text:p>
          </table:table-cell>
          <table:table-cell table:formula="of:=2000*[.K57]" office:value-type="float" office:value="6049.94" calcext:value-type="float">
            <text:p>6049.94</text:p>
          </table:table-cell>
        </table:table-row>
        <table:table-row table:style-name="ro1">
          <table:table-cell office:value-type="string" calcext:value-type="string">
            <text:p>Aug 95</text:p>
          </table:table-cell>
          <table:table-cell office:value-type="float" office:value="3.1717" calcext:value-type="float">
            <text:p>3.1717</text:p>
          </table:table-cell>
          <table:table-cell table:formula="of:=2000*[.B58]" office:value-type="float" office:value="6343.4" calcext:value-type="float">
            <text:p>6343.4</text:p>
          </table:table-cell>
          <table:table-cell/>
          <table:table-cell office:value-type="string" calcext:value-type="string">
            <text:p>Aug 95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Aug 95</text:p>
          </table:table-cell>
          <table:table-cell office:value-type="float" office:value="8.3198" calcext:value-type="float">
            <text:p>8.3198</text:p>
          </table:table-cell>
          <table:table-cell/>
          <table:table-cell office:value-type="float" office:value="3.17166" calcext:value-type="float">
            <text:p>3.17166</text:p>
          </table:table-cell>
          <table:table-cell table:formula="of:=2000*[.K58]" office:value-type="float" office:value="6343.32" calcext:value-type="float">
            <text:p>6343.32</text:p>
          </table:table-cell>
        </table:table-row>
        <table:table-row table:style-name="ro1">
          <table:table-cell office:value-type="string" calcext:value-type="string">
            <text:p>Sep 95</text:p>
          </table:table-cell>
          <table:table-cell office:value-type="float" office:value="2.8704" calcext:value-type="float">
            <text:p>2.8704</text:p>
          </table:table-cell>
          <table:table-cell table:formula="of:=2000*[.B59]" office:value-type="float" office:value="5740.8" calcext:value-type="float">
            <text:p>5740.8</text:p>
          </table:table-cell>
          <table:table-cell/>
          <table:table-cell office:value-type="string" calcext:value-type="string">
            <text:p>Sep 95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Sep 95</text:p>
          </table:table-cell>
          <table:table-cell office:value-type="float" office:value="8.3185" calcext:value-type="float">
            <text:p>8.3185</text:p>
          </table:table-cell>
          <table:table-cell/>
          <table:table-cell office:value-type="float" office:value="2.87038" calcext:value-type="float">
            <text:p>2.87038</text:p>
          </table:table-cell>
          <table:table-cell table:formula="of:=2000*[.K59]" office:value-type="float" office:value="5740.76" calcext:value-type="float">
            <text:p>5740.76</text:p>
          </table:table-cell>
        </table:table-row>
        <table:table-row table:style-name="ro1">
          <table:table-cell office:value-type="string" calcext:value-type="string">
            <text:p>Oct 95</text:p>
          </table:table-cell>
          <table:table-cell office:value-type="float" office:value="2.8217" calcext:value-type="float">
            <text:p>2.8217</text:p>
          </table:table-cell>
          <table:table-cell table:formula="of:=2000*[.B60]" office:value-type="float" office:value="5643.4" calcext:value-type="float">
            <text:p>5643.4</text:p>
          </table:table-cell>
          <table:table-cell/>
          <table:table-cell office:value-type="string" calcext:value-type="string">
            <text:p>Oct 95</text:p>
          </table:table-cell>
          <table:table-cell office:value-type="float" office:value="415.15" calcext:value-type="float">
            <text:p>415.15</text:p>
          </table:table-cell>
          <table:table-cell/>
          <table:table-cell office:value-type="string" calcext:value-type="string">
            <text:p>Oct 95</text:p>
          </table:table-cell>
          <table:table-cell office:value-type="float" office:value="8.3149" calcext:value-type="float">
            <text:p>8.3149</text:p>
          </table:table-cell>
          <table:table-cell/>
          <table:table-cell office:value-type="float" office:value="2.82167" calcext:value-type="float">
            <text:p>2.82167</text:p>
          </table:table-cell>
          <table:table-cell table:formula="of:=2000*[.K60]" office:value-type="float" office:value="5643.34" calcext:value-type="float">
            <text:p>5643.34</text:p>
          </table:table-cell>
        </table:table-row>
        <table:table-row table:style-name="ro1">
          <table:table-cell office:value-type="string" calcext:value-type="string">
            <text:p>Nov 95</text:p>
          </table:table-cell>
          <table:table-cell office:value-type="float" office:value="2.8971" calcext:value-type="float">
            <text:p>2.8971</text:p>
          </table:table-cell>
          <table:table-cell table:formula="of:=2000*[.B61]" office:value-type="float" office:value="5794.2" calcext:value-type="float">
            <text:p>5794.2</text:p>
          </table:table-cell>
          <table:table-cell/>
          <table:table-cell office:value-type="string" calcext:value-type="string">
            <text:p>Nov 95</text:p>
          </table:table-cell>
          <table:table-cell office:value-type="float" office:value="412.75" calcext:value-type="float">
            <text:p>412.75</text:p>
          </table:table-cell>
          <table:table-cell/>
          <table:table-cell office:value-type="string" calcext:value-type="string">
            <text:p>Nov 95</text:p>
          </table:table-cell>
          <table:table-cell office:value-type="float" office:value="8.3116" calcext:value-type="float">
            <text:p>8.3116</text:p>
          </table:table-cell>
          <table:table-cell/>
          <table:table-cell office:value-type="float" office:value="2.89705" calcext:value-type="float">
            <text:p>2.89705</text:p>
          </table:table-cell>
          <table:table-cell table:formula="of:=2000*[.K61]" office:value-type="float" office:value="5794.1" calcext:value-type="float">
            <text:p>5794.1</text:p>
          </table:table-cell>
        </table:table-row>
        <table:table-row table:style-name="ro1">
          <table:table-cell office:value-type="string" calcext:value-type="string">
            <text:p>Dec 95</text:p>
          </table:table-cell>
          <table:table-cell office:value-type="float" office:value="2.8529" calcext:value-type="float">
            <text:p>2.8529</text:p>
          </table:table-cell>
          <table:table-cell table:formula="of:=2000*[.B62]" office:value-type="float" office:value="5705.8" calcext:value-type="float">
            <text:p>5705.8</text:p>
          </table:table-cell>
          <table:table-cell/>
          <table:table-cell office:value-type="string" calcext:value-type="string">
            <text:p>Dec 95</text:p>
          </table:table-cell>
          <table:table-cell office:value-type="float" office:value="406.25" calcext:value-type="float">
            <text:p>406.25</text:p>
          </table:table-cell>
          <table:table-cell/>
          <table:table-cell office:value-type="string" calcext:value-type="string">
            <text:p>Dec 95</text:p>
          </table:table-cell>
          <table:table-cell office:value-type="float" office:value="8.3174" calcext:value-type="float">
            <text:p>8.3174</text:p>
          </table:table-cell>
          <table:table-cell/>
          <table:table-cell office:value-type="float" office:value="2.85287" calcext:value-type="float">
            <text:p>2.85287</text:p>
          </table:table-cell>
          <table:table-cell table:formula="of:=2000*[.K62]" office:value-type="float" office:value="5705.74" calcext:value-type="float">
            <text:p>5705.74</text:p>
          </table:table-cell>
        </table:table-row>
        <table:table-row table:style-name="ro1">
          <table:table-cell office:value-type="string" calcext:value-type="string">
            <text:p>Jan 96</text:p>
          </table:table-cell>
          <table:table-cell office:value-type="float" office:value="2.8448" calcext:value-type="float">
            <text:p>2.8448</text:p>
          </table:table-cell>
          <table:table-cell table:formula="of:=2000*[.B63]" office:value-type="float" office:value="5689.6" calcext:value-type="float">
            <text:p>5689.6</text:p>
          </table:table-cell>
          <table:table-cell/>
          <table:table-cell office:value-type="string" calcext:value-type="string">
            <text:p>Jan 96</text:p>
          </table:table-cell>
          <table:table-cell office:value-type="float" office:value="411.25" calcext:value-type="float">
            <text:p>411.25</text:p>
          </table:table-cell>
          <table:table-cell/>
          <table:table-cell office:value-type="string" calcext:value-type="string">
            <text:p>Jan 96</text:p>
          </table:table-cell>
          <table:table-cell office:value-type="float" office:value="8.3138" calcext:value-type="float">
            <text:p>8.3138</text:p>
          </table:table-cell>
          <table:table-cell/>
          <table:table-cell office:value-type="float" office:value="2.84475" calcext:value-type="float">
            <text:p>2.84475</text:p>
          </table:table-cell>
          <table:table-cell table:formula="of:=2000*[.K63]" office:value-type="float" office:value="5689.5" calcext:value-type="float">
            <text:p>5689.5</text:p>
          </table:table-cell>
        </table:table-row>
        <table:table-row table:style-name="ro1">
          <table:table-cell office:value-type="string" calcext:value-type="string">
            <text:p>Feb 96</text:p>
          </table:table-cell>
          <table:table-cell office:value-type="float" office:value="2.8102" calcext:value-type="float">
            <text:p>2.8102</text:p>
          </table:table-cell>
          <table:table-cell table:formula="of:=2000*[.B64]" office:value-type="float" office:value="5620.4" calcext:value-type="float">
            <text:p>5620.4</text:p>
          </table:table-cell>
          <table:table-cell/>
          <table:table-cell office:value-type="string" calcext:value-type="string">
            <text:p>Feb 96</text:p>
          </table:table-cell>
          <table:table-cell office:value-type="float" office:value="412.35" calcext:value-type="float">
            <text:p>412.35</text:p>
          </table:table-cell>
          <table:table-cell/>
          <table:table-cell office:value-type="string" calcext:value-type="string">
            <text:p>Feb 96</text:p>
          </table:table-cell>
          <table:table-cell office:value-type="float" office:value="8.3211" calcext:value-type="float">
            <text:p>8.3211</text:p>
          </table:table-cell>
          <table:table-cell/>
          <table:table-cell office:value-type="float" office:value="2.81023" calcext:value-type="float">
            <text:p>2.81023</text:p>
          </table:table-cell>
          <table:table-cell table:formula="of:=2000*[.K64]" office:value-type="float" office:value="5620.46" calcext:value-type="float">
            <text:p>5620.46</text:p>
          </table:table-cell>
        </table:table-row>
        <table:table-row table:style-name="ro1">
          <table:table-cell office:value-type="string" calcext:value-type="string">
            <text:p>Mar 96</text:p>
          </table:table-cell>
          <table:table-cell office:value-type="float" office:value="2.8106" calcext:value-type="float">
            <text:p>2.8106</text:p>
          </table:table-cell>
          <table:table-cell table:formula="of:=2000*[.B65]" office:value-type="float" office:value="5621.2" calcext:value-type="float">
            <text:p>5621.2</text:p>
          </table:table-cell>
          <table:table-cell/>
          <table:table-cell office:value-type="string" calcext:value-type="string">
            <text:p>Mar 96</text:p>
          </table:table-cell>
          <table:table-cell office:value-type="float" office:value="411.4" calcext:value-type="float">
            <text:p>411.4</text:p>
          </table:table-cell>
          <table:table-cell/>
          <table:table-cell office:value-type="string" calcext:value-type="string">
            <text:p>Mar 96</text:p>
          </table:table-cell>
          <table:table-cell office:value-type="float" office:value="8.3338" calcext:value-type="float">
            <text:p>8.3338</text:p>
          </table:table-cell>
          <table:table-cell/>
          <table:table-cell office:value-type="float" office:value="2.81064" calcext:value-type="float">
            <text:p>2.81064</text:p>
          </table:table-cell>
          <table:table-cell table:formula="of:=2000*[.K65]" office:value-type="float" office:value="5621.28" calcext:value-type="float">
            <text:p>5621.28</text:p>
          </table:table-cell>
        </table:table-row>
        <table:table-row table:style-name="ro1">
          <table:table-cell office:value-type="string" calcext:value-type="string">
            <text:p>Apr 96</text:p>
          </table:table-cell>
          <table:table-cell office:value-type="float" office:value="2.9397" calcext:value-type="float">
            <text:p>2.9397</text:p>
          </table:table-cell>
          <table:table-cell table:formula="of:=2000*[.B66]" office:value-type="float" office:value="5879.4" calcext:value-type="float">
            <text:p>5879.4</text:p>
          </table:table-cell>
          <table:table-cell/>
          <table:table-cell office:value-type="string" calcext:value-type="string">
            <text:p>Apr 96</text:p>
          </table:table-cell>
          <table:table-cell office:value-type="float" office:value="406.75" calcext:value-type="float">
            <text:p>406.75</text:p>
          </table:table-cell>
          <table:table-cell/>
          <table:table-cell office:value-type="string" calcext:value-type="string">
            <text:p>Apr 96</text:p>
          </table:table-cell>
          <table:table-cell office:value-type="float" office:value="8.3301" calcext:value-type="float">
            <text:p>8.3301</text:p>
          </table:table-cell>
          <table:table-cell/>
          <table:table-cell office:value-type="float" office:value="2.93969" calcext:value-type="float">
            <text:p>2.93969</text:p>
          </table:table-cell>
          <table:table-cell table:formula="of:=2000*[.K66]" office:value-type="float" office:value="5879.38" calcext:value-type="float">
            <text:p>5879.38</text:p>
          </table:table-cell>
        </table:table-row>
        <table:table-row table:style-name="ro1">
          <table:table-cell office:value-type="string" calcext:value-type="string">
            <text:p>May 96</text:p>
          </table:table-cell>
          <table:table-cell office:value-type="float" office:value="2.9086" calcext:value-type="float">
            <text:p>2.9086</text:p>
          </table:table-cell>
          <table:table-cell table:formula="of:=2000*[.B67]" office:value-type="float" office:value="5817.2" calcext:value-type="float">
            <text:p>5817.2</text:p>
          </table:table-cell>
          <table:table-cell/>
          <table:table-cell office:value-type="string" calcext:value-type="string">
            <text:p>May 96</text:p>
          </table:table-cell>
          <table:table-cell office:value-type="float" office:value="408.25" calcext:value-type="float">
            <text:p>408.25</text:p>
          </table:table-cell>
          <table:table-cell/>
          <table:table-cell office:value-type="string" calcext:value-type="string">
            <text:p>May 96</text:p>
          </table:table-cell>
          <table:table-cell office:value-type="float" office:value="8.3255" calcext:value-type="float">
            <text:p>8.3255</text:p>
          </table:table-cell>
          <table:table-cell/>
          <table:table-cell office:value-type="float" office:value="2.90862" calcext:value-type="float">
            <text:p>2.90862</text:p>
          </table:table-cell>
          <table:table-cell table:formula="of:=2000*[.K67]" office:value-type="float" office:value="5817.24" calcext:value-type="float">
            <text:p>5817.24</text:p>
          </table:table-cell>
        </table:table-row>
        <table:table-row table:style-name="ro1">
          <table:table-cell office:value-type="string" calcext:value-type="string">
            <text:p>Jun 96</text:p>
          </table:table-cell>
          <table:table-cell office:value-type="float" office:value="2.8086" calcext:value-type="float">
            <text:p>2.8086</text:p>
          </table:table-cell>
          <table:table-cell table:formula="of:=2000*[.B68]" office:value-type="float" office:value="5617.2" calcext:value-type="float">
            <text:p>5617.2</text:p>
          </table:table-cell>
          <table:table-cell/>
          <table:table-cell office:value-type="string" calcext:value-type="string">
            <text:p>Jun 96</text:p>
          </table:table-cell>
          <table:table-cell office:value-type="float" office:value="410.35" calcext:value-type="float">
            <text:p>410.35</text:p>
          </table:table-cell>
          <table:table-cell/>
          <table:table-cell office:value-type="string" calcext:value-type="string">
            <text:p>Jun 96</text:p>
          </table:table-cell>
          <table:table-cell office:value-type="float" office:value="8.3221" calcext:value-type="float">
            <text:p>8.3221</text:p>
          </table:table-cell>
          <table:table-cell/>
          <table:table-cell office:value-type="float" office:value="2.8086" calcext:value-type="float">
            <text:p>2.8086</text:p>
          </table:table-cell>
          <table:table-cell table:formula="of:=2000*[.K68]" office:value-type="float" office:value="5617.2" calcext:value-type="float">
            <text:p>5617.2</text:p>
          </table:table-cell>
        </table:table-row>
        <table:table-row table:style-name="ro1">
          <table:table-cell office:value-type="string" calcext:value-type="string">
            <text:p>Jul 96</text:p>
          </table:table-cell>
          <table:table-cell office:value-type="float" office:value="2.835" calcext:value-type="float">
            <text:p>2.835</text:p>
          </table:table-cell>
          <table:table-cell table:formula="of:=2000*[.B69]" office:value-type="float" office:value="5670" calcext:value-type="float">
            <text:p>5670</text:p>
          </table:table-cell>
          <table:table-cell/>
          <table:table-cell office:value-type="string" calcext:value-type="string">
            <text:p>Jul 96</text:p>
          </table:table-cell>
          <table:table-cell office:value-type="float" office:value="410.6" calcext:value-type="float">
            <text:p>410.6</text:p>
          </table:table-cell>
          <table:table-cell/>
          <table:table-cell office:value-type="string" calcext:value-type="string">
            <text:p>Jul 96</text:p>
          </table:table-cell>
          <table:table-cell office:value-type="float" office:value="8.3107" calcext:value-type="float">
            <text:p>8.3107</text:p>
          </table:table-cell>
          <table:table-cell/>
          <table:table-cell office:value-type="float" office:value="2.83505" calcext:value-type="float">
            <text:p>2.83505</text:p>
          </table:table-cell>
          <table:table-cell table:formula="of:=2000*[.K69]" office:value-type="float" office:value="5670.1" calcext:value-type="float">
            <text:p>5670.1</text:p>
          </table:table-cell>
        </table:table-row>
        <table:table-row table:style-name="ro1">
          <table:table-cell office:value-type="string" calcext:value-type="string">
            <text:p>Aug 96</text:p>
          </table:table-cell>
          <table:table-cell office:value-type="float" office:value="2.7715" calcext:value-type="float">
            <text:p>2.7715</text:p>
          </table:table-cell>
          <table:table-cell table:formula="of:=2000*[.B70]" office:value-type="float" office:value="5543" calcext:value-type="float">
            <text:p>5543</text:p>
          </table:table-cell>
          <table:table-cell/>
          <table:table-cell office:value-type="string" calcext:value-type="string">
            <text:p>Aug 96</text:p>
          </table:table-cell>
          <table:table-cell office:value-type="float" office:value="411.2" calcext:value-type="float">
            <text:p>411.2</text:p>
          </table:table-cell>
          <table:table-cell/>
          <table:table-cell office:value-type="string" calcext:value-type="string">
            <text:p>Aug 96</text:p>
          </table:table-cell>
          <table:table-cell office:value-type="float" office:value="8.3063" calcext:value-type="float">
            <text:p>8.3063</text:p>
          </table:table-cell>
          <table:table-cell/>
          <table:table-cell office:value-type="float" office:value="2.77154" calcext:value-type="float">
            <text:p>2.77154</text:p>
          </table:table-cell>
          <table:table-cell table:formula="of:=2000*[.K70]" office:value-type="float" office:value="5543.08" calcext:value-type="float">
            <text:p>5543.08</text:p>
          </table:table-cell>
        </table:table-row>
        <table:table-row table:style-name="ro1">
          <table:table-cell office:value-type="string" calcext:value-type="string">
            <text:p>Sep 96</text:p>
          </table:table-cell>
          <table:table-cell office:value-type="float" office:value="2.7678" calcext:value-type="float">
            <text:p>2.7678</text:p>
          </table:table-cell>
          <table:table-cell table:formula="of:=2000*[.B71]" office:value-type="float" office:value="5535.6" calcext:value-type="float">
            <text:p>5535.6</text:p>
          </table:table-cell>
          <table:table-cell/>
          <table:table-cell office:value-type="string" calcext:value-type="string">
            <text:p>Sep 96</text:p>
          </table:table-cell>
          <table:table-cell office:value-type="float" office:value="413.35" calcext:value-type="float">
            <text:p>413.35</text:p>
          </table:table-cell>
          <table:table-cell/>
          <table:table-cell office:value-type="string" calcext:value-type="string">
            <text:p>Sep 96</text:p>
          </table:table-cell>
          <table:table-cell office:value-type="float" office:value="8.3017" calcext:value-type="float">
            <text:p>8.3017</text:p>
          </table:table-cell>
          <table:table-cell/>
          <table:table-cell office:value-type="float" office:value="2.76778" calcext:value-type="float">
            <text:p>2.76778</text:p>
          </table:table-cell>
          <table:table-cell table:formula="of:=2000*[.K71]" office:value-type="float" office:value="5535.56" calcext:value-type="float">
            <text:p>5535.56</text:p>
          </table:table-cell>
        </table:table-row>
        <table:table-row table:style-name="ro1">
          <table:table-cell office:value-type="string" calcext:value-type="string">
            <text:p>Oct 96</text:p>
          </table:table-cell>
          <table:table-cell office:value-type="float" office:value="2.6952" calcext:value-type="float">
            <text:p>2.6952</text:p>
          </table:table-cell>
          <table:table-cell table:formula="of:=2000*[.B72]" office:value-type="float" office:value="5390.4" calcext:value-type="float">
            <text:p>5390.4</text:p>
          </table:table-cell>
          <table:table-cell/>
          <table:table-cell office:value-type="string" calcext:value-type="string">
            <text:p>Oct 96</text:p>
          </table:table-cell>
          <table:table-cell office:value-type="float" office:value="420.25" calcext:value-type="float">
            <text:p>420.25</text:p>
          </table:table-cell>
          <table:table-cell/>
          <table:table-cell office:value-type="string" calcext:value-type="string">
            <text:p>Oct 96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2.6952" calcext:value-type="float">
            <text:p>2.6952</text:p>
          </table:table-cell>
          <table:table-cell table:formula="of:=2000*[.K72]" office:value-type="float" office:value="5390.4" calcext:value-type="float">
            <text:p>5390.4</text:p>
          </table:table-cell>
        </table:table-row>
        <table:table-row table:style-name="ro1">
          <table:table-cell office:value-type="string" calcext:value-type="string">
            <text:p>Nov 96</text:p>
          </table:table-cell>
          <table:table-cell office:value-type="float" office:value="2.7178" calcext:value-type="float">
            <text:p>2.7178</text:p>
          </table:table-cell>
          <table:table-cell table:formula="of:=2000*[.B73]" office:value-type="float" office:value="5435.6" calcext:value-type="float">
            <text:p>5435.6</text:p>
          </table:table-cell>
          <table:table-cell/>
          <table:table-cell office:value-type="string" calcext:value-type="string">
            <text:p>Nov 96</text:p>
          </table:table-cell>
          <table:table-cell office:value-type="float" office:value="420.85" calcext:value-type="float">
            <text:p>420.85</text:p>
          </table:table-cell>
          <table:table-cell/>
          <table:table-cell office:value-type="string" calcext:value-type="string">
            <text:p>Nov 96</text:p>
          </table:table-cell>
          <table:table-cell office:value-type="float" office:value="8.3012" calcext:value-type="float">
            <text:p>8.3012</text:p>
          </table:table-cell>
          <table:table-cell/>
          <table:table-cell office:value-type="float" office:value="2.71779" calcext:value-type="float">
            <text:p>2.71779</text:p>
          </table:table-cell>
          <table:table-cell table:formula="of:=2000*[.K73]" office:value-type="float" office:value="5435.58" calcext:value-type="float">
            <text:p>5435.58</text:p>
          </table:table-cell>
        </table:table-row>
        <table:table-row table:style-name="ro1">
          <table:table-cell office:value-type="string" calcext:value-type="string">
            <text:p>Dec 96</text:p>
          </table:table-cell>
          <table:table-cell office:value-type="float" office:value="2.6473" calcext:value-type="float">
            <text:p>2.6473</text:p>
          </table:table-cell>
          <table:table-cell table:formula="of:=2000*[.B74]" office:value-type="float" office:value="5294.6" calcext:value-type="float">
            <text:p>5294.6</text:p>
          </table:table-cell>
          <table:table-cell/>
          <table:table-cell office:value-type="string" calcext:value-type="string">
            <text:p>Dec 96</text:p>
          </table:table-cell>
          <table:table-cell office:value-type="float" office:value="424.35" calcext:value-type="float">
            <text:p>424.35</text:p>
          </table:table-cell>
          <table:table-cell/>
          <table:table-cell office:value-type="string" calcext:value-type="string">
            <text:p>Dec 96</text:p>
          </table:table-cell>
          <table:table-cell office:value-type="float" office:value="8.2984" calcext:value-type="float">
            <text:p>8.2984</text:p>
          </table:table-cell>
          <table:table-cell/>
          <table:table-cell office:value-type="float" office:value="2.6473" calcext:value-type="float">
            <text:p>2.6473</text:p>
          </table:table-cell>
          <table:table-cell table:formula="of:=2000*[.K74]" office:value-type="float" office:value="5294.6" calcext:value-type="float">
            <text:p>5294.6</text:p>
          </table:table-cell>
        </table:table-row>
        <table:table-row table:style-name="ro1">
          <table:table-cell office:value-type="string" calcext:value-type="string">
            <text:p>Jan 97</text:p>
          </table:table-cell>
          <table:table-cell office:value-type="float" office:value="2.6661" calcext:value-type="float">
            <text:p>2.6661</text:p>
          </table:table-cell>
          <table:table-cell table:formula="of:=2000*[.B75]" office:value-type="float" office:value="5332.2" calcext:value-type="float">
            <text:p>5332.2</text:p>
          </table:table-cell>
          <table:table-cell/>
          <table:table-cell office:value-type="string" calcext:value-type="string">
            <text:p>Jan 97</text:p>
          </table:table-cell>
          <table:table-cell office:value-type="float" office:value="420.15" calcext:value-type="float">
            <text:p>420.15</text:p>
          </table:table-cell>
          <table:table-cell/>
          <table:table-cell office:value-type="string" calcext:value-type="string">
            <text:p>Jan 97</text:p>
          </table:table-cell>
          <table:table-cell office:value-type="float" office:value="8.2934" calcext:value-type="float">
            <text:p>8.2934</text:p>
          </table:table-cell>
          <table:table-cell/>
          <table:table-cell office:value-type="float" office:value="2.66608" calcext:value-type="float">
            <text:p>2.66608</text:p>
          </table:table-cell>
          <table:table-cell table:formula="of:=2000*[.K75]" office:value-type="float" office:value="5332.16" calcext:value-type="float">
            <text:p>5332.16</text:p>
          </table:table-cell>
        </table:table-row>
        <table:table-row table:style-name="ro1">
          <table:table-cell office:value-type="string" calcext:value-type="string">
            <text:p>Feb 97</text:p>
          </table:table-cell>
          <table:table-cell office:value-type="float" office:value="2.6686" calcext:value-type="float">
            <text:p>2.6686</text:p>
          </table:table-cell>
          <table:table-cell table:formula="of:=2000*[.B76]" office:value-type="float" office:value="5337.2" calcext:value-type="float">
            <text:p>5337.2</text:p>
          </table:table-cell>
          <table:table-cell/>
          <table:table-cell office:value-type="string" calcext:value-type="string">
            <text:p>Feb 97</text:p>
          </table:table-cell>
          <table:table-cell office:value-type="float" office:value="413.15" calcext:value-type="float">
            <text:p>413.15</text:p>
          </table:table-cell>
          <table:table-cell/>
          <table:table-cell office:value-type="string" calcext:value-type="string">
            <text:p>Feb 97</text:p>
          </table:table-cell>
          <table:table-cell office:value-type="float" office:value="8.2954" calcext:value-type="float">
            <text:p>8.2954</text:p>
          </table:table-cell>
          <table:table-cell/>
          <table:table-cell office:value-type="float" office:value="2.66858" calcext:value-type="float">
            <text:p>2.66858</text:p>
          </table:table-cell>
          <table:table-cell table:formula="of:=2000*[.K76]" office:value-type="float" office:value="5337.16" calcext:value-type="float">
            <text:p>5337.16</text:p>
          </table:table-cell>
        </table:table-row>
        <table:table-row table:style-name="ro1">
          <table:table-cell office:value-type="string" calcext:value-type="string">
            <text:p>Mar 97</text:p>
          </table:table-cell>
          <table:table-cell office:value-type="float" office:value="2.6804" calcext:value-type="float">
            <text:p>2.6804</text:p>
          </table:table-cell>
          <table:table-cell table:formula="of:=2000*[.B77]" office:value-type="float" office:value="5360.8" calcext:value-type="float">
            <text:p>5360.8</text:p>
          </table:table-cell>
          <table:table-cell/>
          <table:table-cell office:value-type="string" calcext:value-type="string">
            <text:p>Mar 97</text:p>
          </table:table-cell>
          <table:table-cell office:value-type="float" office:value="415.65" calcext:value-type="float">
            <text:p>415.65</text:p>
          </table:table-cell>
          <table:table-cell/>
          <table:table-cell office:value-type="string" calcext:value-type="string">
            <text:p>Mar 97</text:p>
          </table:table-cell>
          <table:table-cell office:value-type="float" office:value="8.2955" calcext:value-type="float">
            <text:p>8.2955</text:p>
          </table:table-cell>
          <table:table-cell/>
          <table:table-cell office:value-type="float" office:value="2.68037" calcext:value-type="float">
            <text:p>2.68037</text:p>
          </table:table-cell>
          <table:table-cell table:formula="of:=2000*[.K77]" office:value-type="float" office:value="5360.74" calcext:value-type="float">
            <text:p>5360.74</text:p>
          </table:table-cell>
        </table:table-row>
        <table:table-row table:style-name="ro1">
          <table:table-cell office:value-type="string" calcext:value-type="string">
            <text:p>Apr 97</text:p>
          </table:table-cell>
          <table:table-cell office:value-type="float" office:value="2.5915" calcext:value-type="float">
            <text:p>2.5915</text:p>
          </table:table-cell>
          <table:table-cell table:formula="of:=2000*[.B78]" office:value-type="float" office:value="5183" calcext:value-type="float">
            <text:p>5183</text:p>
          </table:table-cell>
          <table:table-cell/>
          <table:table-cell office:value-type="string" calcext:value-type="string">
            <text:p>Apr 97</text:p>
          </table:table-cell>
          <table:table-cell office:value-type="float" office:value="418.65" calcext:value-type="float">
            <text:p>418.65</text:p>
          </table:table-cell>
          <table:table-cell/>
          <table:table-cell office:value-type="string" calcext:value-type="string">
            <text:p>Apr 97</text:p>
          </table:table-cell>
          <table:table-cell office:value-type="float" office:value="8.2945" calcext:value-type="float">
            <text:p>8.2945</text:p>
          </table:table-cell>
          <table:table-cell/>
          <table:table-cell office:value-type="float" office:value="2.59151" calcext:value-type="float">
            <text:p>2.59151</text:p>
          </table:table-cell>
          <table:table-cell table:formula="of:=2000*[.K78]" office:value-type="float" office:value="5183.02" calcext:value-type="float">
            <text:p>5183.02</text:p>
          </table:table-cell>
        </table:table-row>
        <table:table-row table:style-name="ro1">
          <table:table-cell office:value-type="string" calcext:value-type="string">
            <text:p>May 97</text:p>
          </table:table-cell>
          <table:table-cell office:value-type="float" office:value="2.5906" calcext:value-type="float">
            <text:p>2.5906</text:p>
          </table:table-cell>
          <table:table-cell table:formula="of:=2000*[.B79]" office:value-type="float" office:value="5181.2" calcext:value-type="float">
            <text:p>5181.2</text:p>
          </table:table-cell>
          <table:table-cell/>
          <table:table-cell office:value-type="string" calcext:value-type="string">
            <text:p>May 97</text:p>
          </table:table-cell>
          <table:table-cell office:value-type="float" office:value="418.88" calcext:value-type="float">
            <text:p>418.88</text:p>
          </table:table-cell>
          <table:table-cell/>
          <table:table-cell office:value-type="string" calcext:value-type="string">
            <text:p>May 97</text:p>
          </table:table-cell>
          <table:table-cell office:value-type="float" office:value="8.2921" calcext:value-type="float">
            <text:p>8.2921</text:p>
          </table:table-cell>
          <table:table-cell/>
          <table:table-cell office:value-type="float" office:value="2.59056" calcext:value-type="float">
            <text:p>2.59056</text:p>
          </table:table-cell>
          <table:table-cell table:formula="of:=2000*[.K79]" office:value-type="float" office:value="5181.12" calcext:value-type="float">
            <text:p>5181.12</text:p>
          </table:table-cell>
        </table:table-row>
        <table:table-row table:style-name="ro1">
          <table:table-cell office:value-type="string" calcext:value-type="string">
            <text:p>Jun 97</text:p>
          </table:table-cell>
          <table:table-cell office:value-type="float" office:value="2.5247" calcext:value-type="float">
            <text:p>2.5247</text:p>
          </table:table-cell>
          <table:table-cell table:formula="of:=2000*[.B80]" office:value-type="float" office:value="5049.4" calcext:value-type="float">
            <text:p>5049.4</text:p>
          </table:table-cell>
          <table:table-cell/>
          <table:table-cell office:value-type="string" calcext:value-type="string">
            <text:p>Jun 97</text:p>
          </table:table-cell>
          <table:table-cell office:value-type="float" office:value="416.25" calcext:value-type="float">
            <text:p>416.25</text:p>
          </table:table-cell>
          <table:table-cell/>
          <table:table-cell office:value-type="string" calcext:value-type="string">
            <text:p>Jun 97</text:p>
          </table:table-cell>
          <table:table-cell office:value-type="float" office:value="8.2907" calcext:value-type="float">
            <text:p>8.2907</text:p>
          </table:table-cell>
          <table:table-cell/>
          <table:table-cell office:value-type="float" office:value="2.52474" calcext:value-type="float">
            <text:p>2.52474</text:p>
          </table:table-cell>
          <table:table-cell table:formula="of:=2000*[.K80]" office:value-type="float" office:value="5049.48" calcext:value-type="float">
            <text:p>5049.48</text:p>
          </table:table-cell>
        </table:table-row>
        <table:table-row table:style-name="ro1">
          <table:table-cell office:value-type="string" calcext:value-type="string">
            <text:p>Jul 97</text:p>
          </table:table-cell>
          <table:table-cell office:value-type="float" office:value="2.4688" calcext:value-type="float">
            <text:p>2.4688</text:p>
          </table:table-cell>
          <table:table-cell table:formula="of:=2000*[.B81]" office:value-type="float" office:value="4937.6" calcext:value-type="float">
            <text:p>4937.6</text:p>
          </table:table-cell>
          <table:table-cell/>
          <table:table-cell office:value-type="string" calcext:value-type="string">
            <text:p>Jul 97</text:p>
          </table:table-cell>
          <table:table-cell office:value-type="float" office:value="416.75" calcext:value-type="float">
            <text:p>416.75</text:p>
          </table:table-cell>
          <table:table-cell/>
          <table:table-cell office:value-type="string" calcext:value-type="string">
            <text:p>Jul 97</text:p>
          </table:table-cell>
          <table:table-cell office:value-type="float" office:value="8.2903" calcext:value-type="float">
            <text:p>8.2903</text:p>
          </table:table-cell>
          <table:table-cell/>
          <table:table-cell office:value-type="float" office:value="2.46877" calcext:value-type="float">
            <text:p>2.46877</text:p>
          </table:table-cell>
          <table:table-cell table:formula="of:=2000*[.K81]" office:value-type="float" office:value="4937.54" calcext:value-type="float">
            <text:p>4937.54</text:p>
          </table:table-cell>
        </table:table-row>
        <table:table-row table:style-name="ro1">
          <table:table-cell office:value-type="string" calcext:value-type="string">
            <text:p>Aug 97</text:p>
          </table:table-cell>
          <table:table-cell office:value-type="float" office:value="2.4623" calcext:value-type="float">
            <text:p>2.4623</text:p>
          </table:table-cell>
          <table:table-cell table:formula="of:=2000*[.B82]" office:value-type="float" office:value="4924.6" calcext:value-type="float">
            <text:p>4924.6</text:p>
          </table:table-cell>
          <table:table-cell/>
          <table:table-cell office:value-type="string" calcext:value-type="string">
            <text:p>Aug 97</text:p>
          </table:table-cell>
          <table:table-cell office:value-type="float" office:value="415.15" calcext:value-type="float">
            <text:p>415.15</text:p>
          </table:table-cell>
          <table:table-cell/>
          <table:table-cell office:value-type="string" calcext:value-type="string">
            <text:p>Aug 97</text:p>
          </table:table-cell>
          <table:table-cell office:value-type="float" office:value="8.2884" calcext:value-type="float">
            <text:p>8.2884</text:p>
          </table:table-cell>
          <table:table-cell/>
          <table:table-cell office:value-type="float" office:value="2.46228" calcext:value-type="float">
            <text:p>2.46228</text:p>
          </table:table-cell>
          <table:table-cell table:formula="of:=2000*[.K82]" office:value-type="float" office:value="4924.56" calcext:value-type="float">
            <text:p>4924.56</text:p>
          </table:table-cell>
        </table:table-row>
        <table:table-row table:style-name="ro1">
          <table:table-cell office:value-type="string" calcext:value-type="string">
            <text:p>Sep 97</text:p>
          </table:table-cell>
          <table:table-cell office:value-type="float" office:value="2.4931" calcext:value-type="float">
            <text:p>2.4931</text:p>
          </table:table-cell>
          <table:table-cell table:formula="of:=2000*[.B83]" office:value-type="float" office:value="4986.2" calcext:value-type="float">
            <text:p>4986.2</text:p>
          </table:table-cell>
          <table:table-cell/>
          <table:table-cell office:value-type="string" calcext:value-type="string">
            <text:p>Sep 97</text:p>
          </table:table-cell>
          <table:table-cell office:value-type="float" office:value="414.25" calcext:value-type="float">
            <text:p>414.25</text:p>
          </table:table-cell>
          <table:table-cell/>
          <table:table-cell office:value-type="string" calcext:value-type="string">
            <text:p>Sep 97</text:p>
          </table:table-cell>
          <table:table-cell office:value-type="float" office:value="8.2849" calcext:value-type="float">
            <text:p>8.2849</text:p>
          </table:table-cell>
          <table:table-cell/>
          <table:table-cell office:value-type="float" office:value="2.49308" calcext:value-type="float">
            <text:p>2.49308</text:p>
          </table:table-cell>
          <table:table-cell table:formula="of:=2000*[.K83]" office:value-type="float" office:value="4986.16" calcext:value-type="float">
            <text:p>4986.16</text:p>
          </table:table-cell>
        </table:table-row>
        <table:table-row table:style-name="ro1">
          <table:table-cell office:value-type="string" calcext:value-type="string">
            <text:p>Oct 97</text:p>
          </table:table-cell>
          <table:table-cell office:value-type="float" office:value="2.5226" calcext:value-type="float">
            <text:p>2.5226</text:p>
          </table:table-cell>
          <table:table-cell table:formula="of:=2000*[.B84]" office:value-type="float" office:value="5045.2" calcext:value-type="float">
            <text:p>5045.2</text:p>
          </table:table-cell>
          <table:table-cell/>
          <table:table-cell office:value-type="string" calcext:value-type="string">
            <text:p>Oct 97</text:p>
          </table:table-cell>
          <table:table-cell office:value-type="float" office:value="421.95" calcext:value-type="float">
            <text:p>421.95</text:p>
          </table:table-cell>
          <table:table-cell/>
          <table:table-cell office:value-type="string" calcext:value-type="string">
            <text:p>Oct 97</text:p>
          </table:table-cell>
          <table:table-cell office:value-type="float" office:value="8.2834" calcext:value-type="float">
            <text:p>8.2834</text:p>
          </table:table-cell>
          <table:table-cell/>
          <table:table-cell office:value-type="float" office:value="2.52257" calcext:value-type="float">
            <text:p>2.52257</text:p>
          </table:table-cell>
          <table:table-cell table:formula="of:=2000*[.K84]" office:value-type="float" office:value="5045.14" calcext:value-type="float">
            <text:p>5045.14</text:p>
          </table:table-cell>
        </table:table-row>
        <table:table-row table:style-name="ro1">
          <table:table-cell office:value-type="string" calcext:value-type="string">
            <text:p>Nov 97</text:p>
          </table:table-cell>
          <table:table-cell office:value-type="float" office:value="2.5664" calcext:value-type="float">
            <text:p>2.5664</text:p>
          </table:table-cell>
          <table:table-cell table:formula="of:=2000*[.B85]" office:value-type="float" office:value="5132.8" calcext:value-type="float">
            <text:p>5132.8</text:p>
          </table:table-cell>
          <table:table-cell/>
          <table:table-cell office:value-type="string" calcext:value-type="string">
            <text:p>Nov 97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Nov 97</text:p>
          </table:table-cell>
          <table:table-cell office:value-type="float" office:value="8.2796" calcext:value-type="float">
            <text:p>8.2796</text:p>
          </table:table-cell>
          <table:table-cell/>
          <table:table-cell office:value-type="float" office:value="2.56643" calcext:value-type="float">
            <text:p>2.56643</text:p>
          </table:table-cell>
          <table:table-cell table:formula="of:=2000*[.K85]" office:value-type="float" office:value="5132.86" calcext:value-type="float">
            <text:p>5132.86</text:p>
          </table:table-cell>
        </table:table-row>
        <table:table-row table:style-name="ro1">
          <table:table-cell office:value-type="string" calcext:value-type="string">
            <text:p>Dec 97</text:p>
          </table:table-cell>
          <table:table-cell office:value-type="float" office:value="2.501" calcext:value-type="float">
            <text:p>2.501</text:p>
          </table:table-cell>
          <table:table-cell table:formula="of:=2000*[.B86]" office:value-type="float" office:value="5002" calcext:value-type="float">
            <text:p>5002</text:p>
          </table:table-cell>
          <table:table-cell/>
          <table:table-cell office:value-type="string" calcext:value-type="string">
            <text:p>Dec 97</text:p>
          </table:table-cell>
          <table:table-cell office:value-type="float" office:value="438.5" calcext:value-type="float">
            <text:p>438.5</text:p>
          </table:table-cell>
          <table:table-cell/>
          <table:table-cell office:value-type="string" calcext:value-type="string">
            <text:p>Dec 97</text:p>
          </table:table-cell>
          <table:table-cell office:value-type="float" office:value="8.2796" calcext:value-type="float">
            <text:p>8.2796</text:p>
          </table:table-cell>
          <table:table-cell/>
          <table:table-cell office:value-type="float" office:value="2.50102" calcext:value-type="float">
            <text:p>2.50102</text:p>
          </table:table-cell>
          <table:table-cell table:formula="of:=2000*[.K86]" office:value-type="float" office:value="5002.04" calcext:value-type="float">
            <text:p>5002.04</text:p>
          </table:table-cell>
        </table:table-row>
        <table:table-row table:style-name="ro1">
          <table:table-cell office:value-type="string" calcext:value-type="string">
            <text:p>Jan 98</text:p>
          </table:table-cell>
          <table:table-cell office:value-type="float" office:value="2.3615" calcext:value-type="float">
            <text:p>2.3615</text:p>
          </table:table-cell>
          <table:table-cell table:formula="of:=2000*[.B87]" office:value-type="float" office:value="4723" calcext:value-type="float">
            <text:p>4723</text:p>
          </table:table-cell>
          <table:table-cell/>
          <table:table-cell office:value-type="string" calcext:value-type="string">
            <text:p>Jan 9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Jan 98</text:p>
          </table:table-cell>
          <table:table-cell office:value-type="float" office:value="8.2785" calcext:value-type="float">
            <text:p>8.2785</text:p>
          </table:table-cell>
          <table:table-cell/>
          <table:table-cell office:value-type="float" office:value="2.36154" calcext:value-type="float">
            <text:p>2.36154</text:p>
          </table:table-cell>
          <table:table-cell table:formula="of:=2000*[.K87]" office:value-type="float" office:value="4723.08" calcext:value-type="float">
            <text:p>4723.08</text:p>
          </table:table-cell>
        </table:table-row>
        <table:table-row table:style-name="ro1">
          <table:table-cell office:value-type="string" calcext:value-type="string">
            <text:p>Feb 98</text:p>
          </table:table-cell>
          <table:table-cell office:value-type="float" office:value="2.378" calcext:value-type="float">
            <text:p>2.378</text:p>
          </table:table-cell>
          <table:table-cell table:formula="of:=2000*[.B88]" office:value-type="float" office:value="4756" calcext:value-type="float">
            <text:p>4756</text:p>
          </table:table-cell>
          <table:table-cell/>
          <table:table-cell office:value-type="string" calcext:value-type="string">
            <text:p>Feb 98</text:p>
          </table:table-cell>
          <table:table-cell office:value-type="float" office:value="449.45" calcext:value-type="float">
            <text:p>449.45</text:p>
          </table:table-cell>
          <table:table-cell/>
          <table:table-cell office:value-type="string" calcext:value-type="string">
            <text:p>Feb 98</text:p>
          </table:table-cell>
          <table:table-cell office:value-type="float" office:value="8.2789" calcext:value-type="float">
            <text:p>8.2789</text:p>
          </table:table-cell>
          <table:table-cell/>
          <table:table-cell office:value-type="float" office:value="2.37796" calcext:value-type="float">
            <text:p>2.37796</text:p>
          </table:table-cell>
          <table:table-cell table:formula="of:=2000*[.K88]" office:value-type="float" office:value="4755.92" calcext:value-type="float">
            <text:p>4755.92</text:p>
          </table:table-cell>
        </table:table-row>
        <table:table-row table:style-name="ro1">
          <table:table-cell office:value-type="string" calcext:value-type="string">
            <text:p>Mar 98</text:p>
          </table:table-cell>
          <table:table-cell office:value-type="float" office:value="2.4842" calcext:value-type="float">
            <text:p>2.4842</text:p>
          </table:table-cell>
          <table:table-cell table:formula="of:=2000*[.B89]" office:value-type="float" office:value="4968.4" calcext:value-type="float">
            <text:p>4968.4</text:p>
          </table:table-cell>
          <table:table-cell/>
          <table:table-cell office:value-type="string" calcext:value-type="string">
            <text:p>Mar 98</text:p>
          </table:table-cell>
          <table:table-cell office:value-type="float" office:value="453.45" calcext:value-type="float">
            <text:p>453.45</text:p>
          </table:table-cell>
          <table:table-cell/>
          <table:table-cell office:value-type="string" calcext:value-type="string">
            <text:p>Mar 98</text:p>
          </table:table-cell>
          <table:table-cell office:value-type="float" office:value="8.2793" calcext:value-type="float">
            <text:p>8.2793</text:p>
          </table:table-cell>
          <table:table-cell/>
          <table:table-cell office:value-type="float" office:value="2.48424" calcext:value-type="float">
            <text:p>2.48424</text:p>
          </table:table-cell>
          <table:table-cell table:formula="of:=2000*[.K89]" office:value-type="float" office:value="4968.48" calcext:value-type="float">
            <text:p>4968.48</text:p>
          </table:table-cell>
        </table:table-row>
        <table:table-row table:style-name="ro1">
          <table:table-cell office:value-type="string" calcext:value-type="string">
            <text:p>Apr 98</text:p>
          </table:table-cell>
          <table:table-cell office:value-type="float" office:value="2.5922" calcext:value-type="float">
            <text:p>2.5922</text:p>
          </table:table-cell>
          <table:table-cell table:formula="of:=2000*[.B90]" office:value-type="float" office:value="5184.4" calcext:value-type="float">
            <text:p>5184.4</text:p>
          </table:table-cell>
          <table:table-cell/>
          <table:table-cell office:value-type="string" calcext:value-type="string">
            <text:p>Apr 98</text:p>
          </table:table-cell>
          <table:table-cell office:value-type="float" office:value="452.85" calcext:value-type="float">
            <text:p>452.85</text:p>
          </table:table-cell>
          <table:table-cell/>
          <table:table-cell office:value-type="string" calcext:value-type="string">
            <text:p>Apr 98</text:p>
          </table:table-cell>
          <table:table-cell office:value-type="float" office:value="8.2779" calcext:value-type="float">
            <text:p>8.2779</text:p>
          </table:table-cell>
          <table:table-cell/>
          <table:table-cell office:value-type="float" office:value="2.59219" calcext:value-type="float">
            <text:p>2.59219</text:p>
          </table:table-cell>
          <table:table-cell table:formula="of:=2000*[.K90]" office:value-type="float" office:value="5184.38" calcext:value-type="float">
            <text:p>5184.38</text:p>
          </table:table-cell>
        </table:table-row>
        <table:table-row table:style-name="ro1">
          <table:table-cell office:value-type="string" calcext:value-type="string">
            <text:p>May 98</text:p>
          </table:table-cell>
          <table:table-cell office:value-type="float" office:value="2.6647" calcext:value-type="float">
            <text:p>2.6647</text:p>
          </table:table-cell>
          <table:table-cell table:formula="of:=2000*[.B91]" office:value-type="float" office:value="5329.4" calcext:value-type="float">
            <text:p>5329.4</text:p>
          </table:table-cell>
          <table:table-cell/>
          <table:table-cell office:value-type="string" calcext:value-type="string">
            <text:p>May 98</text:p>
          </table:table-cell>
          <table:table-cell office:value-type="float" office:value="455.45" calcext:value-type="float">
            <text:p>455.45</text:p>
          </table:table-cell>
          <table:table-cell/>
          <table:table-cell office:value-type="string" calcext:value-type="string">
            <text:p>May 98</text:p>
          </table:table-cell>
          <table:table-cell office:value-type="float" office:value="8.2793" calcext:value-type="float">
            <text:p>8.2793</text:p>
          </table:table-cell>
          <table:table-cell/>
          <table:table-cell office:value-type="float" office:value="2.66472" calcext:value-type="float">
            <text:p>2.66472</text:p>
          </table:table-cell>
          <table:table-cell table:formula="of:=2000*[.K91]" office:value-type="float" office:value="5329.44" calcext:value-type="float">
            <text:p>5329.44</text:p>
          </table:table-cell>
        </table:table-row>
        <table:table-row table:style-name="ro1">
          <table:table-cell office:value-type="string" calcext:value-type="string">
            <text:p>Jun 98</text:p>
          </table:table-cell>
          <table:table-cell office:value-type="float" office:value="2.7079" calcext:value-type="float">
            <text:p>2.7079</text:p>
          </table:table-cell>
          <table:table-cell table:formula="of:=2000*[.B92]" office:value-type="float" office:value="5415.8" calcext:value-type="float">
            <text:p>5415.8</text:p>
          </table:table-cell>
          <table:table-cell/>
          <table:table-cell office:value-type="string" calcext:value-type="string">
            <text:p>Jun 98</text:p>
          </table:table-cell>
          <table:table-cell office:value-type="float" office:value="470.5" calcext:value-type="float">
            <text:p>470.5</text:p>
          </table:table-cell>
          <table:table-cell/>
          <table:table-cell office:value-type="string" calcext:value-type="string">
            <text:p>Jun 98</text:p>
          </table:table-cell>
          <table:table-cell office:value-type="float" office:value="8.2797" calcext:value-type="float">
            <text:p>8.2797</text:p>
          </table:table-cell>
          <table:table-cell/>
          <table:table-cell office:value-type="float" office:value="2.70795" calcext:value-type="float">
            <text:p>2.70795</text:p>
          </table:table-cell>
          <table:table-cell table:formula="of:=2000*[.K92]" office:value-type="float" office:value="5415.9" calcext:value-type="float">
            <text:p>5415.9</text:p>
          </table:table-cell>
        </table:table-row>
        <table:table-row table:style-name="ro1">
          <table:table-cell office:value-type="string" calcext:value-type="string">
            <text:p>Jul 98</text:p>
          </table:table-cell>
          <table:table-cell office:value-type="float" office:value="2.5645" calcext:value-type="float">
            <text:p>2.5645</text:p>
          </table:table-cell>
          <table:table-cell table:formula="of:=2000*[.B93]" office:value-type="float" office:value="5129" calcext:value-type="float">
            <text:p>5129</text:p>
          </table:table-cell>
          <table:table-cell/>
          <table:table-cell office:value-type="string" calcext:value-type="string">
            <text:p>Jul 98</text:p>
          </table:table-cell>
          <table:table-cell office:value-type="float" office:value="466.65" calcext:value-type="float">
            <text:p>466.65</text:p>
          </table:table-cell>
          <table:table-cell/>
          <table:table-cell office:value-type="string" calcext:value-type="string">
            <text:p>Jul 98</text:p>
          </table:table-cell>
          <table:table-cell office:value-type="float" office:value="8.2799" calcext:value-type="float">
            <text:p>8.2799</text:p>
          </table:table-cell>
          <table:table-cell/>
          <table:table-cell office:value-type="float" office:value="2.56448" calcext:value-type="float">
            <text:p>2.56448</text:p>
          </table:table-cell>
          <table:table-cell table:formula="of:=2000*[.K93]" office:value-type="float" office:value="5128.96" calcext:value-type="float">
            <text:p>5128.96</text:p>
          </table:table-cell>
        </table:table-row>
        <table:table-row table:style-name="ro1">
          <table:table-cell office:value-type="string" calcext:value-type="string">
            <text:p>Aug 98</text:p>
          </table:table-cell>
          <table:table-cell office:value-type="float" office:value="2.5816" calcext:value-type="float">
            <text:p>2.5816</text:p>
          </table:table-cell>
          <table:table-cell table:formula="of:=2000*[.B94]" office:value-type="float" office:value="5163.2" calcext:value-type="float">
            <text:p>5163.2</text:p>
          </table:table-cell>
          <table:table-cell/>
          <table:table-cell office:value-type="string" calcext:value-type="string">
            <text:p>Aug 98</text:p>
          </table:table-cell>
          <table:table-cell office:value-type="float" office:value="473.55" calcext:value-type="float">
            <text:p>473.55</text:p>
          </table:table-cell>
          <table:table-cell/>
          <table:table-cell office:value-type="string" calcext:value-type="string">
            <text:p>Aug 98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2.58162" calcext:value-type="float">
            <text:p>2.58162</text:p>
          </table:table-cell>
          <table:table-cell table:formula="of:=2000*[.K94]" office:value-type="float" office:value="5163.24" calcext:value-type="float">
            <text:p>5163.24</text:p>
          </table:table-cell>
        </table:table-row>
        <table:table-row table:style-name="ro1">
          <table:table-cell office:value-type="string" calcext:value-type="string">
            <text:p>Sep 98</text:p>
          </table:table-cell>
          <table:table-cell office:value-type="float" office:value="2.4883" calcext:value-type="float">
            <text:p>2.4883</text:p>
          </table:table-cell>
          <table:table-cell table:formula="of:=2000*[.B95]" office:value-type="float" office:value="4976.6" calcext:value-type="float">
            <text:p>4976.6</text:p>
          </table:table-cell>
          <table:table-cell/>
          <table:table-cell office:value-type="string" calcext:value-type="string">
            <text:p>Sep 98</text:p>
          </table:table-cell>
          <table:table-cell office:value-type="float" office:value="466.85" calcext:value-type="float">
            <text:p>466.85</text:p>
          </table:table-cell>
          <table:table-cell/>
          <table:table-cell office:value-type="string" calcext:value-type="string">
            <text:p>Sep 98</text:p>
          </table:table-cell>
          <table:table-cell office:value-type="float" office:value="8.278" calcext:value-type="float">
            <text:p>8.278</text:p>
          </table:table-cell>
          <table:table-cell/>
          <table:table-cell office:value-type="float" office:value="2.48827" calcext:value-type="float">
            <text:p>2.48827</text:p>
          </table:table-cell>
          <table:table-cell table:formula="of:=2000*[.K95]" office:value-type="float" office:value="4976.54" calcext:value-type="float">
            <text:p>4976.54</text:p>
          </table:table-cell>
        </table:table-row>
        <table:table-row table:style-name="ro1">
          <table:table-cell office:value-type="string" calcext:value-type="string">
            <text:p>Oct 98</text:p>
          </table:table-cell>
          <table:table-cell office:value-type="float" office:value="2.464" calcext:value-type="float">
            <text:p>2.464</text:p>
          </table:table-cell>
          <table:table-cell table:formula="of:=2000*[.B96]" office:value-type="float" office:value="4928" calcext:value-type="float">
            <text:p>4928</text:p>
          </table:table-cell>
          <table:table-cell/>
          <table:table-cell office:value-type="string" calcext:value-type="string">
            <text:p>Oct 98</text:p>
          </table:table-cell>
          <table:table-cell office:value-type="float" office:value="462.6" calcext:value-type="float">
            <text:p>462.6</text:p>
          </table:table-cell>
          <table:table-cell/>
          <table:table-cell office:value-type="string" calcext:value-type="string">
            <text:p>Oct 98</text:p>
          </table:table-cell>
          <table:table-cell office:value-type="float" office:value="8.2778" calcext:value-type="float">
            <text:p>8.2778</text:p>
          </table:table-cell>
          <table:table-cell/>
          <table:table-cell office:value-type="float" office:value="2.46396" calcext:value-type="float">
            <text:p>2.46396</text:p>
          </table:table-cell>
          <table:table-cell table:formula="of:=2000*[.K96]" office:value-type="float" office:value="4927.92" calcext:value-type="float">
            <text:p>4927.92</text:p>
          </table:table-cell>
        </table:table-row>
        <table:table-row table:style-name="ro1">
          <table:table-cell office:value-type="string" calcext:value-type="string">
            <text:p>Nov 98</text:p>
          </table:table-cell>
          <table:table-cell office:value-type="float" office:value="2.4849" calcext:value-type="float">
            <text:p>2.4849</text:p>
          </table:table-cell>
          <table:table-cell table:formula="of:=2000*[.B97]" office:value-type="float" office:value="4969.8" calcext:value-type="float">
            <text:p>4969.8</text:p>
          </table:table-cell>
          <table:table-cell/>
          <table:table-cell office:value-type="string" calcext:value-type="string">
            <text:p>Nov 98</text:p>
          </table:table-cell>
          <table:table-cell office:value-type="float" office:value="467.95" calcext:value-type="float">
            <text:p>467.95</text:p>
          </table:table-cell>
          <table:table-cell/>
          <table:table-cell office:value-type="string" calcext:value-type="string">
            <text:p>Nov 98</text:p>
          </table:table-cell>
          <table:table-cell office:value-type="float" office:value="8.2782" calcext:value-type="float">
            <text:p>8.2782</text:p>
          </table:table-cell>
          <table:table-cell/>
          <table:table-cell office:value-type="float" office:value="2.48492" calcext:value-type="float">
            <text:p>2.48492</text:p>
          </table:table-cell>
          <table:table-cell table:formula="of:=2000*[.K97]" office:value-type="float" office:value="4969.84" calcext:value-type="float">
            <text:p>4969.84</text:p>
          </table:table-cell>
        </table:table-row>
        <table:table-row table:style-name="ro1">
          <table:table-cell office:value-type="string" calcext:value-type="string">
            <text:p>Dec 98</text:p>
          </table:table-cell>
          <table:table-cell office:value-type="float" office:value="2.3848" calcext:value-type="float">
            <text:p>2.3848</text:p>
          </table:table-cell>
          <table:table-cell table:formula="of:=2000*[.B98]" office:value-type="float" office:value="4769.6" calcext:value-type="float">
            <text:p>4769.6</text:p>
          </table:table-cell>
          <table:table-cell/>
          <table:table-cell office:value-type="string" calcext:value-type="string">
            <text:p>Dec 98</text:p>
          </table:table-cell>
          <table:table-cell office:value-type="float" office:value="473.25" calcext:value-type="float">
            <text:p>473.25</text:p>
          </table:table-cell>
          <table:table-cell/>
          <table:table-cell office:value-type="string" calcext:value-type="string">
            <text:p>Dec 98</text:p>
          </table:table-cell>
          <table:table-cell office:value-type="float" office:value="8.2789" calcext:value-type="float">
            <text:p>8.2789</text:p>
          </table:table-cell>
          <table:table-cell/>
          <table:table-cell office:value-type="float" office:value="2.38481" calcext:value-type="float">
            <text:p>2.38481</text:p>
          </table:table-cell>
          <table:table-cell table:formula="of:=2000*[.K98]" office:value-type="float" office:value="4769.62" calcext:value-type="float">
            <text:p>4769.62</text:p>
          </table:table-cell>
        </table:table-row>
        <table:table-row table:style-name="ro1">
          <table:table-cell office:value-type="string" calcext:value-type="string">
            <text:p>Jan 99</text:p>
          </table:table-cell>
          <table:table-cell office:value-type="float" office:value="2.3178" calcext:value-type="float">
            <text:p>2.3178</text:p>
          </table:table-cell>
          <table:table-cell table:formula="of:=2000*[.B99]" office:value-type="float" office:value="4635.6" calcext:value-type="float">
            <text:p>4635.6</text:p>
          </table:table-cell>
          <table:table-cell/>
          <table:table-cell office:value-type="string" calcext:value-type="string">
            <text:p>Jan 99</text:p>
          </table:table-cell>
          <table:table-cell office:value-type="float" office:value="489.05" calcext:value-type="float">
            <text:p>489.05</text:p>
          </table:table-cell>
          <table:table-cell/>
          <table:table-cell office:value-type="string" calcext:value-type="string">
            <text:p>Jan 99</text:p>
          </table:table-cell>
          <table:table-cell office:value-type="float" office:value="8.2778" calcext:value-type="float">
            <text:p>8.2778</text:p>
          </table:table-cell>
          <table:table-cell/>
          <table:table-cell office:value-type="float" office:value="2.31777" calcext:value-type="float">
            <text:p>2.31777</text:p>
          </table:table-cell>
          <table:table-cell table:formula="of:=2000*[.K99]" office:value-type="float" office:value="4635.54" calcext:value-type="float">
            <text:p>4635.54</text:p>
          </table:table-cell>
        </table:table-row>
        <table:table-row table:style-name="ro1">
          <table:table-cell office:value-type="string" calcext:value-type="string">
            <text:p>Feb 99</text:p>
          </table:table-cell>
          <table:table-cell office:value-type="float" office:value="2.3898" calcext:value-type="float">
            <text:p>2.3898</text:p>
          </table:table-cell>
          <table:table-cell table:formula="of:=2000*[.B100]" office:value-type="float" office:value="4779.6" calcext:value-type="float">
            <text:p>4779.6</text:p>
          </table:table-cell>
          <table:table-cell/>
          <table:table-cell office:value-type="string" calcext:value-type="string">
            <text:p>Feb 99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Feb 99</text:p>
          </table:table-cell>
          <table:table-cell office:value-type="float" office:value="8.279" calcext:value-type="float">
            <text:p>8.279</text:p>
          </table:table-cell>
          <table:table-cell/>
          <table:table-cell office:value-type="float" office:value="2.38975" calcext:value-type="float">
            <text:p>2.38975</text:p>
          </table:table-cell>
          <table:table-cell table:formula="of:=2000*[.K100]" office:value-type="float" office:value="4779.5" calcext:value-type="float">
            <text:p>4779.5</text:p>
          </table:table-cell>
        </table:table-row>
        <table:table-row table:style-name="ro1">
          <table:table-cell office:value-type="string" calcext:value-type="string">
            <text:p>Mar 99</text:p>
          </table:table-cell>
          <table:table-cell office:value-type="float" office:value="2.4313" calcext:value-type="float">
            <text:p>2.4313</text:p>
          </table:table-cell>
          <table:table-cell table:formula="of:=2000*[.B101]" office:value-type="float" office:value="4862.6" calcext:value-type="float">
            <text:p>4862.6</text:p>
          </table:table-cell>
          <table:table-cell/>
          <table:table-cell office:value-type="string" calcext:value-type="string">
            <text:p>Mar 99</text:p>
          </table:table-cell>
          <table:table-cell office:value-type="float" office:value="485.25" calcext:value-type="float">
            <text:p>485.25</text:p>
          </table:table-cell>
          <table:table-cell/>
          <table:table-cell office:value-type="string" calcext:value-type="string">
            <text:p>Mar 99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2.43135" calcext:value-type="float">
            <text:p>2.43135</text:p>
          </table:table-cell>
          <table:table-cell table:formula="of:=2000*[.K101]" office:value-type="float" office:value="4862.7" calcext:value-type="float">
            <text:p>4862.7</text:p>
          </table:table-cell>
        </table:table-row>
        <table:table-row table:style-name="ro1">
          <table:table-cell office:value-type="string" calcext:value-type="string">
            <text:p>Apr 99</text:p>
          </table:table-cell>
          <table:table-cell office:value-type="float" office:value="2.4462" calcext:value-type="float">
            <text:p>2.4462</text:p>
          </table:table-cell>
          <table:table-cell table:formula="of:=2000*[.B102]" office:value-type="float" office:value="4892.4" calcext:value-type="float">
            <text:p>4892.4</text:p>
          </table:table-cell>
          <table:table-cell/>
          <table:table-cell office:value-type="string" calcext:value-type="string">
            <text:p>Apr 99</text:p>
          </table:table-cell>
          <table:table-cell office:value-type="float" office:value="484.25" calcext:value-type="float">
            <text:p>484.25</text:p>
          </table:table-cell>
          <table:table-cell/>
          <table:table-cell office:value-type="string" calcext:value-type="string">
            <text:p>Apr 99</text:p>
          </table:table-cell>
          <table:table-cell office:value-type="float" office:value="8.279" calcext:value-type="float">
            <text:p>8.279</text:p>
          </table:table-cell>
          <table:table-cell/>
          <table:table-cell office:value-type="float" office:value="2.44623" calcext:value-type="float">
            <text:p>2.44623</text:p>
          </table:table-cell>
          <table:table-cell table:formula="of:=2000*[.K102]" office:value-type="float" office:value="4892.46" calcext:value-type="float">
            <text:p>4892.46</text:p>
          </table:table-cell>
        </table:table-row>
        <table:table-row table:style-name="ro1">
          <table:table-cell office:value-type="string" calcext:value-type="string">
            <text:p>May 99</text:p>
          </table:table-cell>
          <table:table-cell office:value-type="float" office:value="2.5624" calcext:value-type="float">
            <text:p>2.5624</text:p>
          </table:table-cell>
          <table:table-cell table:formula="of:=2000*[.B103]" office:value-type="float" office:value="5124.8" calcext:value-type="float">
            <text:p>5124.8</text:p>
          </table:table-cell>
          <table:table-cell/>
          <table:table-cell office:value-type="string" calcext:value-type="string">
            <text:p>May 99</text:p>
          </table:table-cell>
          <table:table-cell office:value-type="float" office:value="490.75" calcext:value-type="float">
            <text:p>490.75</text:p>
          </table:table-cell>
          <table:table-cell/>
          <table:table-cell office:value-type="string" calcext:value-type="string">
            <text:p>May 99</text:p>
          </table:table-cell>
          <table:table-cell office:value-type="float" office:value="8.2784" calcext:value-type="float">
            <text:p>8.2784</text:p>
          </table:table-cell>
          <table:table-cell/>
          <table:table-cell office:value-type="float" office:value="2.56244" calcext:value-type="float">
            <text:p>2.56244</text:p>
          </table:table-cell>
          <table:table-cell table:formula="of:=2000*[.K103]" office:value-type="float" office:value="5124.88" calcext:value-type="float">
            <text:p>5124.88</text:p>
          </table:table-cell>
        </table:table-row>
        <table:table-row table:style-name="ro1">
          <table:table-cell office:value-type="string" calcext:value-type="string">
            <text:p>Jun 99</text:p>
          </table:table-cell>
          <table:table-cell office:value-type="float" office:value="2.3886" calcext:value-type="float">
            <text:p>2.3886</text:p>
          </table:table-cell>
          <table:table-cell table:formula="of:=2000*[.B104]" office:value-type="float" office:value="4777.2" calcext:value-type="float">
            <text:p>4777.2</text:p>
          </table:table-cell>
          <table:table-cell/>
          <table:table-cell office:value-type="string" calcext:value-type="string">
            <text:p>Jun 99</text:p>
          </table:table-cell>
          <table:table-cell office:value-type="float" office:value="518.75" calcext:value-type="float">
            <text:p>518.75</text:p>
          </table:table-cell>
          <table:table-cell/>
          <table:table-cell office:value-type="string" calcext:value-type="string">
            <text:p>Jun 99</text:p>
          </table:table-cell>
          <table:table-cell office:value-type="float" office:value="8.2787" calcext:value-type="float">
            <text:p>8.2787</text:p>
          </table:table-cell>
          <table:table-cell/>
          <table:table-cell office:value-type="float" office:value="2.38857" calcext:value-type="float">
            <text:p>2.38857</text:p>
          </table:table-cell>
          <table:table-cell table:formula="of:=2000*[.K104]" office:value-type="float" office:value="4777.14" calcext:value-type="float">
            <text:p>4777.14</text:p>
          </table:table-cell>
        </table:table-row>
        <table:table-row table:style-name="ro1">
          <table:table-cell office:value-type="string" calcext:value-type="string">
            <text:p>Jul 99</text:p>
          </table:table-cell>
          <table:table-cell office:value-type="float" office:value="2.3723" calcext:value-type="float">
            <text:p>2.3723</text:p>
          </table:table-cell>
          <table:table-cell table:formula="of:=2000*[.B105]" office:value-type="float" office:value="4744.6" calcext:value-type="float">
            <text:p>4744.6</text:p>
          </table:table-cell>
          <table:table-cell/>
          <table:table-cell office:value-type="string" calcext:value-type="string">
            <text:p>Jul 99</text:p>
          </table:table-cell>
          <table:table-cell office:value-type="float" office:value="512.75" calcext:value-type="float">
            <text:p>512.75</text:p>
          </table:table-cell>
          <table:table-cell/>
          <table:table-cell office:value-type="string" calcext:value-type="string">
            <text:p>Jul 99</text:p>
          </table:table-cell>
          <table:table-cell office:value-type="float" office:value="8.2774" calcext:value-type="float">
            <text:p>8.2774</text:p>
          </table:table-cell>
          <table:table-cell/>
          <table:table-cell office:value-type="float" office:value="2.37229" calcext:value-type="float">
            <text:p>2.37229</text:p>
          </table:table-cell>
          <table:table-cell table:formula="of:=2000*[.K105]" office:value-type="float" office:value="4744.58" calcext:value-type="float">
            <text:p>4744.58</text:p>
          </table:table-cell>
        </table:table-row>
        <table:table-row table:style-name="ro1">
          <table:table-cell office:value-type="string" calcext:value-type="string">
            <text:p>Aug 99</text:p>
          </table:table-cell>
          <table:table-cell office:value-type="float" office:value="2.3724" calcext:value-type="float">
            <text:p>2.3724</text:p>
          </table:table-cell>
          <table:table-cell table:formula="of:=2000*[.B106]" office:value-type="float" office:value="4744.8" calcext:value-type="float">
            <text:p>4744.8</text:p>
          </table:table-cell>
          <table:table-cell/>
          <table:table-cell office:value-type="string" calcext:value-type="string">
            <text:p>Aug 99</text:p>
          </table:table-cell>
          <table:table-cell office:value-type="float" office:value="516.85" calcext:value-type="float">
            <text:p>516.85</text:p>
          </table:table-cell>
          <table:table-cell/>
          <table:table-cell office:value-type="string" calcext:value-type="string">
            <text:p>Aug 99</text:p>
          </table:table-cell>
          <table:table-cell office:value-type="float" office:value="8.277" calcext:value-type="float">
            <text:p>8.277</text:p>
          </table:table-cell>
          <table:table-cell/>
          <table:table-cell office:value-type="float" office:value="2.37238" calcext:value-type="float">
            <text:p>2.37238</text:p>
          </table:table-cell>
          <table:table-cell table:formula="of:=2000*[.K106]" office:value-type="float" office:value="4744.76" calcext:value-type="float">
            <text:p>4744.76</text:p>
          </table:table-cell>
        </table:table-row>
        <table:table-row table:style-name="ro1">
          <table:table-cell office:value-type="string" calcext:value-type="string">
            <text:p>Sep 99</text:p>
          </table:table-cell>
          <table:table-cell office:value-type="float" office:value="2.4233" calcext:value-type="float">
            <text:p>2.4233</text:p>
          </table:table-cell>
          <table:table-cell table:formula="of:=2000*[.B107]" office:value-type="float" office:value="4846.6" calcext:value-type="float">
            <text:p>4846.6</text:p>
          </table:table-cell>
          <table:table-cell/>
          <table:table-cell office:value-type="string" calcext:value-type="string">
            <text:p>Sep 99</text:p>
          </table:table-cell>
          <table:table-cell office:value-type="float" office:value="530.05" calcext:value-type="float">
            <text:p>530.05</text:p>
          </table:table-cell>
          <table:table-cell/>
          <table:table-cell office:value-type="string" calcext:value-type="string">
            <text:p>Sep 99</text:p>
          </table:table-cell>
          <table:table-cell office:value-type="float" office:value="8.2778" calcext:value-type="float">
            <text:p>8.2778</text:p>
          </table:table-cell>
          <table:table-cell/>
          <table:table-cell office:value-type="float" office:value="2.42332" calcext:value-type="float">
            <text:p>2.42332</text:p>
          </table:table-cell>
          <table:table-cell table:formula="of:=2000*[.K107]" office:value-type="float" office:value="4846.64" calcext:value-type="float">
            <text:p>4846.64</text:p>
          </table:table-cell>
        </table:table-row>
        <table:table-row table:style-name="ro1">
          <table:table-cell office:value-type="string" calcext:value-type="string">
            <text:p>Oct 99</text:p>
          </table:table-cell>
          <table:table-cell office:value-type="float" office:value="2.4633" calcext:value-type="float">
            <text:p>2.4633</text:p>
          </table:table-cell>
          <table:table-cell table:formula="of:=2000*[.B108]" office:value-type="float" office:value="4926.6" calcext:value-type="float">
            <text:p>4926.6</text:p>
          </table:table-cell>
          <table:table-cell/>
          <table:table-cell office:value-type="string" calcext:value-type="string">
            <text:p>Oct 99</text:p>
          </table:table-cell>
          <table:table-cell office:value-type="float" office:value="547.45" calcext:value-type="float">
            <text:p>547.45</text:p>
          </table:table-cell>
          <table:table-cell/>
          <table:table-cell office:value-type="string" calcext:value-type="string">
            <text:p>Oct 99</text:p>
          </table:table-cell>
          <table:table-cell office:value-type="float" office:value="8.2778" calcext:value-type="float">
            <text:p>8.2778</text:p>
          </table:table-cell>
          <table:table-cell/>
          <table:table-cell office:value-type="float" office:value="2.46333" calcext:value-type="float">
            <text:p>2.46333</text:p>
          </table:table-cell>
          <table:table-cell table:formula="of:=2000*[.K108]" office:value-type="float" office:value="4926.66" calcext:value-type="float">
            <text:p>4926.66</text:p>
          </table:table-cell>
        </table:table-row>
        <table:table-row table:style-name="ro1">
          <table:table-cell office:value-type="string" calcext:value-type="string">
            <text:p>Nov 99</text:p>
          </table:table-cell>
          <table:table-cell office:value-type="float" office:value="2.6499" calcext:value-type="float">
            <text:p>2.6499</text:p>
          </table:table-cell>
          <table:table-cell table:formula="of:=2000*[.B109]" office:value-type="float" office:value="5299.8" calcext:value-type="float">
            <text:p>5299.8</text:p>
          </table:table-cell>
          <table:table-cell/>
          <table:table-cell office:value-type="string" calcext:value-type="string">
            <text:p>Nov 99</text:p>
          </table:table-cell>
          <table:table-cell office:value-type="float" office:value="545.25" calcext:value-type="float">
            <text:p>545.25</text:p>
          </table:table-cell>
          <table:table-cell/>
          <table:table-cell office:value-type="string" calcext:value-type="string">
            <text:p>Nov 99</text:p>
          </table:table-cell>
          <table:table-cell office:value-type="float" office:value="8.2789" calcext:value-type="float">
            <text:p>8.2789</text:p>
          </table:table-cell>
          <table:table-cell/>
          <table:table-cell office:value-type="float" office:value="2.64994" calcext:value-type="float">
            <text:p>2.64994</text:p>
          </table:table-cell>
          <table:table-cell table:formula="of:=2000*[.K109]" office:value-type="float" office:value="5299.88" calcext:value-type="float">
            <text:p>5299.88</text:p>
          </table:table-cell>
        </table:table-row>
        <table:table-row table:style-name="ro1">
          <table:table-cell office:value-type="string" calcext:value-type="string">
            <text:p>Dec 99</text:p>
          </table:table-cell>
          <table:table-cell office:value-type="float" office:value="2.5951" calcext:value-type="float">
            <text:p>2.5951</text:p>
          </table:table-cell>
          <table:table-cell table:formula="of:=2000*[.B110]" office:value-type="float" office:value="5190.2" calcext:value-type="float">
            <text:p>5190.2</text:p>
          </table:table-cell>
          <table:table-cell/>
          <table:table-cell office:value-type="string" calcext:value-type="string">
            <text:p>Dec 99</text:p>
          </table:table-cell>
          <table:table-cell office:value-type="float" office:value="529.75" calcext:value-type="float">
            <text:p>529.75</text:p>
          </table:table-cell>
          <table:table-cell/>
          <table:table-cell office:value-type="string" calcext:value-type="string">
            <text:p>Dec 99</text:p>
          </table:table-cell>
          <table:table-cell office:value-type="float" office:value="8.2795" calcext:value-type="float">
            <text:p>8.2795</text:p>
          </table:table-cell>
          <table:table-cell/>
          <table:table-cell office:value-type="float" office:value="2.59514" calcext:value-type="float">
            <text:p>2.59514</text:p>
          </table:table-cell>
          <table:table-cell table:formula="of:=2000*[.K110]" office:value-type="float" office:value="5190.28" calcext:value-type="float">
            <text:p>5190.28</text:p>
          </table:table-cell>
        </table:table-row>
        <table:table-row table:style-name="ro1">
          <table:table-cell office:value-type="string" calcext:value-type="string">
            <text:p>Jan 00</text:p>
          </table:table-cell>
          <table:table-cell office:value-type="float" office:value="2.6888" calcext:value-type="float">
            <text:p>2.6888</text:p>
          </table:table-cell>
          <table:table-cell table:formula="of:=2000*[.B111]" office:value-type="float" office:value="5377.6" calcext:value-type="float">
            <text:p>5377.6</text:p>
          </table:table-cell>
          <table:table-cell/>
          <table:table-cell office:value-type="string" calcext:value-type="string">
            <text:p>Jan 00</text:p>
          </table:table-cell>
          <table:table-cell office:value-type="float" office:value="517.95" calcext:value-type="float">
            <text:p>517.95</text:p>
          </table:table-cell>
          <table:table-cell/>
          <table:table-cell office:value-type="string" calcext:value-type="string">
            <text:p>Jan 00</text:p>
          </table:table-cell>
          <table:table-cell office:value-type="float" office:value="8.2777" calcext:value-type="float">
            <text:p>8.2777</text:p>
          </table:table-cell>
          <table:table-cell/>
          <table:table-cell office:value-type="float" office:value="2.68881" calcext:value-type="float">
            <text:p>2.68881</text:p>
          </table:table-cell>
          <table:table-cell table:formula="of:=2000*[.K111]" office:value-type="float" office:value="5377.62" calcext:value-type="float">
            <text:p>5377.62</text:p>
          </table:table-cell>
        </table:table-row>
        <table:table-row table:style-name="ro1">
          <table:table-cell office:value-type="string" calcext:value-type="string">
            <text:p>Feb 00</text:p>
          </table:table-cell>
          <table:table-cell office:value-type="float" office:value="2.5592" calcext:value-type="float">
            <text:p>2.5592</text:p>
          </table:table-cell>
          <table:table-cell table:formula="of:=2000*[.B112]" office:value-type="float" office:value="5118.4" calcext:value-type="float">
            <text:p>5118.4</text:p>
          </table:table-cell>
          <table:table-cell/>
          <table:table-cell office:value-type="string" calcext:value-type="string">
            <text:p>Feb 00</text:p>
          </table:table-cell>
          <table:table-cell office:value-type="float" office:value="502.5" calcext:value-type="float">
            <text:p>502.5</text:p>
          </table:table-cell>
          <table:table-cell/>
          <table:table-cell office:value-type="string" calcext:value-type="string">
            <text:p>Feb 00</text:p>
          </table:table-cell>
          <table:table-cell office:value-type="float" office:value="8.2786" calcext:value-type="float">
            <text:p>8.2786</text:p>
          </table:table-cell>
          <table:table-cell/>
          <table:table-cell office:value-type="float" office:value="2.55922" calcext:value-type="float">
            <text:p>2.55922</text:p>
          </table:table-cell>
          <table:table-cell table:formula="of:=2000*[.K112]" office:value-type="float" office:value="5118.44" calcext:value-type="float">
            <text:p>5118.44</text:p>
          </table:table-cell>
        </table:table-row>
        <table:table-row table:style-name="ro1">
          <table:table-cell office:value-type="string" calcext:value-type="string">
            <text:p>Mar 00</text:p>
          </table:table-cell>
          <table:table-cell office:value-type="float" office:value="2.4756" calcext:value-type="float">
            <text:p>2.4756</text:p>
          </table:table-cell>
          <table:table-cell table:formula="of:=2000*[.B113]" office:value-type="float" office:value="4951.2" calcext:value-type="float">
            <text:p>4951.2</text:p>
          </table:table-cell>
          <table:table-cell/>
          <table:table-cell office:value-type="string" calcext:value-type="string">
            <text:p>Mar 00</text:p>
          </table:table-cell>
          <table:table-cell office:value-type="float" office:value="503.25" calcext:value-type="float">
            <text:p>503.25</text:p>
          </table:table-cell>
          <table:table-cell/>
          <table:table-cell office:value-type="string" calcext:value-type="string">
            <text:p>Mar 00</text:p>
          </table:table-cell>
          <table:table-cell office:value-type="float" office:value="8.2787" calcext:value-type="float">
            <text:p>8.2787</text:p>
          </table:table-cell>
          <table:table-cell/>
          <table:table-cell office:value-type="float" office:value="2.47562" calcext:value-type="float">
            <text:p>2.47562</text:p>
          </table:table-cell>
          <table:table-cell table:formula="of:=2000*[.K113]" office:value-type="float" office:value="4951.24" calcext:value-type="float">
            <text:p>4951.24</text:p>
          </table:table-cell>
        </table:table-row>
        <table:table-row table:style-name="ro1">
          <table:table-cell office:value-type="string" calcext:value-type="string">
            <text:p>Apr 00</text:p>
          </table:table-cell>
          <table:table-cell office:value-type="float" office:value="2.4423" calcext:value-type="float">
            <text:p>2.4423</text:p>
          </table:table-cell>
          <table:table-cell table:formula="of:=2000*[.B114]" office:value-type="float" office:value="4884.6" calcext:value-type="float">
            <text:p>4884.6</text:p>
          </table:table-cell>
          <table:table-cell/>
          <table:table-cell office:value-type="string" calcext:value-type="string">
            <text:p>Apr 00</text:p>
          </table:table-cell>
          <table:table-cell office:value-type="float" office:value="515.25" calcext:value-type="float">
            <text:p>515.25</text:p>
          </table:table-cell>
          <table:table-cell/>
          <table:table-cell office:value-type="string" calcext:value-type="string">
            <text:p>Apr 00</text:p>
          </table:table-cell>
          <table:table-cell office:value-type="float" office:value="8.2799" calcext:value-type="float">
            <text:p>8.2799</text:p>
          </table:table-cell>
          <table:table-cell/>
          <table:table-cell office:value-type="float" office:value="2.44233" calcext:value-type="float">
            <text:p>2.44233</text:p>
          </table:table-cell>
          <table:table-cell table:formula="of:=2000*[.K114]" office:value-type="float" office:value="4884.66" calcext:value-type="float">
            <text:p>4884.66</text:p>
          </table:table-cell>
        </table:table-row>
        <table:table-row table:style-name="ro1">
          <table:table-cell office:value-type="string" calcext:value-type="string">
            <text:p>May 00</text:p>
          </table:table-cell>
          <table:table-cell office:value-type="float" office:value="2.4726" calcext:value-type="float">
            <text:p>2.4726</text:p>
          </table:table-cell>
          <table:table-cell table:formula="of:=2000*[.B115]" office:value-type="float" office:value="4945.2" calcext:value-type="float">
            <text:p>4945.2</text:p>
          </table:table-cell>
          <table:table-cell/>
          <table:table-cell office:value-type="string" calcext:value-type="string">
            <text:p>May 00</text:p>
          </table:table-cell>
          <table:table-cell office:value-type="float" office:value="524.25" calcext:value-type="float">
            <text:p>524.25</text:p>
          </table:table-cell>
          <table:table-cell/>
          <table:table-cell office:value-type="string" calcext:value-type="string">
            <text:p>May 00</text:p>
          </table:table-cell>
          <table:table-cell office:value-type="float" office:value="8.2773" calcext:value-type="float">
            <text:p>8.2773</text:p>
          </table:table-cell>
          <table:table-cell/>
          <table:table-cell office:value-type="float" office:value="2.47263" calcext:value-type="float">
            <text:p>2.47263</text:p>
          </table:table-cell>
          <table:table-cell table:formula="of:=2000*[.K115]" office:value-type="float" office:value="4945.26" calcext:value-type="float">
            <text:p>4945.26</text:p>
          </table:table-cell>
        </table:table-row>
        <table:table-row table:style-name="ro1">
          <table:table-cell office:value-type="string" calcext:value-type="string">
            <text:p>Jun 00</text:p>
          </table:table-cell>
          <table:table-cell office:value-type="float" office:value="2.4752" calcext:value-type="float">
            <text:p>2.4752</text:p>
          </table:table-cell>
          <table:table-cell table:formula="of:=2000*[.B116]" office:value-type="float" office:value="4950.4" calcext:value-type="float">
            <text:p>4950.4</text:p>
          </table:table-cell>
          <table:table-cell/>
          <table:table-cell office:value-type="string" calcext:value-type="string">
            <text:p>Jun 00</text:p>
          </table:table-cell>
          <table:table-cell office:value-type="float" office:value="539.75" calcext:value-type="float">
            <text:p>539.75</text:p>
          </table:table-cell>
          <table:table-cell/>
          <table:table-cell office:value-type="string" calcext:value-type="string">
            <text:p>Jun 00</text:p>
          </table:table-cell>
          <table:table-cell office:value-type="float" office:value="8.2782" calcext:value-type="float">
            <text:p>8.2782</text:p>
          </table:table-cell>
          <table:table-cell/>
          <table:table-cell office:value-type="float" office:value="2.47517" calcext:value-type="float">
            <text:p>2.47517</text:p>
          </table:table-cell>
          <table:table-cell table:formula="of:=2000*[.K116]" office:value-type="float" office:value="4950.34" calcext:value-type="float">
            <text:p>4950.34</text:p>
          </table:table-cell>
        </table:table-row>
        <table:table-row table:style-name="ro1">
          <table:table-cell office:value-type="string" calcext:value-type="string">
            <text:p>Jul 00</text:p>
          </table:table-cell>
          <table:table-cell office:value-type="float" office:value="2.4239" calcext:value-type="float">
            <text:p>2.4239</text:p>
          </table:table-cell>
          <table:table-cell table:formula="of:=2000*[.B117]" office:value-type="float" office:value="4847.8" calcext:value-type="float">
            <text:p>4847.8</text:p>
          </table:table-cell>
          <table:table-cell/>
          <table:table-cell office:value-type="string" calcext:value-type="string">
            <text:p>Jul 00</text:p>
          </table:table-cell>
          <table:table-cell office:value-type="float" office:value="555.55" calcext:value-type="float">
            <text:p>555.55</text:p>
          </table:table-cell>
          <table:table-cell/>
          <table:table-cell office:value-type="string" calcext:value-type="string">
            <text:p>Jul 00</text:p>
          </table:table-cell>
          <table:table-cell office:value-type="float" office:value="8.2792" calcext:value-type="float">
            <text:p>8.2792</text:p>
          </table:table-cell>
          <table:table-cell/>
          <table:table-cell office:value-type="float" office:value="2.42391" calcext:value-type="float">
            <text:p>2.42391</text:p>
          </table:table-cell>
          <table:table-cell table:formula="of:=2000*[.K117]" office:value-type="float" office:value="4847.82" calcext:value-type="float">
            <text:p>4847.82</text:p>
          </table:table-cell>
        </table:table-row>
        <table:table-row table:style-name="ro1">
          <table:table-cell office:value-type="string" calcext:value-type="string">
            <text:p>Aug 00</text:p>
          </table:table-cell>
          <table:table-cell office:value-type="float" office:value="2.4062" calcext:value-type="float">
            <text:p>2.4062</text:p>
          </table:table-cell>
          <table:table-cell table:formula="of:=2000*[.B118]" office:value-type="float" office:value="4812.4" calcext:value-type="float">
            <text:p>4812.4</text:p>
          </table:table-cell>
          <table:table-cell/>
          <table:table-cell office:value-type="string" calcext:value-type="string">
            <text:p>Aug 00</text:p>
          </table:table-cell>
          <table:table-cell office:value-type="float" office:value="562.05" calcext:value-type="float">
            <text:p>562.05</text:p>
          </table:table-cell>
          <table:table-cell/>
          <table:table-cell office:value-type="string" calcext:value-type="string">
            <text:p>Aug 00</text:p>
          </table:table-cell>
          <table:table-cell office:value-type="float" office:value="8.2786" calcext:value-type="float">
            <text:p>8.2786</text:p>
          </table:table-cell>
          <table:table-cell/>
          <table:table-cell office:value-type="float" office:value="2.40622" calcext:value-type="float">
            <text:p>2.40622</text:p>
          </table:table-cell>
          <table:table-cell table:formula="of:=2000*[.K118]" office:value-type="float" office:value="4812.44" calcext:value-type="float">
            <text:p>4812.44</text:p>
          </table:table-cell>
        </table:table-row>
        <table:table-row table:style-name="ro1">
          <table:table-cell office:value-type="string" calcext:value-type="string">
            <text:p>Sep 00</text:p>
          </table:table-cell>
          <table:table-cell office:value-type="float" office:value="2.4831" calcext:value-type="float">
            <text:p>2.4831</text:p>
          </table:table-cell>
          <table:table-cell table:formula="of:=2000*[.B119]" office:value-type="float" office:value="4966.2" calcext:value-type="float">
            <text:p>4966.2</text:p>
          </table:table-cell>
          <table:table-cell/>
          <table:table-cell office:value-type="string" calcext:value-type="string">
            <text:p>Sep 00</text:p>
          </table:table-cell>
          <table:table-cell office:value-type="float" office:value="563.75" calcext:value-type="float">
            <text:p>563.75</text:p>
          </table:table-cell>
          <table:table-cell/>
          <table:table-cell office:value-type="string" calcext:value-type="string">
            <text:p>Sep 00</text:p>
          </table:table-cell>
          <table:table-cell office:value-type="float" office:value="8.2798" calcext:value-type="float">
            <text:p>8.2798</text:p>
          </table:table-cell>
          <table:table-cell/>
          <table:table-cell office:value-type="float" office:value="2.4831" calcext:value-type="float">
            <text:p>2.4831</text:p>
          </table:table-cell>
          <table:table-cell table:formula="of:=2000*[.K119]" office:value-type="float" office:value="4966.2" calcext:value-type="float">
            <text:p>4966.2</text:p>
          </table:table-cell>
        </table:table-row>
        <table:table-row table:style-name="ro1">
          <table:table-cell office:value-type="string" calcext:value-type="string">
            <text:p>Oct 00</text:p>
          </table:table-cell>
          <table:table-cell office:value-type="float" office:value="2.396" calcext:value-type="float">
            <text:p>2.396</text:p>
          </table:table-cell>
          <table:table-cell table:formula="of:=2000*[.B120]" office:value-type="float" office:value="4792" calcext:value-type="float">
            <text:p>4792</text:p>
          </table:table-cell>
          <table:table-cell/>
          <table:table-cell office:value-type="string" calcext:value-type="string">
            <text:p>Oct 00</text:p>
          </table:table-cell>
          <table:table-cell office:value-type="float" office:value="570.35" calcext:value-type="float">
            <text:p>570.35</text:p>
          </table:table-cell>
          <table:table-cell/>
          <table:table-cell office:value-type="string" calcext:value-type="string">
            <text:p>Oct 00</text:p>
          </table:table-cell>
          <table:table-cell office:value-type="float" office:value="8.2775" calcext:value-type="float">
            <text:p>8.2775</text:p>
          </table:table-cell>
          <table:table-cell/>
          <table:table-cell office:value-type="float" office:value="2.39601" calcext:value-type="float">
            <text:p>2.39601</text:p>
          </table:table-cell>
          <table:table-cell table:formula="of:=2000*[.K120]" office:value-type="float" office:value="4792.02" calcext:value-type="float">
            <text:p>4792.02</text:p>
          </table:table-cell>
        </table:table-row>
        <table:table-row table:style-name="ro1">
          <table:table-cell office:value-type="string" calcext:value-type="string">
            <text:p>Nov 00</text:p>
          </table:table-cell>
          <table:table-cell office:value-type="float" office:value="2.3902" calcext:value-type="float">
            <text:p>2.3902</text:p>
          </table:table-cell>
          <table:table-cell table:formula="of:=2000*[.B121]" office:value-type="float" office:value="4780.4" calcext:value-type="float">
            <text:p>4780.4</text:p>
          </table:table-cell>
          <table:table-cell/>
          <table:table-cell office:value-type="string" calcext:value-type="string">
            <text:p>Nov 00</text:p>
          </table:table-cell>
          <table:table-cell office:value-type="float" office:value="578.15" calcext:value-type="float">
            <text:p>578.15</text:p>
          </table:table-cell>
          <table:table-cell/>
          <table:table-cell office:value-type="string" calcext:value-type="string">
            <text:p>Nov 00</text:p>
          </table:table-cell>
          <table:table-cell office:value-type="float" office:value="8.2777" calcext:value-type="float">
            <text:p>8.2777</text:p>
          </table:table-cell>
          <table:table-cell/>
          <table:table-cell office:value-type="float" office:value="2.39021" calcext:value-type="float">
            <text:p>2.39021</text:p>
          </table:table-cell>
          <table:table-cell table:formula="of:=2000*[.K121]" office:value-type="float" office:value="4780.42" calcext:value-type="float">
            <text:p>4780.42</text:p>
          </table:table-cell>
        </table:table-row>
        <table:table-row table:style-name="ro1">
          <table:table-cell office:value-type="string" calcext:value-type="string">
            <text:p>Dec 00</text:p>
          </table:table-cell>
          <table:table-cell office:value-type="float" office:value="2.374" calcext:value-type="float">
            <text:p>2.374</text:p>
          </table:table-cell>
          <table:table-cell table:formula="of:=2000*[.B122]" office:value-type="float" office:value="4748" calcext:value-type="float">
            <text:p>4748</text:p>
          </table:table-cell>
          <table:table-cell/>
          <table:table-cell office:value-type="string" calcext:value-type="string">
            <text:p>Dec 00</text:p>
          </table:table-cell>
          <table:table-cell office:value-type="float" office:value="573.75" calcext:value-type="float">
            <text:p>573.75</text:p>
          </table:table-cell>
          <table:table-cell/>
          <table:table-cell office:value-type="string" calcext:value-type="string">
            <text:p>Dec 00</text:p>
          </table:table-cell>
          <table:table-cell office:value-type="float" office:value="8.2774" calcext:value-type="float">
            <text:p>8.2774</text:p>
          </table:table-cell>
          <table:table-cell/>
          <table:table-cell office:value-type="float" office:value="2.37397" calcext:value-type="float">
            <text:p>2.37397</text:p>
          </table:table-cell>
          <table:table-cell table:formula="of:=2000*[.K122]" office:value-type="float" office:value="4747.94" calcext:value-type="float">
            <text:p>4747.94</text:p>
          </table:table-cell>
        </table:table-row>
        <table:table-row table:style-name="ro1">
          <table:table-cell office:value-type="string" calcext:value-type="string">
            <text:p>Jan 01</text:p>
          </table:table-cell>
          <table:table-cell office:value-type="float" office:value="2.3453" calcext:value-type="float">
            <text:p>2.3453</text:p>
          </table:table-cell>
          <table:table-cell table:formula="of:=2000*[.B123]" office:value-type="float" office:value="4690.6" calcext:value-type="float">
            <text:p>4690.6</text:p>
          </table:table-cell>
          <table:table-cell/>
          <table:table-cell office:value-type="string" calcext:value-type="string">
            <text:p>Jan 01</text:p>
          </table:table-cell>
          <table:table-cell office:value-type="float" office:value="561.35" calcext:value-type="float">
            <text:p>561.35</text:p>
          </table:table-cell>
          <table:table-cell/>
          <table:table-cell office:value-type="string" calcext:value-type="string">
            <text:p>Jan 01</text:p>
          </table:table-cell>
          <table:table-cell office:value-type="float" office:value="8.2781" calcext:value-type="float">
            <text:p>8.2781</text:p>
          </table:table-cell>
          <table:table-cell/>
          <table:table-cell office:value-type="float" office:value="2.3453" calcext:value-type="float">
            <text:p>2.3453</text:p>
          </table:table-cell>
          <table:table-cell table:formula="of:=2000*[.K123]" office:value-type="float" office:value="4690.6" calcext:value-type="float">
            <text:p>4690.6</text:p>
          </table:table-cell>
        </table:table-row>
        <table:table-row table:style-name="ro1">
          <table:table-cell office:value-type="string" calcext:value-type="string">
            <text:p>Feb 01</text:p>
          </table:table-cell>
          <table:table-cell office:value-type="float" office:value="2.3232" calcext:value-type="float">
            <text:p>2.3232</text:p>
          </table:table-cell>
          <table:table-cell table:formula="of:=2000*[.B124]" office:value-type="float" office:value="4646.4" calcext:value-type="float">
            <text:p>4646.4</text:p>
          </table:table-cell>
          <table:table-cell/>
          <table:table-cell office:value-type="string" calcext:value-type="string">
            <text:p>Feb 01</text:p>
          </table:table-cell>
          <table:table-cell office:value-type="float" office:value="574.22" calcext:value-type="float">
            <text:p>574.22</text:p>
          </table:table-cell>
          <table:table-cell/>
          <table:table-cell office:value-type="string" calcext:value-type="string">
            <text:p>Feb 01</text:p>
          </table:table-cell>
          <table:table-cell office:value-type="float" office:value="8.2783" calcext:value-type="float">
            <text:p>8.2783</text:p>
          </table:table-cell>
          <table:table-cell/>
          <table:table-cell office:value-type="float" office:value="2.32321" calcext:value-type="float">
            <text:p>2.32321</text:p>
          </table:table-cell>
          <table:table-cell table:formula="of:=2000*[.K124]" office:value-type="float" office:value="4646.42" calcext:value-type="float">
            <text:p>4646.42</text:p>
          </table:table-cell>
        </table:table-row>
        <table:table-row table:style-name="ro1">
          <table:table-cell office:value-type="string" calcext:value-type="string">
            <text:p>Mar 01</text:p>
          </table:table-cell>
          <table:table-cell office:value-type="float" office:value="2.289" calcext:value-type="float">
            <text:p>2.289</text:p>
          </table:table-cell>
          <table:table-cell table:formula="of:=2000*[.B125]" office:value-type="float" office:value="4578" calcext:value-type="float">
            <text:p>4578</text:p>
          </table:table-cell>
          <table:table-cell/>
          <table:table-cell office:value-type="string" calcext:value-type="string">
            <text:p>Mar 01</text:p>
          </table:table-cell>
          <table:table-cell office:value-type="float" office:value="595.55" calcext:value-type="float">
            <text:p>595.55</text:p>
          </table:table-cell>
          <table:table-cell/>
          <table:table-cell office:value-type="string" calcext:value-type="string">
            <text:p>Mar 01</text:p>
          </table:table-cell>
          <table:table-cell office:value-type="float" office:value="8.2777" calcext:value-type="float">
            <text:p>8.2777</text:p>
          </table:table-cell>
          <table:table-cell/>
          <table:table-cell office:value-type="float" office:value="2.28901" calcext:value-type="float">
            <text:p>2.28901</text:p>
          </table:table-cell>
          <table:table-cell table:formula="of:=2000*[.K125]" office:value-type="float" office:value="4578.02" calcext:value-type="float">
            <text:p>4578.02</text:p>
          </table:table-cell>
        </table:table-row>
        <table:table-row table:style-name="ro1">
          <table:table-cell office:value-type="string" calcext:value-type="string">
            <text:p>Apr 01</text:p>
          </table:table-cell>
          <table:table-cell office:value-type="float" office:value="2.2449" calcext:value-type="float">
            <text:p>2.2449</text:p>
          </table:table-cell>
          <table:table-cell table:formula="of:=2000*[.B126]" office:value-type="float" office:value="4489.8" calcext:value-type="float">
            <text:p>4489.8</text:p>
          </table:table-cell>
          <table:table-cell/>
          <table:table-cell office:value-type="string" calcext:value-type="string">
            <text:p>Apr 01</text:p>
          </table:table-cell>
          <table:table-cell office:value-type="float" office:value="600.85" calcext:value-type="float">
            <text:p>600.85</text:p>
          </table:table-cell>
          <table:table-cell/>
          <table:table-cell office:value-type="string" calcext:value-type="string">
            <text:p>Apr 01</text:p>
          </table:table-cell>
          <table:table-cell office:value-type="float" office:value="8.2774" calcext:value-type="float">
            <text:p>8.2774</text:p>
          </table:table-cell>
          <table:table-cell/>
          <table:table-cell office:value-type="float" office:value="2.24492" calcext:value-type="float">
            <text:p>2.24492</text:p>
          </table:table-cell>
          <table:table-cell table:formula="of:=2000*[.K126]" office:value-type="float" office:value="4489.84" calcext:value-type="float">
            <text:p>4489.84</text:p>
          </table:table-cell>
        </table:table-row>
        <table:table-row table:style-name="ro1">
          <table:table-cell office:value-type="string" calcext:value-type="string">
            <text:p>May 01</text:p>
          </table:table-cell>
          <table:table-cell office:value-type="float" office:value="2.243" calcext:value-type="float">
            <text:p>2.243</text:p>
          </table:table-cell>
          <table:table-cell table:formula="of:=2000*[.B127]" office:value-type="float" office:value="4486" calcext:value-type="float">
            <text:p>4486</text:p>
          </table:table-cell>
          <table:table-cell/>
          <table:table-cell office:value-type="string" calcext:value-type="string">
            <text:p>May 01</text:p>
          </table:table-cell>
          <table:table-cell office:value-type="float" office:value="610.95" calcext:value-type="float">
            <text:p>610.95</text:p>
          </table:table-cell>
          <table:table-cell/>
          <table:table-cell office:value-type="string" calcext:value-type="string">
            <text:p>May 01</text:p>
          </table:table-cell>
          <table:table-cell office:value-type="float" office:value="8.277" calcext:value-type="float">
            <text:p>8.277</text:p>
          </table:table-cell>
          <table:table-cell/>
          <table:table-cell office:value-type="float" office:value="2.24302" calcext:value-type="float">
            <text:p>2.24302</text:p>
          </table:table-cell>
          <table:table-cell table:formula="of:=2000*[.K127]" office:value-type="float" office:value="4486.04" calcext:value-type="float">
            <text:p>4486.04</text:p>
          </table:table-cell>
        </table:table-row>
        <table:table-row table:style-name="ro1">
          <table:table-cell office:value-type="string" calcext:value-type="string">
            <text:p>Jun 01</text:p>
          </table:table-cell>
          <table:table-cell office:value-type="float" office:value="2.1901" calcext:value-type="float">
            <text:p>2.1901</text:p>
          </table:table-cell>
          <table:table-cell table:formula="of:=2000*[.B128]" office:value-type="float" office:value="4380.2" calcext:value-type="float">
            <text:p>4380.2</text:p>
          </table:table-cell>
          <table:table-cell/>
          <table:table-cell office:value-type="string" calcext:value-type="string">
            <text:p>Jun 01</text:p>
          </table:table-cell>
          <table:table-cell office:value-type="float" office:value="631.75" calcext:value-type="float">
            <text:p>631.75</text:p>
          </table:table-cell>
          <table:table-cell/>
          <table:table-cell office:value-type="string" calcext:value-type="string">
            <text:p>Jun 01</text:p>
          </table:table-cell>
          <table:table-cell office:value-type="float" office:value="8.2767" calcext:value-type="float">
            <text:p>8.2767</text:p>
          </table:table-cell>
          <table:table-cell/>
          <table:table-cell office:value-type="float" office:value="2.19008" calcext:value-type="float">
            <text:p>2.19008</text:p>
          </table:table-cell>
          <table:table-cell table:formula="of:=2000*[.K128]" office:value-type="float" office:value="4380.16" calcext:value-type="float">
            <text:p>4380.16</text:p>
          </table:table-cell>
        </table:table-row>
        <table:table-row table:style-name="ro1">
          <table:table-cell office:value-type="string" calcext:value-type="string">
            <text:p>Jul 01</text:p>
          </table:table-cell>
          <table:table-cell office:value-type="float" office:value="1.9735" calcext:value-type="float">
            <text:p>1.9735</text:p>
          </table:table-cell>
          <table:table-cell table:formula="of:=2000*[.B129]" office:value-type="float" office:value="3947" calcext:value-type="float">
            <text:p>3947</text:p>
          </table:table-cell>
          <table:table-cell/>
          <table:table-cell office:value-type="string" calcext:value-type="string">
            <text:p>Jul 01</text:p>
          </table:table-cell>
          <table:table-cell office:value-type="float" office:value="670.25" calcext:value-type="float">
            <text:p>670.25</text:p>
          </table:table-cell>
          <table:table-cell/>
          <table:table-cell office:value-type="string" calcext:value-type="string">
            <text:p>Jul 01</text:p>
          </table:table-cell>
          <table:table-cell office:value-type="float" office:value="8.277" calcext:value-type="float">
            <text:p>8.277</text:p>
          </table:table-cell>
          <table:table-cell/>
          <table:table-cell office:value-type="float" office:value="1.97354" calcext:value-type="float">
            <text:p>1.97354</text:p>
          </table:table-cell>
          <table:table-cell table:formula="of:=2000*[.K129]" office:value-type="float" office:value="3947.08" calcext:value-type="float">
            <text:p>3947.08</text:p>
          </table:table-cell>
        </table:table-row>
        <table:table-row table:style-name="ro1">
          <table:table-cell office:value-type="string" calcext:value-type="string">
            <text:p>Aug 01</text:p>
          </table:table-cell>
          <table:table-cell office:value-type="float" office:value="1.7671" calcext:value-type="float">
            <text:p>1.7671</text:p>
          </table:table-cell>
          <table:table-cell table:formula="of:=2000*[.B130]" office:value-type="float" office:value="3534.2" calcext:value-type="float">
            <text:p>3534.2</text:p>
          </table:table-cell>
          <table:table-cell/>
          <table:table-cell office:value-type="string" calcext:value-type="string">
            <text:p>Aug 01</text:p>
          </table:table-cell>
          <table:table-cell office:value-type="float" office:value="664.75" calcext:value-type="float">
            <text:p>664.75</text:p>
          </table:table-cell>
          <table:table-cell/>
          <table:table-cell office:value-type="string" calcext:value-type="string">
            <text:p>Aug 01</text:p>
          </table:table-cell>
          <table:table-cell office:value-type="float" office:value="8.2769" calcext:value-type="float">
            <text:p>8.2769</text:p>
          </table:table-cell>
          <table:table-cell/>
          <table:table-cell office:value-type="float" office:value="1.76706" calcext:value-type="float">
            <text:p>1.76706</text:p>
          </table:table-cell>
          <table:table-cell table:formula="of:=2000*[.K130]" office:value-type="float" office:value="3534.12" calcext:value-type="float">
            <text:p>3534.12</text:p>
          </table:table-cell>
        </table:table-row>
        <table:table-row table:style-name="ro1">
          <table:table-cell office:value-type="string" calcext:value-type="string">
            <text:p>Sep 01</text:p>
          </table:table-cell>
          <table:table-cell office:value-type="float" office:value="1.6758" calcext:value-type="float">
            <text:p>1.6758</text:p>
          </table:table-cell>
          <table:table-cell table:formula="of:=2000*[.B131]" office:value-type="float" office:value="3351.6" calcext:value-type="float">
            <text:p>3351.6</text:p>
          </table:table-cell>
          <table:table-cell/>
          <table:table-cell office:value-type="string" calcext:value-type="string">
            <text:p>Sep 01</text:p>
          </table:table-cell>
          <table:table-cell office:value-type="float" office:value="693.15" calcext:value-type="float">
            <text:p>693.15</text:p>
          </table:table-cell>
          <table:table-cell/>
          <table:table-cell office:value-type="string" calcext:value-type="string">
            <text:p>Sep 01</text:p>
          </table:table-cell>
          <table:table-cell office:value-type="float" office:value="8.2768" calcext:value-type="float">
            <text:p>8.2768</text:p>
          </table:table-cell>
          <table:table-cell/>
          <table:table-cell office:value-type="float" office:value="1.6758" calcext:value-type="float">
            <text:p>1.6758</text:p>
          </table:table-cell>
          <table:table-cell table:formula="of:=2000*[.K131]" office:value-type="float" office:value="3351.6" calcext:value-type="float">
            <text:p>3351.6</text:p>
          </table:table-cell>
        </table:table-row>
        <table:table-row table:style-name="ro1">
          <table:table-cell office:value-type="string" calcext:value-type="string">
            <text:p>Oct 01</text:p>
          </table:table-cell>
          <table:table-cell office:value-type="float" office:value="1.7013" calcext:value-type="float">
            <text:p>1.7013</text:p>
          </table:table-cell>
          <table:table-cell table:formula="of:=2000*[.B132]" office:value-type="float" office:value="3402.6" calcext:value-type="float">
            <text:p>3402.6</text:p>
          </table:table-cell>
          <table:table-cell/>
          <table:table-cell office:value-type="string" calcext:value-type="string">
            <text:p>Oct 01</text:p>
          </table:table-cell>
          <table:table-cell office:value-type="float" office:value="713.65" calcext:value-type="float">
            <text:p>713.65</text:p>
          </table:table-cell>
          <table:table-cell/>
          <table:table-cell office:value-type="string" calcext:value-type="string">
            <text:p>Oct 01</text:p>
          </table:table-cell>
          <table:table-cell office:value-type="float" office:value="8.2768" calcext:value-type="float">
            <text:p>8.2768</text:p>
          </table:table-cell>
          <table:table-cell/>
          <table:table-cell office:value-type="float" office:value="1.70129" calcext:value-type="float">
            <text:p>1.70129</text:p>
          </table:table-cell>
          <table:table-cell table:formula="of:=2000*[.K132]" office:value-type="float" office:value="3402.58" calcext:value-type="float">
            <text:p>3402.58</text:p>
          </table:table-cell>
        </table:table-row>
        <table:table-row table:style-name="ro1">
          <table:table-cell office:value-type="string" calcext:value-type="string">
            <text:p>Nov 01</text:p>
          </table:table-cell>
          <table:table-cell office:value-type="float" office:value="1.8333" calcext:value-type="float">
            <text:p>1.8333</text:p>
          </table:table-cell>
          <table:table-cell table:formula="of:=2000*[.B133]" office:value-type="float" office:value="3666.6" calcext:value-type="float">
            <text:p>3666.6</text:p>
          </table:table-cell>
          <table:table-cell/>
          <table:table-cell office:value-type="string" calcext:value-type="string">
            <text:p>Nov 01</text:p>
          </table:table-cell>
          <table:table-cell office:value-type="float" office:value="686.15" calcext:value-type="float">
            <text:p>686.15</text:p>
          </table:table-cell>
          <table:table-cell/>
          <table:table-cell office:value-type="string" calcext:value-type="string">
            <text:p>Nov 01</text:p>
          </table:table-cell>
          <table:table-cell office:value-type="float" office:value="8.2772" calcext:value-type="float">
            <text:p>8.2772</text:p>
          </table:table-cell>
          <table:table-cell/>
          <table:table-cell office:value-type="float" office:value="1.83333" calcext:value-type="float">
            <text:p>1.83333</text:p>
          </table:table-cell>
          <table:table-cell table:formula="of:=2000*[.K133]" office:value-type="float" office:value="3666.66" calcext:value-type="float">
            <text:p>3666.66</text:p>
          </table:table-cell>
        </table:table-row>
        <table:table-row table:style-name="ro1">
          <table:table-cell office:value-type="string" calcext:value-type="string">
            <text:p>Dec 01</text:p>
          </table:table-cell>
          <table:table-cell office:value-type="float" office:value="1.8228" calcext:value-type="float">
            <text:p>1.8228</text:p>
          </table:table-cell>
          <table:table-cell table:formula="of:=2000*[.B134]" office:value-type="float" office:value="3645.6" calcext:value-type="float">
            <text:p>3645.6</text:p>
          </table:table-cell>
          <table:table-cell/>
          <table:table-cell office:value-type="string" calcext:value-type="string">
            <text:p>Dec 01</text:p>
          </table:table-cell>
          <table:table-cell office:value-type="float" office:value="661.15" calcext:value-type="float">
            <text:p>661.15</text:p>
          </table:table-cell>
          <table:table-cell/>
          <table:table-cell office:value-type="string" calcext:value-type="string">
            <text:p>Dec 01</text:p>
          </table:table-cell>
          <table:table-cell office:value-type="float" office:value="8.2766" calcext:value-type="float">
            <text:p>8.2766</text:p>
          </table:table-cell>
          <table:table-cell/>
          <table:table-cell office:value-type="float" office:value="1.82276" calcext:value-type="float">
            <text:p>1.82276</text:p>
          </table:table-cell>
          <table:table-cell table:formula="of:=2000*[.K134]" office:value-type="float" office:value="3645.52" calcext:value-type="float">
            <text:p>3645.52</text:p>
          </table:table-cell>
        </table:table-row>
        <table:table-row table:style-name="ro1">
          <table:table-cell office:value-type="string" calcext:value-type="string">
            <text:p>Jan 02</text:p>
          </table:table-cell>
          <table:table-cell office:value-type="float" office:value="1.7517" calcext:value-type="float">
            <text:p>1.7517</text:p>
          </table:table-cell>
          <table:table-cell table:formula="of:=2000*[.B135]" office:value-type="float" office:value="3503.4" calcext:value-type="float">
            <text:p>3503.4</text:p>
          </table:table-cell>
          <table:table-cell/>
          <table:table-cell office:value-type="string" calcext:value-type="string">
            <text:p>Jan 02</text:p>
          </table:table-cell>
          <table:table-cell office:value-type="float" office:value="678.65" calcext:value-type="float">
            <text:p>678.65</text:p>
          </table:table-cell>
          <table:table-cell/>
          <table:table-cell office:value-type="string" calcext:value-type="string">
            <text:p>Jan 02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1.75173" calcext:value-type="float">
            <text:p>1.75173</text:p>
          </table:table-cell>
          <table:table-cell table:formula="of:=2000*[.K135]" office:value-type="float" office:value="3503.46" calcext:value-type="float">
            <text:p>3503.46</text:p>
          </table:table-cell>
        </table:table-row>
        <table:table-row table:style-name="ro1">
          <table:table-cell office:value-type="string" calcext:value-type="string">
            <text:p>Feb 02</text:p>
          </table:table-cell>
          <table:table-cell office:value-type="float" office:value="1.6923" calcext:value-type="float">
            <text:p>1.6923</text:p>
          </table:table-cell>
          <table:table-cell table:formula="of:=2000*[.B136]" office:value-type="float" office:value="3384.6" calcext:value-type="float">
            <text:p>3384.6</text:p>
          </table:table-cell>
          <table:table-cell/>
          <table:table-cell office:value-type="string" calcext:value-type="string">
            <text:p>Feb 02</text:p>
          </table:table-cell>
          <table:table-cell office:value-type="float" office:value="672.15" calcext:value-type="float">
            <text:p>672.15</text:p>
          </table:table-cell>
          <table:table-cell/>
          <table:table-cell office:value-type="string" calcext:value-type="string">
            <text:p>Feb 02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1.69226" calcext:value-type="float">
            <text:p>1.69226</text:p>
          </table:table-cell>
          <table:table-cell table:formula="of:=2000*[.K136]" office:value-type="float" office:value="3384.52" calcext:value-type="float">
            <text:p>3384.52</text:p>
          </table:table-cell>
        </table:table-row>
        <table:table-row table:style-name="ro1">
          <table:table-cell office:value-type="string" calcext:value-type="string">
            <text:p>Mar 02</text:p>
          </table:table-cell>
          <table:table-cell office:value-type="float" office:value="1.7431" calcext:value-type="float">
            <text:p>1.7431</text:p>
          </table:table-cell>
          <table:table-cell table:formula="of:=2000*[.B137]" office:value-type="float" office:value="3486.2" calcext:value-type="float">
            <text:p>3486.2</text:p>
          </table:table-cell>
          <table:table-cell/>
          <table:table-cell office:value-type="string" calcext:value-type="string">
            <text:p>Mar 02</text:p>
          </table:table-cell>
          <table:table-cell office:value-type="float" office:value="656.45" calcext:value-type="float">
            <text:p>656.45</text:p>
          </table:table-cell>
          <table:table-cell/>
          <table:table-cell office:value-type="string" calcext:value-type="string">
            <text:p>Mar 02</text:p>
          </table:table-cell>
          <table:table-cell office:value-type="float" office:value="8.2774" calcext:value-type="float">
            <text:p>8.2774</text:p>
          </table:table-cell>
          <table:table-cell/>
          <table:table-cell office:value-type="float" office:value="1.74307" calcext:value-type="float">
            <text:p>1.74307</text:p>
          </table:table-cell>
          <table:table-cell table:formula="of:=2000*[.K137]" office:value-type="float" office:value="3486.14" calcext:value-type="float">
            <text:p>3486.14</text:p>
          </table:table-cell>
        </table:table-row>
        <table:table-row table:style-name="ro1">
          <table:table-cell office:value-type="string" calcext:value-type="string">
            <text:p>Apr 02</text:p>
          </table:table-cell>
          <table:table-cell office:value-type="float" office:value="1.8251" calcext:value-type="float">
            <text:p>1.8251</text:p>
          </table:table-cell>
          <table:table-cell table:formula="of:=2000*[.B138]" office:value-type="float" office:value="3650.2" calcext:value-type="float">
            <text:p>3650.2</text:p>
          </table:table-cell>
          <table:table-cell/>
          <table:table-cell office:value-type="string" calcext:value-type="string">
            <text:p>Apr 02</text:p>
          </table:table-cell>
          <table:table-cell office:value-type="float" office:value="646.85" calcext:value-type="float">
            <text:p>646.85</text:p>
          </table:table-cell>
          <table:table-cell/>
          <table:table-cell office:value-type="string" calcext:value-type="string">
            <text:p>Apr 02</text:p>
          </table:table-cell>
          <table:table-cell office:value-type="float" office:value="8.2773" calcext:value-type="float">
            <text:p>8.2773</text:p>
          </table:table-cell>
          <table:table-cell/>
          <table:table-cell office:value-type="float" office:value="1.82508" calcext:value-type="float">
            <text:p>1.82508</text:p>
          </table:table-cell>
          <table:table-cell table:formula="of:=2000*[.K138]" office:value-type="float" office:value="3650.16" calcext:value-type="float">
            <text:p>3650.16</text:p>
          </table:table-cell>
        </table:table-row>
        <table:table-row table:style-name="ro1">
          <table:table-cell office:value-type="string" calcext:value-type="string">
            <text:p>May 02</text:p>
          </table:table-cell>
          <table:table-cell office:value-type="float" office:value="1.8823" calcext:value-type="float">
            <text:p>1.8823</text:p>
          </table:table-cell>
          <table:table-cell table:formula="of:=2000*[.B139]" office:value-type="float" office:value="3764.6" calcext:value-type="float">
            <text:p>3764.6</text:p>
          </table:table-cell>
          <table:table-cell/>
          <table:table-cell office:value-type="string" calcext:value-type="string">
            <text:p>May 02</text:p>
          </table:table-cell>
          <table:table-cell office:value-type="float" office:value="655.55" calcext:value-type="float">
            <text:p>655.55</text:p>
          </table:table-cell>
          <table:table-cell/>
          <table:table-cell office:value-type="string" calcext:value-type="string">
            <text:p>May 02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1.88232" calcext:value-type="float">
            <text:p>1.88232</text:p>
          </table:table-cell>
          <table:table-cell table:formula="of:=2000*[.K139]" office:value-type="float" office:value="3764.64" calcext:value-type="float">
            <text:p>3764.64</text:p>
          </table:table-cell>
        </table:table-row>
        <table:table-row table:style-name="ro1">
          <table:table-cell office:value-type="string" calcext:value-type="string">
            <text:p>Jun 02</text:p>
          </table:table-cell>
          <table:table-cell office:value-type="float" office:value="1.9441" calcext:value-type="float">
            <text:p>1.9441</text:p>
          </table:table-cell>
          <table:table-cell table:formula="of:=2000*[.B140]" office:value-type="float" office:value="3888.2" calcext:value-type="float">
            <text:p>3888.2</text:p>
          </table:table-cell>
          <table:table-cell/>
          <table:table-cell office:value-type="string" calcext:value-type="string">
            <text:p>Jun 02</text:p>
          </table:table-cell>
          <table:table-cell office:value-type="float" office:value="686.15" calcext:value-type="float">
            <text:p>686.15</text:p>
          </table:table-cell>
          <table:table-cell/>
          <table:table-cell office:value-type="string" calcext:value-type="string">
            <text:p>Jun 02</text:p>
          </table:table-cell>
          <table:table-cell office:value-type="float" office:value="8.2771" calcext:value-type="float">
            <text:p>8.2771</text:p>
          </table:table-cell>
          <table:table-cell/>
          <table:table-cell office:value-type="float" office:value="1.94414" calcext:value-type="float">
            <text:p>1.94414</text:p>
          </table:table-cell>
          <table:table-cell table:formula="of:=2000*[.K140]" office:value-type="float" office:value="3888.28" calcext:value-type="float">
            <text:p>3888.28</text:p>
          </table:table-cell>
        </table:table-row>
        <table:table-row table:style-name="ro1">
          <table:table-cell office:value-type="string" calcext:value-type="string">
            <text:p>Jul 02</text:p>
          </table:table-cell>
          <table:table-cell office:value-type="float" office:value="1.9646" calcext:value-type="float">
            <text:p>1.9646</text:p>
          </table:table-cell>
          <table:table-cell table:formula="of:=2000*[.B141]" office:value-type="float" office:value="3929.2" calcext:value-type="float">
            <text:p>3929.2</text:p>
          </table:table-cell>
          <table:table-cell/>
          <table:table-cell office:value-type="string" calcext:value-type="string">
            <text:p>Jul 02</text:p>
          </table:table-cell>
          <table:table-cell office:value-type="float" office:value="707.2" calcext:value-type="float">
            <text:p>707.2</text:p>
          </table:table-cell>
          <table:table-cell/>
          <table:table-cell office:value-type="string" calcext:value-type="string">
            <text:p>Jul 02</text:p>
          </table:table-cell>
          <table:table-cell office:value-type="float" office:value="8.2767" calcext:value-type="float">
            <text:p>8.2767</text:p>
          </table:table-cell>
          <table:table-cell/>
          <table:table-cell office:value-type="float" office:value="1.96465" calcext:value-type="float">
            <text:p>1.96465</text:p>
          </table:table-cell>
          <table:table-cell table:formula="of:=2000*[.K141]" office:value-type="float" office:value="3929.3" calcext:value-type="float">
            <text:p>3929.3</text:p>
          </table:table-cell>
        </table:table-row>
        <table:table-row table:style-name="ro1">
          <table:table-cell office:value-type="string" calcext:value-type="string">
            <text:p>Aug 02</text:p>
          </table:table-cell>
          <table:table-cell office:value-type="float" office:value="1.7391" calcext:value-type="float">
            <text:p>1.7391</text:p>
          </table:table-cell>
          <table:table-cell table:formula="of:=2000*[.B142]" office:value-type="float" office:value="3478.2" calcext:value-type="float">
            <text:p>3478.2</text:p>
          </table:table-cell>
          <table:table-cell/>
          <table:table-cell office:value-type="string" calcext:value-type="string">
            <text:p>Aug 02</text:p>
          </table:table-cell>
          <table:table-cell office:value-type="float" office:value="709.25" calcext:value-type="float">
            <text:p>709.25</text:p>
          </table:table-cell>
          <table:table-cell/>
          <table:table-cell office:value-type="string" calcext:value-type="string">
            <text:p>Aug 02</text:p>
          </table:table-cell>
          <table:table-cell office:value-type="float" office:value="8.2768" calcext:value-type="float">
            <text:p>8.2768</text:p>
          </table:table-cell>
          <table:table-cell/>
          <table:table-cell office:value-type="float" office:value="1.73908" calcext:value-type="float">
            <text:p>1.73908</text:p>
          </table:table-cell>
          <table:table-cell table:formula="of:=2000*[.K142]" office:value-type="float" office:value="3478.16" calcext:value-type="float">
            <text:p>3478.16</text:p>
          </table:table-cell>
        </table:table-row>
        <table:table-row table:style-name="ro1">
          <table:table-cell office:value-type="string" calcext:value-type="string">
            <text:p>Sep 02</text:p>
          </table:table-cell>
          <table:table-cell office:value-type="float" office:value="1.795" calcext:value-type="float">
            <text:p>1.795</text:p>
          </table:table-cell>
          <table:table-cell table:formula="of:=2000*[.B143]" office:value-type="float" office:value="3590" calcext:value-type="float">
            <text:p>3590</text:p>
          </table:table-cell>
          <table:table-cell/>
          <table:table-cell office:value-type="string" calcext:value-type="string">
            <text:p>Sep 02</text:p>
          </table:table-cell>
          <table:table-cell office:value-type="float" office:value="749.25" calcext:value-type="float">
            <text:p>749.25</text:p>
          </table:table-cell>
          <table:table-cell/>
          <table:table-cell office:value-type="string" calcext:value-type="string">
            <text:p>Sep 02</text:p>
          </table:table-cell>
          <table:table-cell office:value-type="float" office:value="8.2773" calcext:value-type="float">
            <text:p>8.2773</text:p>
          </table:table-cell>
          <table:table-cell/>
          <table:table-cell office:value-type="float" office:value="1.79505" calcext:value-type="float">
            <text:p>1.79505</text:p>
          </table:table-cell>
          <table:table-cell table:formula="of:=2000*[.K143]" office:value-type="float" office:value="3590.1" calcext:value-type="float">
            <text:p>3590.1</text:p>
          </table:table-cell>
        </table:table-row>
        <table:table-row table:style-name="ro1">
          <table:table-cell office:value-type="string" calcext:value-type="string">
            <text:p>Oct 02</text:p>
          </table:table-cell>
          <table:table-cell office:value-type="float" office:value="1.9239" calcext:value-type="float">
            <text:p>1.9239</text:p>
          </table:table-cell>
          <table:table-cell table:formula="of:=2000*[.B144]" office:value-type="float" office:value="3847.8" calcext:value-type="float">
            <text:p>3847.8</text:p>
          </table:table-cell>
          <table:table-cell/>
          <table:table-cell office:value-type="string" calcext:value-type="string">
            <text:p>Oct 02</text:p>
          </table:table-cell>
          <table:table-cell office:value-type="float" office:value="726.75" calcext:value-type="float">
            <text:p>726.75</text:p>
          </table:table-cell>
          <table:table-cell/>
          <table:table-cell office:value-type="string" calcext:value-type="string">
            <text:p>Oct 02</text:p>
          </table:table-cell>
          <table:table-cell office:value-type="float" office:value="8.277" calcext:value-type="float">
            <text:p>8.277</text:p>
          </table:table-cell>
          <table:table-cell/>
          <table:table-cell office:value-type="float" office:value="1.92391" calcext:value-type="float">
            <text:p>1.92391</text:p>
          </table:table-cell>
          <table:table-cell table:formula="of:=2000*[.K144]" office:value-type="float" office:value="3847.82" calcext:value-type="float">
            <text:p>3847.82</text:p>
          </table:table-cell>
        </table:table-row>
        <table:table-row table:style-name="ro1">
          <table:table-cell office:value-type="string" calcext:value-type="string">
            <text:p>Nov 02</text:p>
          </table:table-cell>
          <table:table-cell office:value-type="float" office:value="1.9187" calcext:value-type="float">
            <text:p>1.9187</text:p>
          </table:table-cell>
          <table:table-cell table:formula="of:=2000*[.B145]" office:value-type="float" office:value="3837.4" calcext:value-type="float">
            <text:p>3837.4</text:p>
          </table:table-cell>
          <table:table-cell/>
          <table:table-cell office:value-type="string" calcext:value-type="string">
            <text:p>Nov 02</text:p>
          </table:table-cell>
          <table:table-cell office:value-type="float" office:value="703.75" calcext:value-type="float">
            <text:p>703.75</text:p>
          </table:table-cell>
          <table:table-cell/>
          <table:table-cell office:value-type="string" calcext:value-type="string">
            <text:p>Nov 02</text:p>
          </table:table-cell>
          <table:table-cell office:value-type="float" office:value="8.2773" calcext:value-type="float">
            <text:p>8.2773</text:p>
          </table:table-cell>
          <table:table-cell/>
          <table:table-cell office:value-type="float" office:value="1.9187" calcext:value-type="float">
            <text:p>1.9187</text:p>
          </table:table-cell>
          <table:table-cell table:formula="of:=2000*[.K145]" office:value-type="float" office:value="3837.4" calcext:value-type="float">
            <text:p>3837.4</text:p>
          </table:table-cell>
        </table:table-row>
        <table:table-row table:style-name="ro1">
          <table:table-cell office:value-type="string" calcext:value-type="string">
            <text:p>Dec 02</text:p>
          </table:table-cell>
          <table:table-cell office:value-type="float" office:value="1.9218" calcext:value-type="float">
            <text:p>1.9218</text:p>
          </table:table-cell>
          <table:table-cell table:formula="of:=2000*[.B146]" office:value-type="float" office:value="3843.6" calcext:value-type="float">
            <text:p>3843.6</text:p>
          </table:table-cell>
          <table:table-cell/>
          <table:table-cell office:value-type="string" calcext:value-type="string">
            <text:p>Dec 02</text:p>
          </table:table-cell>
          <table:table-cell office:value-type="float" office:value="720.25" calcext:value-type="float">
            <text:p>720.25</text:p>
          </table:table-cell>
          <table:table-cell/>
          <table:table-cell office:value-type="string" calcext:value-type="string">
            <text:p>Dec 02</text:p>
          </table:table-cell>
          <table:table-cell office:value-type="float" office:value="8.2785" calcext:value-type="float">
            <text:p>8.2785</text:p>
          </table:table-cell>
          <table:table-cell/>
          <table:table-cell office:value-type="float" office:value="1.92178" calcext:value-type="float">
            <text:p>1.92178</text:p>
          </table:table-cell>
          <table:table-cell table:formula="of:=2000*[.K146]" office:value-type="float" office:value="3843.56" calcext:value-type="float">
            <text:p>3843.56</text:p>
          </table:table-cell>
        </table:table-row>
        <table:table-row table:style-name="ro1">
          <table:table-cell office:value-type="string" calcext:value-type="string">
            <text:p>Jan 03</text:p>
          </table:table-cell>
          <table:table-cell office:value-type="float" office:value="2.012" calcext:value-type="float">
            <text:p>2.012</text:p>
          </table:table-cell>
          <table:table-cell table:formula="of:=2000*[.B147]" office:value-type="float" office:value="4024" calcext:value-type="float">
            <text:p>4024</text:p>
          </table:table-cell>
          <table:table-cell/>
          <table:table-cell office:value-type="string" calcext:value-type="string">
            <text:p>Jan 03</text:p>
          </table:table-cell>
          <table:table-cell office:value-type="float" office:value="735.25" calcext:value-type="float">
            <text:p>735.25</text:p>
          </table:table-cell>
          <table:table-cell/>
          <table:table-cell office:value-type="string" calcext:value-type="string">
            <text:p>Jan 03</text:p>
          </table:table-cell>
          <table:table-cell office:value-type="float" office:value="8.2784" calcext:value-type="float">
            <text:p>8.2784</text:p>
          </table:table-cell>
          <table:table-cell/>
          <table:table-cell office:value-type="float" office:value="2.01199" calcext:value-type="float">
            <text:p>2.01199</text:p>
          </table:table-cell>
          <table:table-cell table:formula="of:=2000*[.K147]" office:value-type="float" office:value="4023.98" calcext:value-type="float">
            <text:p>4023.98</text:p>
          </table:table-cell>
        </table:table-row>
        <table:table-row table:style-name="ro1">
          <table:table-cell office:value-type="string" calcext:value-type="string">
            <text:p>Feb 03</text:p>
          </table:table-cell>
          <table:table-cell office:value-type="float" office:value="2.0733" calcext:value-type="float">
            <text:p>2.0733</text:p>
          </table:table-cell>
          <table:table-cell table:formula="of:=2000*[.B148]" office:value-type="float" office:value="4146.6" calcext:value-type="float">
            <text:p>4146.6</text:p>
          </table:table-cell>
          <table:table-cell/>
          <table:table-cell office:value-type="string" calcext:value-type="string">
            <text:p>Feb 03</text:p>
          </table:table-cell>
          <table:table-cell office:value-type="float" office:value="749.15" calcext:value-type="float">
            <text:p>749.15</text:p>
          </table:table-cell>
          <table:table-cell/>
          <table:table-cell office:value-type="string" calcext:value-type="string">
            <text:p>Feb 03</text:p>
          </table:table-cell>
          <table:table-cell office:value-type="float" office:value="8.2775" calcext:value-type="float">
            <text:p>8.2775</text:p>
          </table:table-cell>
          <table:table-cell/>
          <table:table-cell office:value-type="float" office:value="2.07326" calcext:value-type="float">
            <text:p>2.07326</text:p>
          </table:table-cell>
          <table:table-cell table:formula="of:=2000*[.K148]" office:value-type="float" office:value="4146.52" calcext:value-type="float">
            <text:p>4146.52</text:p>
          </table:table-cell>
        </table:table-row>
        <table:table-row table:style-name="ro1">
          <table:table-cell office:value-type="string" calcext:value-type="string">
            <text:p>Mar 03</text:p>
          </table:table-cell>
          <table:table-cell office:value-type="float" office:value="2.0886" calcext:value-type="float">
            <text:p>2.0886</text:p>
          </table:table-cell>
          <table:table-cell table:formula="of:=2000*[.B149]" office:value-type="float" office:value="4177.2" calcext:value-type="float">
            <text:p>4177.2</text:p>
          </table:table-cell>
          <table:table-cell/>
          <table:table-cell office:value-type="string" calcext:value-type="string">
            <text:p>Mar 03</text:p>
          </table:table-cell>
          <table:table-cell office:value-type="float" office:value="733.5" calcext:value-type="float">
            <text:p>733.5</text:p>
          </table:table-cell>
          <table:table-cell/>
          <table:table-cell office:value-type="string" calcext:value-type="string">
            <text:p>Mar 03</text:p>
          </table:table-cell>
          <table:table-cell office:value-type="float" office:value="8.2774" calcext:value-type="float">
            <text:p>8.2774</text:p>
          </table:table-cell>
          <table:table-cell/>
          <table:table-cell office:value-type="float" office:value="2.08858" calcext:value-type="float">
            <text:p>2.08858</text:p>
          </table:table-cell>
          <table:table-cell table:formula="of:=2000*[.K149]" office:value-type="float" office:value="4177.16" calcext:value-type="float">
            <text:p>4177.16</text:p>
          </table:table-cell>
        </table:table-row>
        <table:table-row table:style-name="ro1">
          <table:table-cell office:value-type="string" calcext:value-type="string">
            <text:p>Apr 03</text:p>
          </table:table-cell>
          <table:table-cell office:value-type="float" office:value="2.071" calcext:value-type="float">
            <text:p>2.071</text:p>
          </table:table-cell>
          <table:table-cell table:formula="of:=2000*[.B150]" office:value-type="float" office:value="4142" calcext:value-type="float">
            <text:p>4142</text:p>
          </table:table-cell>
          <table:table-cell/>
          <table:table-cell office:value-type="string" calcext:value-type="string">
            <text:p>Apr 03</text:p>
          </table:table-cell>
          <table:table-cell office:value-type="float" office:value="702.25" calcext:value-type="float">
            <text:p>702.25</text:p>
          </table:table-cell>
          <table:table-cell/>
          <table:table-cell office:value-type="string" calcext:value-type="string">
            <text:p>Apr 03</text:p>
          </table:table-cell>
          <table:table-cell office:value-type="float" office:value="8.2772" calcext:value-type="float">
            <text:p>8.2772</text:p>
          </table:table-cell>
          <table:table-cell/>
          <table:table-cell office:value-type="float" office:value="2.07099" calcext:value-type="float">
            <text:p>2.07099</text:p>
          </table:table-cell>
          <table:table-cell table:formula="of:=2000*[.K150]" office:value-type="float" office:value="4141.98" calcext:value-type="float">
            <text:p>4141.98</text:p>
          </table:table-cell>
        </table:table-row>
        <table:table-row table:style-name="ro1">
          <table:table-cell office:value-type="string" calcext:value-type="string">
            <text:p>May 03</text:p>
          </table:table-cell>
          <table:table-cell office:value-type="float" office:value="2.1486" calcext:value-type="float">
            <text:p>2.1486</text:p>
          </table:table-cell>
          <table:table-cell table:formula="of:=2000*[.B151]" office:value-type="float" office:value="4297.2" calcext:value-type="float">
            <text:p>4297.2</text:p>
          </table:table-cell>
          <table:table-cell/>
          <table:table-cell office:value-type="string" calcext:value-type="string">
            <text:p>May 03</text:p>
          </table:table-cell>
          <table:table-cell office:value-type="float" office:value="711.45" calcext:value-type="float">
            <text:p>711.45</text:p>
          </table:table-cell>
          <table:table-cell/>
          <table:table-cell office:value-type="string" calcext:value-type="string">
            <text:p>May 03</text:p>
          </table:table-cell>
          <table:table-cell office:value-type="float" office:value="8.277" calcext:value-type="float">
            <text:p>8.277</text:p>
          </table:table-cell>
          <table:table-cell/>
          <table:table-cell office:value-type="float" office:value="2.14856" calcext:value-type="float">
            <text:p>2.14856</text:p>
          </table:table-cell>
          <table:table-cell table:formula="of:=2000*[.K151]" office:value-type="float" office:value="4297.12" calcext:value-type="float">
            <text:p>4297.12</text:p>
          </table:table-cell>
        </table:table-row>
        <table:table-row table:style-name="ro1">
          <table:table-cell office:value-type="string" calcext:value-type="string">
            <text:p>Jun 03</text:p>
          </table:table-cell>
          <table:table-cell office:value-type="float" office:value="2.1295" calcext:value-type="float">
            <text:p>2.1295</text:p>
          </table:table-cell>
          <table:table-cell table:formula="of:=2000*[.B152]" office:value-type="float" office:value="4259" calcext:value-type="float">
            <text:p>4259</text:p>
          </table:table-cell>
          <table:table-cell/>
          <table:table-cell office:value-type="string" calcext:value-type="string">
            <text:p>Jun 03</text:p>
          </table:table-cell>
          <table:table-cell office:value-type="float" office:value="699.25" calcext:value-type="float">
            <text:p>699.25</text:p>
          </table:table-cell>
          <table:table-cell/>
          <table:table-cell office:value-type="string" calcext:value-type="string">
            <text:p>Jun 03</text:p>
          </table:table-cell>
          <table:table-cell office:value-type="float" office:value="8.2775" calcext:value-type="float">
            <text:p>8.2775</text:p>
          </table:table-cell>
          <table:table-cell/>
          <table:table-cell office:value-type="float" office:value="2.12951" calcext:value-type="float">
            <text:p>2.12951</text:p>
          </table:table-cell>
          <table:table-cell table:formula="of:=2000*[.K152]" office:value-type="float" office:value="4259.02" calcext:value-type="float">
            <text:p>4259.02</text:p>
          </table:table-cell>
        </table:table-row>
        <table:table-row table:style-name="ro1">
          <table:table-cell office:value-type="string" calcext:value-type="string">
            <text:p>Jul 03</text:p>
          </table:table-cell>
          <table:table-cell office:value-type="float" office:value="2.1497" calcext:value-type="float">
            <text:p>2.1497</text:p>
          </table:table-cell>
          <table:table-cell table:formula="of:=2000*[.B153]" office:value-type="float" office:value="4299.4" calcext:value-type="float">
            <text:p>4299.4</text:p>
          </table:table-cell>
          <table:table-cell/>
          <table:table-cell office:value-type="string" calcext:value-type="string">
            <text:p>Jul 03</text:p>
          </table:table-cell>
          <table:table-cell office:value-type="float" office:value="707.75" calcext:value-type="float">
            <text:p>707.75</text:p>
          </table:table-cell>
          <table:table-cell/>
          <table:table-cell office:value-type="string" calcext:value-type="string">
            <text:p>Jul 03</text:p>
          </table:table-cell>
          <table:table-cell office:value-type="float" office:value="8.2774" calcext:value-type="float">
            <text:p>8.2774</text:p>
          </table:table-cell>
          <table:table-cell/>
          <table:table-cell office:value-type="float" office:value="2.14973" calcext:value-type="float">
            <text:p>2.14973</text:p>
          </table:table-cell>
          <table:table-cell table:formula="of:=2000*[.K153]" office:value-type="float" office:value="4299.46" calcext:value-type="float">
            <text:p>4299.46</text:p>
          </table:table-cell>
        </table:table-row>
        <table:table-row table:style-name="ro1">
          <table:table-cell office:value-type="string" calcext:value-type="string">
            <text:p>Aug 03</text:p>
          </table:table-cell>
          <table:table-cell office:value-type="float" office:value="2.1875" calcext:value-type="float">
            <text:p>2.1875</text:p>
          </table:table-cell>
          <table:table-cell table:formula="of:=2000*[.B154]" office:value-type="float" office:value="4375" calcext:value-type="float">
            <text:p>4375</text:p>
          </table:table-cell>
          <table:table-cell/>
          <table:table-cell office:value-type="string" calcext:value-type="string">
            <text:p>Aug 03</text:p>
          </table:table-cell>
          <table:table-cell office:value-type="float" office:value="697.25" calcext:value-type="float">
            <text:p>697.25</text:p>
          </table:table-cell>
          <table:table-cell/>
          <table:table-cell office:value-type="string" calcext:value-type="string">
            <text:p>Aug 03</text:p>
          </table:table-cell>
          <table:table-cell office:value-type="float" office:value="8.2772" calcext:value-type="float">
            <text:p>8.2772</text:p>
          </table:table-cell>
          <table:table-cell/>
          <table:table-cell office:value-type="float" office:value="2.18745" calcext:value-type="float">
            <text:p>2.18745</text:p>
          </table:table-cell>
          <table:table-cell table:formula="of:=2000*[.K154]" office:value-type="float" office:value="4374.9" calcext:value-type="float">
            <text:p>4374.9</text:p>
          </table:table-cell>
        </table:table-row>
        <table:table-row table:style-name="ro1">
          <table:table-cell office:value-type="string" calcext:value-type="string">
            <text:p>Sep 03</text:p>
          </table:table-cell>
          <table:table-cell office:value-type="float" office:value="2.2279" calcext:value-type="float">
            <text:p>2.2279</text:p>
          </table:table-cell>
          <table:table-cell table:formula="of:=2000*[.B155]" office:value-type="float" office:value="4455.8" calcext:value-type="float">
            <text:p>4455.8</text:p>
          </table:table-cell>
          <table:table-cell/>
          <table:table-cell office:value-type="string" calcext:value-type="string">
            <text:p>Sep 03</text:p>
          </table:table-cell>
          <table:table-cell office:value-type="float" office:value="661.05" calcext:value-type="float">
            <text:p>661.05</text:p>
          </table:table-cell>
          <table:table-cell/>
          <table:table-cell office:value-type="string" calcext:value-type="string">
            <text:p>Sep 03</text:p>
          </table:table-cell>
          <table:table-cell office:value-type="float" office:value="8.277" calcext:value-type="float">
            <text:p>8.277</text:p>
          </table:table-cell>
          <table:table-cell/>
          <table:table-cell office:value-type="float" office:value="2.22786" calcext:value-type="float">
            <text:p>2.22786</text:p>
          </table:table-cell>
          <table:table-cell table:formula="of:=2000*[.K155]" office:value-type="float" office:value="4455.72" calcext:value-type="float">
            <text:p>4455.72</text:p>
          </table:table-cell>
        </table:table-row>
        <table:table-row table:style-name="ro1">
          <table:table-cell office:value-type="string" calcext:value-type="string">
            <text:p>Oct 03</text:p>
          </table:table-cell>
          <table:table-cell office:value-type="float" office:value="2.3753" calcext:value-type="float">
            <text:p>2.3753</text:p>
          </table:table-cell>
          <table:table-cell table:formula="of:=2000*[.B156]" office:value-type="float" office:value="4750.6" calcext:value-type="float">
            <text:p>4750.6</text:p>
          </table:table-cell>
          <table:table-cell/>
          <table:table-cell office:value-type="string" calcext:value-type="string">
            <text:p>Oct 03</text:p>
          </table:table-cell>
          <table:table-cell office:value-type="float" office:value="626.5" calcext:value-type="float">
            <text:p>626.5</text:p>
          </table:table-cell>
          <table:table-cell/>
          <table:table-cell office:value-type="string" calcext:value-type="string">
            <text:p>Oct 03</text:p>
          </table:table-cell>
          <table:table-cell office:value-type="float" office:value="8.2768" calcext:value-type="float">
            <text:p>8.2768</text:p>
          </table:table-cell>
          <table:table-cell/>
          <table:table-cell office:value-type="float" office:value="2.37535" calcext:value-type="float">
            <text:p>2.37535</text:p>
          </table:table-cell>
          <table:table-cell table:formula="of:=2000*[.K156]" office:value-type="float" office:value="4750.7" calcext:value-type="float">
            <text:p>4750.7</text:p>
          </table:table-cell>
        </table:table-row>
        <table:table-row table:style-name="ro1">
          <table:table-cell office:value-type="string" calcext:value-type="string">
            <text:p>Nov 03</text:p>
          </table:table-cell>
          <table:table-cell office:value-type="float" office:value="2.4325" calcext:value-type="float">
            <text:p>2.4325</text:p>
          </table:table-cell>
          <table:table-cell table:formula="of:=2000*[.B157]" office:value-type="float" office:value="4865" calcext:value-type="float">
            <text:p>4865</text:p>
          </table:table-cell>
          <table:table-cell/>
          <table:table-cell office:value-type="string" calcext:value-type="string">
            <text:p>Nov 03</text:p>
          </table:table-cell>
          <table:table-cell office:value-type="float" office:value="621.55" calcext:value-type="float">
            <text:p>621.55</text:p>
          </table:table-cell>
          <table:table-cell/>
          <table:table-cell office:value-type="string" calcext:value-type="string">
            <text:p>Nov 03</text:p>
          </table:table-cell>
          <table:table-cell office:value-type="float" office:value="8.277" calcext:value-type="float">
            <text:p>8.277</text:p>
          </table:table-cell>
          <table:table-cell/>
          <table:table-cell office:value-type="float" office:value="2.43251" calcext:value-type="float">
            <text:p>2.43251</text:p>
          </table:table-cell>
          <table:table-cell table:formula="of:=2000*[.K157]" office:value-type="float" office:value="4865.02" calcext:value-type="float">
            <text:p>4865.02</text:p>
          </table:table-cell>
        </table:table-row>
        <table:table-row table:style-name="ro1">
          <table:table-cell office:value-type="string" calcext:value-type="string">
            <text:p>Dec 03</text:p>
          </table:table-cell>
          <table:table-cell office:value-type="float" office:value="2.7477" calcext:value-type="float">
            <text:p>2.7477</text:p>
          </table:table-cell>
          <table:table-cell table:formula="of:=2000*[.B158]" office:value-type="float" office:value="5495.4" calcext:value-type="float">
            <text:p>5495.4</text:p>
          </table:table-cell>
          <table:table-cell/>
          <table:table-cell office:value-type="string" calcext:value-type="string">
            <text:p>Dec 03</text:p>
          </table:table-cell>
          <table:table-cell office:value-type="float" office:value="593.12" calcext:value-type="float">
            <text:p>593.12</text:p>
          </table:table-cell>
          <table:table-cell/>
          <table:table-cell office:value-type="string" calcext:value-type="string">
            <text:p>Dec 03</text:p>
          </table:table-cell>
          <table:table-cell office:value-type="float" office:value="8.2767" calcext:value-type="float">
            <text:p>8.2767</text:p>
          </table:table-cell>
          <table:table-cell/>
          <table:table-cell office:value-type="float" office:value="2.74769" calcext:value-type="float">
            <text:p>2.74769</text:p>
          </table:table-cell>
          <table:table-cell table:formula="of:=2000*[.K158]" office:value-type="float" office:value="5495.38" calcext:value-type="float">
            <text:p>5495.38</text:p>
          </table:table-cell>
        </table:table-row>
        <table:table-row table:style-name="ro1">
          <table:table-cell office:value-type="string" calcext:value-type="string">
            <text:p>Jan 04</text:p>
          </table:table-cell>
          <table:table-cell office:value-type="float" office:value="2.9416" calcext:value-type="float">
            <text:p>2.9416</text:p>
          </table:table-cell>
          <table:table-cell table:formula="of:=2000*[.B159]" office:value-type="float" office:value="5883.2" calcext:value-type="float">
            <text:p>5883.2</text:p>
          </table:table-cell>
          <table:table-cell/>
          <table:table-cell office:value-type="string" calcext:value-type="string">
            <text:p>Jan 04</text:p>
          </table:table-cell>
          <table:table-cell office:value-type="float" office:value="584.05" calcext:value-type="float">
            <text:p>584.05</text:p>
          </table:table-cell>
          <table:table-cell/>
          <table:table-cell office:value-type="string" calcext:value-type="string">
            <text:p>Jan 04</text:p>
          </table:table-cell>
          <table:table-cell office:value-type="float" office:value="8.2768" calcext:value-type="float">
            <text:p>8.2768</text:p>
          </table:table-cell>
          <table:table-cell/>
          <table:table-cell office:value-type="float" office:value="2.94155" calcext:value-type="float">
            <text:p>2.94155</text:p>
          </table:table-cell>
          <table:table-cell table:formula="of:=2000*[.K159]" office:value-type="float" office:value="5883.1" calcext:value-type="float">
            <text:p>5883.1</text:p>
          </table:table-cell>
        </table:table-row>
        <table:table-row table:style-name="ro1">
          <table:table-cell office:value-type="string" calcext:value-type="string">
            <text:p>Feb 04</text:p>
          </table:table-cell>
          <table:table-cell office:value-type="float" office:value="3.0267" calcext:value-type="float">
            <text:p>3.0267</text:p>
          </table:table-cell>
          <table:table-cell table:formula="of:=2000*[.B160]" office:value-type="float" office:value="6053.4" calcext:value-type="float">
            <text:p>6053.4</text:p>
          </table:table-cell>
          <table:table-cell/>
          <table:table-cell office:value-type="string" calcext:value-type="string">
            <text:p>Feb 04</text:p>
          </table:table-cell>
          <table:table-cell office:value-type="float" office:value="589.75" calcext:value-type="float">
            <text:p>589.75</text:p>
          </table:table-cell>
          <table:table-cell/>
          <table:table-cell office:value-type="string" calcext:value-type="string">
            <text:p>Feb 04</text:p>
          </table:table-cell>
          <table:table-cell office:value-type="float" office:value="8.2769" calcext:value-type="float">
            <text:p>8.2769</text:p>
          </table:table-cell>
          <table:table-cell/>
          <table:table-cell office:value-type="float" office:value="3.02671" calcext:value-type="float">
            <text:p>3.02671</text:p>
          </table:table-cell>
          <table:table-cell table:formula="of:=2000*[.K160]" office:value-type="float" office:value="6053.42" calcext:value-type="float">
            <text:p>6053.42</text:p>
          </table:table-cell>
        </table:table-row>
        <table:table-row table:style-name="ro1">
          <table:table-cell office:value-type="string" calcext:value-type="string">
            <text:p>Mar 04</text:p>
          </table:table-cell>
          <table:table-cell office:value-type="float" office:value="3.4563" calcext:value-type="float">
            <text:p>3.4563</text:p>
          </table:table-cell>
          <table:table-cell table:formula="of:=2000*[.B161]" office:value-type="float" office:value="6912.6" calcext:value-type="float">
            <text:p>6912.6</text:p>
          </table:table-cell>
          <table:table-cell/>
          <table:table-cell office:value-type="string" calcext:value-type="string">
            <text:p>Mar 04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Mar 04</text:p>
          </table:table-cell>
          <table:table-cell office:value-type="float" office:value="8.2771" calcext:value-type="float">
            <text:p>8.2771</text:p>
          </table:table-cell>
          <table:table-cell/>
          <table:table-cell office:value-type="float" office:value="3.45628" calcext:value-type="float">
            <text:p>3.45628</text:p>
          </table:table-cell>
          <table:table-cell table:formula="of:=2000*[.K161]" office:value-type="float" office:value="6912.56" calcext:value-type="float">
            <text:p>6912.56</text:p>
          </table:table-cell>
        </table:table-row>
        <table:table-row table:style-name="ro1">
          <table:table-cell office:value-type="string" calcext:value-type="string">
            <text:p>Apr 04</text:p>
          </table:table-cell>
          <table:table-cell office:value-type="float" office:value="4.0623" calcext:value-type="float">
            <text:p>4.0623</text:p>
          </table:table-cell>
          <table:table-cell table:formula="of:=2000*[.B162]" office:value-type="float" office:value="8124.6" calcext:value-type="float">
            <text:p>8124.6</text:p>
          </table:table-cell>
          <table:table-cell/>
          <table:table-cell office:value-type="string" calcext:value-type="string">
            <text:p>Apr 04</text:p>
          </table:table-cell>
          <table:table-cell office:value-type="float" office:value="623.08" calcext:value-type="float">
            <text:p>623.08</text:p>
          </table:table-cell>
          <table:table-cell/>
          <table:table-cell office:value-type="string" calcext:value-type="string">
            <text:p>Apr 04</text:p>
          </table:table-cell>
          <table:table-cell office:value-type="float" office:value="8.2771" calcext:value-type="float">
            <text:p>8.2771</text:p>
          </table:table-cell>
          <table:table-cell/>
          <table:table-cell office:value-type="float" office:value="4.06226" calcext:value-type="float">
            <text:p>4.06226</text:p>
          </table:table-cell>
          <table:table-cell table:formula="of:=2000*[.K162]" office:value-type="float" office:value="8124.52" calcext:value-type="float">
            <text:p>8124.52</text:p>
          </table:table-cell>
        </table:table-row>
        <table:table-row table:style-name="ro1">
          <table:table-cell office:value-type="string" calcext:value-type="string">
            <text:p>May 04</text:p>
          </table:table-cell>
          <table:table-cell office:value-type="float" office:value="4.2908" calcext:value-type="float">
            <text:p>4.2908</text:p>
          </table:table-cell>
          <table:table-cell table:formula="of:=2000*[.B163]" office:value-type="float" office:value="8581.6" calcext:value-type="float">
            <text:p>8581.6</text:p>
          </table:table-cell>
          <table:table-cell/>
          <table:table-cell office:value-type="string" calcext:value-type="string">
            <text:p>May 04</text:p>
          </table:table-cell>
          <table:table-cell office:value-type="float" office:value="640.5" calcext:value-type="float">
            <text:p>640.5</text:p>
          </table:table-cell>
          <table:table-cell/>
          <table:table-cell office:value-type="string" calcext:value-type="string">
            <text:p>May 04</text:p>
          </table:table-cell>
          <table:table-cell office:value-type="float" office:value="8.2768" calcext:value-type="float">
            <text:p>8.2768</text:p>
          </table:table-cell>
          <table:table-cell/>
          <table:table-cell office:value-type="float" office:value="4.29075" calcext:value-type="float">
            <text:p>4.29075</text:p>
          </table:table-cell>
          <table:table-cell table:formula="of:=2000*[.K163]" office:value-type="float" office:value="8581.5" calcext:value-type="float">
            <text:p>8581.5</text:p>
          </table:table-cell>
        </table:table-row>
        <table:table-row table:style-name="ro1">
          <table:table-cell office:value-type="string" calcext:value-type="string">
            <text:p>Jun 04</text:p>
          </table:table-cell>
          <table:table-cell office:value-type="float" office:value="4.1752" calcext:value-type="float">
            <text:p>4.1752</text:p>
          </table:table-cell>
          <table:table-cell table:formula="of:=2000*[.B164]" office:value-type="float" office:value="8350.4" calcext:value-type="float">
            <text:p>8350.4</text:p>
          </table:table-cell>
          <table:table-cell/>
          <table:table-cell office:value-type="string" calcext:value-type="string">
            <text:p>Jun 04</text:p>
          </table:table-cell>
          <table:table-cell office:value-type="float" office:value="634.05" calcext:value-type="float">
            <text:p>634.05</text:p>
          </table:table-cell>
          <table:table-cell/>
          <table:table-cell office:value-type="string" calcext:value-type="string">
            <text:p>Jun 04</text:p>
          </table:table-cell>
          <table:table-cell office:value-type="float" office:value="8.2766" calcext:value-type="float">
            <text:p>8.2766</text:p>
          </table:table-cell>
          <table:table-cell/>
          <table:table-cell office:value-type="float" office:value="4.17522" calcext:value-type="float">
            <text:p>4.17522</text:p>
          </table:table-cell>
          <table:table-cell table:formula="of:=2000*[.K164]" office:value-type="float" office:value="8350.44" calcext:value-type="float">
            <text:p>8350.44</text:p>
          </table:table-cell>
        </table:table-row>
        <table:table-row table:style-name="ro1">
          <table:table-cell office:value-type="string" calcext:value-type="string">
            <text:p>Jul 04</text:p>
          </table:table-cell>
          <table:table-cell office:value-type="float" office:value="4.1024" calcext:value-type="float">
            <text:p>4.1024</text:p>
          </table:table-cell>
          <table:table-cell table:formula="of:=2000*[.B165]" office:value-type="float" office:value="8204.8" calcext:value-type="float">
            <text:p>8204.8</text:p>
          </table:table-cell>
          <table:table-cell/>
          <table:table-cell office:value-type="string" calcext:value-type="string">
            <text:p>Jul 04</text:p>
          </table:table-cell>
          <table:table-cell office:value-type="float" office:value="643.12" calcext:value-type="float">
            <text:p>643.12</text:p>
          </table:table-cell>
          <table:table-cell/>
          <table:table-cell office:value-type="string" calcext:value-type="string">
            <text:p>Jul 04</text:p>
          </table:table-cell>
          <table:table-cell office:value-type="float" office:value="8.2769" calcext:value-type="float">
            <text:p>8.2769</text:p>
          </table:table-cell>
          <table:table-cell/>
          <table:table-cell office:value-type="float" office:value="4.10244" calcext:value-type="float">
            <text:p>4.10244</text:p>
          </table:table-cell>
          <table:table-cell table:formula="of:=2000*[.K165]" office:value-type="float" office:value="8204.88" calcext:value-type="float">
            <text:p>8204.88</text:p>
          </table:table-cell>
        </table:table-row>
        <table:table-row table:style-name="ro1">
          <table:table-cell office:value-type="string" calcext:value-type="string">
            <text:p>Aug 04</text:p>
          </table:table-cell>
          <table:table-cell office:value-type="float" office:value="4.0923" calcext:value-type="float">
            <text:p>4.0923</text:p>
          </table:table-cell>
          <table:table-cell table:formula="of:=2000*[.B166]" office:value-type="float" office:value="8184.6" calcext:value-type="float">
            <text:p>8184.6</text:p>
          </table:table-cell>
          <table:table-cell/>
          <table:table-cell office:value-type="string" calcext:value-type="string">
            <text:p>Aug 04</text:p>
          </table:table-cell>
          <table:table-cell office:value-type="float" office:value="626.25" calcext:value-type="float">
            <text:p>626.25</text:p>
          </table:table-cell>
          <table:table-cell/>
          <table:table-cell office:value-type="string" calcext:value-type="string">
            <text:p>Aug 04</text:p>
          </table:table-cell>
          <table:table-cell office:value-type="float" office:value="8.2766" calcext:value-type="float">
            <text:p>8.2766</text:p>
          </table:table-cell>
          <table:table-cell/>
          <table:table-cell office:value-type="float" office:value="4.09227" calcext:value-type="float">
            <text:p>4.09227</text:p>
          </table:table-cell>
          <table:table-cell table:formula="of:=2000*[.K166]" office:value-type="float" office:value="8184.54" calcext:value-type="float">
            <text:p>8184.54</text:p>
          </table:table-cell>
        </table:table-row>
        <table:table-row table:style-name="ro1">
          <table:table-cell office:value-type="string" calcext:value-type="string">
            <text:p>Sep 04</text:p>
          </table:table-cell>
          <table:table-cell office:value-type="float" office:value="4.0912" calcext:value-type="float">
            <text:p>4.0912</text:p>
          </table:table-cell>
          <table:table-cell table:formula="of:=2000*[.B167]" office:value-type="float" office:value="8182.4" calcext:value-type="float">
            <text:p>8182.4</text:p>
          </table:table-cell>
          <table:table-cell/>
          <table:table-cell office:value-type="string" calcext:value-type="string">
            <text:p>Sep 04</text:p>
          </table:table-cell>
          <table:table-cell office:value-type="float" office:value="610.5" calcext:value-type="float">
            <text:p>610.5</text:p>
          </table:table-cell>
          <table:table-cell/>
          <table:table-cell office:value-type="string" calcext:value-type="string">
            <text:p>Sep 04</text:p>
          </table:table-cell>
          <table:table-cell office:value-type="float" office:value="8.2766" calcext:value-type="float">
            <text:p>8.2766</text:p>
          </table:table-cell>
          <table:table-cell/>
          <table:table-cell office:value-type="float" office:value="4.0912" calcext:value-type="float">
            <text:p>4.0912</text:p>
          </table:table-cell>
          <table:table-cell table:formula="of:=2000*[.K167]" office:value-type="float" office:value="8182.4" calcext:value-type="float">
            <text:p>8182.4</text:p>
          </table:table-cell>
        </table:table-row>
        <table:table-row table:style-name="ro1">
          <table:table-cell office:value-type="string" calcext:value-type="string">
            <text:p>Oct 04</text:p>
          </table:table-cell>
          <table:table-cell office:value-type="float" office:value="4.1029" calcext:value-type="float">
            <text:p>4.1029</text:p>
          </table:table-cell>
          <table:table-cell table:formula="of:=2000*[.B168]" office:value-type="float" office:value="8205.8" calcext:value-type="float">
            <text:p>8205.8</text:p>
          </table:table-cell>
          <table:table-cell/>
          <table:table-cell office:value-type="string" calcext:value-type="string">
            <text:p>Oct 04</text:p>
          </table:table-cell>
          <table:table-cell office:value-type="float" office:value="611.5" calcext:value-type="float">
            <text:p>611.5</text:p>
          </table:table-cell>
          <table:table-cell/>
          <table:table-cell office:value-type="string" calcext:value-type="string">
            <text:p>Oct 04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4.10286" calcext:value-type="float">
            <text:p>4.10286</text:p>
          </table:table-cell>
          <table:table-cell table:formula="of:=2000*[.K168]" office:value-type="float" office:value="8205.72" calcext:value-type="float">
            <text:p>8205.72</text:p>
          </table:table-cell>
        </table:table-row>
        <table:table-row table:style-name="ro1">
          <table:table-cell office:value-type="string" calcext:value-type="string">
            <text:p>Nov 04</text:p>
          </table:table-cell>
          <table:table-cell office:value-type="float" office:value="4.1143" calcext:value-type="float">
            <text:p>4.1143</text:p>
          </table:table-cell>
          <table:table-cell table:formula="of:=2000*[.B169]" office:value-type="float" office:value="8228.6" calcext:value-type="float">
            <text:p>8228.6</text:p>
          </table:table-cell>
          <table:table-cell/>
          <table:table-cell office:value-type="string" calcext:value-type="string">
            <text:p>Nov 04</text:p>
          </table:table-cell>
          <table:table-cell office:value-type="float" office:value="588.85" calcext:value-type="float">
            <text:p>588.85</text:p>
          </table:table-cell>
          <table:table-cell/>
          <table:table-cell office:value-type="string" calcext:value-type="string">
            <text:p>Nov 04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4.11429" calcext:value-type="float">
            <text:p>4.11429</text:p>
          </table:table-cell>
          <table:table-cell table:formula="of:=2000*[.K169]" office:value-type="float" office:value="8228.58" calcext:value-type="float">
            <text:p>8228.58</text:p>
          </table:table-cell>
        </table:table-row>
        <table:table-row table:style-name="ro1">
          <table:table-cell office:value-type="string" calcext:value-type="string">
            <text:p>Dec 04</text:p>
          </table:table-cell>
          <table:table-cell office:value-type="float" office:value="3.8799" calcext:value-type="float">
            <text:p>3.8799</text:p>
          </table:table-cell>
          <table:table-cell table:formula="of:=2000*[.B170]" office:value-type="float" office:value="7759.8" calcext:value-type="float">
            <text:p>7759.8</text:p>
          </table:table-cell>
          <table:table-cell/>
          <table:table-cell office:value-type="string" calcext:value-type="string">
            <text:p>Dec 04</text:p>
          </table:table-cell>
          <table:table-cell office:value-type="float" office:value="555.75" calcext:value-type="float">
            <text:p>555.75</text:p>
          </table:table-cell>
          <table:table-cell/>
          <table:table-cell office:value-type="string" calcext:value-type="string">
            <text:p>Dec 04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3.87995" calcext:value-type="float">
            <text:p>3.87995</text:p>
          </table:table-cell>
          <table:table-cell table:formula="of:=2000*[.K170]" office:value-type="float" office:value="7759.9" calcext:value-type="float">
            <text:p>7759.9</text:p>
          </table:table-cell>
        </table:table-row>
        <table:table-row table:style-name="ro1">
          <table:table-cell office:value-type="string" calcext:value-type="string">
            <text:p>Jan 05</text:p>
          </table:table-cell>
          <table:table-cell office:value-type="float" office:value="3.5089" calcext:value-type="float">
            <text:p>3.5089</text:p>
          </table:table-cell>
          <table:table-cell table:formula="of:=2000*[.B171]" office:value-type="float" office:value="7017.8" calcext:value-type="float">
            <text:p>7017.8</text:p>
          </table:table-cell>
          <table:table-cell/>
          <table:table-cell office:value-type="string" calcext:value-type="string">
            <text:p>Jan 0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Jan 05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3.50888" calcext:value-type="float">
            <text:p>3.50888</text:p>
          </table:table-cell>
          <table:table-cell table:formula="of:=2000*[.K171]" office:value-type="float" office:value="7017.76" calcext:value-type="float">
            <text:p>7017.76</text:p>
          </table:table-cell>
        </table:table-row>
        <table:table-row table:style-name="ro1">
          <table:table-cell office:value-type="string" calcext:value-type="string">
            <text:p>Feb 05</text:p>
          </table:table-cell>
          <table:table-cell office:value-type="float" office:value="3.669" calcext:value-type="float">
            <text:p>3.669</text:p>
          </table:table-cell>
          <table:table-cell table:formula="of:=2000*[.B172]" office:value-type="float" office:value="7338" calcext:value-type="float">
            <text:p>7338</text:p>
          </table:table-cell>
          <table:table-cell/>
          <table:table-cell office:value-type="string" calcext:value-type="string">
            <text:p>Feb 05</text:p>
          </table:table-cell>
          <table:table-cell office:value-type="float" office:value="574.75" calcext:value-type="float">
            <text:p>574.75</text:p>
          </table:table-cell>
          <table:table-cell/>
          <table:table-cell office:value-type="string" calcext:value-type="string">
            <text:p>Feb 05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3.669" calcext:value-type="float">
            <text:p>3.669</text:p>
          </table:table-cell>
          <table:table-cell table:formula="of:=2000*[.K172]" office:value-type="float" office:value="7338" calcext:value-type="float">
            <text:p>7338</text:p>
          </table:table-cell>
        </table:table-row>
        <table:table-row table:style-name="ro1">
          <table:table-cell office:value-type="string" calcext:value-type="string">
            <text:p>Mar 05</text:p>
          </table:table-cell>
          <table:table-cell office:value-type="float" office:value="3.8135" calcext:value-type="float">
            <text:p>3.8135</text:p>
          </table:table-cell>
          <table:table-cell table:formula="of:=2000*[.B173]" office:value-type="float" office:value="7627" calcext:value-type="float">
            <text:p>7627</text:p>
          </table:table-cell>
          <table:table-cell/>
          <table:table-cell office:value-type="string" calcext:value-type="string">
            <text:p>Mar 05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Mar 05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3.81353" calcext:value-type="float">
            <text:p>3.81353</text:p>
          </table:table-cell>
          <table:table-cell table:formula="of:=2000*[.K173]" office:value-type="float" office:value="7627.06" calcext:value-type="float">
            <text:p>7627.06</text:p>
          </table:table-cell>
        </table:table-row>
        <table:table-row table:style-name="ro1">
          <table:table-cell office:value-type="string" calcext:value-type="string">
            <text:p>Apr 05</text:p>
          </table:table-cell>
          <table:table-cell office:value-type="float" office:value="3.694" calcext:value-type="float">
            <text:p>3.694</text:p>
          </table:table-cell>
          <table:table-cell table:formula="of:=2000*[.B174]" office:value-type="float" office:value="7388" calcext:value-type="float">
            <text:p>7388</text:p>
          </table:table-cell>
          <table:table-cell/>
          <table:table-cell office:value-type="string" calcext:value-type="string">
            <text:p>Apr 05</text:p>
          </table:table-cell>
          <table:table-cell office:value-type="float" office:value="582.38" calcext:value-type="float">
            <text:p>582.38</text:p>
          </table:table-cell>
          <table:table-cell/>
          <table:table-cell office:value-type="string" calcext:value-type="string">
            <text:p>Apr 05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3.69397" calcext:value-type="float">
            <text:p>3.69397</text:p>
          </table:table-cell>
          <table:table-cell table:formula="of:=2000*[.K174]" office:value-type="float" office:value="7387.94" calcext:value-type="float">
            <text:p>7387.94</text:p>
          </table:table-cell>
        </table:table-row>
        <table:table-row table:style-name="ro1">
          <table:table-cell office:value-type="string" calcext:value-type="string">
            <text:p>May 05</text:p>
          </table:table-cell>
          <table:table-cell office:value-type="float" office:value="3.6854" calcext:value-type="float">
            <text:p>3.6854</text:p>
          </table:table-cell>
          <table:table-cell table:formula="of:=2000*[.B175]" office:value-type="float" office:value="7370.8" calcext:value-type="float">
            <text:p>7370.8</text:p>
          </table:table-cell>
          <table:table-cell/>
          <table:table-cell office:value-type="string" calcext:value-type="string">
            <text:p>May 0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May 05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3.68544" calcext:value-type="float">
            <text:p>3.68544</text:p>
          </table:table-cell>
          <table:table-cell table:formula="of:=2000*[.K175]" office:value-type="float" office:value="7370.88" calcext:value-type="float">
            <text:p>7370.88</text:p>
          </table:table-cell>
        </table:table-row>
        <table:table-row table:style-name="ro1">
          <table:table-cell office:value-type="string" calcext:value-type="string">
            <text:p>Jun 05</text:p>
          </table:table-cell>
          <table:table-cell office:value-type="float" office:value="3.4559" calcext:value-type="float">
            <text:p>3.4559</text:p>
          </table:table-cell>
          <table:table-cell table:formula="of:=2000*[.B176]" office:value-type="float" office:value="6911.8" calcext:value-type="float">
            <text:p>6911.8</text:p>
          </table:table-cell>
          <table:table-cell/>
          <table:table-cell office:value-type="string" calcext:value-type="string">
            <text:p>Jun 05</text:p>
          </table:table-cell>
          <table:table-cell office:value-type="float" office:value="577.85" calcext:value-type="float">
            <text:p>577.85</text:p>
          </table:table-cell>
          <table:table-cell/>
          <table:table-cell office:value-type="string" calcext:value-type="string">
            <text:p>Jun 05</text:p>
          </table:table-cell>
          <table:table-cell office:value-type="float" office:value="8.2765" calcext:value-type="float">
            <text:p>8.2765</text:p>
          </table:table-cell>
          <table:table-cell/>
          <table:table-cell office:value-type="float" office:value="3.45586" calcext:value-type="float">
            <text:p>3.45586</text:p>
          </table:table-cell>
          <table:table-cell table:formula="of:=2000*[.K176]" office:value-type="float" office:value="6911.72" calcext:value-type="float">
            <text:p>6911.72</text:p>
          </table:table-cell>
        </table:table-row>
        <table:table-row table:style-name="ro1">
          <table:table-cell office:value-type="string" calcext:value-type="string">
            <text:p>Jul 05</text:p>
          </table:table-cell>
          <table:table-cell office:value-type="float" office:value="3.2519" calcext:value-type="float">
            <text:p>3.2519</text:p>
          </table:table-cell>
          <table:table-cell table:formula="of:=2000*[.B177]" office:value-type="float" office:value="6503.8" calcext:value-type="float">
            <text:p>6503.8</text:p>
          </table:table-cell>
          <table:table-cell/>
          <table:table-cell office:value-type="string" calcext:value-type="string">
            <text:p>Jul 05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Jul 05</text:p>
          </table:table-cell>
          <table:table-cell office:value-type="float" office:value="8.1056" calcext:value-type="float">
            <text:p>8.1056</text:p>
          </table:table-cell>
          <table:table-cell/>
          <table:table-cell office:value-type="float" office:value="3.25194" calcext:value-type="float">
            <text:p>3.25194</text:p>
          </table:table-cell>
          <table:table-cell table:formula="of:=2000*[.K177]" office:value-type="float" office:value="6503.88" calcext:value-type="float">
            <text:p>6503.88</text:p>
          </table:table-cell>
        </table:table-row>
        <table:table-row table:style-name="ro1">
          <table:table-cell office:value-type="string" calcext:value-type="string">
            <text:p>Aug 05</text:p>
          </table:table-cell>
          <table:table-cell office:value-type="float" office:value="3.2608" calcext:value-type="float">
            <text:p>3.2608</text:p>
          </table:table-cell>
          <table:table-cell table:formula="of:=2000*[.B178]" office:value-type="float" office:value="6521.6" calcext:value-type="float">
            <text:p>6521.6</text:p>
          </table:table-cell>
          <table:table-cell/>
          <table:table-cell office:value-type="string" calcext:value-type="string">
            <text:p>Aug 05</text:p>
          </table:table-cell>
          <table:table-cell office:value-type="float" office:value="542.75" calcext:value-type="float">
            <text:p>542.75</text:p>
          </table:table-cell>
          <table:table-cell/>
          <table:table-cell office:value-type="string" calcext:value-type="string">
            <text:p>Aug 05</text:p>
          </table:table-cell>
          <table:table-cell office:value-type="float" office:value="8.0998" calcext:value-type="float">
            <text:p>8.0998</text:p>
          </table:table-cell>
          <table:table-cell/>
          <table:table-cell office:value-type="float" office:value="3.26082" calcext:value-type="float">
            <text:p>3.26082</text:p>
          </table:table-cell>
          <table:table-cell table:formula="of:=2000*[.K178]" office:value-type="float" office:value="6521.64" calcext:value-type="float">
            <text:p>6521.64</text:p>
          </table:table-cell>
        </table:table-row>
        <table:table-row table:style-name="ro1">
          <table:table-cell office:value-type="string" calcext:value-type="string">
            <text:p>Sep 05</text:p>
          </table:table-cell>
          <table:table-cell office:value-type="float" office:value="3.0771" calcext:value-type="float">
            <text:p>3.0771</text:p>
          </table:table-cell>
          <table:table-cell table:formula="of:=2000*[.B179]" office:value-type="float" office:value="6154.2" calcext:value-type="float">
            <text:p>6154.2</text:p>
          </table:table-cell>
          <table:table-cell/>
          <table:table-cell office:value-type="string" calcext:value-type="string">
            <text:p>Sep 05</text:p>
          </table:table-cell>
          <table:table-cell office:value-type="float" office:value="529.75" calcext:value-type="float">
            <text:p>529.75</text:p>
          </table:table-cell>
          <table:table-cell/>
          <table:table-cell office:value-type="string" calcext:value-type="string">
            <text:p>Sep 05</text:p>
          </table:table-cell>
          <table:table-cell office:value-type="float" office:value="8.0922" calcext:value-type="float">
            <text:p>8.0922</text:p>
          </table:table-cell>
          <table:table-cell/>
          <table:table-cell office:value-type="float" office:value="3.07711" calcext:value-type="float">
            <text:p>3.07711</text:p>
          </table:table-cell>
          <table:table-cell table:formula="of:=2000*[.K179]" office:value-type="float" office:value="6154.22" calcext:value-type="float">
            <text:p>6154.22</text:p>
          </table:table-cell>
        </table:table-row>
        <table:table-row table:style-name="ro1">
          <table:table-cell office:value-type="string" calcext:value-type="string">
            <text:p>Oct 05</text:p>
          </table:table-cell>
          <table:table-cell office:value-type="float" office:value="2.9134" calcext:value-type="float">
            <text:p>2.9134</text:p>
          </table:table-cell>
          <table:table-cell table:formula="of:=2000*[.B180]" office:value-type="float" office:value="5826.8" calcext:value-type="float">
            <text:p>5826.8</text:p>
          </table:table-cell>
          <table:table-cell/>
          <table:table-cell office:value-type="string" calcext:value-type="string">
            <text:p>Oct 05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Oct 05</text:p>
          </table:table-cell>
          <table:table-cell office:value-type="float" office:value="8.0832" calcext:value-type="float">
            <text:p>8.0832</text:p>
          </table:table-cell>
          <table:table-cell/>
          <table:table-cell office:value-type="float" office:value="2.91336" calcext:value-type="float">
            <text:p>2.91336</text:p>
          </table:table-cell>
          <table:table-cell table:formula="of:=2000*[.K180]" office:value-type="float" office:value="5826.72" calcext:value-type="float">
            <text:p>5826.72</text:p>
          </table:table-cell>
        </table:table-row>
        <table:table-row table:style-name="ro1">
          <table:table-cell office:value-type="string" calcext:value-type="string">
            <text:p>Nov 05</text:p>
          </table:table-cell>
          <table:table-cell office:value-type="float" office:value="2.7941" calcext:value-type="float">
            <text:p>2.7941</text:p>
          </table:table-cell>
          <table:table-cell table:formula="of:=2000*[.B181]" office:value-type="float" office:value="5588.2" calcext:value-type="float">
            <text:p>5588.2</text:p>
          </table:table-cell>
          <table:table-cell/>
          <table:table-cell office:value-type="string" calcext:value-type="string">
            <text:p>Nov 05</text:p>
          </table:table-cell>
          <table:table-cell office:value-type="float" office:value="516.75" calcext:value-type="float">
            <text:p>516.75</text:p>
          </table:table-cell>
          <table:table-cell/>
          <table:table-cell office:value-type="string" calcext:value-type="string">
            <text:p>Nov 05</text:p>
          </table:table-cell>
          <table:table-cell office:value-type="float" office:value="8.078" calcext:value-type="float">
            <text:p>8.078</text:p>
          </table:table-cell>
          <table:table-cell/>
          <table:table-cell office:value-type="float" office:value="2.79413" calcext:value-type="float">
            <text:p>2.79413</text:p>
          </table:table-cell>
          <table:table-cell table:formula="of:=2000*[.K181]" office:value-type="float" office:value="5588.26" calcext:value-type="float">
            <text:p>5588.26</text:p>
          </table:table-cell>
        </table:table-row>
        <table:table-row table:style-name="ro1">
          <table:table-cell office:value-type="string" calcext:value-type="string">
            <text:p>Dec 05</text:p>
          </table:table-cell>
          <table:table-cell office:value-type="float" office:value="3.0452" calcext:value-type="float">
            <text:p>3.0452</text:p>
          </table:table-cell>
          <table:table-cell table:formula="of:=2000*[.B182]" office:value-type="float" office:value="6090.4" calcext:value-type="float">
            <text:p>6090.4</text:p>
          </table:table-cell>
          <table:table-cell/>
          <table:table-cell office:value-type="string" calcext:value-type="string">
            <text:p>Dec 05</text:p>
          </table:table-cell>
          <table:table-cell office:value-type="float" office:value="514.3" calcext:value-type="float">
            <text:p>514.3</text:p>
          </table:table-cell>
          <table:table-cell/>
          <table:table-cell office:value-type="string" calcext:value-type="string">
            <text:p>Dec 05</text:p>
          </table:table-cell>
          <table:table-cell office:value-type="float" office:value="8.0702" calcext:value-type="float">
            <text:p>8.0702</text:p>
          </table:table-cell>
          <table:table-cell/>
          <table:table-cell office:value-type="float" office:value="3.0452" calcext:value-type="float">
            <text:p>3.0452</text:p>
          </table:table-cell>
          <table:table-cell table:formula="of:=2000*[.K182]" office:value-type="float" office:value="6090.4" calcext:value-type="float">
            <text:p>6090.4</text:p>
          </table:table-cell>
        </table:table-row>
        <table:table-row table:style-name="ro1">
          <table:table-cell office:value-type="string" calcext:value-type="string">
            <text:p>Jan 06</text:p>
          </table:table-cell>
          <table:table-cell office:value-type="float" office:value="3.1985" calcext:value-type="float">
            <text:p>3.1985</text:p>
          </table:table-cell>
          <table:table-cell table:formula="of:=2000*[.B183]" office:value-type="float" office:value="6397" calcext:value-type="float">
            <text:p>6397</text:p>
          </table:table-cell>
          <table:table-cell/>
          <table:table-cell office:value-type="string" calcext:value-type="string">
            <text:p>Jan 06</text:p>
          </table:table-cell>
          <table:table-cell office:value-type="float" office:value="526.48" calcext:value-type="float">
            <text:p>526.48</text:p>
          </table:table-cell>
          <table:table-cell/>
          <table:table-cell office:value-type="string" calcext:value-type="string">
            <text:p>Jan 06</text:p>
          </table:table-cell>
          <table:table-cell office:value-type="float" office:value="8.0622" calcext:value-type="float">
            <text:p>8.0622</text:p>
          </table:table-cell>
          <table:table-cell/>
          <table:table-cell office:value-type="float" office:value="3.19848" calcext:value-type="float">
            <text:p>3.19848</text:p>
          </table:table-cell>
          <table:table-cell table:formula="of:=2000*[.K183]" office:value-type="float" office:value="6396.96" calcext:value-type="float">
            <text:p>6396.96</text:p>
          </table:table-cell>
        </table:table-row>
        <table:table-row table:style-name="ro1">
          <table:table-cell office:value-type="string" calcext:value-type="string">
            <text:p>Feb 06</text:p>
          </table:table-cell>
          <table:table-cell office:value-type="float" office:value="3.5499" calcext:value-type="float">
            <text:p>3.5499</text:p>
          </table:table-cell>
          <table:table-cell table:formula="of:=2000*[.B184]" office:value-type="float" office:value="7099.8" calcext:value-type="float">
            <text:p>7099.8</text:p>
          </table:table-cell>
          <table:table-cell/>
          <table:table-cell office:value-type="string" calcext:value-type="string">
            <text:p>Feb 06</text:p>
          </table:table-cell>
          <table:table-cell office:value-type="float" office:value="517.25" calcext:value-type="float">
            <text:p>517.25</text:p>
          </table:table-cell>
          <table:table-cell/>
          <table:table-cell office:value-type="string" calcext:value-type="string">
            <text:p>Feb 06</text:p>
          </table:table-cell>
          <table:table-cell office:value-type="float" office:value="8.0404" calcext:value-type="float">
            <text:p>8.0404</text:p>
          </table:table-cell>
          <table:table-cell/>
          <table:table-cell office:value-type="float" office:value="3.54993" calcext:value-type="float">
            <text:p>3.54993</text:p>
          </table:table-cell>
          <table:table-cell table:formula="of:=2000*[.K184]" office:value-type="float" office:value="7099.86" calcext:value-type="float">
            <text:p>7099.86</text:p>
          </table:table-cell>
        </table:table-row>
        <table:table-row table:style-name="ro1">
          <table:table-cell office:value-type="string" calcext:value-type="string">
            <text:p>Mar 06</text:p>
          </table:table-cell>
          <table:table-cell office:value-type="float" office:value="3.6013" calcext:value-type="float">
            <text:p>3.6013</text:p>
          </table:table-cell>
          <table:table-cell table:formula="of:=2000*[.B185]" office:value-type="float" office:value="7202.6" calcext:value-type="float">
            <text:p>7202.6</text:p>
          </table:table-cell>
          <table:table-cell/>
          <table:table-cell office:value-type="string" calcext:value-type="string">
            <text:p>Mar 06</text:p>
          </table:table-cell>
          <table:table-cell office:value-type="float" office:value="527.2" calcext:value-type="float">
            <text:p>527.2</text:p>
          </table:table-cell>
          <table:table-cell/>
          <table:table-cell office:value-type="string" calcext:value-type="string">
            <text:p>Mar 06</text:p>
          </table:table-cell>
          <table:table-cell office:value-type="float" office:value="8.0175" calcext:value-type="float">
            <text:p>8.0175</text:p>
          </table:table-cell>
          <table:table-cell/>
          <table:table-cell office:value-type="float" office:value="3.60133" calcext:value-type="float">
            <text:p>3.60133</text:p>
          </table:table-cell>
          <table:table-cell table:formula="of:=2000*[.K185]" office:value-type="float" office:value="7202.66" calcext:value-type="float">
            <text:p>7202.66</text:p>
          </table:table-cell>
        </table:table-row>
        <table:table-row table:style-name="ro1">
          <table:table-cell office:value-type="string" calcext:value-type="string">
            <text:p>Apr 06</text:p>
          </table:table-cell>
          <table:table-cell office:value-type="float" office:value="4.0157" calcext:value-type="float">
            <text:p>4.0157</text:p>
          </table:table-cell>
          <table:table-cell table:formula="of:=2000*[.B186]" office:value-type="float" office:value="8031.4" calcext:value-type="float">
            <text:p>8031.4</text:p>
          </table:table-cell>
          <table:table-cell/>
          <table:table-cell office:value-type="string" calcext:value-type="string">
            <text:p>Apr 06</text:p>
          </table:table-cell>
          <table:table-cell office:value-type="float" office:value="514.75" calcext:value-type="float">
            <text:p>514.75</text:p>
          </table:table-cell>
          <table:table-cell/>
          <table:table-cell office:value-type="string" calcext:value-type="string">
            <text:p>Apr 06</text:p>
          </table:table-cell>
          <table:table-cell office:value-type="float" office:value="8.0139" calcext:value-type="float">
            <text:p>8.0139</text:p>
          </table:table-cell>
          <table:table-cell/>
          <table:table-cell office:value-type="float" office:value="4.01568" calcext:value-type="float">
            <text:p>4.01568</text:p>
          </table:table-cell>
          <table:table-cell table:formula="of:=2000*[.K186]" office:value-type="float" office:value="8031.36" calcext:value-type="float">
            <text:p>8031.36</text:p>
          </table:table-cell>
        </table:table-row>
        <table:table-row table:style-name="ro1">
          <table:table-cell office:value-type="string" calcext:value-type="string">
            <text:p>May 06</text:p>
          </table:table-cell>
          <table:table-cell office:value-type="float" office:value="4.0086" calcext:value-type="float">
            <text:p>4.0086</text:p>
          </table:table-cell>
          <table:table-cell table:formula="of:=2000*[.B187]" office:value-type="float" office:value="8017.2" calcext:value-type="float">
            <text:p>8017.2</text:p>
          </table:table-cell>
          <table:table-cell/>
          <table:table-cell office:value-type="string" calcext:value-type="string">
            <text:p>May 06</text:p>
          </table:table-cell>
          <table:table-cell office:value-type="float" office:value="533.2" calcext:value-type="float">
            <text:p>533.2</text:p>
          </table:table-cell>
          <table:table-cell/>
          <table:table-cell office:value-type="string" calcext:value-type="string">
            <text:p>May 06</text:p>
          </table:table-cell>
          <table:table-cell office:value-type="float" office:value="8.024" calcext:value-type="float">
            <text:p>8.024</text:p>
          </table:table-cell>
          <table:table-cell/>
          <table:table-cell office:value-type="float" office:value="4.00857" calcext:value-type="float">
            <text:p>4.00857</text:p>
          </table:table-cell>
          <table:table-cell table:formula="of:=2000*[.K187]" office:value-type="float" office:value="8017.14" calcext:value-type="float">
            <text:p>8017.14</text:p>
          </table:table-cell>
        </table:table-row>
        <table:table-row table:style-name="ro1">
          <table:table-cell office:value-type="string" calcext:value-type="string">
            <text:p>Jun 06</text:p>
          </table:table-cell>
          <table:table-cell office:value-type="float" office:value="3.5817" calcext:value-type="float">
            <text:p>3.5817</text:p>
          </table:table-cell>
          <table:table-cell table:formula="of:=2000*[.B188]" office:value-type="float" office:value="7163.4" calcext:value-type="float">
            <text:p>7163.4</text:p>
          </table:table-cell>
          <table:table-cell/>
          <table:table-cell office:value-type="string" calcext:value-type="string">
            <text:p>Jun 06</text:p>
          </table:table-cell>
          <table:table-cell office:value-type="float" office:value="539.25" calcext:value-type="float">
            <text:p>539.25</text:p>
          </table:table-cell>
          <table:table-cell/>
          <table:table-cell office:value-type="string" calcext:value-type="string">
            <text:p>Jun 06</text:p>
          </table:table-cell>
          <table:table-cell office:value-type="float" office:value="7.9925" calcext:value-type="float">
            <text:p>7.9925</text:p>
          </table:table-cell>
          <table:table-cell/>
          <table:table-cell office:value-type="float" office:value="3.58173" calcext:value-type="float">
            <text:p>3.58173</text:p>
          </table:table-cell>
          <table:table-cell table:formula="of:=2000*[.K188]" office:value-type="float" office:value="7163.46" calcext:value-type="float">
            <text:p>7163.46</text:p>
          </table:table-cell>
        </table:table-row>
        <table:table-row table:style-name="ro1">
          <table:table-cell office:value-type="string" calcext:value-type="string">
            <text:p>Jul 06</text:p>
          </table:table-cell>
          <table:table-cell office:value-type="float" office:value="3.8186" calcext:value-type="float">
            <text:p>3.8186</text:p>
          </table:table-cell>
          <table:table-cell table:formula="of:=2000*[.B189]" office:value-type="float" office:value="7637.2" calcext:value-type="float">
            <text:p>7637.2</text:p>
          </table:table-cell>
          <table:table-cell/>
          <table:table-cell office:value-type="string" calcext:value-type="string">
            <text:p>Jul 06</text:p>
          </table:table-cell>
          <table:table-cell office:value-type="float" office:value="540.75" calcext:value-type="float">
            <text:p>540.75</text:p>
          </table:table-cell>
          <table:table-cell/>
          <table:table-cell office:value-type="string" calcext:value-type="string">
            <text:p>Jul 06</text:p>
          </table:table-cell>
          <table:table-cell office:value-type="float" office:value="7.97" calcext:value-type="float">
            <text:p>7.97</text:p>
          </table:table-cell>
          <table:table-cell/>
          <table:table-cell office:value-type="float" office:value="3.8186" calcext:value-type="float">
            <text:p>3.8186</text:p>
          </table:table-cell>
          <table:table-cell table:formula="of:=2000*[.K189]" office:value-type="float" office:value="7637.2" calcext:value-type="float">
            <text:p>7637.2</text:p>
          </table:table-cell>
        </table:table-row>
        <table:table-row table:style-name="ro1">
          <table:table-cell office:value-type="string" calcext:value-type="string">
            <text:p>Aug 06</text:p>
          </table:table-cell>
          <table:table-cell office:value-type="float" office:value="3.8565" calcext:value-type="float">
            <text:p>3.8565</text:p>
          </table:table-cell>
          <table:table-cell table:formula="of:=2000*[.B190]" office:value-type="float" office:value="7713" calcext:value-type="float">
            <text:p>7713</text:p>
          </table:table-cell>
          <table:table-cell/>
          <table:table-cell office:value-type="string" calcext:value-type="string">
            <text:p>Aug 06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Aug 06</text:p>
          </table:table-cell>
          <table:table-cell office:value-type="float" office:value="7.9549" calcext:value-type="float">
            <text:p>7.9549</text:p>
          </table:table-cell>
          <table:table-cell/>
          <table:table-cell office:value-type="float" office:value="3.85647" calcext:value-type="float">
            <text:p>3.85647</text:p>
          </table:table-cell>
          <table:table-cell table:formula="of:=2000*[.K190]" office:value-type="float" office:value="7712.94" calcext:value-type="float">
            <text:p>7712.94</text:p>
          </table:table-cell>
        </table:table-row>
        <table:table-row table:style-name="ro1">
          <table:table-cell office:value-type="string" calcext:value-type="string">
            <text:p>Sep 06</text:p>
          </table:table-cell>
          <table:table-cell office:value-type="float" office:value="4.1002" calcext:value-type="float">
            <text:p>4.1002</text:p>
          </table:table-cell>
          <table:table-cell table:formula="of:=2000*[.B191]" office:value-type="float" office:value="8200.4" calcext:value-type="float">
            <text:p>8200.4</text:p>
          </table:table-cell>
          <table:table-cell/>
          <table:table-cell office:value-type="string" calcext:value-type="string">
            <text:p>Sep 06</text:p>
          </table:table-cell>
          <table:table-cell office:value-type="float" office:value="535.1" calcext:value-type="float">
            <text:p>535.1</text:p>
          </table:table-cell>
          <table:table-cell/>
          <table:table-cell office:value-type="string" calcext:value-type="string">
            <text:p>Sep 06</text:p>
          </table:table-cell>
          <table:table-cell office:value-type="float" office:value="7.9073" calcext:value-type="float">
            <text:p>7.9073</text:p>
          </table:table-cell>
          <table:table-cell/>
          <table:table-cell office:value-type="float" office:value="4.10016" calcext:value-type="float">
            <text:p>4.10016</text:p>
          </table:table-cell>
          <table:table-cell table:formula="of:=2000*[.K191]" office:value-type="float" office:value="8200.32" calcext:value-type="float">
            <text:p>8200.32</text:p>
          </table:table-cell>
        </table:table-row>
        <table:table-row table:style-name="ro1">
          <table:table-cell office:value-type="string" calcext:value-type="string">
            <text:p>Oct 06</text:p>
          </table:table-cell>
          <table:table-cell office:value-type="float" office:value="4.4308" calcext:value-type="float">
            <text:p>4.4308</text:p>
          </table:table-cell>
          <table:table-cell table:formula="of:=2000*[.B192]" office:value-type="float" office:value="8861.6" calcext:value-type="float">
            <text:p>8861.6</text:p>
          </table:table-cell>
          <table:table-cell/>
          <table:table-cell office:value-type="string" calcext:value-type="string">
            <text:p>Oct 06</text:p>
          </table:table-cell>
          <table:table-cell office:value-type="float" office:value="525.75" calcext:value-type="float">
            <text:p>525.75</text:p>
          </table:table-cell>
          <table:table-cell/>
          <table:table-cell office:value-type="string" calcext:value-type="string">
            <text:p>Oct 06</text:p>
          </table:table-cell>
          <table:table-cell office:value-type="float" office:value="7.879" calcext:value-type="float">
            <text:p>7.879</text:p>
          </table:table-cell>
          <table:table-cell/>
          <table:table-cell office:value-type="float" office:value="4.43078" calcext:value-type="float">
            <text:p>4.43078</text:p>
          </table:table-cell>
          <table:table-cell table:formula="of:=2000*[.K192]" office:value-type="float" office:value="8861.56" calcext:value-type="float">
            <text:p>8861.56</text:p>
          </table:table-cell>
        </table:table-row>
        <table:table-row table:style-name="ro1">
          <table:table-cell office:value-type="string" calcext:value-type="string">
            <text:p>Nov 06</text:p>
          </table:table-cell>
          <table:table-cell office:value-type="float" office:value="4.5718" calcext:value-type="float">
            <text:p>4.5718</text:p>
          </table:table-cell>
          <table:table-cell table:formula="of:=2000*[.B193]" office:value-type="float" office:value="9143.6" calcext:value-type="float">
            <text:p>9143.6</text:p>
          </table:table-cell>
          <table:table-cell/>
          <table:table-cell office:value-type="string" calcext:value-type="string">
            <text:p>Nov 06</text:p>
          </table:table-cell>
          <table:table-cell office:value-type="float" office:value="526.15" calcext:value-type="float">
            <text:p>526.15</text:p>
          </table:table-cell>
          <table:table-cell/>
          <table:table-cell office:value-type="string" calcext:value-type="string">
            <text:p>Nov 06</text:p>
          </table:table-cell>
          <table:table-cell office:value-type="float" office:value="7.8333" calcext:value-type="float">
            <text:p>7.8333</text:p>
          </table:table-cell>
          <table:table-cell/>
          <table:table-cell office:value-type="float" office:value="4.5718" calcext:value-type="float">
            <text:p>4.5718</text:p>
          </table:table-cell>
          <table:table-cell table:formula="of:=2000*[.K193]" office:value-type="float" office:value="9143.6" calcext:value-type="float">
            <text:p>9143.6</text:p>
          </table:table-cell>
        </table:table-row>
        <table:table-row table:style-name="ro1">
          <table:table-cell office:value-type="string" calcext:value-type="string">
            <text:p>Dec 06</text:p>
          </table:table-cell>
          <table:table-cell office:value-type="float" office:value="5.0615" calcext:value-type="float">
            <text:p>5.0615</text:p>
          </table:table-cell>
          <table:table-cell table:formula="of:=2000*[.B194]" office:value-type="float" office:value="10123" calcext:value-type="float">
            <text:p>10123</text:p>
          </table:table-cell>
          <table:table-cell/>
          <table:table-cell office:value-type="string" calcext:value-type="string">
            <text:p>Dec 06</text:p>
          </table:table-cell>
          <table:table-cell office:value-type="float" office:value="532.35" calcext:value-type="float">
            <text:p>532.35</text:p>
          </table:table-cell>
          <table:table-cell/>
          <table:table-cell office:value-type="string" calcext:value-type="string">
            <text:p>Dec 06</text:p>
          </table:table-cell>
          <table:table-cell office:value-type="float" office:value="7.8075" calcext:value-type="float">
            <text:p>7.8075</text:p>
          </table:table-cell>
          <table:table-cell/>
          <table:table-cell office:value-type="float" office:value="5.0615" calcext:value-type="float">
            <text:p>5.0615</text:p>
          </table:table-cell>
          <table:table-cell table:formula="of:=2000*[.K194]"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Jan 07</text:p>
          </table:table-cell>
          <table:table-cell office:value-type="float" office:value="5.1536" calcext:value-type="float">
            <text:p>5.1536</text:p>
          </table:table-cell>
          <table:table-cell table:formula="of:=2000*[.B195]" office:value-type="float" office:value="10307.2" calcext:value-type="float">
            <text:p>10307.2</text:p>
          </table:table-cell>
          <table:table-cell/>
          <table:table-cell office:value-type="string" calcext:value-type="string">
            <text:p>Jan 07</text:p>
          </table:table-cell>
          <table:table-cell office:value-type="float" office:value="544.83" calcext:value-type="float">
            <text:p>544.83</text:p>
          </table:table-cell>
          <table:table-cell/>
          <table:table-cell office:value-type="string" calcext:value-type="string">
            <text:p>Jan 07</text:p>
          </table:table-cell>
          <table:table-cell office:value-type="float" office:value="7.7748" calcext:value-type="float">
            <text:p>7.7748</text:p>
          </table:table-cell>
          <table:table-cell/>
          <table:table-cell office:value-type="float" office:value="5.15364" calcext:value-type="float">
            <text:p>5.15364</text:p>
          </table:table-cell>
          <table:table-cell table:formula="of:=2000*[.K195]" office:value-type="float" office:value="10307.28" calcext:value-type="float">
            <text:p>10307.28</text:p>
          </table:table-cell>
        </table:table-row>
        <table:table-row table:style-name="ro1">
          <table:table-cell office:value-type="string" calcext:value-type="string">
            <text:p>Feb 07</text:p>
          </table:table-cell>
          <table:table-cell office:value-type="float" office:value="5.8664" calcext:value-type="float">
            <text:p>5.8664</text:p>
          </table:table-cell>
          <table:table-cell table:formula="of:=2000*[.B196]" office:value-type="float" office:value="11732.8" calcext:value-type="float">
            <text:p>11732.8</text:p>
          </table:table-cell>
          <table:table-cell/>
          <table:table-cell office:value-type="string" calcext:value-type="string">
            <text:p>Feb 07</text:p>
          </table:table-cell>
          <table:table-cell office:value-type="float" office:value="539.35" calcext:value-type="float">
            <text:p>539.35</text:p>
          </table:table-cell>
          <table:table-cell/>
          <table:table-cell office:value-type="string" calcext:value-type="string">
            <text:p>Feb 07</text:p>
          </table:table-cell>
          <table:table-cell office:value-type="float" office:value="7.738" calcext:value-type="float">
            <text:p>7.738</text:p>
          </table:table-cell>
          <table:table-cell/>
          <table:table-cell office:value-type="float" office:value="5.86643" calcext:value-type="float">
            <text:p>5.86643</text:p>
          </table:table-cell>
          <table:table-cell table:formula="of:=2000*[.K196]" office:value-type="float" office:value="11732.86" calcext:value-type="float">
            <text:p>11732.86</text:p>
          </table:table-cell>
        </table:table-row>
        <table:table-row table:style-name="ro1">
          <table:table-cell office:value-type="string" calcext:value-type="string">
            <text:p>Mar 07</text:p>
          </table:table-cell>
          <table:table-cell office:value-type="float" office:value="6.3017" calcext:value-type="float">
            <text:p>6.3017</text:p>
          </table:table-cell>
          <table:table-cell table:formula="of:=2000*[.B197]" office:value-type="float" office:value="12603.4" calcext:value-type="float">
            <text:p>12603.4</text:p>
          </table:table-cell>
          <table:table-cell/>
          <table:table-cell office:value-type="string" calcext:value-type="string">
            <text:p>Mar 07</text:p>
          </table:table-cell>
          <table:table-cell office:value-type="float" office:value="539.65" calcext:value-type="float">
            <text:p>539.65</text:p>
          </table:table-cell>
          <table:table-cell/>
          <table:table-cell office:value-type="string" calcext:value-type="string">
            <text:p>Mar 07</text:p>
          </table:table-cell>
          <table:table-cell office:value-type="float" office:value="7.7308" calcext:value-type="float">
            <text:p>7.7308</text:p>
          </table:table-cell>
          <table:table-cell/>
          <table:table-cell office:value-type="float" office:value="6.30175" calcext:value-type="float">
            <text:p>6.30175</text:p>
          </table:table-cell>
          <table:table-cell table:formula="of:=2000*[.K197]" office:value-type="float" office:value="12603.5" calcext:value-type="float">
            <text:p>12603.5</text:p>
          </table:table-cell>
        </table:table-row>
        <table:table-row table:style-name="ro1">
          <table:table-cell office:value-type="string" calcext:value-type="string">
            <text:p>Apr 07</text:p>
          </table:table-cell>
          <table:table-cell office:value-type="float" office:value="6.3743" calcext:value-type="float">
            <text:p>6.3743</text:p>
          </table:table-cell>
          <table:table-cell table:formula="of:=2000*[.B198]" office:value-type="float" office:value="12748.6" calcext:value-type="float">
            <text:p>12748.6</text:p>
          </table:table-cell>
          <table:table-cell/>
          <table:table-cell office:value-type="string" calcext:value-type="string">
            <text:p>Apr 07</text:p>
          </table:table-cell>
          <table:table-cell office:value-type="float" office:value="525.55" calcext:value-type="float">
            <text:p>525.55</text:p>
          </table:table-cell>
          <table:table-cell/>
          <table:table-cell office:value-type="string" calcext:value-type="string">
            <text:p>Apr 07</text:p>
          </table:table-cell>
          <table:table-cell office:value-type="float" office:value="7.7055" calcext:value-type="float">
            <text:p>7.7055</text:p>
          </table:table-cell>
          <table:table-cell/>
          <table:table-cell office:value-type="float" office:value="6.37429" calcext:value-type="float">
            <text:p>6.37429</text:p>
          </table:table-cell>
          <table:table-cell table:formula="of:=2000*[.K198]" office:value-type="float" office:value="12748.58" calcext:value-type="float">
            <text:p>12748.58</text:p>
          </table:table-cell>
        </table:table-row>
        <table:table-row table:style-name="ro1">
          <table:table-cell office:value-type="string" calcext:value-type="string">
            <text:p>May 07</text:p>
          </table:table-cell>
          <table:table-cell office:value-type="float" office:value="6.4138" calcext:value-type="float">
            <text:p>6.4138</text:p>
          </table:table-cell>
          <table:table-cell table:formula="of:=2000*[.B199]" office:value-type="float" office:value="12827.6" calcext:value-type="float">
            <text:p>12827.6</text:p>
          </table:table-cell>
          <table:table-cell/>
          <table:table-cell office:value-type="string" calcext:value-type="string">
            <text:p>May 07</text:p>
          </table:table-cell>
          <table:table-cell office:value-type="float" office:value="525.6" calcext:value-type="float">
            <text:p>525.6</text:p>
          </table:table-cell>
          <table:table-cell/>
          <table:table-cell office:value-type="string" calcext:value-type="string">
            <text:p>May 07</text:p>
          </table:table-cell>
          <table:table-cell office:value-type="float" office:value="7.6475" calcext:value-type="float">
            <text:p>7.6475</text:p>
          </table:table-cell>
          <table:table-cell/>
          <table:table-cell office:value-type="float" office:value="6.4138" calcext:value-type="float">
            <text:p>6.4138</text:p>
          </table:table-cell>
          <table:table-cell table:formula="of:=2000*[.K199]" office:value-type="float" office:value="12827.6" calcext:value-type="float">
            <text:p>12827.6</text:p>
          </table:table-cell>
        </table:table-row>
        <table:table-row table:style-name="ro1">
          <table:table-cell office:value-type="string" calcext:value-type="string">
            <text:p>Jun 07</text:p>
          </table:table-cell>
          <table:table-cell office:value-type="float" office:value="6.3956" calcext:value-type="float">
            <text:p>6.3956</text:p>
          </table:table-cell>
          <table:table-cell table:formula="of:=2000*[.B200]" office:value-type="float" office:value="12791.2" calcext:value-type="float">
            <text:p>12791.2</text:p>
          </table:table-cell>
          <table:table-cell/>
          <table:table-cell office:value-type="string" calcext:value-type="string">
            <text:p>Jun 07</text:p>
          </table:table-cell>
          <table:table-cell office:value-type="float" office:value="527.55" calcext:value-type="float">
            <text:p>527.55</text:p>
          </table:table-cell>
          <table:table-cell/>
          <table:table-cell office:value-type="string" calcext:value-type="string">
            <text:p>Jun 07</text:p>
          </table:table-cell>
          <table:table-cell office:value-type="float" office:value="7.6135" calcext:value-type="float">
            <text:p>7.6135</text:p>
          </table:table-cell>
          <table:table-cell/>
          <table:table-cell office:value-type="float" office:value="6.39555" calcext:value-type="float">
            <text:p>6.39555</text:p>
          </table:table-cell>
          <table:table-cell table:formula="of:=2000*[.K200]" office:value-type="float" office:value="12791.1" calcext:value-type="float">
            <text:p>12791.1</text:p>
          </table:table-cell>
        </table:table-row>
        <table:table-row table:style-name="ro1">
          <table:table-cell office:value-type="string" calcext:value-type="string">
            <text:p>Jul 07</text:p>
          </table:table-cell>
          <table:table-cell office:value-type="float" office:value="6.685" calcext:value-type="float">
            <text:p>6.685</text:p>
          </table:table-cell>
          <table:table-cell table:formula="of:=2000*[.B201]" office:value-type="float" office:value="13370" calcext:value-type="float">
            <text:p>13370</text:p>
          </table:table-cell>
          <table:table-cell/>
          <table:table-cell office:value-type="string" calcext:value-type="string">
            <text:p>Jul 07</text:p>
          </table:table-cell>
          <table:table-cell office:value-type="float" office:value="521.55" calcext:value-type="float">
            <text:p>521.55</text:p>
          </table:table-cell>
          <table:table-cell/>
          <table:table-cell office:value-type="string" calcext:value-type="string">
            <text:p>Jul 07</text:p>
          </table:table-cell>
          <table:table-cell office:value-type="float" office:value="7.5725" calcext:value-type="float">
            <text:p>7.5725</text:p>
          </table:table-cell>
          <table:table-cell/>
          <table:table-cell office:value-type="float" office:value="6.68498" calcext:value-type="float">
            <text:p>6.68498</text:p>
          </table:table-cell>
          <table:table-cell table:formula="of:=2000*[.K201]" office:value-type="float" office:value="13369.96" calcext:value-type="float">
            <text:p>13369.96</text:p>
          </table:table-cell>
        </table:table-row>
        <table:table-row table:style-name="ro1">
          <table:table-cell office:value-type="string" calcext:value-type="string">
            <text:p>Aug 07</text:p>
          </table:table-cell>
          <table:table-cell office:value-type="float" office:value="6.883" calcext:value-type="float">
            <text:p>6.883</text:p>
          </table:table-cell>
          <table:table-cell table:formula="of:=2000*[.B202]" office:value-type="float" office:value="13766" calcext:value-type="float">
            <text:p>13766</text:p>
          </table:table-cell>
          <table:table-cell/>
          <table:table-cell office:value-type="string" calcext:value-type="string">
            <text:p>Aug 07</text:p>
          </table:table-cell>
          <table:table-cell office:value-type="float" office:value="523.75" calcext:value-type="float">
            <text:p>523.75</text:p>
          </table:table-cell>
          <table:table-cell/>
          <table:table-cell office:value-type="string" calcext:value-type="string">
            <text:p>Aug 07</text:p>
          </table:table-cell>
          <table:table-cell office:value-type="float" office:value="7.545" calcext:value-type="float">
            <text:p>7.545</text:p>
          </table:table-cell>
          <table:table-cell/>
          <table:table-cell office:value-type="float" office:value="6.88296" calcext:value-type="float">
            <text:p>6.88296</text:p>
          </table:table-cell>
          <table:table-cell table:formula="of:=2000*[.K202]" office:value-type="float" office:value="13765.92" calcext:value-type="float">
            <text:p>13765.92</text:p>
          </table:table-cell>
        </table:table-row>
        <table:table-row table:style-name="ro1">
          <table:table-cell office:value-type="string" calcext:value-type="string">
            <text:p>Sep 07</text:p>
          </table:table-cell>
          <table:table-cell office:value-type="float" office:value="6.8143" calcext:value-type="float">
            <text:p>6.8143</text:p>
          </table:table-cell>
          <table:table-cell table:formula="of:=2000*[.B203]" office:value-type="float" office:value="13628.6" calcext:value-type="float">
            <text:p>13628.6</text:p>
          </table:table-cell>
          <table:table-cell/>
          <table:table-cell office:value-type="string" calcext:value-type="string">
            <text:p>Sep 07</text:p>
          </table:table-cell>
          <table:table-cell office:value-type="float" office:value="510.98" calcext:value-type="float">
            <text:p>510.98</text:p>
          </table:table-cell>
          <table:table-cell/>
          <table:table-cell office:value-type="string" calcext:value-type="string">
            <text:p>Sep 07</text:p>
          </table:table-cell>
          <table:table-cell office:value-type="float" office:value="7.506" calcext:value-type="float">
            <text:p>7.506</text:p>
          </table:table-cell>
          <table:table-cell/>
          <table:table-cell office:value-type="float" office:value="6.81433" calcext:value-type="float">
            <text:p>6.81433</text:p>
          </table:table-cell>
          <table:table-cell table:formula="of:=2000*[.K203]" office:value-type="float" office:value="13628.66" calcext:value-type="float">
            <text:p>13628.66</text:p>
          </table:table-cell>
        </table:table-row>
        <table:table-row table:style-name="ro1">
          <table:table-cell office:value-type="string" calcext:value-type="string">
            <text:p>Oct 07</text:p>
          </table:table-cell>
          <table:table-cell office:value-type="float" office:value="7.2898" calcext:value-type="float">
            <text:p>7.2898</text:p>
          </table:table-cell>
          <table:table-cell table:formula="of:=2000*[.B204]" office:value-type="float" office:value="14579.6" calcext:value-type="float">
            <text:p>14579.6</text:p>
          </table:table-cell>
          <table:table-cell/>
          <table:table-cell office:value-type="string" calcext:value-type="string">
            <text:p>Oct 07</text:p>
          </table:table-cell>
          <table:table-cell office:value-type="float" office:value="492.75" calcext:value-type="float">
            <text:p>492.75</text:p>
          </table:table-cell>
          <table:table-cell/>
          <table:table-cell office:value-type="string" calcext:value-type="string">
            <text:p>Oct 07</text:p>
          </table:table-cell>
          <table:table-cell office:value-type="float" office:value="7.4715" calcext:value-type="float">
            <text:p>7.4715</text:p>
          </table:table-cell>
          <table:table-cell/>
          <table:table-cell office:value-type="float" office:value="7.28983" calcext:value-type="float">
            <text:p>7.28983</text:p>
          </table:table-cell>
          <table:table-cell table:formula="of:=2000*[.K204]" office:value-type="float" office:value="14579.66" calcext:value-type="float">
            <text:p>14579.66</text:p>
          </table:table-cell>
        </table:table-row>
        <table:table-row table:style-name="ro1">
          <table:table-cell office:value-type="string" calcext:value-type="string">
            <text:p>Nov 07</text:p>
          </table:table-cell>
          <table:table-cell office:value-type="float" office:value="7.5713" calcext:value-type="float">
            <text:p>7.5713</text:p>
          </table:table-cell>
          <table:table-cell table:formula="of:=2000*[.B205]" office:value-type="float" office:value="15142.6" calcext:value-type="float">
            <text:p>15142.6</text:p>
          </table:table-cell>
          <table:table-cell/>
          <table:table-cell office:value-type="string" calcext:value-type="string">
            <text:p>Nov 07</text:p>
          </table:table-cell>
          <table:table-cell office:value-type="float" office:value="505.95" calcext:value-type="float">
            <text:p>505.95</text:p>
          </table:table-cell>
          <table:table-cell/>
          <table:table-cell office:value-type="string" calcext:value-type="string">
            <text:p>Nov 07</text:p>
          </table:table-cell>
          <table:table-cell office:value-type="float" office:value="7.398" calcext:value-type="float">
            <text:p>7.398</text:p>
          </table:table-cell>
          <table:table-cell/>
          <table:table-cell office:value-type="float" office:value="7.57129" calcext:value-type="float">
            <text:p>7.57129</text:p>
          </table:table-cell>
          <table:table-cell table:formula="of:=2000*[.K205]" office:value-type="float" office:value="15142.58" calcext:value-type="float">
            <text:p>15142.58</text:p>
          </table:table-cell>
        </table:table-row>
        <table:table-row table:style-name="ro1">
          <table:table-cell office:value-type="string" calcext:value-type="string">
            <text:p>Dec 07</text:p>
          </table:table-cell>
          <table:table-cell office:value-type="float" office:value="7.3768" calcext:value-type="float">
            <text:p>7.3768</text:p>
          </table:table-cell>
          <table:table-cell table:formula="of:=2000*[.B206]" office:value-type="float" office:value="14753.6" calcext:value-type="float">
            <text:p>14753.6</text:p>
          </table:table-cell>
          <table:table-cell/>
          <table:table-cell office:value-type="string" calcext:value-type="string">
            <text:p>Dec 07</text:p>
          </table:table-cell>
          <table:table-cell office:value-type="float" office:value="497.95" calcext:value-type="float">
            <text:p>497.95</text:p>
          </table:table-cell>
          <table:table-cell/>
          <table:table-cell office:value-type="string" calcext:value-type="string">
            <text:p>Dec 07</text:p>
          </table:table-cell>
          <table:table-cell office:value-type="float" office:value="7.3041" calcext:value-type="float">
            <text:p>7.3041</text:p>
          </table:table-cell>
          <table:table-cell/>
          <table:table-cell office:value-type="float" office:value="7.37681" calcext:value-type="float">
            <text:p>7.37681</text:p>
          </table:table-cell>
          <table:table-cell table:formula="of:=2000*[.K206]" office:value-type="float" office:value="14753.62" calcext:value-type="float">
            <text:p>14753.62</text:p>
          </table:table-cell>
        </table:table-row>
        <table:table-row table:style-name="ro1">
          <table:table-cell office:value-type="string" calcext:value-type="string">
            <text:p>Jan 08</text:p>
          </table:table-cell>
          <table:table-cell office:value-type="float" office:value="7.4105" calcext:value-type="float">
            <text:p>7.4105</text:p>
          </table:table-cell>
          <table:table-cell table:formula="of:=2000*[.B207]" office:value-type="float" office:value="14821" calcext:value-type="float">
            <text:p>14821</text:p>
          </table:table-cell>
          <table:table-cell/>
          <table:table-cell office:value-type="string" calcext:value-type="string">
            <text:p>Jan 08</text:p>
          </table:table-cell>
          <table:table-cell office:value-type="float" office:value="464.35" calcext:value-type="float">
            <text:p>464.35</text:p>
          </table:table-cell>
          <table:table-cell/>
          <table:table-cell office:value-type="string" calcext:value-type="string">
            <text:p>Jan 08</text:p>
          </table:table-cell>
          <table:table-cell office:value-type="float" office:value="7.1822" calcext:value-type="float">
            <text:p>7.1822</text:p>
          </table:table-cell>
          <table:table-cell/>
          <table:table-cell office:value-type="float" office:value="7.41047" calcext:value-type="float">
            <text:p>7.41047</text:p>
          </table:table-cell>
          <table:table-cell table:formula="of:=2000*[.K207]" office:value-type="float" office:value="14820.94" calcext:value-type="float">
            <text:p>14820.94</text:p>
          </table:table-cell>
        </table:table-row>
        <table:table-row table:style-name="ro1">
          <table:table-cell office:value-type="string" calcext:value-type="string">
            <text:p>Feb 08</text:p>
          </table:table-cell>
          <table:table-cell office:value-type="float" office:value="7.8063" calcext:value-type="float">
            <text:p>7.8063</text:p>
          </table:table-cell>
          <table:table-cell table:formula="of:=2000*[.B208]" office:value-type="float" office:value="15612.6" calcext:value-type="float">
            <text:p>15612.6</text:p>
          </table:table-cell>
          <table:table-cell/>
          <table:table-cell office:value-type="string" calcext:value-type="string">
            <text:p>Feb 08</text:p>
          </table:table-cell>
          <table:table-cell office:value-type="float" office:value="454.65" calcext:value-type="float">
            <text:p>454.65</text:p>
          </table:table-cell>
          <table:table-cell/>
          <table:table-cell office:value-type="string" calcext:value-type="string">
            <text:p>Feb 08</text:p>
          </table:table-cell>
          <table:table-cell office:value-type="float" office:value="7.1119" calcext:value-type="float">
            <text:p>7.1119</text:p>
          </table:table-cell>
          <table:table-cell/>
          <table:table-cell office:value-type="float" office:value="7.80633" calcext:value-type="float">
            <text:p>7.80633</text:p>
          </table:table-cell>
          <table:table-cell table:formula="of:=2000*[.K208]" office:value-type="float" office:value="15612.66" calcext:value-type="float">
            <text:p>15612.66</text:p>
          </table:table-cell>
        </table:table-row>
        <table:table-row table:style-name="ro1">
          <table:table-cell office:value-type="string" calcext:value-type="string">
            <text:p>Mar 08</text:p>
          </table:table-cell>
          <table:table-cell office:value-type="float" office:value="8.9829" calcext:value-type="float">
            <text:p>8.9829</text:p>
          </table:table-cell>
          <table:table-cell table:formula="of:=2000*[.B209]" office:value-type="float" office:value="17965.8" calcext:value-type="float">
            <text:p>17965.8</text:p>
          </table:table-cell>
          <table:table-cell/>
          <table:table-cell office:value-type="string" calcext:value-type="string">
            <text:p>Mar 08</text:p>
          </table:table-cell>
          <table:table-cell office:value-type="float" office:value="437.08" calcext:value-type="float">
            <text:p>437.08</text:p>
          </table:table-cell>
          <table:table-cell/>
          <table:table-cell office:value-type="string" calcext:value-type="string">
            <text:p>Mar 08</text:p>
          </table:table-cell>
          <table:table-cell office:value-type="float" office:value="7.0124" calcext:value-type="float">
            <text:p>7.0124</text:p>
          </table:table-cell>
          <table:table-cell/>
          <table:table-cell office:value-type="float" office:value="8.98293" calcext:value-type="float">
            <text:p>8.98293</text:p>
          </table:table-cell>
          <table:table-cell table:formula="of:=2000*[.K209]" office:value-type="float" office:value="17965.86" calcext:value-type="float">
            <text:p>17965.86</text:p>
          </table:table-cell>
        </table:table-row>
        <table:table-row table:style-name="ro1">
          <table:table-cell office:value-type="string" calcext:value-type="string">
            <text:p>Apr 08</text:p>
          </table:table-cell>
          <table:table-cell office:value-type="float" office:value="9.8242" calcext:value-type="float">
            <text:p>9.8242</text:p>
          </table:table-cell>
          <table:table-cell table:formula="of:=2000*[.B210]" office:value-type="float" office:value="19648.4" calcext:value-type="float">
            <text:p>19648.4</text:p>
          </table:table-cell>
          <table:table-cell/>
          <table:table-cell office:value-type="string" calcext:value-type="string">
            <text:p>Apr 08</text:p>
          </table:table-cell>
          <table:table-cell office:value-type="float" office:value="462.15" calcext:value-type="float">
            <text:p>462.15</text:p>
          </table:table-cell>
          <table:table-cell/>
          <table:table-cell office:value-type="string" calcext:value-type="string">
            <text:p>Apr 08</text:p>
          </table:table-cell>
          <table:table-cell office:value-type="float" office:value="6.9885" calcext:value-type="float">
            <text:p>6.9885</text:p>
          </table:table-cell>
          <table:table-cell/>
          <table:table-cell office:value-type="float" office:value="9.8242" calcext:value-type="float">
            <text:p>9.8242</text:p>
          </table:table-cell>
          <table:table-cell table:formula="of:=2000*[.K210]" office:value-type="float" office:value="19648.4" calcext:value-type="float">
            <text:p>19648.4</text:p>
          </table:table-cell>
        </table:table-row>
        <table:table-row table:style-name="ro1">
          <table:table-cell office:value-type="string" calcext:value-type="string">
            <text:p>May 08</text:p>
          </table:table-cell>
          <table:table-cell office:value-type="float" office:value="10.9145" calcext:value-type="float">
            <text:p>10.9145</text:p>
          </table:table-cell>
          <table:table-cell table:formula="of:=2000*[.B211]" office:value-type="float" office:value="21829" calcext:value-type="float">
            <text:p>21829</text:p>
          </table:table-cell>
          <table:table-cell/>
          <table:table-cell office:value-type="string" calcext:value-type="string">
            <text:p>May 08</text:p>
          </table:table-cell>
          <table:table-cell office:value-type="float" office:value="480.45" calcext:value-type="float">
            <text:p>480.45</text:p>
          </table:table-cell>
          <table:table-cell/>
          <table:table-cell office:value-type="string" calcext:value-type="string">
            <text:p>May 08</text:p>
          </table:table-cell>
          <table:table-cell office:value-type="float" office:value="6.9425" calcext:value-type="float">
            <text:p>6.9425</text:p>
          </table:table-cell>
          <table:table-cell/>
          <table:table-cell office:value-type="float" office:value="10.91447" calcext:value-type="float">
            <text:p>10.91447</text:p>
          </table:table-cell>
          <table:table-cell table:formula="of:=2000*[.K211]" office:value-type="float" office:value="21828.94" calcext:value-type="float">
            <text:p>21828.94</text:p>
          </table:table-cell>
        </table:table-row>
        <table:table-row table:style-name="ro1">
          <table:table-cell office:value-type="string" calcext:value-type="string">
            <text:p>Jun 08</text:p>
          </table:table-cell>
          <table:table-cell office:value-type="float" office:value="10.083" calcext:value-type="float">
            <text:p>10.083</text:p>
          </table:table-cell>
          <table:table-cell table:formula="of:=2000*[.B212]" office:value-type="float" office:value="20166" calcext:value-type="float">
            <text:p>20166</text:p>
          </table:table-cell>
          <table:table-cell/>
          <table:table-cell office:value-type="string" calcext:value-type="string">
            <text:p>Jun 08</text:p>
          </table:table-cell>
          <table:table-cell office:value-type="float" office:value="524.65" calcext:value-type="float">
            <text:p>524.65</text:p>
          </table:table-cell>
          <table:table-cell/>
          <table:table-cell office:value-type="string" calcext:value-type="string">
            <text:p>Jun 08</text:p>
          </table:table-cell>
          <table:table-cell office:value-type="float" office:value="6.8544" calcext:value-type="float">
            <text:p>6.8544</text:p>
          </table:table-cell>
          <table:table-cell/>
          <table:table-cell office:value-type="float" office:value="10.08305" calcext:value-type="float">
            <text:p>10.08305</text:p>
          </table:table-cell>
          <table:table-cell table:formula="of:=2000*[.K212]" office:value-type="float" office:value="20166.1" calcext:value-type="float">
            <text:p>20166.1</text:p>
          </table:table-cell>
        </table:table-row>
        <table:table-row table:style-name="ro1">
          <table:table-cell office:value-type="string" calcext:value-type="string">
            <text:p>Jul 08</text:p>
          </table:table-cell>
          <table:table-cell office:value-type="float" office:value="10.4958" calcext:value-type="float">
            <text:p>10.4958</text:p>
          </table:table-cell>
          <table:table-cell table:formula="of:=2000*[.B213]" office:value-type="float" office:value="20991.6" calcext:value-type="float">
            <text:p>20991.6</text:p>
          </table:table-cell>
          <table:table-cell/>
          <table:table-cell office:value-type="string" calcext:value-type="string">
            <text:p>Jul 08</text:p>
          </table:table-cell>
          <table:table-cell office:value-type="float" office:value="504.25" calcext:value-type="float">
            <text:p>504.25</text:p>
          </table:table-cell>
          <table:table-cell/>
          <table:table-cell office:value-type="string" calcext:value-type="string">
            <text:p>Jul 08</text:p>
          </table:table-cell>
          <table:table-cell office:value-type="float" office:value="6.8315" calcext:value-type="float">
            <text:p>6.8315</text:p>
          </table:table-cell>
          <table:table-cell/>
          <table:table-cell office:value-type="float" office:value="10.49584" calcext:value-type="float">
            <text:p>10.49584</text:p>
          </table:table-cell>
          <table:table-cell table:formula="of:=2000*[.K213]" office:value-type="float" office:value="20991.68" calcext:value-type="float">
            <text:p>20991.68</text:p>
          </table:table-cell>
        </table:table-row>
        <table:table-row table:style-name="ro1">
          <table:table-cell office:value-type="string" calcext:value-type="string">
            <text:p>Aug 08</text:p>
          </table:table-cell>
          <table:table-cell office:value-type="float" office:value="9.0838" calcext:value-type="float">
            <text:p>9.0838</text:p>
          </table:table-cell>
          <table:table-cell table:formula="of:=2000*[.B214]" office:value-type="float" office:value="18167.6" calcext:value-type="float">
            <text:p>18167.6</text:p>
          </table:table-cell>
          <table:table-cell/>
          <table:table-cell office:value-type="string" calcext:value-type="string">
            <text:p>Aug 08</text:p>
          </table:table-cell>
          <table:table-cell office:value-type="float" office:value="512.75" calcext:value-type="float">
            <text:p>512.75</text:p>
          </table:table-cell>
          <table:table-cell/>
          <table:table-cell office:value-type="string" calcext:value-type="string">
            <text:p>Aug 08</text:p>
          </table:table-cell>
          <table:table-cell office:value-type="float" office:value="6.8487" calcext:value-type="float">
            <text:p>6.8487</text:p>
          </table:table-cell>
          <table:table-cell/>
          <table:table-cell office:value-type="float" office:value="9.08377" calcext:value-type="float">
            <text:p>9.08377</text:p>
          </table:table-cell>
          <table:table-cell table:formula="of:=2000*[.K214]" office:value-type="float" office:value="18167.54" calcext:value-type="float">
            <text:p>18167.54</text:p>
          </table:table-cell>
        </table:table-row>
        <table:table-row table:style-name="ro1">
          <table:table-cell office:value-type="string" calcext:value-type="string">
            <text:p>Sep 08</text:p>
          </table:table-cell>
          <table:table-cell office:value-type="float" office:value="8.332" calcext:value-type="float">
            <text:p>8.332</text:p>
          </table:table-cell>
          <table:table-cell table:formula="of:=2000*[.B215]" office:value-type="float" office:value="16664" calcext:value-type="float">
            <text:p>16664</text:p>
          </table:table-cell>
          <table:table-cell/>
          <table:table-cell office:value-type="string" calcext:value-type="string">
            <text:p>Sep 08</text:p>
          </table:table-cell>
          <table:table-cell office:value-type="float" office:value="552.35" calcext:value-type="float">
            <text:p>552.35</text:p>
          </table:table-cell>
          <table:table-cell/>
          <table:table-cell office:value-type="string" calcext:value-type="string">
            <text:p>Sep 08</text:p>
          </table:table-cell>
          <table:table-cell office:value-type="float" office:value="6.8451" calcext:value-type="float">
            <text:p>6.8451</text:p>
          </table:table-cell>
          <table:table-cell/>
          <table:table-cell office:value-type="float" office:value="8.33199" calcext:value-type="float">
            <text:p>8.33199</text:p>
          </table:table-cell>
          <table:table-cell table:formula="of:=2000*[.K215]" office:value-type="float" office:value="16663.98" calcext:value-type="float">
            <text:p>16663.98</text:p>
          </table:table-cell>
        </table:table-row>
        <table:table-row table:style-name="ro1">
          <table:table-cell office:value-type="string" calcext:value-type="string">
            <text:p>Oct 08</text:p>
          </table:table-cell>
          <table:table-cell office:value-type="float" office:value="6.5325" calcext:value-type="float">
            <text:p>6.5325</text:p>
          </table:table-cell>
          <table:table-cell table:formula="of:=2000*[.B216]" office:value-type="float" office:value="13065" calcext:value-type="float">
            <text:p>13065</text:p>
          </table:table-cell>
          <table:table-cell/>
          <table:table-cell office:value-type="string" calcext:value-type="string">
            <text:p>Oct 08</text:p>
          </table:table-cell>
          <table:table-cell office:value-type="float" office:value="670.25" calcext:value-type="float">
            <text:p>670.25</text:p>
          </table:table-cell>
          <table:table-cell/>
          <table:table-cell office:value-type="string" calcext:value-type="string">
            <text:p>Oct 08</text:p>
          </table:table-cell>
          <table:table-cell office:value-type="float" office:value="6.8395" calcext:value-type="float">
            <text:p>6.8395</text:p>
          </table:table-cell>
          <table:table-cell/>
          <table:table-cell office:value-type="float" office:value="6.53253" calcext:value-type="float">
            <text:p>6.53253</text:p>
          </table:table-cell>
          <table:table-cell table:formula="of:=2000*[.K216]" office:value-type="float" office:value="13065.06" calcext:value-type="float">
            <text:p>13065.06</text:p>
          </table:table-cell>
        </table:table-row>
        <table:table-row table:style-name="ro1">
          <table:table-cell office:value-type="string" calcext:value-type="string">
            <text:p>Nov 08</text:p>
          </table:table-cell>
          <table:table-cell office:value-type="float" office:value="6.1886" calcext:value-type="float">
            <text:p>6.1886</text:p>
          </table:table-cell>
          <table:table-cell table:formula="of:=2000*[.B217]" office:value-type="float" office:value="12377.2" calcext:value-type="float">
            <text:p>12377.2</text:p>
          </table:table-cell>
          <table:table-cell/>
          <table:table-cell office:value-type="string" calcext:value-type="string">
            <text:p>Nov 08</text:p>
          </table:table-cell>
          <table:table-cell office:value-type="float" office:value="661.05" calcext:value-type="float">
            <text:p>661.05</text:p>
          </table:table-cell>
          <table:table-cell/>
          <table:table-cell office:value-type="string" calcext:value-type="string">
            <text:p>Nov 08</text:p>
          </table:table-cell>
          <table:table-cell office:value-type="float" office:value="6.8259" calcext:value-type="float">
            <text:p>6.8259</text:p>
          </table:table-cell>
          <table:table-cell/>
          <table:table-cell office:value-type="float" office:value="6.18859" calcext:value-type="float">
            <text:p>6.18859</text:p>
          </table:table-cell>
          <table:table-cell table:formula="of:=2000*[.K217]" office:value-type="float" office:value="12377.18" calcext:value-type="float">
            <text:p>12377.18</text:p>
          </table:table-cell>
        </table:table-row>
        <table:table-row table:style-name="ro1">
          <table:table-cell office:value-type="string" calcext:value-type="string">
            <text:p>Dec 08</text:p>
          </table:table-cell>
          <table:table-cell office:value-type="float" office:value="5.0984" calcext:value-type="float">
            <text:p>5.0984</text:p>
          </table:table-cell>
          <table:table-cell table:formula="of:=2000*[.B218]" office:value-type="float" office:value="10196.8" calcext:value-type="float">
            <text:p>10196.8</text:p>
          </table:table-cell>
          <table:table-cell/>
          <table:table-cell office:value-type="string" calcext:value-type="string">
            <text:p>Dec 08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Dec 08</text:p>
          </table:table-cell>
          <table:table-cell office:value-type="float" office:value="6.823" calcext:value-type="float">
            <text:p>6.823</text:p>
          </table:table-cell>
          <table:table-cell/>
          <table:table-cell office:value-type="float" office:value="5.09838" calcext:value-type="float">
            <text:p>5.09838</text:p>
          </table:table-cell>
          <table:table-cell table:formula="of:=2000*[.K218]" office:value-type="float" office:value="10196.76" calcext:value-type="float">
            <text:p>10196.76</text:p>
          </table:table-cell>
        </table:table-row>
        <table:table-row table:style-name="ro1">
          <table:table-cell office:value-type="string" calcext:value-type="string">
            <text:p>Jan 09</text:p>
          </table:table-cell>
          <table:table-cell office:value-type="float" office:value="5.1586" calcext:value-type="float">
            <text:p>5.1586</text:p>
          </table:table-cell>
          <table:table-cell table:formula="of:=2000*[.B219]" office:value-type="float" office:value="10317.2" calcext:value-type="float">
            <text:p>10317.2</text:p>
          </table:table-cell>
          <table:table-cell/>
          <table:table-cell office:value-type="string" calcext:value-type="string">
            <text:p>Jan 09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Jan 09</text:p>
          </table:table-cell>
          <table:table-cell office:value-type="float" office:value="6.835" calcext:value-type="float">
            <text:p>6.835</text:p>
          </table:table-cell>
          <table:table-cell/>
          <table:table-cell office:value-type="float" office:value="5.15865" calcext:value-type="float">
            <text:p>5.15865</text:p>
          </table:table-cell>
          <table:table-cell table:formula="of:=2000*[.K219]" office:value-type="float" office:value="10317.3" calcext:value-type="float">
            <text:p>10317.3</text:p>
          </table:table-cell>
        </table:table-row>
        <table:table-row table:style-name="ro1">
          <table:table-cell office:value-type="string" calcext:value-type="string">
            <text:p>Feb 09</text:p>
          </table:table-cell>
          <table:table-cell office:value-type="float" office:value="5.0073" calcext:value-type="float">
            <text:p>5.0073</text:p>
          </table:table-cell>
          <table:table-cell table:formula="of:=2000*[.B220]" office:value-type="float" office:value="10014.6" calcext:value-type="float">
            <text:p>10014.6</text:p>
          </table:table-cell>
          <table:table-cell/>
          <table:table-cell office:value-type="string" calcext:value-type="string">
            <text:p>Feb 09</text:p>
          </table:table-cell>
          <table:table-cell office:value-type="float" office:value="596.8" calcext:value-type="float">
            <text:p>596.8</text:p>
          </table:table-cell>
          <table:table-cell/>
          <table:table-cell office:value-type="string" calcext:value-type="string">
            <text:p>Feb 09</text:p>
          </table:table-cell>
          <table:table-cell office:value-type="float" office:value="6.8396" calcext:value-type="float">
            <text:p>6.8396</text:p>
          </table:table-cell>
          <table:table-cell/>
          <table:table-cell office:value-type="float" office:value="5.00733" calcext:value-type="float">
            <text:p>5.00733</text:p>
          </table:table-cell>
          <table:table-cell table:formula="of:=2000*[.K220]" office:value-type="float" office:value="10014.66" calcext:value-type="float">
            <text:p>10014.66</text:p>
          </table:table-cell>
        </table:table-row>
        <table:table-row table:style-name="ro1">
          <table:table-cell office:value-type="string" calcext:value-type="string">
            <text:p>Mar 09</text:p>
          </table:table-cell>
          <table:table-cell office:value-type="float" office:value="4.8425" calcext:value-type="float">
            <text:p>4.8425</text:p>
          </table:table-cell>
          <table:table-cell table:formula="of:=2000*[.B221]" office:value-type="float" office:value="9685" calcext:value-type="float">
            <text:p>9685</text:p>
          </table:table-cell>
          <table:table-cell/>
          <table:table-cell office:value-type="string" calcext:value-type="string">
            <text:p>Mar 09</text:p>
          </table:table-cell>
          <table:table-cell office:value-type="float" office:value="582.85" calcext:value-type="float">
            <text:p>582.85</text:p>
          </table:table-cell>
          <table:table-cell/>
          <table:table-cell office:value-type="string" calcext:value-type="string">
            <text:p>Mar 09</text:p>
          </table:table-cell>
          <table:table-cell office:value-type="float" office:value="6.8334" calcext:value-type="float">
            <text:p>6.8334</text:p>
          </table:table-cell>
          <table:table-cell/>
          <table:table-cell office:value-type="float" office:value="4.84252" calcext:value-type="float">
            <text:p>4.84252</text:p>
          </table:table-cell>
          <table:table-cell table:formula="of:=2000*[.K221]" office:value-type="float" office:value="9685.04" calcext:value-type="float">
            <text:p>9685.04</text:p>
          </table:table-cell>
        </table:table-row>
        <table:table-row table:style-name="ro1">
          <table:table-cell office:value-type="string" calcext:value-type="string">
            <text:p>Apr 09</text:p>
          </table:table-cell>
          <table:table-cell office:value-type="float" office:value="5.3268" calcext:value-type="float">
            <text:p>5.3268</text:p>
          </table:table-cell>
          <table:table-cell table:formula="of:=2000*[.B222]" office:value-type="float" office:value="10653.6" calcext:value-type="float">
            <text:p>10653.6</text:p>
          </table:table-cell>
          <table:table-cell/>
          <table:table-cell office:value-type="string" calcext:value-type="string">
            <text:p>Apr 09</text:p>
          </table:table-cell>
          <table:table-cell office:value-type="float" office:value="581.75" calcext:value-type="float">
            <text:p>581.75</text:p>
          </table:table-cell>
          <table:table-cell/>
          <table:table-cell office:value-type="string" calcext:value-type="string">
            <text:p>Apr 09</text:p>
          </table:table-cell>
          <table:table-cell office:value-type="float" office:value="6.8185" calcext:value-type="float">
            <text:p>6.8185</text:p>
          </table:table-cell>
          <table:table-cell/>
          <table:table-cell office:value-type="float" office:value="5.32677" calcext:value-type="float">
            <text:p>5.32677</text:p>
          </table:table-cell>
          <table:table-cell table:formula="of:=2000*[.K222]" office:value-type="float" office:value="10653.54" calcext:value-type="float">
            <text:p>10653.54</text:p>
          </table:table-cell>
        </table:table-row>
        <table:table-row table:style-name="ro1">
          <table:table-cell office:value-type="string" calcext:value-type="string">
            <text:p>May 09</text:p>
          </table:table-cell>
          <table:table-cell office:value-type="float" office:value="6.2566" calcext:value-type="float">
            <text:p>6.2566</text:p>
          </table:table-cell>
          <table:table-cell table:formula="of:=2000*[.B223]" office:value-type="float" office:value="12513.2" calcext:value-type="float">
            <text:p>12513.2</text:p>
          </table:table-cell>
          <table:table-cell/>
          <table:table-cell office:value-type="string" calcext:value-type="string">
            <text:p>May 09</text:p>
          </table:table-cell>
          <table:table-cell office:value-type="float" office:value="561.85" calcext:value-type="float">
            <text:p>561.85</text:p>
          </table:table-cell>
          <table:table-cell/>
          <table:table-cell office:value-type="string" calcext:value-type="string">
            <text:p>May 09</text:p>
          </table:table-cell>
          <table:table-cell office:value-type="float" office:value="6.8282" calcext:value-type="float">
            <text:p>6.8282</text:p>
          </table:table-cell>
          <table:table-cell/>
          <table:table-cell office:value-type="float" office:value="6.2566" calcext:value-type="float">
            <text:p>6.2566</text:p>
          </table:table-cell>
          <table:table-cell table:formula="of:=2000*[.K223]" office:value-type="float" office:value="12513.2" calcext:value-type="float">
            <text:p>12513.2</text:p>
          </table:table-cell>
        </table:table-row>
        <table:table-row table:style-name="ro1">
          <table:table-cell office:value-type="string" calcext:value-type="string">
            <text:p>Jun 09</text:p>
          </table:table-cell>
          <table:table-cell office:value-type="float" office:value="6.7974" calcext:value-type="float">
            <text:p>6.7974</text:p>
          </table:table-cell>
          <table:table-cell table:formula="of:=2000*[.B224]" office:value-type="float" office:value="13594.8" calcext:value-type="float">
            <text:p>13594.8</text:p>
          </table:table-cell>
          <table:table-cell/>
          <table:table-cell office:value-type="string" calcext:value-type="string">
            <text:p>Jun 09</text:p>
          </table:table-cell>
          <table:table-cell office:value-type="float" office:value="533.25" calcext:value-type="float">
            <text:p>533.25</text:p>
          </table:table-cell>
          <table:table-cell/>
          <table:table-cell office:value-type="string" calcext:value-type="string">
            <text:p>Jun 09</text:p>
          </table:table-cell>
          <table:table-cell office:value-type="float" office:value="6.8305" calcext:value-type="float">
            <text:p>6.8305</text:p>
          </table:table-cell>
          <table:table-cell/>
          <table:table-cell office:value-type="float" office:value="6.7974" calcext:value-type="float">
            <text:p>6.7974</text:p>
          </table:table-cell>
          <table:table-cell table:formula="of:=2000*[.K224]" office:value-type="float" office:value="13594.8" calcext:value-type="float">
            <text:p>13594.8</text:p>
          </table:table-cell>
        </table:table-row>
        <table:table-row table:style-name="ro1">
          <table:table-cell office:value-type="string" calcext:value-type="string">
            <text:p>Jul 09</text:p>
          </table:table-cell>
          <table:table-cell office:value-type="float" office:value="6.368" calcext:value-type="float">
            <text:p>6.368</text:p>
          </table:table-cell>
          <table:table-cell table:formula="of:=2000*[.B225]" office:value-type="float" office:value="12736" calcext:value-type="float">
            <text:p>12736</text:p>
          </table:table-cell>
          <table:table-cell/>
          <table:table-cell office:value-type="string" calcext:value-type="string">
            <text:p>Jul 09</text:p>
          </table:table-cell>
          <table:table-cell office:value-type="float" office:value="541.05" calcext:value-type="float">
            <text:p>541.05</text:p>
          </table:table-cell>
          <table:table-cell/>
          <table:table-cell office:value-type="string" calcext:value-type="string">
            <text:p>Jul 09</text:p>
          </table:table-cell>
          <table:table-cell office:value-type="float" office:value="6.832" calcext:value-type="float">
            <text:p>6.832</text:p>
          </table:table-cell>
          <table:table-cell/>
          <table:table-cell office:value-type="float" office:value="6.36795" calcext:value-type="float">
            <text:p>6.36795</text:p>
          </table:table-cell>
          <table:table-cell table:formula="of:=2000*[.K225]" office:value-type="float" office:value="12735.9" calcext:value-type="float">
            <text:p>12735.9</text:p>
          </table:table-cell>
        </table:table-row>
        <table:table-row table:style-name="ro1">
          <table:table-cell office:value-type="string" calcext:value-type="string">
            <text:p>Aug 09</text:p>
          </table:table-cell>
          <table:table-cell office:value-type="float" office:value="6.7448" calcext:value-type="float">
            <text:p>6.7448</text:p>
          </table:table-cell>
          <table:table-cell table:formula="of:=2000*[.B226]" office:value-type="float" office:value="13489.6" calcext:value-type="float">
            <text:p>13489.6</text:p>
          </table:table-cell>
          <table:table-cell/>
          <table:table-cell office:value-type="string" calcext:value-type="string">
            <text:p>Aug 09</text:p>
          </table:table-cell>
          <table:table-cell office:value-type="float" office:value="553.75" calcext:value-type="float">
            <text:p>553.75</text:p>
          </table:table-cell>
          <table:table-cell/>
          <table:table-cell office:value-type="string" calcext:value-type="string">
            <text:p>Aug 09</text:p>
          </table:table-cell>
          <table:table-cell office:value-type="float" office:value="6.8304" calcext:value-type="float">
            <text:p>6.8304</text:p>
          </table:table-cell>
          <table:table-cell/>
          <table:table-cell office:value-type="float" office:value="6.74481" calcext:value-type="float">
            <text:p>6.74481</text:p>
          </table:table-cell>
          <table:table-cell table:formula="of:=2000*[.K226]" office:value-type="float" office:value="13489.62" calcext:value-type="float">
            <text:p>13489.62</text:p>
          </table:table-cell>
        </table:table-row>
        <table:table-row table:style-name="ro1">
          <table:table-cell office:value-type="string" calcext:value-type="string">
            <text:p>Sep 09</text:p>
          </table:table-cell>
          <table:table-cell office:value-type="float" office:value="6.7445" calcext:value-type="float">
            <text:p>6.7445</text:p>
          </table:table-cell>
          <table:table-cell table:formula="of:=2000*[.B227]" office:value-type="float" office:value="13489" calcext:value-type="float">
            <text:p>13489</text:p>
          </table:table-cell>
          <table:table-cell/>
          <table:table-cell office:value-type="string" calcext:value-type="string">
            <text:p>Sep 09</text:p>
          </table:table-cell>
          <table:table-cell office:value-type="float" office:value="549.75" calcext:value-type="float">
            <text:p>549.75</text:p>
          </table:table-cell>
          <table:table-cell/>
          <table:table-cell office:value-type="string" calcext:value-type="string">
            <text:p>Sep 09</text:p>
          </table:table-cell>
          <table:table-cell office:value-type="float" office:value="6.8265" calcext:value-type="float">
            <text:p>6.8265</text:p>
          </table:table-cell>
          <table:table-cell/>
          <table:table-cell office:value-type="float" office:value="6.74451" calcext:value-type="float">
            <text:p>6.74451</text:p>
          </table:table-cell>
          <table:table-cell table:formula="of:=2000*[.K227]" office:value-type="float" office:value="13489.02" calcext:value-type="float">
            <text:p>13489.02</text:p>
          </table:table-cell>
        </table:table-row>
        <table:table-row table:style-name="ro1">
          <table:table-cell office:value-type="string" calcext:value-type="string">
            <text:p>Oct 09</text:p>
          </table:table-cell>
          <table:table-cell office:value-type="float" office:value="6.8079" calcext:value-type="float">
            <text:p>6.8079</text:p>
          </table:table-cell>
          <table:table-cell table:formula="of:=2000*[.B228]" office:value-type="float" office:value="13615.8" calcext:value-type="float">
            <text:p>13615.8</text:p>
          </table:table-cell>
          <table:table-cell/>
          <table:table-cell office:value-type="string" calcext:value-type="string">
            <text:p>Oct 09</text:p>
          </table:table-cell>
          <table:table-cell office:value-type="float" office:value="530.95" calcext:value-type="float">
            <text:p>530.95</text:p>
          </table:table-cell>
          <table:table-cell/>
          <table:table-cell office:value-type="string" calcext:value-type="string">
            <text:p>Oct 09</text:p>
          </table:table-cell>
          <table:table-cell office:value-type="float" office:value="6.8275" calcext:value-type="float">
            <text:p>6.8275</text:p>
          </table:table-cell>
          <table:table-cell/>
          <table:table-cell office:value-type="float" office:value="6.80791" calcext:value-type="float">
            <text:p>6.80791</text:p>
          </table:table-cell>
          <table:table-cell table:formula="of:=2000*[.K228]" office:value-type="float" office:value="13615.82" calcext:value-type="float">
            <text:p>13615.82</text:p>
          </table:table-cell>
        </table:table-row>
        <table:table-row table:style-name="ro1">
          <table:table-cell office:value-type="string" calcext:value-type="string">
            <text:p>Nov 09</text:p>
          </table:table-cell>
          <table:table-cell office:value-type="float" office:value="6.7778" calcext:value-type="float">
            <text:p>6.7778</text:p>
          </table:table-cell>
          <table:table-cell table:formula="of:=2000*[.B229]" office:value-type="float" office:value="13555.6" calcext:value-type="float">
            <text:p>13555.6</text:p>
          </table:table-cell>
          <table:table-cell/>
          <table:table-cell office:value-type="string" calcext:value-type="string">
            <text:p>Nov 09</text:p>
          </table:table-cell>
          <table:table-cell office:value-type="float" office:value="497.55" calcext:value-type="float">
            <text:p>497.55</text:p>
          </table:table-cell>
          <table:table-cell/>
          <table:table-cell office:value-type="string" calcext:value-type="string">
            <text:p>Nov 09</text:p>
          </table:table-cell>
          <table:table-cell office:value-type="float" office:value="6.8275" calcext:value-type="float">
            <text:p>6.8275</text:p>
          </table:table-cell>
          <table:table-cell/>
          <table:table-cell office:value-type="float" office:value="6.77776" calcext:value-type="float">
            <text:p>6.77776</text:p>
          </table:table-cell>
          <table:table-cell table:formula="of:=2000*[.K229]" office:value-type="float" office:value="13555.52" calcext:value-type="float">
            <text:p>13555.52</text:p>
          </table:table-cell>
        </table:table-row>
        <table:table-row table:style-name="ro1">
          <table:table-cell office:value-type="string" calcext:value-type="string">
            <text:p>Dec 09</text:p>
          </table:table-cell>
          <table:table-cell office:value-type="float" office:value="7.052" calcext:value-type="float">
            <text:p>7.052</text:p>
          </table:table-cell>
          <table:table-cell table:formula="of:=2000*[.B230]" office:value-type="float" office:value="14104" calcext:value-type="float">
            <text:p>14104</text:p>
          </table:table-cell>
          <table:table-cell/>
          <table:table-cell office:value-type="string" calcext:value-type="string">
            <text:p>Dec 09</text:p>
          </table:table-cell>
          <table:table-cell office:value-type="float" office:value="507.45" calcext:value-type="float">
            <text:p>507.45</text:p>
          </table:table-cell>
          <table:table-cell/>
          <table:table-cell office:value-type="string" calcext:value-type="string">
            <text:p>Dec 09</text:p>
          </table:table-cell>
          <table:table-cell office:value-type="float" office:value="6.827" calcext:value-type="float">
            <text:p>6.827</text:p>
          </table:table-cell>
          <table:table-cell/>
          <table:table-cell office:value-type="float" office:value="7.05197" calcext:value-type="float">
            <text:p>7.05197</text:p>
          </table:table-cell>
          <table:table-cell table:formula="of:=2000*[.K230]" office:value-type="float" office:value="14103.94" calcext:value-type="float">
            <text:p>14103.94</text:p>
          </table:table-cell>
        </table:table-row>
        <table:table-row table:style-name="ro1">
          <table:table-cell office:value-type="string" calcext:value-type="string">
            <text:p>Jan 10</text:p>
          </table:table-cell>
          <table:table-cell office:value-type="float" office:value="8.0353" calcext:value-type="float">
            <text:p>8.0353</text:p>
          </table:table-cell>
          <table:table-cell table:formula="of:=2000*[.B231]" office:value-type="float" office:value="16070.6" calcext:value-type="float">
            <text:p>16070.6</text:p>
          </table:table-cell>
          <table:table-cell/>
          <table:table-cell office:value-type="string" calcext:value-type="string">
            <text:p>Jan 10</text:p>
          </table:table-cell>
          <table:table-cell office:value-type="float" office:value="524.1" calcext:value-type="float">
            <text:p>524.1</text:p>
          </table:table-cell>
          <table:table-cell/>
          <table:table-cell office:value-type="string" calcext:value-type="string">
            <text:p>Jan 10</text:p>
          </table:table-cell>
          <table:table-cell office:value-type="float" office:value="6.8269" calcext:value-type="float">
            <text:p>6.8269</text:p>
          </table:table-cell>
          <table:table-cell/>
          <table:table-cell office:value-type="float" office:value="8.03528" calcext:value-type="float">
            <text:p>8.03528</text:p>
          </table:table-cell>
          <table:table-cell table:formula="of:=2000*[.K231]" office:value-type="float" office:value="16070.56" calcext:value-type="float">
            <text:p>16070.56</text:p>
          </table:table-cell>
        </table:table-row>
        <table:table-row table:style-name="ro1">
          <table:table-cell office:value-type="string" calcext:value-type="string">
            <text:p>Feb 10</text:p>
          </table:table-cell>
          <table:table-cell office:value-type="float" office:value="7.4216" calcext:value-type="float">
            <text:p>7.4216</text:p>
          </table:table-cell>
          <table:table-cell table:formula="of:=2000*[.B232]" office:value-type="float" office:value="14843.2" calcext:value-type="float">
            <text:p>14843.2</text:p>
          </table:table-cell>
          <table:table-cell/>
          <table:table-cell office:value-type="string" calcext:value-type="string">
            <text:p>Feb 10</text:p>
          </table:table-cell>
          <table:table-cell office:value-type="float" office:value="524.75" calcext:value-type="float">
            <text:p>524.75</text:p>
          </table:table-cell>
          <table:table-cell/>
          <table:table-cell office:value-type="string" calcext:value-type="string">
            <text:p>Feb 10</text:p>
          </table:table-cell>
          <table:table-cell office:value-type="float" office:value="6.8261" calcext:value-type="float">
            <text:p>6.8261</text:p>
          </table:table-cell>
          <table:table-cell/>
          <table:table-cell office:value-type="float" office:value="7.42157" calcext:value-type="float">
            <text:p>7.42157</text:p>
          </table:table-cell>
          <table:table-cell table:formula="of:=2000*[.K232]" office:value-type="float" office:value="14843.14" calcext:value-type="float">
            <text:p>14843.14</text:p>
          </table:table-cell>
        </table:table-row>
        <table:table-row table:style-name="ro1">
          <table:table-cell office:value-type="string" calcext:value-type="string">
            <text:p>Mar 10</text:p>
          </table:table-cell>
          <table:table-cell office:value-type="float" office:value="7.9603" calcext:value-type="float">
            <text:p>7.9603</text:p>
          </table:table-cell>
          <table:table-cell table:formula="of:=2000*[.B233]" office:value-type="float" office:value="15920.6" calcext:value-type="float">
            <text:p>15920.6</text:p>
          </table:table-cell>
          <table:table-cell/>
          <table:table-cell office:value-type="string" calcext:value-type="string">
            <text:p>Mar 10</text:p>
          </table:table-cell>
          <table:table-cell office:value-type="float" office:value="524.75" calcext:value-type="float">
            <text:p>524.75</text:p>
          </table:table-cell>
          <table:table-cell/>
          <table:table-cell office:value-type="string" calcext:value-type="string">
            <text:p>Mar 10</text:p>
          </table:table-cell>
          <table:table-cell office:value-type="float" office:value="6.8259" calcext:value-type="float">
            <text:p>6.8259</text:p>
          </table:table-cell>
          <table:table-cell/>
          <table:table-cell office:value-type="float" office:value="7.96026" calcext:value-type="float">
            <text:p>7.96026</text:p>
          </table:table-cell>
          <table:table-cell table:formula="of:=2000*[.K233]" office:value-type="float" office:value="15920.52" calcext:value-type="float">
            <text:p>15920.52</text:p>
          </table:table-cell>
        </table:table-row>
        <table:table-row table:style-name="ro1">
          <table:table-cell office:value-type="string" calcext:value-type="string">
            <text:p>Apr 10</text:p>
          </table:table-cell>
          <table:table-cell office:value-type="float" office:value="8.4747" calcext:value-type="float">
            <text:p>8.4747</text:p>
          </table:table-cell>
          <table:table-cell table:formula="of:=2000*[.B234]" office:value-type="float" office:value="16949.4" calcext:value-type="float">
            <text:p>16949.4</text:p>
          </table:table-cell>
          <table:table-cell/>
          <table:table-cell office:value-type="string" calcext:value-type="string">
            <text:p>Apr 10</text:p>
          </table:table-cell>
          <table:table-cell office:value-type="float" office:value="518.95" calcext:value-type="float">
            <text:p>518.95</text:p>
          </table:table-cell>
          <table:table-cell/>
          <table:table-cell office:value-type="string" calcext:value-type="string">
            <text:p>Apr 10</text:p>
          </table:table-cell>
          <table:table-cell office:value-type="float" office:value="6.8252" calcext:value-type="float">
            <text:p>6.8252</text:p>
          </table:table-cell>
          <table:table-cell/>
          <table:table-cell office:value-type="float" office:value="8.4747" calcext:value-type="float">
            <text:p>8.4747</text:p>
          </table:table-cell>
          <table:table-cell table:formula="of:=2000*[.K234]" office:value-type="float" office:value="16949.4" calcext:value-type="float">
            <text:p>16949.4</text:p>
          </table:table-cell>
        </table:table-row>
        <table:table-row table:style-name="ro1">
          <table:table-cell office:value-type="string" calcext:value-type="string">
            <text:p>May 10</text:p>
          </table:table-cell>
          <table:table-cell office:value-type="float" office:value="7.9678" calcext:value-type="float">
            <text:p>7.9678</text:p>
          </table:table-cell>
          <table:table-cell table:formula="of:=2000*[.B235]" office:value-type="float" office:value="15935.6" calcext:value-type="float">
            <text:p>15935.6</text:p>
          </table:table-cell>
          <table:table-cell/>
          <table:table-cell office:value-type="string" calcext:value-type="string">
            <text:p>May 10</text:p>
          </table:table-cell>
          <table:table-cell office:value-type="float" office:value="530.25" calcext:value-type="float">
            <text:p>530.25</text:p>
          </table:table-cell>
          <table:table-cell/>
          <table:table-cell office:value-type="string" calcext:value-type="string">
            <text:p>May 10</text:p>
          </table:table-cell>
          <table:table-cell office:value-type="float" office:value="6.8278" calcext:value-type="float">
            <text:p>6.8278</text:p>
          </table:table-cell>
          <table:table-cell/>
          <table:table-cell office:value-type="float" office:value="7.96784" calcext:value-type="float">
            <text:p>7.96784</text:p>
          </table:table-cell>
          <table:table-cell table:formula="of:=2000*[.K235]" office:value-type="float" office:value="15935.68" calcext:value-type="float">
            <text:p>15935.68</text:p>
          </table:table-cell>
        </table:table-row>
        <table:table-row table:style-name="ro1">
          <table:table-cell office:value-type="string" calcext:value-type="string">
            <text:p>Jun 10</text:p>
          </table:table-cell>
          <table:table-cell office:value-type="float" office:value="7.8561" calcext:value-type="float">
            <text:p>7.8561</text:p>
          </table:table-cell>
          <table:table-cell table:formula="of:=2000*[.B236]" office:value-type="float" office:value="15712.2" calcext:value-type="float">
            <text:p>15712.2</text:p>
          </table:table-cell>
          <table:table-cell/>
          <table:table-cell office:value-type="string" calcext:value-type="string">
            <text:p>Jun 10</text:p>
          </table:table-cell>
          <table:table-cell office:value-type="float" office:value="546.05" calcext:value-type="float">
            <text:p>546.05</text:p>
          </table:table-cell>
          <table:table-cell/>
          <table:table-cell office:value-type="string" calcext:value-type="string">
            <text:p>Jun 10</text:p>
          </table:table-cell>
          <table:table-cell office:value-type="float" office:value="6.7817" calcext:value-type="float">
            <text:p>6.7817</text:p>
          </table:table-cell>
          <table:table-cell/>
          <table:table-cell office:value-type="float" office:value="7.85613" calcext:value-type="float">
            <text:p>7.85613</text:p>
          </table:table-cell>
          <table:table-cell table:formula="of:=2000*[.K236]" office:value-type="float" office:value="15712.26" calcext:value-type="float">
            <text:p>15712.26</text:p>
          </table:table-cell>
        </table:table-row>
        <table:table-row table:style-name="ro1">
          <table:table-cell office:value-type="string" calcext:value-type="string">
            <text:p>Jul 10</text:p>
          </table:table-cell>
          <table:table-cell office:value-type="float" office:value="8.2515" calcext:value-type="float">
            <text:p>8.2515</text:p>
          </table:table-cell>
          <table:table-cell table:formula="of:=2000*[.B237]" office:value-type="float" office:value="16503" calcext:value-type="float">
            <text:p>16503</text:p>
          </table:table-cell>
          <table:table-cell/>
          <table:table-cell office:value-type="string" calcext:value-type="string">
            <text:p>Jul 10</text:p>
          </table:table-cell>
          <table:table-cell office:value-type="float" office:value="521.25" calcext:value-type="float">
            <text:p>521.25</text:p>
          </table:table-cell>
          <table:table-cell/>
          <table:table-cell office:value-type="string" calcext:value-type="string">
            <text:p>Jul 10</text:p>
          </table:table-cell>
          <table:table-cell office:value-type="float" office:value="6.774" calcext:value-type="float">
            <text:p>6.774</text:p>
          </table:table-cell>
          <table:table-cell/>
          <table:table-cell office:value-type="float" office:value="8.25147" calcext:value-type="float">
            <text:p>8.25147</text:p>
          </table:table-cell>
          <table:table-cell table:formula="of:=2000*[.K237]" office:value-type="float" office:value="16502.94" calcext:value-type="float">
            <text:p>16502.94</text:p>
          </table:table-cell>
        </table:table-row>
        <table:table-row table:style-name="ro1">
          <table:table-cell office:value-type="string" calcext:value-type="string">
            <text:p>Aug 10</text:p>
          </table:table-cell>
          <table:table-cell office:value-type="float" office:value="9.4142" calcext:value-type="float">
            <text:p>9.4142</text:p>
          </table:table-cell>
          <table:table-cell table:formula="of:=2000*[.B238]" office:value-type="float" office:value="18828.4" calcext:value-type="float">
            <text:p>18828.4</text:p>
          </table:table-cell>
          <table:table-cell/>
          <table:table-cell office:value-type="string" calcext:value-type="string">
            <text:p>Aug 10</text:p>
          </table:table-cell>
          <table:table-cell office:value-type="float" office:value="503.05" calcext:value-type="float">
            <text:p>503.05</text:p>
          </table:table-cell>
          <table:table-cell/>
          <table:table-cell office:value-type="string" calcext:value-type="string">
            <text:p>Aug 10</text:p>
          </table:table-cell>
          <table:table-cell office:value-type="float" office:value="6.8075" calcext:value-type="float">
            <text:p>6.8075</text:p>
          </table:table-cell>
          <table:table-cell/>
          <table:table-cell office:value-type="float" office:value="9.41421" calcext:value-type="float">
            <text:p>9.41421</text:p>
          </table:table-cell>
          <table:table-cell table:formula="of:=2000*[.K238]" office:value-type="float" office:value="18828.42" calcext:value-type="float">
            <text:p>18828.42</text:p>
          </table:table-cell>
        </table:table-row>
        <table:table-row table:style-name="ro1">
          <table:table-cell office:value-type="string" calcext:value-type="string">
            <text:p>Sep 10</text:p>
          </table:table-cell>
          <table:table-cell office:value-type="float" office:value="10.2971" calcext:value-type="float">
            <text:p>10.2971</text:p>
          </table:table-cell>
          <table:table-cell table:formula="of:=2000*[.B239]" office:value-type="float" office:value="20594.2" calcext:value-type="float">
            <text:p>20594.2</text:p>
          </table:table-cell>
          <table:table-cell/>
          <table:table-cell office:value-type="string" calcext:value-type="string">
            <text:p>Sep 10</text:p>
          </table:table-cell>
          <table:table-cell office:value-type="float" office:value="483.65" calcext:value-type="float">
            <text:p>483.65</text:p>
          </table:table-cell>
          <table:table-cell/>
          <table:table-cell office:value-type="string" calcext:value-type="string">
            <text:p>Sep 10</text:p>
          </table:table-cell>
          <table:table-cell office:value-type="float" office:value="6.6917" calcext:value-type="float">
            <text:p>6.6917</text:p>
          </table:table-cell>
          <table:table-cell/>
          <table:table-cell office:value-type="float" office:value="10.29707" calcext:value-type="float">
            <text:p>10.29707</text:p>
          </table:table-cell>
          <table:table-cell table:formula="of:=2000*[.K239]" office:value-type="float" office:value="20594.14" calcext:value-type="float">
            <text:p>20594.14</text:p>
          </table:table-cell>
        </table:table-row>
        <table:table-row table:style-name="ro1">
          <table:table-cell office:value-type="string" calcext:value-type="string">
            <text:p>Oct 10</text:p>
          </table:table-cell>
          <table:table-cell office:value-type="float" office:value="11.9488" calcext:value-type="float">
            <text:p>11.9488</text:p>
          </table:table-cell>
          <table:table-cell table:formula="of:=2000*[.B240]" office:value-type="float" office:value="23897.6" calcext:value-type="float">
            <text:p>23897.6</text:p>
          </table:table-cell>
          <table:table-cell/>
          <table:table-cell office:value-type="string" calcext:value-type="string">
            <text:p>Oct 10</text:p>
          </table:table-cell>
          <table:table-cell office:value-type="float" office:value="489.15" calcext:value-type="float">
            <text:p>489.15</text:p>
          </table:table-cell>
          <table:table-cell/>
          <table:table-cell office:value-type="string" calcext:value-type="string">
            <text:p>Oct 10</text:p>
          </table:table-cell>
          <table:table-cell office:value-type="float" office:value="6.6707" calcext:value-type="float">
            <text:p>6.6707</text:p>
          </table:table-cell>
          <table:table-cell/>
          <table:table-cell office:value-type="float" office:value="11.94883" calcext:value-type="float">
            <text:p>11.94883</text:p>
          </table:table-cell>
          <table:table-cell table:formula="of:=2000*[.K240]" office:value-type="float" office:value="23897.66" calcext:value-type="float">
            <text:p>23897.66</text:p>
          </table:table-cell>
        </table:table-row>
        <table:table-row table:style-name="ro1">
          <table:table-cell office:value-type="string" calcext:value-type="string">
            <text:p>Nov 10</text:p>
          </table:table-cell>
          <table:table-cell office:value-type="float" office:value="11.5753" calcext:value-type="float">
            <text:p>11.5753</text:p>
          </table:table-cell>
          <table:table-cell table:formula="of:=2000*[.B241]" office:value-type="float" office:value="23150.6" calcext:value-type="float">
            <text:p>23150.6</text:p>
          </table:table-cell>
          <table:table-cell/>
          <table:table-cell office:value-type="string" calcext:value-type="string">
            <text:p>Nov 10</text:p>
          </table:table-cell>
          <table:table-cell office:value-type="float" office:value="487.25" calcext:value-type="float">
            <text:p>487.25</text:p>
          </table:table-cell>
          <table:table-cell/>
          <table:table-cell office:value-type="string" calcext:value-type="string">
            <text:p>Nov 10</text:p>
          </table:table-cell>
          <table:table-cell office:value-type="float" office:value="6.667" calcext:value-type="float">
            <text:p>6.667</text:p>
          </table:table-cell>
          <table:table-cell/>
          <table:table-cell office:value-type="float" office:value="11.57528" calcext:value-type="float">
            <text:p>11.57528</text:p>
          </table:table-cell>
          <table:table-cell table:formula="of:=2000*[.K241]" office:value-type="float" office:value="23150.56" calcext:value-type="float">
            <text:p>23150.56</text:p>
          </table:table-cell>
        </table:table-row>
        <table:table-row table:style-name="ro1">
          <table:table-cell office:value-type="string" calcext:value-type="string">
            <text:p>Dec 10</text:p>
          </table:table-cell>
          <table:table-cell office:value-type="float" office:value="11.8675" calcext:value-type="float">
            <text:p>11.8675</text:p>
          </table:table-cell>
          <table:table-cell table:formula="of:=2000*[.B242]" office:value-type="float" office:value="23735" calcext:value-type="float">
            <text:p>23735</text:p>
          </table:table-cell>
          <table:table-cell/>
          <table:table-cell office:value-type="string" calcext:value-type="string">
            <text:p>Dec 1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ec 10</text:p>
          </table:table-cell>
          <table:table-cell office:value-type="float" office:value="6.5906" calcext:value-type="float">
            <text:p>6.5906</text:p>
          </table:table-cell>
          <table:table-cell/>
          <table:table-cell office:value-type="float" office:value="11.8675" calcext:value-type="float">
            <text:p>11.8675</text:p>
          </table:table-cell>
          <table:table-cell table:formula="of:=2000*[.K242]" office:value-type="float" office:value="23735" calcext:value-type="float">
            <text:p>23735</text:p>
          </table:table-cell>
        </table:table-row>
        <table:table-row table:style-name="ro1">
          <table:table-cell office:value-type="string" calcext:value-type="string">
            <text:p>Jan 11</text:p>
          </table:table-cell>
          <table:table-cell office:value-type="float" office:value="12.458" calcext:value-type="float">
            <text:p>12.458</text:p>
          </table:table-cell>
          <table:table-cell table:formula="of:=2000*[.B243]" office:value-type="float" office:value="24916" calcext:value-type="float">
            <text:p>24916</text:p>
          </table:table-cell>
          <table:table-cell/>
          <table:table-cell office:value-type="string" calcext:value-type="string">
            <text:p>Jan 11</text:p>
          </table:table-cell>
          <table:table-cell office:value-type="float" office:value="483.2" calcext:value-type="float">
            <text:p>483.2</text:p>
          </table:table-cell>
          <table:table-cell/>
          <table:table-cell office:value-type="string" calcext:value-type="string">
            <text:p>Jan 11</text:p>
          </table:table-cell>
          <table:table-cell office:value-type="float" office:value="6.6049" calcext:value-type="float">
            <text:p>6.6049</text:p>
          </table:table-cell>
          <table:table-cell/>
          <table:table-cell office:value-type="float" office:value="12.45804" calcext:value-type="float">
            <text:p>12.45804</text:p>
          </table:table-cell>
          <table:table-cell table:formula="of:=2000*[.K243]" office:value-type="float" office:value="24916.08" calcext:value-type="float">
            <text:p>24916.08</text:p>
          </table:table-cell>
        </table:table-row>
        <table:table-row table:style-name="ro1">
          <table:table-cell office:value-type="string" calcext:value-type="string">
            <text:p>Feb 11</text:p>
          </table:table-cell>
          <table:table-cell office:value-type="float" office:value="14.3" calcext:value-type="float">
            <text:p>14.3</text:p>
          </table:table-cell>
          <table:table-cell table:formula="of:=2000*[.B244]" office:value-type="float" office:value="28600" calcext:value-type="float">
            <text:p>28600</text:p>
          </table:table-cell>
          <table:table-cell/>
          <table:table-cell office:value-type="string" calcext:value-type="string">
            <text:p>Feb 1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Feb 11</text:p>
          </table:table-cell>
          <table:table-cell office:value-type="float" office:value="6.5716" calcext:value-type="float">
            <text:p>6.5716</text:p>
          </table:table-cell>
          <table:table-cell/>
          <table:table-cell office:value-type="float" office:value="14.29997" calcext:value-type="float">
            <text:p>14.29997</text:p>
          </table:table-cell>
          <table:table-cell table:formula="of:=2000*[.K244]" office:value-type="float" office:value="28599.94" calcext:value-type="float">
            <text:p>28599.94</text:p>
          </table:table-cell>
        </table:table-row>
        <table:table-row table:style-name="ro1">
          <table:table-cell office:value-type="string" calcext:value-type="string">
            <text:p>Mar 11</text:p>
          </table:table-cell>
          <table:table-cell office:value-type="float" office:value="13.8758" calcext:value-type="float">
            <text:p>13.8758</text:p>
          </table:table-cell>
          <table:table-cell table:formula="of:=2000*[.B245]" office:value-type="float" office:value="27751.6" calcext:value-type="float">
            <text:p>27751.6</text:p>
          </table:table-cell>
          <table:table-cell/>
          <table:table-cell office:value-type="string" calcext:value-type="string">
            <text:p>Mar 11</text:p>
          </table:table-cell>
          <table:table-cell office:value-type="float" office:value="477.65" calcext:value-type="float">
            <text:p>477.65</text:p>
          </table:table-cell>
          <table:table-cell/>
          <table:table-cell office:value-type="string" calcext:value-type="string">
            <text:p>Mar 11</text:p>
          </table:table-cell>
          <table:table-cell office:value-type="float" office:value="6.5486" calcext:value-type="float">
            <text:p>6.5486</text:p>
          </table:table-cell>
          <table:table-cell/>
          <table:table-cell office:value-type="float" office:value="13.87583" calcext:value-type="float">
            <text:p>13.87583</text:p>
          </table:table-cell>
          <table:table-cell table:formula="of:=2000*[.K245]" office:value-type="float" office:value="27751.66" calcext:value-type="float">
            <text:p>27751.66</text:p>
          </table:table-cell>
        </table:table-row>
        <table:table-row table:style-name="ro1">
          <table:table-cell office:value-type="string" calcext:value-type="string">
            <text:p>Apr 11</text:p>
          </table:table-cell>
          <table:table-cell office:value-type="float" office:value="14.6798" calcext:value-type="float">
            <text:p>14.6798</text:p>
          </table:table-cell>
          <table:table-cell table:formula="of:=2000*[.B246]" office:value-type="float" office:value="29359.6" calcext:value-type="float">
            <text:p>29359.6</text:p>
          </table:table-cell>
          <table:table-cell/>
          <table:table-cell office:value-type="string" calcext:value-type="string">
            <text:p>Apr 11</text:p>
          </table:table-cell>
          <table:table-cell office:value-type="float" office:value="460.45" calcext:value-type="float">
            <text:p>460.45</text:p>
          </table:table-cell>
          <table:table-cell/>
          <table:table-cell office:value-type="string" calcext:value-type="string">
            <text:p>Apr 11</text:p>
          </table:table-cell>
          <table:table-cell office:value-type="float" office:value="6.491" calcext:value-type="float">
            <text:p>6.491</text:p>
          </table:table-cell>
          <table:table-cell/>
          <table:table-cell office:value-type="float" office:value="14.67977" calcext:value-type="float">
            <text:p>14.67977</text:p>
          </table:table-cell>
          <table:table-cell table:formula="of:=2000*[.K246]" office:value-type="float" office:value="29359.54" calcext:value-type="float">
            <text:p>29359.54</text:p>
          </table:table-cell>
        </table:table-row>
        <table:table-row table:style-name="ro1">
          <table:table-cell office:value-type="string" calcext:value-type="string">
            <text:p>May 11</text:p>
          </table:table-cell>
          <table:table-cell office:value-type="float" office:value="13.0074" calcext:value-type="float">
            <text:p>13.0074</text:p>
          </table:table-cell>
          <table:table-cell table:formula="of:=2000*[.B247]" office:value-type="float" office:value="26014.8" calcext:value-type="float">
            <text:p>26014.8</text:p>
          </table:table-cell>
          <table:table-cell/>
          <table:table-cell office:value-type="string" calcext:value-type="string">
            <text:p>May 11</text:p>
          </table:table-cell>
          <table:table-cell office:value-type="float" office:value="464.85" calcext:value-type="float">
            <text:p>464.85</text:p>
          </table:table-cell>
          <table:table-cell/>
          <table:table-cell office:value-type="string" calcext:value-type="string">
            <text:p>May 11</text:p>
          </table:table-cell>
          <table:table-cell office:value-type="float" office:value="6.4795" calcext:value-type="float">
            <text:p>6.4795</text:p>
          </table:table-cell>
          <table:table-cell/>
          <table:table-cell office:value-type="float" office:value="13.00743" calcext:value-type="float">
            <text:p>13.00743</text:p>
          </table:table-cell>
          <table:table-cell table:formula="of:=2000*[.K247]" office:value-type="float" office:value="26014.86" calcext:value-type="float">
            <text:p>26014.86</text:p>
          </table:table-cell>
        </table:table-row>
        <table:table-row table:style-name="ro1">
          <table:table-cell office:value-type="string" calcext:value-type="string">
            <text:p>Jun 11</text:p>
          </table:table-cell>
          <table:table-cell office:value-type="float" office:value="11.5755" calcext:value-type="float">
            <text:p>11.5755</text:p>
          </table:table-cell>
          <table:table-cell table:formula="of:=2000*[.B248]" office:value-type="float" office:value="23151" calcext:value-type="float">
            <text:p>23151</text:p>
          </table:table-cell>
          <table:table-cell/>
          <table:table-cell office:value-type="string" calcext:value-type="string">
            <text:p>Jun 11</text:p>
          </table:table-cell>
          <table:table-cell office:value-type="float" office:value="467.35" calcext:value-type="float">
            <text:p>467.35</text:p>
          </table:table-cell>
          <table:table-cell/>
          <table:table-cell office:value-type="string" calcext:value-type="string">
            <text:p>Jun 11</text:p>
          </table:table-cell>
          <table:table-cell office:value-type="float" office:value="6.4642" calcext:value-type="float">
            <text:p>6.4642</text:p>
          </table:table-cell>
          <table:table-cell/>
          <table:table-cell office:value-type="float" office:value="11.57555" calcext:value-type="float">
            <text:p>11.57555</text:p>
          </table:table-cell>
          <table:table-cell table:formula="of:=2000*[.K248]" office:value-type="float" office:value="23151.1" calcext:value-type="float">
            <text:p>23151.1</text:p>
          </table:table-cell>
        </table:table-row>
        <table:table-row table:style-name="ro1">
          <table:table-cell office:value-type="string" calcext:value-type="string">
            <text:p>Jul 11</text:p>
          </table:table-cell>
          <table:table-cell office:value-type="float" office:value="12.4276" calcext:value-type="float">
            <text:p>12.4276</text:p>
          </table:table-cell>
          <table:table-cell table:formula="of:=2000*[.B249]" office:value-type="float" office:value="24855.2" calcext:value-type="float">
            <text:p>24855.2</text:p>
          </table:table-cell>
          <table:table-cell/>
          <table:table-cell office:value-type="string" calcext:value-type="string">
            <text:p>Jul 11</text:p>
          </table:table-cell>
          <table:table-cell office:value-type="float" office:value="457.5" calcext:value-type="float">
            <text:p>457.5</text:p>
          </table:table-cell>
          <table:table-cell/>
          <table:table-cell office:value-type="string" calcext:value-type="string">
            <text:p>Jul 11</text:p>
          </table:table-cell>
          <table:table-cell office:value-type="float" office:value="6.437" calcext:value-type="float">
            <text:p>6.437</text:p>
          </table:table-cell>
          <table:table-cell/>
          <table:table-cell office:value-type="float" office:value="12.42758" calcext:value-type="float">
            <text:p>12.42758</text:p>
          </table:table-cell>
          <table:table-cell table:formula="of:=2000*[.K249]" office:value-type="float" office:value="24855.16" calcext:value-type="float">
            <text:p>24855.16</text:p>
          </table:table-cell>
        </table:table-row>
        <table:table-row table:style-name="ro1">
          <table:table-cell office:value-type="string" calcext:value-type="string">
            <text:p>Aug 11</text:p>
          </table:table-cell>
          <table:table-cell office:value-type="float" office:value="10.9055" calcext:value-type="float">
            <text:p>10.9055</text:p>
          </table:table-cell>
          <table:table-cell table:formula="of:=2000*[.B250]" office:value-type="float" office:value="21811" calcext:value-type="float">
            <text:p>21811</text:p>
          </table:table-cell>
          <table:table-cell/>
          <table:table-cell office:value-type="string" calcext:value-type="string">
            <text:p>Aug 11</text:p>
          </table:table-cell>
          <table:table-cell office:value-type="float" office:value="461.3" calcext:value-type="float">
            <text:p>461.3</text:p>
          </table:table-cell>
          <table:table-cell/>
          <table:table-cell office:value-type="string" calcext:value-type="string">
            <text:p>Aug 11</text:p>
          </table:table-cell>
          <table:table-cell office:value-type="float" office:value="6.379" calcext:value-type="float">
            <text:p>6.379</text:p>
          </table:table-cell>
          <table:table-cell/>
          <table:table-cell office:value-type="float" office:value="10.90548" calcext:value-type="float">
            <text:p>10.90548</text:p>
          </table:table-cell>
          <table:table-cell table:formula="of:=2000*[.K250]" office:value-type="float" office:value="21810.96" calcext:value-type="float">
            <text:p>21810.96</text:p>
          </table:table-cell>
        </table:table-row>
        <table:table-row table:style-name="ro1">
          <table:table-cell office:value-type="string" calcext:value-type="string">
            <text:p>Sep 11</text:p>
          </table:table-cell>
          <table:table-cell office:value-type="float" office:value="10.2179" calcext:value-type="float">
            <text:p>10.2179</text:p>
          </table:table-cell>
          <table:table-cell table:formula="of:=2000*[.B251]" office:value-type="float" office:value="20435.8" calcext:value-type="float">
            <text:p>20435.8</text:p>
          </table:table-cell>
          <table:table-cell/>
          <table:table-cell office:value-type="string" calcext:value-type="string">
            <text:p>Sep 11</text:p>
          </table:table-cell>
          <table:table-cell office:value-type="float" office:value="521.1" calcext:value-type="float">
            <text:p>521.1</text:p>
          </table:table-cell>
          <table:table-cell/>
          <table:table-cell office:value-type="string" calcext:value-type="string">
            <text:p>Sep 11</text:p>
          </table:table-cell>
          <table:table-cell office:value-type="float" office:value="6.3822" calcext:value-type="float">
            <text:p>6.3822</text:p>
          </table:table-cell>
          <table:table-cell/>
          <table:table-cell office:value-type="float" office:value="10.21791" calcext:value-type="float">
            <text:p>10.21791</text:p>
          </table:table-cell>
          <table:table-cell table:formula="of:=2000*[.K251]" office:value-type="float" office:value="20435.82" calcext:value-type="float">
            <text:p>20435.82</text:p>
          </table:table-cell>
        </table:table-row>
        <table:table-row table:style-name="ro1">
          <table:table-cell office:value-type="string" calcext:value-type="string">
            <text:p>Oct 11</text:p>
          </table:table-cell>
          <table:table-cell office:value-type="float" office:value="9.9195" calcext:value-type="float">
            <text:p>9.9195</text:p>
          </table:table-cell>
          <table:table-cell table:formula="of:=2000*[.B252]" office:value-type="float" office:value="19839" calcext:value-type="float">
            <text:p>19839</text:p>
          </table:table-cell>
          <table:table-cell/>
          <table:table-cell office:value-type="string" calcext:value-type="string">
            <text:p>Oct 11</text:p>
          </table:table-cell>
          <table:table-cell office:value-type="float" office:value="489.95" calcext:value-type="float">
            <text:p>489.95</text:p>
          </table:table-cell>
          <table:table-cell/>
          <table:table-cell office:value-type="string" calcext:value-type="string">
            <text:p>Oct 11</text:p>
          </table:table-cell>
          <table:table-cell office:value-type="float" office:value="6.3552" calcext:value-type="float">
            <text:p>6.3552</text:p>
          </table:table-cell>
          <table:table-cell/>
          <table:table-cell office:value-type="float" office:value="9.91946" calcext:value-type="float">
            <text:p>9.91946</text:p>
          </table:table-cell>
          <table:table-cell table:formula="of:=2000*[.K252]" office:value-type="float" office:value="19838.92" calcext:value-type="float">
            <text:p>19838.92</text:p>
          </table:table-cell>
        </table:table-row>
        <table:table-row table:style-name="ro1">
          <table:table-cell office:value-type="string" calcext:value-type="string">
            <text:p>Nov 11</text:p>
          </table:table-cell>
          <table:table-cell office:value-type="float" office:value="9.6578" calcext:value-type="float">
            <text:p>9.6578</text:p>
          </table:table-cell>
          <table:table-cell table:formula="of:=2000*[.B253]" office:value-type="float" office:value="19315.6" calcext:value-type="float">
            <text:p>19315.6</text:p>
          </table:table-cell>
          <table:table-cell/>
          <table:table-cell office:value-type="string" calcext:value-type="string">
            <text:p>Nov 11</text:p>
          </table:table-cell>
          <table:table-cell office:value-type="float" office:value="515.65" calcext:value-type="float">
            <text:p>515.65</text:p>
          </table:table-cell>
          <table:table-cell/>
          <table:table-cell office:value-type="string" calcext:value-type="string">
            <text:p>Nov 11</text:p>
          </table:table-cell>
          <table:table-cell office:value-type="float" office:value="6.3788" calcext:value-type="float">
            <text:p>6.3788</text:p>
          </table:table-cell>
          <table:table-cell/>
          <table:table-cell office:value-type="float" office:value="9.65776" calcext:value-type="float">
            <text:p>9.65776</text:p>
          </table:table-cell>
          <table:table-cell table:formula="of:=2000*[.K253]" office:value-type="float" office:value="19315.52" calcext:value-type="float">
            <text:p>19315.52</text:p>
          </table:table-cell>
        </table:table-row>
        <table:table-row table:style-name="ro1">
          <table:table-cell office:value-type="string" calcext:value-type="string">
            <text:p>Dec 11</text:p>
          </table:table-cell>
          <table:table-cell office:value-type="float" office:value="8.7884" calcext:value-type="float">
            <text:p>8.7884</text:p>
          </table:table-cell>
          <table:table-cell table:formula="of:=2000*[.B254]" office:value-type="float" office:value="17576.8" calcext:value-type="float">
            <text:p>17576.8</text:p>
          </table:table-cell>
          <table:table-cell/>
          <table:table-cell office:value-type="string" calcext:value-type="string">
            <text:p>Dec 11</text:p>
          </table:table-cell>
          <table:table-cell office:value-type="float" office:value="519.5" calcext:value-type="float">
            <text:p>519.5</text:p>
          </table:table-cell>
          <table:table-cell/>
          <table:table-cell office:value-type="string" calcext:value-type="string">
            <text:p>Dec 11</text:p>
          </table:table-cell>
          <table:table-cell office:value-type="float" office:value="6.2939" calcext:value-type="float">
            <text:p>6.2939</text:p>
          </table:table-cell>
          <table:table-cell/>
          <table:table-cell office:value-type="float" office:value="8.78837" calcext:value-type="float">
            <text:p>8.78837</text:p>
          </table:table-cell>
          <table:table-cell table:formula="of:=2000*[.K254]" office:value-type="float" office:value="17576.74" calcext:value-type="float">
            <text:p>17576.74</text:p>
          </table:table-cell>
        </table:table-row>
        <table:table-row table:style-name="ro1">
          <table:table-cell office:value-type="string" calcext:value-type="string">
            <text:p>Jan 12</text:p>
          </table:table-cell>
          <table:table-cell office:value-type="float" office:value="9.7244" calcext:value-type="float">
            <text:p>9.7244</text:p>
          </table:table-cell>
          <table:table-cell table:formula="of:=2000*[.B255]" office:value-type="float" office:value="19448.8" calcext:value-type="float">
            <text:p>19448.8</text:p>
          </table:table-cell>
          <table:table-cell/>
          <table:table-cell office:value-type="string" calcext:value-type="string">
            <text:p>Jan 12</text:p>
          </table:table-cell>
          <table:table-cell office:value-type="float" office:value="491.6" calcext:value-type="float">
            <text:p>491.6</text:p>
          </table:table-cell>
          <table:table-cell/>
          <table:table-cell office:value-type="string" calcext:value-type="string">
            <text:p>Jan 12</text:p>
          </table:table-cell>
          <table:table-cell office:value-type="float" office:value="6.309" calcext:value-type="float">
            <text:p>6.309</text:p>
          </table:table-cell>
          <table:table-cell/>
          <table:table-cell office:value-type="float" office:value="9.72441" calcext:value-type="float">
            <text:p>9.72441</text:p>
          </table:table-cell>
          <table:table-cell table:formula="of:=2000*[.K255]" office:value-type="float" office:value="19448.82" calcext:value-type="float">
            <text:p>19448.82</text:p>
          </table:table-cell>
        </table:table-row>
        <table:table-row table:style-name="ro1">
          <table:table-cell office:value-type="string" calcext:value-type="string">
            <text:p>Feb 12</text:p>
          </table:table-cell>
          <table:table-cell office:value-type="float" office:value="11.0193" calcext:value-type="float">
            <text:p>11.0193</text:p>
          </table:table-cell>
          <table:table-cell table:formula="of:=2000*[.B256]" office:value-type="float" office:value="22038.6" calcext:value-type="float">
            <text:p>22038.6</text:p>
          </table:table-cell>
          <table:table-cell/>
          <table:table-cell office:value-type="string" calcext:value-type="string">
            <text:p>Feb 12</text:p>
          </table:table-cell>
          <table:table-cell office:value-type="float" office:value="479.85" calcext:value-type="float">
            <text:p>479.85</text:p>
          </table:table-cell>
          <table:table-cell/>
          <table:table-cell office:value-type="string" calcext:value-type="string">
            <text:p>Feb 12</text:p>
          </table:table-cell>
          <table:table-cell office:value-type="float" office:value="6.2938" calcext:value-type="float">
            <text:p>6.2938</text:p>
          </table:table-cell>
          <table:table-cell/>
          <table:table-cell office:value-type="float" office:value="11.01927" calcext:value-type="float">
            <text:p>11.01927</text:p>
          </table:table-cell>
          <table:table-cell table:formula="of:=2000*[.K256]" office:value-type="float" office:value="22038.54" calcext:value-type="float">
            <text:p>22038.54</text:p>
          </table:table-cell>
        </table:table-row>
        <table:table-row table:style-name="ro1">
          <table:table-cell office:value-type="string" calcext:value-type="string">
            <text:p>Mar 12</text:p>
          </table:table-cell>
          <table:table-cell office:value-type="float" office:value="10.426" calcext:value-type="float">
            <text:p>10.426</text:p>
          </table:table-cell>
          <table:table-cell table:formula="of:=2000*[.B257]" office:value-type="float" office:value="20852" calcext:value-type="float">
            <text:p>20852</text:p>
          </table:table-cell>
          <table:table-cell/>
          <table:table-cell office:value-type="string" calcext:value-type="string">
            <text:p>Mar 12</text:p>
          </table:table-cell>
          <table:table-cell office:value-type="float" office:value="488.6" calcext:value-type="float">
            <text:p>488.6</text:p>
          </table:table-cell>
          <table:table-cell/>
          <table:table-cell office:value-type="string" calcext:value-type="string">
            <text:p>Mar 12</text:p>
          </table:table-cell>
          <table:table-cell office:value-type="float" office:value="6.298" calcext:value-type="float">
            <text:p>6.298</text:p>
          </table:table-cell>
          <table:table-cell/>
          <table:table-cell office:value-type="float" office:value="10.42603" calcext:value-type="float">
            <text:p>10.42603</text:p>
          </table:table-cell>
          <table:table-cell table:formula="of:=2000*[.K257]" office:value-type="float" office:value="20852.06" calcext:value-type="float">
            <text:p>20852.06</text:p>
          </table:table-cell>
        </table:table-row>
        <table:table-row table:style-name="ro1">
          <table:table-cell office:value-type="string" calcext:value-type="string">
            <text:p>Apr 12</text:p>
          </table:table-cell>
          <table:table-cell office:value-type="float" office:value="10.07" calcext:value-type="float">
            <text:p>10.07</text:p>
          </table:table-cell>
          <table:table-cell table:formula="of:=2000*[.B258]" office:value-type="float" office:value="20140" calcext:value-type="float">
            <text:p>20140</text:p>
          </table:table-cell>
          <table:table-cell/>
          <table:table-cell office:value-type="string" calcext:value-type="string">
            <text:p>Apr 12</text:p>
          </table:table-cell>
          <table:table-cell office:value-type="float" office:value="485.05" calcext:value-type="float">
            <text:p>485.05</text:p>
          </table:table-cell>
          <table:table-cell/>
          <table:table-cell office:value-type="string" calcext:value-type="string">
            <text:p>Apr 12</text:p>
          </table:table-cell>
          <table:table-cell office:value-type="float" office:value="6.3099" calcext:value-type="float">
            <text:p>6.3099</text:p>
          </table:table-cell>
          <table:table-cell/>
          <table:table-cell office:value-type="float" office:value="10.07004" calcext:value-type="float">
            <text:p>10.07004</text:p>
          </table:table-cell>
          <table:table-cell table:formula="of:=2000*[.K258]" office:value-type="float" office:value="20140.08" calcext:value-type="float">
            <text:p>20140.08</text:p>
          </table:table-cell>
        </table:table-row>
        <table:table-row table:style-name="ro1">
          <table:table-cell office:value-type="string" calcext:value-type="string">
            <text:p>May 12</text:p>
          </table:table-cell>
          <table:table-cell office:value-type="float" office:value="9.2557" calcext:value-type="float">
            <text:p>9.2557</text:p>
          </table:table-cell>
          <table:table-cell table:formula="of:=2000*[.B259]" office:value-type="float" office:value="18511.4" calcext:value-type="float">
            <text:p>18511.4</text:p>
          </table:table-cell>
          <table:table-cell/>
          <table:table-cell office:value-type="string" calcext:value-type="string">
            <text:p>May 12</text:p>
          </table:table-cell>
          <table:table-cell office:value-type="float" office:value="516.7" calcext:value-type="float">
            <text:p>516.7</text:p>
          </table:table-cell>
          <table:table-cell/>
          <table:table-cell office:value-type="string" calcext:value-type="string">
            <text:p>May 12</text:p>
          </table:table-cell>
          <table:table-cell office:value-type="float" office:value="6.3688" calcext:value-type="float">
            <text:p>6.3688</text:p>
          </table:table-cell>
          <table:table-cell/>
          <table:table-cell office:value-type="float" office:value="9.25567" calcext:value-type="float">
            <text:p>9.25567</text:p>
          </table:table-cell>
          <table:table-cell table:formula="of:=2000*[.K259]" office:value-type="float" office:value="18511.34" calcext:value-type="float">
            <text:p>18511.34</text:p>
          </table:table-cell>
        </table:table-row>
        <table:table-row table:style-name="ro1">
          <table:table-cell office:value-type="string" calcext:value-type="string">
            <text:p>Jun 12</text:p>
          </table:table-cell>
          <table:table-cell office:value-type="float" office:value="8.7412" calcext:value-type="float">
            <text:p>8.7412</text:p>
          </table:table-cell>
          <table:table-cell table:formula="of:=2000*[.B260]" office:value-type="float" office:value="17482.4" calcext:value-type="float">
            <text:p>17482.4</text:p>
          </table:table-cell>
          <table:table-cell/>
          <table:table-cell office:value-type="string" calcext:value-type="string">
            <text:p>Jun 12</text:p>
          </table:table-cell>
          <table:table-cell office:value-type="float" office:value="500.75" calcext:value-type="float">
            <text:p>500.75</text:p>
          </table:table-cell>
          <table:table-cell/>
          <table:table-cell office:value-type="string" calcext:value-type="string">
            <text:p>Jun 12</text:p>
          </table:table-cell>
          <table:table-cell office:value-type="float" office:value="6.3537" calcext:value-type="float">
            <text:p>6.3537</text:p>
          </table:table-cell>
          <table:table-cell/>
          <table:table-cell office:value-type="float" office:value="8.74122" calcext:value-type="float">
            <text:p>8.74122</text:p>
          </table:table-cell>
          <table:table-cell table:formula="of:=2000*[.K260]" office:value-type="float" office:value="17482.44" calcext:value-type="float">
            <text:p>17482.44</text:p>
          </table:table-cell>
        </table:table-row>
        <table:table-row table:style-name="ro1">
          <table:table-cell office:value-type="string" calcext:value-type="string">
            <text:p>Jul 12</text:p>
          </table:table-cell>
          <table:table-cell office:value-type="float" office:value="8.4124" calcext:value-type="float">
            <text:p>8.4124</text:p>
          </table:table-cell>
          <table:table-cell table:formula="of:=2000*[.B261]" office:value-type="float" office:value="16824.8" calcext:value-type="float">
            <text:p>16824.8</text:p>
          </table:table-cell>
          <table:table-cell/>
          <table:table-cell office:value-type="string" calcext:value-type="string">
            <text:p>Jul 12</text:p>
          </table:table-cell>
          <table:table-cell office:value-type="float" office:value="482.75" calcext:value-type="float">
            <text:p>482.75</text:p>
          </table:table-cell>
          <table:table-cell/>
          <table:table-cell office:value-type="string" calcext:value-type="string">
            <text:p>Jul 12</text:p>
          </table:table-cell>
          <table:table-cell office:value-type="float" office:value="6.362" calcext:value-type="float">
            <text:p>6.362</text:p>
          </table:table-cell>
          <table:table-cell/>
          <table:table-cell office:value-type="float" office:value="8.41238" calcext:value-type="float">
            <text:p>8.41238</text:p>
          </table:table-cell>
          <table:table-cell table:formula="of:=2000*[.K261]" office:value-type="float" office:value="16824.76" calcext:value-type="float">
            <text:p>16824.76</text:p>
          </table:table-cell>
        </table:table-row>
        <table:table-row table:style-name="ro1">
          <table:table-cell office:value-type="string" calcext:value-type="string">
            <text:p>Aug 12</text:p>
          </table:table-cell>
          <table:table-cell office:value-type="float" office:value="8.5151" calcext:value-type="float">
            <text:p>8.5151</text:p>
          </table:table-cell>
          <table:table-cell table:formula="of:=2000*[.B262]" office:value-type="float" office:value="17030.2" calcext:value-type="float">
            <text:p>17030.2</text:p>
          </table:table-cell>
          <table:table-cell/>
          <table:table-cell office:value-type="string" calcext:value-type="string">
            <text:p>Aug 12</text:p>
          </table:table-cell>
          <table:table-cell office:value-type="float" office:value="480.27" calcext:value-type="float">
            <text:p>480.27</text:p>
          </table:table-cell>
          <table:table-cell/>
          <table:table-cell office:value-type="string" calcext:value-type="string">
            <text:p>Aug 12</text:p>
          </table:table-cell>
          <table:table-cell office:value-type="float" office:value="6.3485" calcext:value-type="float">
            <text:p>6.3485</text:p>
          </table:table-cell>
          <table:table-cell/>
          <table:table-cell office:value-type="float" office:value="8.51513" calcext:value-type="float">
            <text:p>8.51513</text:p>
          </table:table-cell>
          <table:table-cell table:formula="of:=2000*[.K262]" office:value-type="float" office:value="17030.26" calcext:value-type="float">
            <text:p>17030.26</text:p>
          </table:table-cell>
        </table:table-row>
        <table:table-row table:style-name="ro1">
          <table:table-cell office:value-type="string" calcext:value-type="string">
            <text:p>Sep 12</text:p>
          </table:table-cell>
          <table:table-cell office:value-type="float" office:value="9.4217" calcext:value-type="float">
            <text:p>9.4217</text:p>
          </table:table-cell>
          <table:table-cell table:formula="of:=2000*[.B263]" office:value-type="float" office:value="18843.4" calcext:value-type="float">
            <text:p>18843.4</text:p>
          </table:table-cell>
          <table:table-cell/>
          <table:table-cell office:value-type="string" calcext:value-type="string">
            <text:p>Sep 12</text:p>
          </table:table-cell>
          <table:table-cell office:value-type="float" office:value="474.7" calcext:value-type="float">
            <text:p>474.7</text:p>
          </table:table-cell>
          <table:table-cell/>
          <table:table-cell office:value-type="string" calcext:value-type="string">
            <text:p>Sep 12</text:p>
          </table:table-cell>
          <table:table-cell office:value-type="float" office:value="6.2845" calcext:value-type="float">
            <text:p>6.2845</text:p>
          </table:table-cell>
          <table:table-cell/>
          <table:table-cell office:value-type="float" office:value="9.4217" calcext:value-type="float">
            <text:p>9.4217</text:p>
          </table:table-cell>
          <table:table-cell table:formula="of:=2000*[.K263]" office:value-type="float" office:value="18843.4" calcext:value-type="float">
            <text:p>18843.4</text:p>
          </table:table-cell>
        </table:table-row>
        <table:table-row table:style-name="ro1">
          <table:table-cell office:value-type="string" calcext:value-type="string">
            <text:p>Oct 12</text:p>
          </table:table-cell>
          <table:table-cell office:value-type="float" office:value="9.6315" calcext:value-type="float">
            <text:p>9.6315</text:p>
          </table:table-cell>
          <table:table-cell table:formula="of:=2000*[.B264]" office:value-type="float" office:value="19263" calcext:value-type="float">
            <text:p>19263</text:p>
          </table:table-cell>
          <table:table-cell/>
          <table:table-cell office:value-type="string" calcext:value-type="string">
            <text:p>Oct 12</text:p>
          </table:table-cell>
          <table:table-cell office:value-type="float" office:value="481.15" calcext:value-type="float">
            <text:p>481.15</text:p>
          </table:table-cell>
          <table:table-cell/>
          <table:table-cell office:value-type="string" calcext:value-type="string">
            <text:p>Oct 12</text:p>
          </table:table-cell>
          <table:table-cell office:value-type="float" office:value="6.2373" calcext:value-type="float">
            <text:p>6.2373</text:p>
          </table:table-cell>
          <table:table-cell/>
          <table:table-cell office:value-type="float" office:value="9.63146" calcext:value-type="float">
            <text:p>9.63146</text:p>
          </table:table-cell>
          <table:table-cell table:formula="of:=2000*[.K264]" office:value-type="float" office:value="19262.92" calcext:value-type="float">
            <text:p>19262.92</text:p>
          </table:table-cell>
        </table:table-row>
        <table:table-row table:style-name="ro1">
          <table:table-cell office:value-type="string" calcext:value-type="string">
            <text:p>Nov 12</text:p>
          </table:table-cell>
          <table:table-cell office:value-type="float" office:value="9.3953" calcext:value-type="float">
            <text:p>9.3953</text:p>
          </table:table-cell>
          <table:table-cell table:formula="of:=2000*[.B265]" office:value-type="float" office:value="18790.6" calcext:value-type="float">
            <text:p>18790.6</text:p>
          </table:table-cell>
          <table:table-cell/>
          <table:table-cell office:value-type="string" calcext:value-type="string">
            <text:p>Nov 12</text:p>
          </table:table-cell>
          <table:table-cell office:value-type="float" office:value="480.95" calcext:value-type="float">
            <text:p>480.95</text:p>
          </table:table-cell>
          <table:table-cell/>
          <table:table-cell office:value-type="string" calcext:value-type="string">
            <text:p>Nov 12</text:p>
          </table:table-cell>
          <table:table-cell office:value-type="float" office:value="6.2267" calcext:value-type="float">
            <text:p>6.2267</text:p>
          </table:table-cell>
          <table:table-cell/>
          <table:table-cell office:value-type="float" office:value="9.3953" calcext:value-type="float">
            <text:p>9.3953</text:p>
          </table:table-cell>
          <table:table-cell table:formula="of:=2000*[.K265]" office:value-type="float" office:value="18790.6" calcext:value-type="float">
            <text:p>18790.6</text:p>
          </table:table-cell>
        </table:table-row>
        <table:table-row table:style-name="ro1">
          <table:table-cell office:value-type="string" calcext:value-type="string">
            <text:p>Dec 12</text:p>
          </table:table-cell>
          <table:table-cell office:value-type="float" office:value="10.3786" calcext:value-type="float">
            <text:p>10.3786</text:p>
          </table:table-cell>
          <table:table-cell table:formula="of:=2000*[.B266]" office:value-type="float" office:value="20757.2" calcext:value-type="float">
            <text:p>20757.2</text:p>
          </table:table-cell>
          <table:table-cell/>
          <table:table-cell office:value-type="string" calcext:value-type="string">
            <text:p>Dec 12</text:p>
          </table:table-cell>
          <table:table-cell office:value-type="float" office:value="478.71" calcext:value-type="float">
            <text:p>478.71</text:p>
          </table:table-cell>
          <table:table-cell/>
          <table:table-cell office:value-type="string" calcext:value-type="string">
            <text:p>Dec 12</text:p>
          </table:table-cell>
          <table:table-cell office:value-type="float" office:value="6.2303" calcext:value-type="float">
            <text:p>6.2303</text:p>
          </table:table-cell>
          <table:table-cell/>
          <table:table-cell office:value-type="float" office:value="10.37861" calcext:value-type="float">
            <text:p>10.37861</text:p>
          </table:table-cell>
          <table:table-cell table:formula="of:=2000*[.K266]" office:value-type="float" office:value="20757.22" calcext:value-type="float">
            <text:p>20757.22</text:p>
          </table:table-cell>
        </table:table-row>
        <table:table-row table:style-name="ro1">
          <table:table-cell office:value-type="string" calcext:value-type="string">
            <text:p>Jan 13</text:p>
          </table:table-cell>
          <table:table-cell office:value-type="float" office:value="11.1338" calcext:value-type="float">
            <text:p>11.1338</text:p>
          </table:table-cell>
          <table:table-cell table:formula="of:=2000*[.B267]" office:value-type="float" office:value="22267.6" calcext:value-type="float">
            <text:p>22267.6</text:p>
          </table:table-cell>
          <table:table-cell/>
          <table:table-cell office:value-type="string" calcext:value-type="string">
            <text:p>Jan 13</text:p>
          </table:table-cell>
          <table:table-cell office:value-type="float" office:value="471.3" calcext:value-type="float">
            <text:p>471.3</text:p>
          </table:table-cell>
          <table:table-cell/>
          <table:table-cell office:value-type="string" calcext:value-type="string">
            <text:p>Jan 13</text:p>
          </table:table-cell>
          <table:table-cell office:value-type="float" office:value="6.2188" calcext:value-type="float">
            <text:p>6.2188</text:p>
          </table:table-cell>
          <table:table-cell/>
          <table:table-cell office:value-type="float" office:value="11.13385" calcext:value-type="float">
            <text:p>11.13385</text:p>
          </table:table-cell>
          <table:table-cell table:formula="of:=2000*[.K267]" office:value-type="float" office:value="22267.7" calcext:value-type="float">
            <text:p>22267.7</text:p>
          </table:table-cell>
        </table:table-row>
        <table:table-row table:style-name="ro1">
          <table:table-cell office:value-type="string" calcext:value-type="string">
            <text:p>Feb 13</text:p>
          </table:table-cell>
          <table:table-cell office:value-type="float" office:value="10.9823" calcext:value-type="float">
            <text:p>10.9823</text:p>
          </table:table-cell>
          <table:table-cell table:formula="of:=2000*[.B268]" office:value-type="float" office:value="21964.6" calcext:value-type="float">
            <text:p>21964.6</text:p>
          </table:table-cell>
          <table:table-cell/>
          <table:table-cell office:value-type="string" calcext:value-type="string">
            <text:p>Feb 13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Feb 13</text:p>
          </table:table-cell>
          <table:table-cell office:value-type="float" office:value="6.2214" calcext:value-type="float">
            <text:p>6.2214</text:p>
          </table:table-cell>
          <table:table-cell/>
          <table:table-cell office:value-type="float" office:value="10.98227" calcext:value-type="float">
            <text:p>10.98227</text:p>
          </table:table-cell>
          <table:table-cell table:formula="of:=2000*[.K268]" office:value-type="float" office:value="21964.54" calcext:value-type="float">
            <text:p>21964.54</text:p>
          </table:table-cell>
        </table:table-row>
        <table:table-row table:style-name="ro1">
          <table:table-cell office:value-type="string" calcext:value-type="string">
            <text:p>Mar 13</text:p>
          </table:table-cell>
          <table:table-cell office:value-type="float" office:value="10.5671" calcext:value-type="float">
            <text:p>10.5671</text:p>
          </table:table-cell>
          <table:table-cell table:formula="of:=2000*[.B269]" office:value-type="float" office:value="21134.2" calcext:value-type="float">
            <text:p>21134.2</text:p>
          </table:table-cell>
          <table:table-cell/>
          <table:table-cell office:value-type="string" calcext:value-type="string">
            <text:p>Mar 13</text:p>
          </table:table-cell>
          <table:table-cell office:value-type="float" office:value="472.15" calcext:value-type="float">
            <text:p>472.15</text:p>
          </table:table-cell>
          <table:table-cell/>
          <table:table-cell office:value-type="string" calcext:value-type="string">
            <text:p>Mar 13</text:p>
          </table:table-cell>
          <table:table-cell office:value-type="float" office:value="6.2108" calcext:value-type="float">
            <text:p>6.2108</text:p>
          </table:table-cell>
          <table:table-cell/>
          <table:table-cell office:value-type="float" office:value="10.56714" calcext:value-type="float">
            <text:p>10.56714</text:p>
          </table:table-cell>
          <table:table-cell table:formula="of:=2000*[.K269]" office:value-type="float" office:value="21134.28" calcext:value-type="float">
            <text:p>21134.28</text:p>
          </table:table-cell>
        </table:table-row>
        <table:table-row table:style-name="ro1">
          <table:table-cell office:value-type="string" calcext:value-type="string">
            <text:p>Apr 13</text:p>
          </table:table-cell>
          <table:table-cell office:value-type="float" office:value="9.8258" calcext:value-type="float">
            <text:p>9.8258</text:p>
          </table:table-cell>
          <table:table-cell table:formula="of:=2000*[.B270]" office:value-type="float" office:value="19651.6" calcext:value-type="float">
            <text:p>19651.6</text:p>
          </table:table-cell>
          <table:table-cell/>
          <table:table-cell office:value-type="string" calcext:value-type="string">
            <text:p>Apr 13</text:p>
          </table:table-cell>
          <table:table-cell office:value-type="float" office:value="471.55" calcext:value-type="float">
            <text:p>471.55</text:p>
          </table:table-cell>
          <table:table-cell/>
          <table:table-cell office:value-type="string" calcext:value-type="string">
            <text:p>Apr 13</text:p>
          </table:table-cell>
          <table:table-cell office:value-type="float" office:value="6.165" calcext:value-type="float">
            <text:p>6.165</text:p>
          </table:table-cell>
          <table:table-cell/>
          <table:table-cell office:value-type="float" office:value="9.82584" calcext:value-type="float">
            <text:p>9.82584</text:p>
          </table:table-cell>
          <table:table-cell table:formula="of:=2000*[.K270]" office:value-type="float" office:value="19651.68" calcext:value-type="float">
            <text:p>19651.68</text:p>
          </table:table-cell>
        </table:table-row>
        <table:table-row table:style-name="ro1">
          <table:table-cell office:value-type="string" calcext:value-type="string">
            <text:p>May 13</text:p>
          </table:table-cell>
          <table:table-cell office:value-type="float" office:value="9.4238" calcext:value-type="float">
            <text:p>9.4238</text:p>
          </table:table-cell>
          <table:table-cell table:formula="of:=2000*[.B271]" office:value-type="float" office:value="18847.6" calcext:value-type="float">
            <text:p>18847.6</text:p>
          </table:table-cell>
          <table:table-cell/>
          <table:table-cell office:value-type="string" calcext:value-type="string">
            <text:p>May 13</text:p>
          </table:table-cell>
          <table:table-cell office:value-type="float" office:value="500.45" calcext:value-type="float">
            <text:p>500.45</text:p>
          </table:table-cell>
          <table:table-cell/>
          <table:table-cell office:value-type="string" calcext:value-type="string">
            <text:p>May 13</text:p>
          </table:table-cell>
          <table:table-cell office:value-type="float" office:value="6.1348" calcext:value-type="float">
            <text:p>6.1348</text:p>
          </table:table-cell>
          <table:table-cell/>
          <table:table-cell office:value-type="float" office:value="9.42377" calcext:value-type="float">
            <text:p>9.42377</text:p>
          </table:table-cell>
          <table:table-cell table:formula="of:=2000*[.K271]" office:value-type="float" office:value="18847.54" calcext:value-type="float">
            <text:p>18847.54</text:p>
          </table:table-cell>
        </table:table-row>
        <table:table-row table:style-name="ro1">
          <table:table-cell office:value-type="string" calcext:value-type="string">
            <text:p>Jun 13</text:p>
          </table:table-cell>
          <table:table-cell office:value-type="float" office:value="9.1931" calcext:value-type="float">
            <text:p>9.1931</text:p>
          </table:table-cell>
          <table:table-cell table:formula="of:=2000*[.B272]" office:value-type="float" office:value="18386.2" calcext:value-type="float">
            <text:p>18386.2</text:p>
          </table:table-cell>
          <table:table-cell/>
          <table:table-cell office:value-type="string" calcext:value-type="string">
            <text:p>Jun 13</text:p>
          </table:table-cell>
          <table:table-cell office:value-type="float" office:value="508.05" calcext:value-type="float">
            <text:p>508.05</text:p>
          </table:table-cell>
          <table:table-cell/>
          <table:table-cell office:value-type="string" calcext:value-type="string">
            <text:p>Jun 13</text:p>
          </table:table-cell>
          <table:table-cell office:value-type="float" office:value="6.1376" calcext:value-type="float">
            <text:p>6.1376</text:p>
          </table:table-cell>
          <table:table-cell/>
          <table:table-cell office:value-type="float" office:value="9.19315" calcext:value-type="float">
            <text:p>9.19315</text:p>
          </table:table-cell>
          <table:table-cell table:formula="of:=2000*[.K272]" office:value-type="float" office:value="18386.3" calcext:value-type="float">
            <text:p>18386.3</text:p>
          </table:table-cell>
        </table:table-row>
        <table:table-row table:style-name="ro1">
          <table:table-cell office:value-type="string" calcext:value-type="string">
            <text:p>Jul 13</text:p>
          </table:table-cell>
          <table:table-cell office:value-type="float" office:value="8.874" calcext:value-type="float">
            <text:p>8.874</text:p>
          </table:table-cell>
          <table:table-cell table:formula="of:=2000*[.B273]" office:value-type="float" office:value="17748" calcext:value-type="float">
            <text:p>17748</text:p>
          </table:table-cell>
          <table:table-cell/>
          <table:table-cell office:value-type="string" calcext:value-type="string">
            <text:p>Jul 13</text:p>
          </table:table-cell>
          <table:table-cell office:value-type="float" office:value="513.75" calcext:value-type="float">
            <text:p>513.75</text:p>
          </table:table-cell>
          <table:table-cell/>
          <table:table-cell office:value-type="string" calcext:value-type="string">
            <text:p>Jul 13</text:p>
          </table:table-cell>
          <table:table-cell office:value-type="float" office:value="6.1289" calcext:value-type="float">
            <text:p>6.1289</text:p>
          </table:table-cell>
          <table:table-cell/>
          <table:table-cell office:value-type="float" office:value="8.87401" calcext:value-type="float">
            <text:p>8.87401</text:p>
          </table:table-cell>
          <table:table-cell table:formula="of:=2000*[.K273]" office:value-type="float" office:value="17748.02" calcext:value-type="float">
            <text:p>17748.02</text:p>
          </table:table-cell>
        </table:table-row>
        <table:table-row table:style-name="ro1">
          <table:table-cell office:value-type="string" calcext:value-type="string">
            <text:p>Aug 13</text:p>
          </table:table-cell>
          <table:table-cell office:value-type="float" office:value="9.8178" calcext:value-type="float">
            <text:p>9.8178</text:p>
          </table:table-cell>
          <table:table-cell table:formula="of:=2000*[.B274]" office:value-type="float" office:value="19635.6" calcext:value-type="float">
            <text:p>19635.6</text:p>
          </table:table-cell>
          <table:table-cell/>
          <table:table-cell office:value-type="string" calcext:value-type="string">
            <text:p>Aug 13</text:p>
          </table:table-cell>
          <table:table-cell office:value-type="float" office:value="510.85" calcext:value-type="float">
            <text:p>510.85</text:p>
          </table:table-cell>
          <table:table-cell/>
          <table:table-cell office:value-type="string" calcext:value-type="string">
            <text:p>Aug 13</text:p>
          </table:table-cell>
          <table:table-cell office:value-type="float" office:value="6.1195" calcext:value-type="float">
            <text:p>6.1195</text:p>
          </table:table-cell>
          <table:table-cell/>
          <table:table-cell office:value-type="float" office:value="9.81776" calcext:value-type="float">
            <text:p>9.81776</text:p>
          </table:table-cell>
          <table:table-cell table:formula="of:=2000*[.K274]" office:value-type="float" office:value="19635.52" calcext:value-type="float">
            <text:p>19635.52</text:p>
          </table:table-cell>
        </table:table-row>
        <table:table-row table:style-name="ro1">
          <table:table-cell office:value-type="string" calcext:value-type="string">
            <text:p>Sep 13</text:p>
          </table:table-cell>
          <table:table-cell office:value-type="float" office:value="10.3125" calcext:value-type="float">
            <text:p>10.3125</text:p>
          </table:table-cell>
          <table:table-cell table:formula="of:=2000*[.B275]" office:value-type="float" office:value="20625" calcext:value-type="float">
            <text:p>20625</text:p>
          </table:table-cell>
          <table:table-cell/>
          <table:table-cell office:value-type="string" calcext:value-type="string">
            <text:p>Sep 13</text:p>
          </table:table-cell>
          <table:table-cell office:value-type="float" office:value="505.25" calcext:value-type="float">
            <text:p>505.25</text:p>
          </table:table-cell>
          <table:table-cell/>
          <table:table-cell office:value-type="string" calcext:value-type="string">
            <text:p>Sep 13</text:p>
          </table:table-cell>
          <table:table-cell office:value-type="float" office:value="6.1215" calcext:value-type="float">
            <text:p>6.1215</text:p>
          </table:table-cell>
          <table:table-cell/>
          <table:table-cell office:value-type="float" office:value="10.31247" calcext:value-type="float">
            <text:p>10.31247</text:p>
          </table:table-cell>
          <table:table-cell table:formula="of:=2000*[.K275]" office:value-type="float" office:value="20624.94" calcext:value-type="float">
            <text:p>20624.94</text:p>
          </table:table-cell>
        </table:table-row>
        <table:table-row table:style-name="ro1">
          <table:table-cell office:value-type="string" calcext:value-type="string">
            <text:p>Oct 13</text:p>
          </table:table-cell>
          <table:table-cell office:value-type="float" office:value="10.4787" calcext:value-type="float">
            <text:p>10.4787</text:p>
          </table:table-cell>
          <table:table-cell table:formula="of:=2000*[.B276]" office:value-type="float" office:value="20957.4" calcext:value-type="float">
            <text:p>20957.4</text:p>
          </table:table-cell>
          <table:table-cell/>
          <table:table-cell office:value-type="string" calcext:value-type="string">
            <text:p>Oct 13</text:p>
          </table:table-cell>
          <table:table-cell office:value-type="float" office:value="512.25" calcext:value-type="float">
            <text:p>512.25</text:p>
          </table:table-cell>
          <table:table-cell/>
          <table:table-cell office:value-type="string" calcext:value-type="string">
            <text:p>Oct 13</text:p>
          </table:table-cell>
          <table:table-cell office:value-type="float" office:value="6.0945" calcext:value-type="float">
            <text:p>6.0945</text:p>
          </table:table-cell>
          <table:table-cell/>
          <table:table-cell office:value-type="float" office:value="10.47872" calcext:value-type="float">
            <text:p>10.47872</text:p>
          </table:table-cell>
          <table:table-cell table:formula="of:=2000*[.K276]" office:value-type="float" office:value="20957.44" calcext:value-type="float">
            <text:p>20957.44</text:p>
          </table:table-cell>
        </table:table-row>
        <table:table-row table:style-name="ro1">
          <table:table-cell office:value-type="string" calcext:value-type="string">
            <text:p>Nov 13</text:p>
          </table:table-cell>
          <table:table-cell office:value-type="float" office:value="10.3541" calcext:value-type="float">
            <text:p>10.3541</text:p>
          </table:table-cell>
          <table:table-cell table:formula="of:=2000*[.B277]" office:value-type="float" office:value="20708.2" calcext:value-type="float">
            <text:p>20708.2</text:p>
          </table:table-cell>
          <table:table-cell/>
          <table:table-cell office:value-type="string" calcext:value-type="string">
            <text:p>Nov 13</text:p>
          </table:table-cell>
          <table:table-cell office:value-type="float" office:value="533.05" calcext:value-type="float">
            <text:p>533.05</text:p>
          </table:table-cell>
          <table:table-cell/>
          <table:table-cell office:value-type="string" calcext:value-type="string">
            <text:p>Nov 13</text:p>
          </table:table-cell>
          <table:table-cell office:value-type="float" office:value="6.0932" calcext:value-type="float">
            <text:p>6.0932</text:p>
          </table:table-cell>
          <table:table-cell/>
          <table:table-cell office:value-type="float" office:value="10.35411" calcext:value-type="float">
            <text:p>10.35411</text:p>
          </table:table-cell>
          <table:table-cell table:formula="of:=2000*[.K277]" office:value-type="float" office:value="20708.22" calcext:value-type="float">
            <text:p>20708.22</text:p>
          </table:table-cell>
        </table:table-row>
        <table:table-row table:style-name="ro1">
          <table:table-cell office:value-type="string" calcext:value-type="string">
            <text:p>Dec 13</text:p>
          </table:table-cell>
          <table:table-cell office:value-type="float" office:value="10.3247" calcext:value-type="float">
            <text:p>10.3247</text:p>
          </table:table-cell>
          <table:table-cell table:formula="of:=2000*[.B278]" office:value-type="float" office:value="20649.4" calcext:value-type="float">
            <text:p>20649.4</text:p>
          </table:table-cell>
          <table:table-cell/>
          <table:table-cell office:value-type="string" calcext:value-type="string">
            <text:p>Dec 13</text:p>
          </table:table-cell>
          <table:table-cell office:value-type="float" office:value="525.45" calcext:value-type="float">
            <text:p>525.45</text:p>
          </table:table-cell>
          <table:table-cell/>
          <table:table-cell office:value-type="string" calcext:value-type="string">
            <text:p>Dec 13</text:p>
          </table:table-cell>
          <table:table-cell office:value-type="float" office:value="6.054" calcext:value-type="float">
            <text:p>6.054</text:p>
          </table:table-cell>
          <table:table-cell/>
          <table:table-cell office:value-type="float" office:value="10.32474" calcext:value-type="float">
            <text:p>10.32474</text:p>
          </table:table-cell>
          <table:table-cell table:formula="of:=2000*[.K278]" office:value-type="float" office:value="20649.48" calcext:value-type="float">
            <text:p>20649.48</text:p>
          </table:table-cell>
        </table:table-row>
        <table:table-row table:style-name="ro1">
          <table:table-cell office:value-type="string" calcext:value-type="string">
            <text:p>Jan 14</text:p>
          </table:table-cell>
          <table:table-cell office:value-type="float" office:value="10.008" calcext:value-type="float">
            <text:p>10.008</text:p>
          </table:table-cell>
          <table:table-cell table:formula="of:=2000*[.B279]" office:value-type="float" office:value="20016" calcext:value-type="float">
            <text:p>20016</text:p>
          </table:table-cell>
          <table:table-cell/>
          <table:table-cell office:value-type="string" calcext:value-type="string">
            <text:p>Jan 14</text:p>
          </table:table-cell>
          <table:table-cell office:value-type="float" office:value="555.42" calcext:value-type="float">
            <text:p>555.42</text:p>
          </table:table-cell>
          <table:table-cell/>
          <table:table-cell office:value-type="string" calcext:value-type="string">
            <text:p>Jan 14</text:p>
          </table:table-cell>
          <table:table-cell office:value-type="float" office:value="6.061" calcext:value-type="float">
            <text:p>6.061</text:p>
          </table:table-cell>
          <table:table-cell/>
          <table:table-cell office:value-type="float" office:value="10.00801" calcext:value-type="float">
            <text:p>10.00801</text:p>
          </table:table-cell>
          <table:table-cell table:formula="of:=2000*[.K279]" office:value-type="float" office:value="20016.02" calcext:value-type="float">
            <text:p>20016.02</text:p>
          </table:table-cell>
        </table:table-row>
        <table:table-row table:style-name="ro1">
          <table:table-cell office:value-type="string" calcext:value-type="string">
            <text:p>Feb 14</text:p>
          </table:table-cell>
          <table:table-cell office:value-type="float" office:value="10.3513" calcext:value-type="float">
            <text:p>10.3513</text:p>
          </table:table-cell>
          <table:table-cell table:formula="of:=2000*[.B280]" office:value-type="float" office:value="20702.6" calcext:value-type="float">
            <text:p>20702.6</text:p>
          </table:table-cell>
          <table:table-cell/>
          <table:table-cell office:value-type="string" calcext:value-type="string">
            <text:p>Feb 14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Feb 14</text:p>
          </table:table-cell>
          <table:table-cell office:value-type="float" office:value="6.1451" calcext:value-type="float">
            <text:p>6.1451</text:p>
          </table:table-cell>
          <table:table-cell/>
          <table:table-cell office:value-type="float" office:value="10.35129" calcext:value-type="float">
            <text:p>10.35129</text:p>
          </table:table-cell>
          <table:table-cell table:formula="of:=2000*[.K280]" office:value-type="float" office:value="20702.58" calcext:value-type="float">
            <text:p>20702.58</text:p>
          </table:table-cell>
        </table:table-row>
        <table:table-row table:style-name="ro1">
          <table:table-cell office:value-type="string" calcext:value-type="string">
            <text:p>Mar 14</text:p>
          </table:table-cell>
          <table:table-cell office:value-type="float" office:value="10.4437" calcext:value-type="float">
            <text:p>10.4437</text:p>
          </table:table-cell>
          <table:table-cell table:formula="of:=2000*[.B281]" office:value-type="float" office:value="20887.4" calcext:value-type="float">
            <text:p>20887.4</text:p>
          </table:table-cell>
          <table:table-cell/>
          <table:table-cell office:value-type="string" calcext:value-type="string">
            <text:p>Mar 14</text:p>
          </table:table-cell>
          <table:table-cell office:value-type="float" office:value="548.5" calcext:value-type="float">
            <text:p>548.5</text:p>
          </table:table-cell>
          <table:table-cell/>
          <table:table-cell office:value-type="string" calcext:value-type="string">
            <text:p>Mar 14</text:p>
          </table:table-cell>
          <table:table-cell office:value-type="float" office:value="6.2172" calcext:value-type="float">
            <text:p>6.2172</text:p>
          </table:table-cell>
          <table:table-cell/>
          <table:table-cell office:value-type="float" office:value="10.44366" calcext:value-type="float">
            <text:p>10.44366</text:p>
          </table:table-cell>
          <table:table-cell table:formula="of:=2000*[.K281]" office:value-type="float" office:value="20887.32" calcext:value-type="float">
            <text:p>20887.32</text:p>
          </table:table-cell>
        </table:table-row>
        <table:table-row table:style-name="ro1">
          <table:table-cell office:value-type="string" calcext:value-type="string">
            <text:p>Apr 14</text:p>
          </table:table-cell>
          <table:table-cell office:value-type="float" office:value="10.6164" calcext:value-type="float">
            <text:p>10.6164</text:p>
          </table:table-cell>
          <table:table-cell table:formula="of:=2000*[.B282]" office:value-type="float" office:value="21232.8" calcext:value-type="float">
            <text:p>21232.8</text:p>
          </table:table-cell>
          <table:table-cell/>
          <table:table-cell office:value-type="string" calcext:value-type="string">
            <text:p>Apr 14</text:p>
          </table:table-cell>
          <table:table-cell office:value-type="float" office:value="564.2" calcext:value-type="float">
            <text:p>564.2</text:p>
          </table:table-cell>
          <table:table-cell/>
          <table:table-cell office:value-type="string" calcext:value-type="string">
            <text:p>Apr 14</text:p>
          </table:table-cell>
          <table:table-cell office:value-type="float" office:value="6.2594" calcext:value-type="float">
            <text:p>6.2594</text:p>
          </table:table-cell>
          <table:table-cell/>
          <table:table-cell office:value-type="float" office:value="10.61643" calcext:value-type="float">
            <text:p>10.61643</text:p>
          </table:table-cell>
          <table:table-cell table:formula="of:=2000*[.K282]" office:value-type="float" office:value="21232.86" calcext:value-type="float">
            <text:p>21232.86</text:p>
          </table:table-cell>
        </table:table-row>
        <table:table-row table:style-name="ro1">
          <table:table-cell office:value-type="string" calcext:value-type="string">
            <text:p>May 14</text:p>
          </table:table-cell>
          <table:table-cell office:value-type="float" office:value="10.5557" calcext:value-type="float">
            <text:p>10.5557</text:p>
          </table:table-cell>
          <table:table-cell table:formula="of:=2000*[.B283]" office:value-type="float" office:value="21111.4" calcext:value-type="float">
            <text:p>21111.4</text:p>
          </table:table-cell>
          <table:table-cell/>
          <table:table-cell office:value-type="string" calcext:value-type="string">
            <text:p>May 14</text:p>
          </table:table-cell>
          <table:table-cell office:value-type="float" office:value="549.53" calcext:value-type="float">
            <text:p>549.53</text:p>
          </table:table-cell>
          <table:table-cell/>
          <table:table-cell office:value-type="string" calcext:value-type="string">
            <text:p>May 14</text:p>
          </table:table-cell>
          <table:table-cell office:value-type="float" office:value="6.2479" calcext:value-type="float">
            <text:p>6.2479</text:p>
          </table:table-cell>
          <table:table-cell/>
          <table:table-cell office:value-type="float" office:value="10.55567" calcext:value-type="float">
            <text:p>10.55567</text:p>
          </table:table-cell>
          <table:table-cell table:formula="of:=2000*[.K283]" office:value-type="float" office:value="21111.34" calcext:value-type="float">
            <text:p>21111.34</text:p>
          </table:table-cell>
        </table:table-row>
        <table:table-row table:style-name="ro1">
          <table:table-cell office:value-type="string" calcext:value-type="string">
            <text:p>Jun 14</text:p>
          </table:table-cell>
          <table:table-cell office:value-type="float" office:value="10.3247" calcext:value-type="float">
            <text:p>10.3247</text:p>
          </table:table-cell>
          <table:table-cell table:formula="of:=2000*[.B284]" office:value-type="float" office:value="20649.4" calcext:value-type="float">
            <text:p>20649.4</text:p>
          </table:table-cell>
          <table:table-cell/>
          <table:table-cell office:value-type="string" calcext:value-type="string">
            <text:p>Jun 14</text:p>
          </table:table-cell>
          <table:table-cell office:value-type="float" office:value="552.45" calcext:value-type="float">
            <text:p>552.45</text:p>
          </table:table-cell>
          <table:table-cell/>
          <table:table-cell office:value-type="string" calcext:value-type="string">
            <text:p>Jun 14</text:p>
          </table:table-cell>
          <table:table-cell office:value-type="float" office:value="6.2038" calcext:value-type="float">
            <text:p>6.2038</text:p>
          </table:table-cell>
          <table:table-cell/>
          <table:table-cell office:value-type="float" office:value="10.32468" calcext:value-type="float">
            <text:p>10.32468</text:p>
          </table:table-cell>
          <table:table-cell table:formula="of:=2000*[.K284]" office:value-type="float" office:value="20649.36" calcext:value-type="float">
            <text:p>20649.36</text:p>
          </table:table-cell>
        </table:table-row>
        <table:table-row table:style-name="ro1">
          <table:table-cell office:value-type="string" calcext:value-type="string">
            <text:p>Jul 14</text:p>
          </table:table-cell>
          <table:table-cell office:value-type="float" office:value="10.1714" calcext:value-type="float">
            <text:p>10.1714</text:p>
          </table:table-cell>
          <table:table-cell table:formula="of:=2000*[.B285]" office:value-type="float" office:value="20342.8" calcext:value-type="float">
            <text:p>20342.8</text:p>
          </table:table-cell>
          <table:table-cell/>
          <table:table-cell office:value-type="string" calcext:value-type="string">
            <text:p>Jul 14</text:p>
          </table:table-cell>
          <table:table-cell office:value-type="float" office:value="572.05" calcext:value-type="float">
            <text:p>572.05</text:p>
          </table:table-cell>
          <table:table-cell/>
          <table:table-cell office:value-type="string" calcext:value-type="string">
            <text:p>Jul 14</text:p>
          </table:table-cell>
          <table:table-cell office:value-type="float" office:value="6.174" calcext:value-type="float">
            <text:p>6.174</text:p>
          </table:table-cell>
          <table:table-cell/>
          <table:table-cell office:value-type="float" office:value="10.17137" calcext:value-type="float">
            <text:p>10.17137</text:p>
          </table:table-cell>
          <table:table-cell table:formula="of:=2000*[.K285]" office:value-type="float" office:value="20342.74" calcext:value-type="float">
            <text:p>20342.74</text:p>
          </table:table-cell>
        </table:table-row>
        <table:table-row table:style-name="ro1">
          <table:table-cell office:value-type="string" calcext:value-type="string">
            <text:p>Aug 14</text:p>
          </table:table-cell>
          <table:table-cell office:value-type="float" office:value="10.0838" calcext:value-type="float">
            <text:p>10.0838</text:p>
          </table:table-cell>
          <table:table-cell table:formula="of:=2000*[.B286]" office:value-type="float" office:value="20167.6" calcext:value-type="float">
            <text:p>20167.6</text:p>
          </table:table-cell>
          <table:table-cell/>
          <table:table-cell office:value-type="string" calcext:value-type="string">
            <text:p>Aug 14</text:p>
          </table:table-cell>
          <table:table-cell office:value-type="float" office:value="586.76" calcext:value-type="float">
            <text:p>586.76</text:p>
          </table:table-cell>
          <table:table-cell/>
          <table:table-cell office:value-type="string" calcext:value-type="string">
            <text:p>Aug 14</text:p>
          </table:table-cell>
          <table:table-cell office:value-type="float" office:value="6.1433" calcext:value-type="float">
            <text:p>6.1433</text:p>
          </table:table-cell>
          <table:table-cell/>
          <table:table-cell office:value-type="float" office:value="10.08385" calcext:value-type="float">
            <text:p>10.08385</text:p>
          </table:table-cell>
          <table:table-cell table:formula="of:=2000*[.K286]" office:value-type="float" office:value="20167.7" calcext:value-type="float">
            <text:p>20167.7</text:p>
          </table:table-cell>
        </table:table-row>
        <table:table-row table:style-name="ro1">
          <table:table-cell office:value-type="string" calcext:value-type="string">
            <text:p>Sep 14</text:p>
          </table:table-cell>
          <table:table-cell office:value-type="float" office:value="9.5665" calcext:value-type="float">
            <text:p>9.5665</text:p>
          </table:table-cell>
          <table:table-cell table:formula="of:=2000*[.B287]" office:value-type="float" office:value="19133" calcext:value-type="float">
            <text:p>19133</text:p>
          </table:table-cell>
          <table:table-cell/>
          <table:table-cell office:value-type="string" calcext:value-type="string">
            <text:p>Sep 14</text:p>
          </table:table-cell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Sep 14</text:p>
          </table:table-cell>
          <table:table-cell office:value-type="float" office:value="6.1385" calcext:value-type="float">
            <text:p>6.1385</text:p>
          </table:table-cell>
          <table:table-cell/>
          <table:table-cell office:value-type="float" office:value="9.56651" calcext:value-type="float">
            <text:p>9.56651</text:p>
          </table:table-cell>
          <table:table-cell table:formula="of:=2000*[.K287]" office:value-type="float" office:value="19133.02" calcext:value-type="float">
            <text:p>19133.02</text:p>
          </table:table-cell>
        </table:table-row>
        <table:table-row table:style-name="ro1">
          <table:table-cell office:value-type="string" calcext:value-type="string">
            <text:p>Oct 14</text:p>
          </table:table-cell>
          <table:table-cell office:value-type="float" office:value="8.9949" calcext:value-type="float">
            <text:p>8.9949</text:p>
          </table:table-cell>
          <table:table-cell table:formula="of:=2000*[.B288]" office:value-type="float" office:value="17989.8" calcext:value-type="float">
            <text:p>17989.8</text:p>
          </table:table-cell>
          <table:table-cell/>
          <table:table-cell office:value-type="string" calcext:value-type="string">
            <text:p>Oct 14</text:p>
          </table:table-cell>
          <table:table-cell office:value-type="float" office:value="575.42" calcext:value-type="float">
            <text:p>575.42</text:p>
          </table:table-cell>
          <table:table-cell/>
          <table:table-cell office:value-type="string" calcext:value-type="string">
            <text:p>Oct 14</text:p>
          </table:table-cell>
          <table:table-cell office:value-type="float" office:value="6.1127" calcext:value-type="float">
            <text:p>6.1127</text:p>
          </table:table-cell>
          <table:table-cell/>
          <table:table-cell office:value-type="float" office:value="8.99493" calcext:value-type="float">
            <text:p>8.99493</text:p>
          </table:table-cell>
          <table:table-cell table:formula="of:=2000*[.K288]" office:value-type="float" office:value="17989.86" calcext:value-type="float">
            <text:p>17989.86</text:p>
          </table:table-cell>
        </table:table-row>
        <table:table-row table:style-name="ro1">
          <table:table-cell office:value-type="string" calcext:value-type="string">
            <text:p>Nov 14</text:p>
          </table:table-cell>
          <table:table-cell office:value-type="float" office:value="9.087" calcext:value-type="float">
            <text:p>9.087</text:p>
          </table:table-cell>
          <table:table-cell table:formula="of:=2000*[.B289]" office:value-type="float" office:value="18174" calcext:value-type="float">
            <text:p>18174</text:p>
          </table:table-cell>
          <table:table-cell/>
          <table:table-cell office:value-type="string" calcext:value-type="string">
            <text:p>Nov 14</text:p>
          </table:table-cell>
          <table:table-cell office:value-type="float" office:value="608.32" calcext:value-type="float">
            <text:p>608.32</text:p>
          </table:table-cell>
          <table:table-cell/>
          <table:table-cell office:value-type="string" calcext:value-type="string">
            <text:p>Nov 14</text:p>
          </table:table-cell>
          <table:table-cell office:value-type="float" office:value="6.1432" calcext:value-type="float">
            <text:p>6.1432</text:p>
          </table:table-cell>
          <table:table-cell/>
          <table:table-cell office:value-type="float" office:value="9.08704" calcext:value-type="float">
            <text:p>9.08704</text:p>
          </table:table-cell>
          <table:table-cell table:formula="of:=2000*[.K289]" office:value-type="float" office:value="18174.08" calcext:value-type="float">
            <text:p>18174.08</text:p>
          </table:table-cell>
        </table:table-row>
        <table:table-row table:style-name="ro1">
          <table:table-cell office:value-type="string" calcext:value-type="string">
            <text:p>Dec 14</text:p>
          </table:table-cell>
          <table:table-cell office:value-type="float" office:value="8.9946" calcext:value-type="float">
            <text:p>8.9946</text:p>
          </table:table-cell>
          <table:table-cell table:formula="of:=2000*[.B290]" office:value-type="float" office:value="17989.2" calcext:value-type="float">
            <text:p>17989.2</text:p>
          </table:table-cell>
          <table:table-cell/>
          <table:table-cell office:value-type="string" calcext:value-type="string">
            <text:p>Dec 14</text:p>
          </table:table-cell>
          <table:table-cell office:value-type="float" office:value="606.9" calcext:value-type="float">
            <text:p>606.9</text:p>
          </table:table-cell>
          <table:table-cell/>
          <table:table-cell office:value-type="string" calcext:value-type="string">
            <text:p>Dec 14</text:p>
          </table:table-cell>
          <table:table-cell office:value-type="float" office:value="6.2061" calcext:value-type="float">
            <text:p>6.2061</text:p>
          </table:table-cell>
          <table:table-cell/>
          <table:table-cell office:value-type="float" office:value="8.99462" calcext:value-type="float">
            <text:p>8.99462</text:p>
          </table:table-cell>
          <table:table-cell table:formula="of:=2000*[.K290]" office:value-type="float" office:value="17989.24" calcext:value-type="float">
            <text:p>17989.24</text:p>
          </table:table-cell>
        </table:table-row>
        <table:table-row table:style-name="ro1">
          <table:table-cell office:value-type="string" calcext:value-type="string">
            <text:p>Jan 15</text:p>
          </table:table-cell>
          <table:table-cell office:value-type="float" office:value="8.8243" calcext:value-type="float">
            <text:p>8.8243</text:p>
          </table:table-cell>
          <table:table-cell table:formula="of:=2000*[.B291]" office:value-type="float" office:value="17648.6" calcext:value-type="float">
            <text:p>17648.6</text:p>
          </table:table-cell>
          <table:table-cell/>
          <table:table-cell office:value-type="string" calcext:value-type="string">
            <text:p>Jan 15</text:p>
          </table:table-cell>
          <table:table-cell office:value-type="float" office:value="633.58" calcext:value-type="float">
            <text:p>633.58</text:p>
          </table:table-cell>
          <table:table-cell/>
          <table:table-cell office:value-type="string" calcext:value-type="string">
            <text:p>Jan 15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float" office:value="8.82425" calcext:value-type="float">
            <text:p>8.82425</text:p>
          </table:table-cell>
          <table:table-cell table:formula="of:=2000*[.K291]" office:value-type="float" office:value="17648.5" calcext:value-type="float">
            <text:p>17648.5</text:p>
          </table:table-cell>
        </table:table-row>
        <table:table-row table:style-name="ro1">
          <table:table-cell office:value-type="string" calcext:value-type="string">
            <text:p>Feb 15</text:p>
          </table:table-cell>
          <table:table-cell office:value-type="float" office:value="8.2708" calcext:value-type="float">
            <text:p>8.2708</text:p>
          </table:table-cell>
          <table:table-cell table:formula="of:=2000*[.B292]" office:value-type="float" office:value="16541.6" calcext:value-type="float">
            <text:p>16541.6</text:p>
          </table:table-cell>
          <table:table-cell/>
          <table:table-cell office:value-type="string" calcext:value-type="string">
            <text:p>Feb 15</text:p>
          </table:table-cell>
          <table:table-cell office:value-type="float" office:value="617.36" calcext:value-type="float">
            <text:p>617.36</text:p>
          </table:table-cell>
          <table:table-cell/>
          <table:table-cell office:value-type="string" calcext:value-type="string">
            <text:p>Feb 15</text:p>
          </table:table-cell>
          <table:table-cell office:value-type="float" office:value="6.2696" calcext:value-type="float">
            <text:p>6.2696</text:p>
          </table:table-cell>
          <table:table-cell/>
          <table:table-cell office:value-type="float" office:value="8.27077" calcext:value-type="float">
            <text:p>8.27077</text:p>
          </table:table-cell>
          <table:table-cell table:formula="of:=2000*[.K292]" office:value-type="float" office:value="16541.54" calcext:value-type="float">
            <text:p>16541.54</text:p>
          </table:table-cell>
        </table:table-row>
        <table:table-row table:style-name="ro1">
          <table:table-cell office:value-type="string" calcext:value-type="string">
            <text:p>Mar 15</text:p>
          </table:table-cell>
          <table:table-cell office:value-type="float" office:value="7.9025" calcext:value-type="float">
            <text:p>7.9025</text:p>
          </table:table-cell>
          <table:table-cell table:formula="of:=2000*[.B293]" office:value-type="float" office:value="15805" calcext:value-type="float">
            <text:p>15805</text:p>
          </table:table-cell>
          <table:table-cell/>
          <table:table-cell office:value-type="string" calcext:value-type="string">
            <text:p>Mar 15</text:p>
          </table:table-cell>
          <table:table-cell office:value-type="float" office:value="624.5" calcext:value-type="float">
            <text:p>624.5</text:p>
          </table:table-cell>
          <table:table-cell/>
          <table:table-cell office:value-type="string" calcext:value-type="string">
            <text:p>Mar 15</text:p>
          </table:table-cell>
          <table:table-cell office:value-type="float" office:value="6.1995" calcext:value-type="float">
            <text:p>6.1995</text:p>
          </table:table-cell>
          <table:table-cell/>
          <table:table-cell office:value-type="float" office:value="7.90245" calcext:value-type="float">
            <text:p>7.90245</text:p>
          </table:table-cell>
          <table:table-cell table:formula="of:=2000*[.K293]" office:value-type="float" office:value="15804.9" calcext:value-type="float">
            <text:p>15804.9</text:p>
          </table:table-cell>
        </table:table-row>
        <table:table-row table:style-name="ro1">
          <table:table-cell office:value-type="string" calcext:value-type="string">
            <text:p>Apr 15</text:p>
          </table:table-cell>
          <table:table-cell office:value-type="float" office:value="7.2125" calcext:value-type="float">
            <text:p>7.2125</text:p>
          </table:table-cell>
          <table:table-cell table:formula="of:=2000*[.B294]" office:value-type="float" office:value="14425" calcext:value-type="float">
            <text:p>14425</text:p>
          </table:table-cell>
          <table:table-cell/>
          <table:table-cell office:value-type="string" calcext:value-type="string">
            <text:p>Apr 15</text:p>
          </table:table-cell>
          <table:table-cell office:value-type="float" office:value="611.75" calcext:value-type="float">
            <text:p>611.75</text:p>
          </table:table-cell>
          <table:table-cell/>
          <table:table-cell office:value-type="string" calcext:value-type="string">
            <text:p>Apr 15</text:p>
          </table:table-cell>
          <table:table-cell office:value-type="float" office:value="6.2028" calcext:value-type="float">
            <text:p>6.2028</text:p>
          </table:table-cell>
          <table:table-cell/>
          <table:table-cell office:value-type="float" office:value="7.21253" calcext:value-type="float">
            <text:p>7.21253</text:p>
          </table:table-cell>
          <table:table-cell table:formula="of:=2000*[.K294]" office:value-type="float" office:value="14425.06" calcext:value-type="float">
            <text:p>14425.06</text:p>
          </table:table-cell>
        </table:table-row>
        <table:table-row table:style-name="ro1">
          <table:table-cell office:value-type="string" calcext:value-type="string">
            <text:p>May 15</text:p>
          </table:table-cell>
          <table:table-cell office:value-type="float" office:value="7.1684" calcext:value-type="float">
            <text:p>7.1684</text:p>
          </table:table-cell>
          <table:table-cell table:formula="of:=2000*[.B295]" office:value-type="float" office:value="14336.8" calcext:value-type="float">
            <text:p>14336.8</text:p>
          </table:table-cell>
          <table:table-cell/>
          <table:table-cell office:value-type="string" calcext:value-type="string">
            <text:p>May 15</text:p>
          </table:table-cell>
          <table:table-cell office:value-type="float" office:value="618.02" calcext:value-type="float">
            <text:p>618.02</text:p>
          </table:table-cell>
          <table:table-cell/>
          <table:table-cell office:value-type="string" calcext:value-type="string">
            <text:p>May 15</text:p>
          </table:table-cell>
          <table:table-cell office:value-type="float" office:value="6.1983" calcext:value-type="float">
            <text:p>6.1983</text:p>
          </table:table-cell>
          <table:table-cell/>
          <table:table-cell office:value-type="float" office:value="7.1684" calcext:value-type="float">
            <text:p>7.1684</text:p>
          </table:table-cell>
          <table:table-cell table:formula="of:=2000*[.K295]" office:value-type="float" office:value="14336.8" calcext:value-type="float">
            <text:p>14336.8</text:p>
          </table:table-cell>
        </table:table-row>
        <table:table-row table:style-name="ro1">
          <table:table-cell office:value-type="string" calcext:value-type="string">
            <text:p>Jun 15</text:p>
          </table:table-cell>
          <table:table-cell office:value-type="float" office:value="6.8333" calcext:value-type="float">
            <text:p>6.8333</text:p>
          </table:table-cell>
          <table:table-cell table:formula="of:=2000*[.B296]" office:value-type="float" office:value="13666.6" calcext:value-type="float">
            <text:p>13666.6</text:p>
          </table:table-cell>
          <table:table-cell/>
          <table:table-cell office:value-type="string" calcext:value-type="string">
            <text:p>Jun 15</text:p>
          </table:table-cell>
          <table:table-cell office:value-type="float" office:value="639.27" calcext:value-type="float">
            <text:p>639.27</text:p>
          </table:table-cell>
          <table:table-cell/>
          <table:table-cell office:value-type="string" calcext:value-type="string">
            <text:p>Jun 15</text:p>
          </table:table-cell>
          <table:table-cell office:value-type="float" office:value="6.201" calcext:value-type="float">
            <text:p>6.201</text:p>
          </table:table-cell>
          <table:table-cell/>
          <table:table-cell office:value-type="float" office:value="6.83335" calcext:value-type="float">
            <text:p>6.83335</text:p>
          </table:table-cell>
          <table:table-cell table:formula="of:=2000*[.K296]" office:value-type="float" office:value="13666.7" calcext:value-type="float">
            <text:p>13666.7</text:p>
          </table:table-cell>
        </table:table-row>
        <table:table-row table:style-name="ro1">
          <table:table-cell office:value-type="string" calcext:value-type="string">
            <text:p>Jul 15</text:p>
          </table:table-cell>
          <table:table-cell office:value-type="float" office:value="6.8363" calcext:value-type="float">
            <text:p>6.8363</text:p>
          </table:table-cell>
          <table:table-cell table:formula="of:=2000*[.B297]" office:value-type="float" office:value="13672.6" calcext:value-type="float">
            <text:p>13672.6</text:p>
          </table:table-cell>
          <table:table-cell/>
          <table:table-cell office:value-type="string" calcext:value-type="string">
            <text:p>Jul 15</text:p>
          </table:table-cell>
          <table:table-cell office:value-type="float" office:value="674.25" calcext:value-type="float">
            <text:p>674.25</text:p>
          </table:table-cell>
          <table:table-cell/>
          <table:table-cell office:value-type="string" calcext:value-type="string">
            <text:p>Jul 15</text:p>
          </table:table-cell>
          <table:table-cell office:value-type="float" office:value="6.2097" calcext:value-type="float">
            <text:p>6.2097</text:p>
          </table:table-cell>
          <table:table-cell/>
          <table:table-cell office:value-type="float" office:value="6.83634" calcext:value-type="float">
            <text:p>6.83634</text:p>
          </table:table-cell>
          <table:table-cell table:formula="of:=2000*[.K297]" office:value-type="float" office:value="13672.68" calcext:value-type="float">
            <text:p>13672.68</text:p>
          </table:table-cell>
        </table:table-row>
        <table:table-row table:style-name="ro1">
          <table:table-cell office:value-type="string" calcext:value-type="string">
            <text:p>Aug 15</text:p>
          </table:table-cell>
          <table:table-cell office:value-type="float" office:value="6.8782" calcext:value-type="float">
            <text:p>6.8782</text:p>
          </table:table-cell>
          <table:table-cell table:formula="of:=2000*[.B298]" office:value-type="float" office:value="13756.4" calcext:value-type="float">
            <text:p>13756.4</text:p>
          </table:table-cell>
          <table:table-cell/>
          <table:table-cell office:value-type="string" calcext:value-type="string">
            <text:p>Aug 15</text:p>
          </table:table-cell>
          <table:table-cell office:value-type="float" office:value="692.87" calcext:value-type="float">
            <text:p>692.87</text:p>
          </table:table-cell>
          <table:table-cell/>
          <table:table-cell office:value-type="string" calcext:value-type="string">
            <text:p>Aug 15</text:p>
          </table:table-cell>
          <table:table-cell office:value-type="float" office:value="6.3764" calcext:value-type="float">
            <text:p>6.3764</text:p>
          </table:table-cell>
          <table:table-cell/>
          <table:table-cell office:value-type="float" office:value="6.87818" calcext:value-type="float">
            <text:p>6.87818</text:p>
          </table:table-cell>
          <table:table-cell table:formula="of:=2000*[.K298]" office:value-type="float" office:value="13756.36" calcext:value-type="float">
            <text:p>13756.36</text:p>
          </table:table-cell>
        </table:table-row>
        <table:table-row table:style-name="ro1">
          <table:table-cell office:value-type="string" calcext:value-type="string">
            <text:p>Sep 15</text:p>
          </table:table-cell>
          <table:table-cell office:value-type="float" office:value="7.0095" calcext:value-type="float">
            <text:p>7.0095</text:p>
          </table:table-cell>
          <table:table-cell table:formula="of:=2000*[.B299]" office:value-type="float" office:value="14019" calcext:value-type="float">
            <text:p>14019</text:p>
          </table:table-cell>
          <table:table-cell/>
          <table:table-cell office:value-type="string" calcext:value-type="string">
            <text:p>Sep 15</text:p>
          </table:table-cell>
          <table:table-cell office:value-type="float" office:value="696.35" calcext:value-type="float">
            <text:p>696.35</text:p>
          </table:table-cell>
          <table:table-cell/>
          <table:table-cell office:value-type="string" calcext:value-type="string">
            <text:p>Sep 15</text:p>
          </table:table-cell>
          <table:table-cell office:value-type="float" office:value="6.3571" calcext:value-type="float">
            <text:p>6.3571</text:p>
          </table:table-cell>
          <table:table-cell/>
          <table:table-cell office:value-type="float" office:value="7.00953" calcext:value-type="float">
            <text:p>7.00953</text:p>
          </table:table-cell>
          <table:table-cell table:formula="of:=2000*[.K299]" office:value-type="float" office:value="14019.06" calcext:value-type="float">
            <text:p>14019.06</text:p>
          </table:table-cell>
        </table:table-row>
        <table:table-row table:style-name="ro1">
          <table:table-cell office:value-type="string" calcext:value-type="string">
            <text:p>Oct 15</text:p>
          </table:table-cell>
          <table:table-cell office:value-type="float" office:value="7.1643" calcext:value-type="float">
            <text:p>7.1643</text:p>
          </table:table-cell>
          <table:table-cell table:formula="of:=2000*[.B300]" office:value-type="float" office:value="14328.6" calcext:value-type="float">
            <text:p>14328.6</text:p>
          </table:table-cell>
          <table:table-cell/>
          <table:table-cell office:value-type="string" calcext:value-type="string">
            <text:p>Oct 15</text:p>
          </table:table-cell>
          <table:table-cell office:value-type="float" office:value="691.7" calcext:value-type="float">
            <text:p>691.7</text:p>
          </table:table-cell>
          <table:table-cell/>
          <table:table-cell office:value-type="string" calcext:value-type="string">
            <text:p>Oct 15</text:p>
          </table:table-cell>
          <table:table-cell office:value-type="float" office:value="6.3181" calcext:value-type="float">
            <text:p>6.3181</text:p>
          </table:table-cell>
          <table:table-cell/>
          <table:table-cell office:value-type="float" office:value="7.16432" calcext:value-type="float">
            <text:p>7.16432</text:p>
          </table:table-cell>
          <table:table-cell table:formula="of:=2000*[.K300]" office:value-type="float" office:value="14328.64" calcext:value-type="float">
            <text:p>14328.64</text:p>
          </table:table-cell>
        </table:table-row>
        <table:table-row table:style-name="ro1">
          <table:table-cell office:value-type="string" calcext:value-type="string">
            <text:p>Nov 15</text:p>
          </table:table-cell>
          <table:table-cell office:value-type="float" office:value="6.6884" calcext:value-type="float">
            <text:p>6.6884</text:p>
          </table:table-cell>
          <table:table-cell table:formula="of:=2000*[.B301]" office:value-type="float" office:value="13376.8" calcext:value-type="float">
            <text:p>13376.8</text:p>
          </table:table-cell>
          <table:table-cell/>
          <table:table-cell office:value-type="string" calcext:value-type="string">
            <text:p>Nov 15</text:p>
          </table:table-cell>
          <table:table-cell office:value-type="float" office:value="710.62" calcext:value-type="float">
            <text:p>710.62</text:p>
          </table:table-cell>
          <table:table-cell/>
          <table:table-cell office:value-type="string" calcext:value-type="string">
            <text:p>Nov 15</text:p>
          </table:table-cell>
          <table:table-cell office:value-type="float" office:value="6.3982" calcext:value-type="float">
            <text:p>6.3982</text:p>
          </table:table-cell>
          <table:table-cell/>
          <table:table-cell office:value-type="float" office:value="6.68836" calcext:value-type="float">
            <text:p>6.68836</text:p>
          </table:table-cell>
          <table:table-cell table:formula="of:=2000*[.K301]" office:value-type="float" office:value="13376.72" calcext:value-type="float">
            <text:p>13376.72</text:p>
          </table:table-cell>
        </table:table-row>
        <table:table-row table:style-name="ro1">
          <table:table-cell office:value-type="string" calcext:value-type="string">
            <text:p>Dec 15</text:p>
          </table:table-cell>
          <table:table-cell office:value-type="float" office:value="6.664" calcext:value-type="float">
            <text:p>6.664</text:p>
          </table:table-cell>
          <table:table-cell table:formula="of:=2000*[.B302]" office:value-type="float" office:value="13328" calcext:value-type="float">
            <text:p>13328</text:p>
          </table:table-cell>
          <table:table-cell/>
          <table:table-cell office:value-type="string" calcext:value-type="string">
            <text:p>Dec 15</text:p>
          </table:table-cell>
          <table:table-cell office:value-type="float" office:value="708.6" calcext:value-type="float">
            <text:p>708.6</text:p>
          </table:table-cell>
          <table:table-cell/>
          <table:table-cell office:value-type="string" calcext:value-type="string">
            <text:p>Dec 15</text:p>
          </table:table-cell>
          <table:table-cell office:value-type="float" office:value="6.4936" calcext:value-type="float">
            <text:p>6.4936</text:p>
          </table:table-cell>
          <table:table-cell/>
          <table:table-cell office:value-type="float" office:value="6.66405" calcext:value-type="float">
            <text:p>6.66405</text:p>
          </table:table-cell>
          <table:table-cell table:formula="of:=2000*[.K302]" office:value-type="float" office:value="13328.1" calcext:value-type="float">
            <text:p>13328.1</text:p>
          </table:table-cell>
        </table:table-row>
        <table:table-row table:style-name="ro1">
          <table:table-cell office:value-type="string" calcext:value-type="string">
            <text:p>Jan 16</text:p>
          </table:table-cell>
          <table:table-cell office:value-type="float" office:value="6.2632" calcext:value-type="float">
            <text:p>6.2632</text:p>
          </table:table-cell>
          <table:table-cell table:formula="of:=2000*[.B303]" office:value-type="float" office:value="12526.4" calcext:value-type="float">
            <text:p>12526.4</text:p>
          </table:table-cell>
          <table:table-cell/>
          <table:table-cell office:value-type="string" calcext:value-type="string">
            <text:p>Jan 16</text:p>
          </table:table-cell>
          <table:table-cell office:value-type="float" office:value="713.4" calcext:value-type="float">
            <text:p>713.4</text:p>
          </table:table-cell>
          <table:table-cell/>
          <table:table-cell office:value-type="string" calcext:value-type="string">
            <text:p>Jan 16</text:p>
          </table:table-cell>
          <table:table-cell office:value-type="float" office:value="6.5761" calcext:value-type="float">
            <text:p>6.5761</text:p>
          </table:table-cell>
          <table:table-cell/>
          <table:table-cell office:value-type="float" office:value="6.26325" calcext:value-type="float">
            <text:p>6.26325</text:p>
          </table:table-cell>
          <table:table-cell table:formula="of:=2000*[.K303]" office:value-type="float" office:value="12526.5" calcext:value-type="float">
            <text:p>12526.5</text:p>
          </table:table-cell>
        </table:table-row>
        <table:table-row table:style-name="ro1">
          <table:table-cell office:value-type="string" calcext:value-type="string">
            <text:p>Feb 16</text:p>
          </table:table-cell>
          <table:table-cell office:value-type="float" office:value="7.0806" calcext:value-type="float">
            <text:p>7.0806</text:p>
          </table:table-cell>
          <table:table-cell table:formula="of:=2000*[.B304]" office:value-type="float" office:value="14161.2" calcext:value-type="float">
            <text:p>14161.2</text:p>
          </table:table-cell>
          <table:table-cell/>
          <table:table-cell office:value-type="string" calcext:value-type="string">
            <text:p>Feb 16</text:p>
          </table:table-cell>
          <table:table-cell office:value-type="float" office:value="696.56" calcext:value-type="float">
            <text:p>696.56</text:p>
          </table:table-cell>
          <table:table-cell/>
          <table:table-cell office:value-type="string" calcext:value-type="string">
            <text:p>Feb 16</text:p>
          </table:table-cell>
          <table:table-cell office:value-type="float" office:value="6.554" calcext:value-type="float">
            <text:p>6.554</text:p>
          </table:table-cell>
          <table:table-cell/>
          <table:table-cell office:value-type="float" office:value="7.08065" calcext:value-type="float">
            <text:p>7.08065</text:p>
          </table:table-cell>
          <table:table-cell table:formula="of:=2000*[.K304]" office:value-type="float" office:value="14161.3" calcext:value-type="float">
            <text:p>14161.3</text:p>
          </table:table-cell>
        </table:table-row>
        <table:table-row table:style-name="ro1">
          <table:table-cell office:value-type="string" calcext:value-type="string">
            <text:p>Mar 16</text:p>
          </table:table-cell>
          <table:table-cell office:value-type="float" office:value="7.6646" calcext:value-type="float">
            <text:p>7.6646</text:p>
          </table:table-cell>
          <table:table-cell table:formula="of:=2000*[.B305]" office:value-type="float" office:value="15329.2" calcext:value-type="float">
            <text:p>15329.2</text:p>
          </table:table-cell>
          <table:table-cell/>
          <table:table-cell office:value-type="string" calcext:value-type="string">
            <text:p>Mar 16</text:p>
          </table:table-cell>
          <table:table-cell office:value-type="float" office:value="670.4" calcext:value-type="float">
            <text:p>670.4</text:p>
          </table:table-cell>
          <table:table-cell/>
          <table:table-cell office:value-type="string" calcext:value-type="string">
            <text:p>Mar 16</text:p>
          </table:table-cell>
          <table:table-cell office:value-type="float" office:value="6.449" calcext:value-type="float">
            <text:p>6.449</text:p>
          </table:table-cell>
          <table:table-cell/>
          <table:table-cell office:value-type="float" office:value="7.66463" calcext:value-type="float">
            <text:p>7.66463</text:p>
          </table:table-cell>
          <table:table-cell table:formula="of:=2000*[.K305]" office:value-type="float" office:value="15329.26" calcext:value-type="float">
            <text:p>15329.26</text:p>
          </table:table-cell>
        </table:table-row>
        <table:table-row table:style-name="ro1">
          <table:table-cell office:value-type="string" calcext:value-type="string">
            <text:p>Apr 16</text:p>
          </table:table-cell>
          <table:table-cell office:value-type="float" office:value="7.7259" calcext:value-type="float">
            <text:p>7.7259</text:p>
          </table:table-cell>
          <table:table-cell table:formula="of:=2000*[.B306]" office:value-type="float" office:value="15451.8" calcext:value-type="float">
            <text:p>15451.8</text:p>
          </table:table-cell>
          <table:table-cell/>
          <table:table-cell office:value-type="string" calcext:value-type="string">
            <text:p>Apr 16</text:p>
          </table:table-cell>
          <table:table-cell office:value-type="float" office:value="661.1" calcext:value-type="float">
            <text:p>661.1</text:p>
          </table:table-cell>
          <table:table-cell/>
          <table:table-cell office:value-type="string" calcext:value-type="string">
            <text:p>Apr 16</text:p>
          </table:table-cell>
          <table:table-cell office:value-type="float" office:value="6.4741" calcext:value-type="float">
            <text:p>6.4741</text:p>
          </table:table-cell>
          <table:table-cell/>
          <table:table-cell office:value-type="float" office:value="7.72592" calcext:value-type="float">
            <text:p>7.72592</text:p>
          </table:table-cell>
          <table:table-cell table:formula="of:=2000*[.K306]" office:value-type="float" office:value="15451.84" calcext:value-type="float">
            <text:p>15451.84</text:p>
          </table:table-cell>
        </table:table-row>
        <table:table-row table:style-name="ro1">
          <table:table-cell office:value-type="string" calcext:value-type="string">
            <text:p>May 16</text:p>
          </table:table-cell>
          <table:table-cell office:value-type="float" office:value="7.5782" calcext:value-type="float">
            <text:p>7.5782</text:p>
          </table:table-cell>
          <table:table-cell table:formula="of:=2000*[.B307]" office:value-type="float" office:value="15156.4" calcext:value-type="float">
            <text:p>15156.4</text:p>
          </table:table-cell>
          <table:table-cell/>
          <table:table-cell office:value-type="string" calcext:value-type="string">
            <text:p>May 16</text:p>
          </table:table-cell>
          <table:table-cell office:value-type="float" office:value="692.52" calcext:value-type="float">
            <text:p>692.52</text:p>
          </table:table-cell>
          <table:table-cell/>
          <table:table-cell office:value-type="string" calcext:value-type="string">
            <text:p>May 16</text:p>
          </table:table-cell>
          <table:table-cell office:value-type="float" office:value="6.5829" calcext:value-type="float">
            <text:p>6.5829</text:p>
          </table:table-cell>
          <table:table-cell/>
          <table:table-cell office:value-type="float" office:value="7.57815" calcext:value-type="float">
            <text:p>7.57815</text:p>
          </table:table-cell>
          <table:table-cell table:formula="of:=2000*[.K307]" office:value-type="float" office:value="15156.3" calcext:value-type="float">
            <text:p>15156.3</text:p>
          </table:table-cell>
        </table:table-row>
        <table:table-row table:style-name="ro1">
          <table:table-cell office:value-type="string" calcext:value-type="string">
            <text:p>Jun 16</text:p>
          </table:table-cell>
          <table:table-cell office:value-type="float" office:value="7.696" calcext:value-type="float">
            <text:p>7.696</text:p>
          </table:table-cell>
          <table:table-cell table:formula="of:=2000*[.B308]" office:value-type="float" office:value="15392" calcext:value-type="float">
            <text:p>15392</text:p>
          </table:table-cell>
          <table:table-cell/>
          <table:table-cell office:value-type="string" calcext:value-type="string">
            <text:p>Jun 16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Jun 16</text:p>
          </table:table-cell>
          <table:table-cell office:value-type="float" office:value="6.648" calcext:value-type="float">
            <text:p>6.648</text:p>
          </table:table-cell>
          <table:table-cell/>
          <table:table-cell office:value-type="float" office:value="7.69597" calcext:value-type="float">
            <text:p>7.69597</text:p>
          </table:table-cell>
          <table:table-cell table:formula="of:=2000*[.K308]" office:value-type="float" office:value="15391.94" calcext:value-type="float">
            <text:p>15391.94</text:p>
          </table:table-cell>
        </table:table-row>
        <table:table-row table:style-name="ro1">
          <table:table-cell office:value-type="string" calcext:value-type="string">
            <text:p>Jul 16</text:p>
          </table:table-cell>
          <table:table-cell office:value-type="float" office:value="8.0859" calcext:value-type="float">
            <text:p>8.0859</text:p>
          </table:table-cell>
          <table:table-cell table:formula="of:=2000*[.B309]" office:value-type="float" office:value="16171.8" calcext:value-type="float">
            <text:p>16171.8</text:p>
          </table:table-cell>
          <table:table-cell/>
          <table:table-cell office:value-type="string" calcext:value-type="string">
            <text:p>Jul 16</text:p>
          </table:table-cell>
          <table:table-cell office:value-type="float" office:value="655.44" calcext:value-type="float">
            <text:p>655.44</text:p>
          </table:table-cell>
          <table:table-cell/>
          <table:table-cell office:value-type="string" calcext:value-type="string">
            <text:p>Jul 16</text:p>
          </table:table-cell>
          <table:table-cell office:value-type="float" office:value="6.6373" calcext:value-type="float">
            <text:p>6.6373</text:p>
          </table:table-cell>
          <table:table-cell/>
          <table:table-cell office:value-type="float" office:value="8.08585" calcext:value-type="float">
            <text:p>8.08585</text:p>
          </table:table-cell>
          <table:table-cell table:formula="of:=2000*[.K309]" office:value-type="float" office:value="16171.7" calcext:value-type="float">
            <text:p>16171.7</text:p>
          </table:table-cell>
        </table:table-row>
        <table:table-row table:style-name="ro1">
          <table:table-cell office:value-type="string" calcext:value-type="string">
            <text:p>Aug 16</text:p>
          </table:table-cell>
          <table:table-cell office:value-type="float" office:value="8.3584" calcext:value-type="float">
            <text:p>8.3584</text:p>
          </table:table-cell>
          <table:table-cell table:formula="of:=2000*[.B310]" office:value-type="float" office:value="16716.8" calcext:value-type="float">
            <text:p>16716.8</text:p>
          </table:table-cell>
          <table:table-cell/>
          <table:table-cell office:value-type="string" calcext:value-type="string">
            <text:p>Aug 16</text:p>
          </table:table-cell>
          <table:table-cell office:value-type="float" office:value="680.6" calcext:value-type="float">
            <text:p>680.6</text:p>
          </table:table-cell>
          <table:table-cell/>
          <table:table-cell office:value-type="string" calcext:value-type="string">
            <text:p>Aug 16</text:p>
          </table:table-cell>
          <table:table-cell office:value-type="float" office:value="6.6793" calcext:value-type="float">
            <text:p>6.6793</text:p>
          </table:table-cell>
          <table:table-cell/>
          <table:table-cell office:value-type="float" office:value="8.35837" calcext:value-type="float">
            <text:p>8.35837</text:p>
          </table:table-cell>
          <table:table-cell table:formula="of:=2000*[.K310]" office:value-type="float" office:value="16716.74" calcext:value-type="float">
            <text:p>16716.74</text:p>
          </table:table-cell>
        </table:table-row>
        <table:table-row table:style-name="ro1">
          <table:table-cell office:value-type="string" calcext:value-type="string">
            <text:p>Sep 16</text:p>
          </table:table-cell>
          <table:table-cell office:value-type="float" office:value="8.8448" calcext:value-type="float">
            <text:p>8.8448</text:p>
          </table:table-cell>
          <table:table-cell table:formula="of:=2000*[.B311]" office:value-type="float" office:value="17689.6" calcext:value-type="float">
            <text:p>17689.6</text:p>
          </table:table-cell>
          <table:table-cell/>
          <table:table-cell office:value-type="string" calcext:value-type="string">
            <text:p>Sep 16</text:p>
          </table:table-cell>
          <table:table-cell office:value-type="float" office:value="657.62" calcext:value-type="float">
            <text:p>657.62</text:p>
          </table:table-cell>
          <table:table-cell/>
          <table:table-cell office:value-type="string" calcext:value-type="string">
            <text:p>Sep 16</text:p>
          </table:table-cell>
          <table:table-cell office:value-type="float" office:value="6.6716" calcext:value-type="float">
            <text:p>6.6716</text:p>
          </table:table-cell>
          <table:table-cell/>
          <table:table-cell office:value-type="float" office:value="8.84484" calcext:value-type="float">
            <text:p>8.84484</text:p>
          </table:table-cell>
          <table:table-cell table:formula="of:=2000*[.K311]" office:value-type="float" office:value="17689.68" calcext:value-type="float">
            <text:p>17689.68</text:p>
          </table:table-cell>
        </table:table-row>
        <table:table-row table:style-name="ro1">
          <table:table-cell office:value-type="string" calcext:value-type="string">
            <text:p>Oct 16</text:p>
          </table:table-cell>
          <table:table-cell office:value-type="float" office:value="9.1171" calcext:value-type="float">
            <text:p>9.1171</text:p>
          </table:table-cell>
          <table:table-cell table:formula="of:=2000*[.B312]" office:value-type="float" office:value="18234.2" calcext:value-type="float">
            <text:p>18234.2</text:p>
          </table:table-cell>
          <table:table-cell/>
          <table:table-cell office:value-type="string" calcext:value-type="string">
            <text:p>Oct 16</text:p>
          </table:table-cell>
          <table:table-cell office:value-type="float" office:value="652.5" calcext:value-type="float">
            <text:p>652.5</text:p>
          </table:table-cell>
          <table:table-cell/>
          <table:table-cell office:value-type="string" calcext:value-type="string">
            <text:p>Oct 16</text:p>
          </table:table-cell>
          <table:table-cell office:value-type="float" office:value="6.7758" calcext:value-type="float">
            <text:p>6.7758</text:p>
          </table:table-cell>
          <table:table-cell/>
          <table:table-cell office:value-type="float" office:value="9.11711" calcext:value-type="float">
            <text:p>9.11711</text:p>
          </table:table-cell>
          <table:table-cell table:formula="of:=2000*[.K312]" office:value-type="float" office:value="18234.22" calcext:value-type="float">
            <text:p>18234.22</text:p>
          </table:table-cell>
        </table:table-row>
        <table:table-row table:style-name="ro1">
          <table:table-cell office:value-type="string" calcext:value-type="string">
            <text:p>Nov 16</text:p>
          </table:table-cell>
          <table:table-cell office:value-type="float" office:value="9.5826" calcext:value-type="float">
            <text:p>9.5826</text:p>
          </table:table-cell>
          <table:table-cell table:formula="of:=2000*[.B313]" office:value-type="float" office:value="19165.2" calcext:value-type="float">
            <text:p>19165.2</text:p>
          </table:table-cell>
          <table:table-cell/>
          <table:table-cell office:value-type="string" calcext:value-type="string">
            <text:p>Nov 16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Nov 16</text:p>
          </table:table-cell>
          <table:table-cell office:value-type="float" office:value="6.8868" calcext:value-type="float">
            <text:p>6.8868</text:p>
          </table:table-cell>
          <table:table-cell/>
          <table:table-cell office:value-type="float" office:value="9.58264" calcext:value-type="float">
            <text:p>9.58264</text:p>
          </table:table-cell>
          <table:table-cell table:formula="of:=2000*[.K313]" office:value-type="float" office:value="19165.28" calcext:value-type="float">
            <text:p>19165.28</text:p>
          </table:table-cell>
        </table:table-row>
        <table:table-row table:style-name="ro1">
          <table:table-cell office:value-type="string" calcext:value-type="string">
            <text:p>Dec 16</text:p>
          </table:table-cell>
          <table:table-cell office:value-type="float" office:value="9.6181" calcext:value-type="float">
            <text:p>9.6181</text:p>
          </table:table-cell>
          <table:table-cell table:formula="of:=2000*[.B314]" office:value-type="float" office:value="19236.2" calcext:value-type="float">
            <text:p>19236.2</text:p>
          </table:table-cell>
          <table:table-cell/>
          <table:table-cell office:value-type="string" calcext:value-type="string">
            <text:p>Dec 16</text:p>
          </table:table-cell>
          <table:table-cell office:value-type="float" office:value="669.79" calcext:value-type="float">
            <text:p>669.79</text:p>
          </table:table-cell>
          <table:table-cell/>
          <table:table-cell office:value-type="string" calcext:value-type="string">
            <text:p>Dec 16</text:p>
          </table:table-cell>
          <table:table-cell office:value-type="float" office:value="6.945" calcext:value-type="float">
            <text:p>6.945</text:p>
          </table:table-cell>
          <table:table-cell/>
          <table:table-cell office:value-type="float" office:value="9.61814" calcext:value-type="float">
            <text:p>9.61814</text:p>
          </table:table-cell>
          <table:table-cell table:formula="of:=2000*[.K314]" office:value-type="float" office:value="19236.28" calcext:value-type="float">
            <text:p>19236.28</text:p>
          </table:table-cell>
        </table:table-row>
        <table:table-row table:style-name="ro1">
          <table:table-cell office:value-type="string" calcext:value-type="string">
            <text:p>Jan 17</text:p>
          </table:table-cell>
          <table:table-cell office:value-type="float" office:value="9.3856" calcext:value-type="float">
            <text:p>9.3856</text:p>
          </table:table-cell>
          <table:table-cell table:formula="of:=2000*[.B315]" office:value-type="float" office:value="18771.2" calcext:value-type="float">
            <text:p>18771.2</text:p>
          </table:table-cell>
          <table:table-cell/>
          <table:table-cell office:value-type="string" calcext:value-type="string">
            <text:p>Jan 17</text:p>
          </table:table-cell>
          <table:table-cell office:value-type="float" office:value="648.28" calcext:value-type="float">
            <text:p>648.28</text:p>
          </table:table-cell>
          <table:table-cell/>
          <table:table-cell office:value-type="string" calcext:value-type="string">
            <text:p>Jan 17</text:p>
          </table:table-cell>
          <table:table-cell office:value-type="float" office:value="6.8816" calcext:value-type="float">
            <text:p>6.8816</text:p>
          </table:table-cell>
          <table:table-cell/>
          <table:table-cell office:value-type="float" office:value="9.38565" calcext:value-type="float">
            <text:p>9.38565</text:p>
          </table:table-cell>
          <table:table-cell table:formula="of:=2000*[.K315]" office:value-type="float" office:value="18771.3" calcext:value-type="float">
            <text:p>18771.3</text:p>
          </table:table-cell>
        </table:table-row>
        <table:table-row table:style-name="ro1">
          <table:table-cell office:value-type="string" calcext:value-type="string">
            <text:p>Feb 17</text:p>
          </table:table-cell>
          <table:table-cell office:value-type="float" office:value="8.8208" calcext:value-type="float">
            <text:p>8.8208</text:p>
          </table:table-cell>
          <table:table-cell table:formula="of:=2000*[.B316]" office:value-type="float" office:value="17641.6" calcext:value-type="float">
            <text:p>17641.6</text:p>
          </table:table-cell>
          <table:table-cell/>
          <table:table-cell office:value-type="string" calcext:value-type="string">
            <text:p>Feb 17</text:p>
          </table:table-cell>
          <table:table-cell office:value-type="float" office:value="650.25" calcext:value-type="float">
            <text:p>650.25</text:p>
          </table:table-cell>
          <table:table-cell/>
          <table:table-cell office:value-type="string" calcext:value-type="string">
            <text:p>Feb 17</text:p>
          </table:table-cell>
          <table:table-cell office:value-type="float" office:value="6.8678" calcext:value-type="float">
            <text:p>6.8678</text:p>
          </table:table-cell>
          <table:table-cell/>
          <table:table-cell office:value-type="float" office:value="8.82078" calcext:value-type="float">
            <text:p>8.82078</text:p>
          </table:table-cell>
          <table:table-cell table:formula="of:=2000*[.K316]" office:value-type="float" office:value="17641.56" calcext:value-type="float">
            <text:p>17641.56</text:p>
          </table:table-cell>
        </table:table-row>
        <table:table-row table:style-name="ro1">
          <table:table-cell office:value-type="string" calcext:value-type="string">
            <text:p>Mar 17</text:p>
          </table:table-cell>
          <table:table-cell office:value-type="float" office:value="9.0152" calcext:value-type="float">
            <text:p>9.0152</text:p>
          </table:table-cell>
          <table:table-cell table:formula="of:=2000*[.B317]" office:value-type="float" office:value="18030.4" calcext:value-type="float">
            <text:p>18030.4</text:p>
          </table:table-cell>
          <table:table-cell/>
          <table:table-cell office:value-type="string" calcext:value-type="string">
            <text:p>Mar 17</text:p>
          </table:table-cell>
          <table:table-cell office:value-type="float" office:value="659.88" calcext:value-type="float">
            <text:p>659.88</text:p>
          </table:table-cell>
          <table:table-cell/>
          <table:table-cell office:value-type="string" calcext:value-type="string">
            <text:p>Mar 17</text:p>
          </table:table-cell>
          <table:table-cell office:value-type="float" office:value="6.8871" calcext:value-type="float">
            <text:p>6.8871</text:p>
          </table:table-cell>
          <table:table-cell/>
          <table:table-cell office:value-type="float" office:value="9.01525" calcext:value-type="float">
            <text:p>9.01525</text:p>
          </table:table-cell>
          <table:table-cell table:formula="of:=2000*[.K317]" office:value-type="float" office:value="18030.5" calcext:value-type="float">
            <text:p>18030.5</text:p>
          </table:table-cell>
        </table:table-row>
        <table:table-row table:style-name="ro1">
          <table:table-cell office:value-type="string" calcext:value-type="string">
            <text:p>Apr 17</text:p>
          </table:table-cell>
          <table:table-cell office:value-type="float" office:value="9.0312" calcext:value-type="float">
            <text:p>9.0312</text:p>
          </table:table-cell>
          <table:table-cell table:formula="of:=2000*[.B318]" office:value-type="float" office:value="18062.4" calcext:value-type="float">
            <text:p>18062.4</text:p>
          </table:table-cell>
          <table:table-cell/>
          <table:table-cell office:value-type="string" calcext:value-type="string">
            <text:p>Apr 17</text:p>
          </table:table-cell>
          <table:table-cell office:value-type="float" office:value="667.05" calcext:value-type="float">
            <text:p>667.05</text:p>
          </table:table-cell>
          <table:table-cell/>
          <table:table-cell office:value-type="string" calcext:value-type="string">
            <text:p>Apr 17</text:p>
          </table:table-cell>
          <table:table-cell office:value-type="float" office:value="6.8935" calcext:value-type="float">
            <text:p>6.8935</text:p>
          </table:table-cell>
          <table:table-cell/>
          <table:table-cell office:value-type="float" office:value="9.03118" calcext:value-type="float">
            <text:p>9.03118</text:p>
          </table:table-cell>
          <table:table-cell table:formula="of:=2000*[.K318]" office:value-type="float" office:value="18062.36" calcext:value-type="float">
            <text:p>18062.36</text:p>
          </table:table-cell>
        </table:table-row>
        <table:table-row table:style-name="ro1">
          <table:table-cell office:value-type="string" calcext:value-type="string">
            <text:p>May 17</text:p>
          </table:table-cell>
          <table:table-cell office:value-type="float" office:value="9.1627" calcext:value-type="float">
            <text:p>9.1627</text:p>
          </table:table-cell>
          <table:table-cell table:formula="of:=2000*[.B319]" office:value-type="float" office:value="18325.4" calcext:value-type="float">
            <text:p>18325.4</text:p>
          </table:table-cell>
          <table:table-cell/>
          <table:table-cell office:value-type="string" calcext:value-type="string">
            <text:p>May 17</text:p>
          </table:table-cell>
          <table:table-cell office:value-type="float" office:value="673.17" calcext:value-type="float">
            <text:p>673.17</text:p>
          </table:table-cell>
          <table:table-cell/>
          <table:table-cell office:value-type="string" calcext:value-type="string">
            <text:p>May 17</text:p>
          </table:table-cell>
          <table:table-cell office:value-type="float" office:value="6.8101" calcext:value-type="float">
            <text:p>6.8101</text:p>
          </table:table-cell>
          <table:table-cell/>
          <table:table-cell office:value-type="float" office:value="9.16273" calcext:value-type="float">
            <text:p>9.16273</text:p>
          </table:table-cell>
          <table:table-cell table:formula="of:=2000*[.K319]" office:value-type="float" office:value="18325.46" calcext:value-type="float">
            <text:p>18325.46</text:p>
          </table:table-cell>
        </table:table-row>
        <table:table-row table:style-name="ro1">
          <table:table-cell office:value-type="string" calcext:value-type="string">
            <text:p>Jun 17</text:p>
          </table:table-cell>
          <table:table-cell office:value-type="float" office:value="8.9171" calcext:value-type="float">
            <text:p>8.9171</text:p>
          </table:table-cell>
          <table:table-cell table:formula="of:=2000*[.B320]" office:value-type="float" office:value="17834.2" calcext:value-type="float">
            <text:p>17834.2</text:p>
          </table:table-cell>
          <table:table-cell/>
          <table:table-cell office:value-type="string" calcext:value-type="string">
            <text:p>Jun 17</text:p>
          </table:table-cell>
          <table:table-cell office:value-type="float" office:value="664.89" calcext:value-type="float">
            <text:p>664.89</text:p>
          </table:table-cell>
          <table:table-cell/>
          <table:table-cell office:value-type="string" calcext:value-type="string">
            <text:p>Jun 17</text:p>
          </table:table-cell>
          <table:table-cell office:value-type="float" office:value="6.7809" calcext:value-type="float">
            <text:p>6.7809</text:p>
          </table:table-cell>
          <table:table-cell/>
          <table:table-cell office:value-type="float" office:value="8.91711" calcext:value-type="float">
            <text:p>8.91711</text:p>
          </table:table-cell>
          <table:table-cell table:formula="of:=2000*[.K320]" office:value-type="float" office:value="17834.22" calcext:value-type="float">
            <text:p>17834.22</text:p>
          </table:table-cell>
        </table:table-row>
        <table:table-row table:style-name="ro1">
          <table:table-cell office:value-type="string" calcext:value-type="string">
            <text:p>Jul 17</text:p>
          </table:table-cell>
          <table:table-cell office:value-type="float" office:value="9.1732" calcext:value-type="float">
            <text:p>9.1732</text:p>
          </table:table-cell>
          <table:table-cell table:formula="of:=2000*[.B321]" office:value-type="float" office:value="18346.4" calcext:value-type="float">
            <text:p>18346.4</text:p>
          </table:table-cell>
          <table:table-cell/>
          <table:table-cell office:value-type="string" calcext:value-type="string">
            <text:p>Jul 17</text:p>
          </table:table-cell>
          <table:table-cell office:value-type="float" office:value="649.54" calcext:value-type="float">
            <text:p>649.54</text:p>
          </table:table-cell>
          <table:table-cell/>
          <table:table-cell office:value-type="string" calcext:value-type="string">
            <text:p>Jul 17</text:p>
          </table:table-cell>
          <table:table-cell office:value-type="float" office:value="6.7265" calcext:value-type="float">
            <text:p>6.7265</text:p>
          </table:table-cell>
          <table:table-cell/>
          <table:table-cell office:value-type="float" office:value="9.17323" calcext:value-type="float">
            <text:p>9.17323</text:p>
          </table:table-cell>
          <table:table-cell table:formula="of:=2000*[.K321]" office:value-type="float" office:value="18346.46" calcext:value-type="float">
            <text:p>18346.46</text:p>
          </table:table-cell>
        </table:table-row>
        <table:table-row table:style-name="ro1">
          <table:table-cell office:value-type="string" calcext:value-type="string">
            <text:p>Aug 17</text:p>
          </table:table-cell>
          <table:table-cell office:value-type="float" office:value="9.3082" calcext:value-type="float">
            <text:p>9.3082</text:p>
          </table:table-cell>
          <table:table-cell table:formula="of:=2000*[.B322]" office:value-type="float" office:value="18616.4" calcext:value-type="float">
            <text:p>18616.4</text:p>
          </table:table-cell>
          <table:table-cell/>
          <table:table-cell office:value-type="string" calcext:value-type="string">
            <text:p>Aug 17</text:p>
          </table:table-cell>
          <table:table-cell office:value-type="float" office:value="625.2" calcext:value-type="float">
            <text:p>625.2</text:p>
          </table:table-cell>
          <table:table-cell/>
          <table:table-cell office:value-type="string" calcext:value-type="string">
            <text:p>Aug 17</text:p>
          </table:table-cell>
          <table:table-cell office:value-type="float" office:value="6.5899" calcext:value-type="float">
            <text:p>6.5899</text:p>
          </table:table-cell>
          <table:table-cell/>
          <table:table-cell office:value-type="float" office:value="9.30818" calcext:value-type="float">
            <text:p>9.30818</text:p>
          </table:table-cell>
          <table:table-cell table:formula="of:=2000*[.K322]" office:value-type="float" office:value="18616.36" calcext:value-type="float">
            <text:p>18616.36</text:p>
          </table:table-cell>
        </table:table-row>
        <table:table-row table:style-name="ro1">
          <table:table-cell office:value-type="string" calcext:value-type="string">
            <text:p>Sep 17</text:p>
          </table:table-cell>
          <table:table-cell office:value-type="float" office:value="9.4332" calcext:value-type="float">
            <text:p>9.4332</text:p>
          </table:table-cell>
          <table:table-cell table:formula="of:=2000*[.B323]" office:value-type="float" office:value="18866.4" calcext:value-type="float">
            <text:p>18866.4</text:p>
          </table:table-cell>
          <table:table-cell/>
          <table:table-cell office:value-type="string" calcext:value-type="string">
            <text:p>Sep 17</text:p>
          </table:table-cell>
          <table:table-cell office:value-type="float" office:value="640.05" calcext:value-type="float">
            <text:p>640.05</text:p>
          </table:table-cell>
          <table:table-cell/>
          <table:table-cell office:value-type="string" calcext:value-type="string">
            <text:p>Sep 17</text:p>
          </table:table-cell>
          <table:table-cell office:value-type="float" office:value="6.6534" calcext:value-type="float">
            <text:p>6.6534</text:p>
          </table:table-cell>
          <table:table-cell/>
          <table:table-cell office:value-type="float" office:value="9.4332" calcext:value-type="float">
            <text:p>9.4332</text:p>
          </table:table-cell>
          <table:table-cell table:formula="of:=2000*[.K323]" office:value-type="float" office:value="18866.4" calcext:value-type="float">
            <text:p>18866.4</text:p>
          </table:table-cell>
        </table:table-row>
        <table:table-row table:style-name="ro1">
          <table:table-cell office:value-type="string" calcext:value-type="string">
            <text:p>Oct 17</text:p>
          </table:table-cell>
          <table:table-cell office:value-type="float" office:value="9.2424" calcext:value-type="float">
            <text:p>9.2424</text:p>
          </table:table-cell>
          <table:table-cell table:formula="of:=2000*[.B324]" office:value-type="float" office:value="18484.8" calcext:value-type="float">
            <text:p>18484.8</text:p>
          </table:table-cell>
          <table:table-cell/>
          <table:table-cell office:value-type="string" calcext:value-type="string">
            <text:p>Oct 17</text:p>
          </table:table-cell>
          <table:table-cell office:value-type="float" office:value="636.45" calcext:value-type="float">
            <text:p>636.45</text:p>
          </table:table-cell>
          <table:table-cell/>
          <table:table-cell office:value-type="string" calcext:value-type="string">
            <text:p>Oct 17</text:p>
          </table:table-cell>
          <table:table-cell office:value-type="float" office:value="6.6349" calcext:value-type="float">
            <text:p>6.6349</text:p>
          </table:table-cell>
          <table:table-cell/>
          <table:table-cell office:value-type="float" office:value="9.24245" calcext:value-type="float">
            <text:p>9.24245</text:p>
          </table:table-cell>
          <table:table-cell table:formula="of:=2000*[.K324]" office:value-type="float" office:value="18484.9" calcext:value-type="float">
            <text:p>18484.9</text:p>
          </table:table-cell>
        </table:table-row>
        <table:table-row table:style-name="ro1">
          <table:table-cell office:value-type="string" calcext:value-type="string">
            <text:p>Nov 17</text:p>
          </table:table-cell>
          <table:table-cell office:value-type="float" office:value="8.8712" calcext:value-type="float">
            <text:p>8.8712</text:p>
          </table:table-cell>
          <table:table-cell table:formula="of:=2000*[.B325]" office:value-type="float" office:value="17742.4" calcext:value-type="float">
            <text:p>17742.4</text:p>
          </table:table-cell>
          <table:table-cell/>
          <table:table-cell office:value-type="string" calcext:value-type="string">
            <text:p>Nov 17</text:p>
          </table:table-cell>
          <table:table-cell office:value-type="float" office:value="647.35" calcext:value-type="float">
            <text:p>647.35</text:p>
          </table:table-cell>
          <table:table-cell/>
          <table:table-cell office:value-type="string" calcext:value-type="string">
            <text:p>Nov 17</text:p>
          </table:table-cell>
          <table:table-cell office:value-type="float" office:value="6.6128" calcext:value-type="float">
            <text:p>6.6128</text:p>
          </table:table-cell>
          <table:table-cell/>
          <table:table-cell office:value-type="float" office:value="8.87115" calcext:value-type="float">
            <text:p>8.87115</text:p>
          </table:table-cell>
          <table:table-cell table:formula="of:=2000*[.K325]" office:value-type="float" office:value="17742.3" calcext:value-type="float">
            <text:p>17742.3</text:p>
          </table:table-cell>
        </table:table-row>
        <table:table-row table:style-name="ro1">
          <table:table-cell office:value-type="string" calcext:value-type="string">
            <text:p>Dec 17</text:p>
          </table:table-cell>
          <table:table-cell office:value-type="float" office:value="8.8343" calcext:value-type="float">
            <text:p>8.8343</text:p>
          </table:table-cell>
          <table:table-cell table:formula="of:=2000*[.B326]" office:value-type="float" office:value="17668.6" calcext:value-type="float">
            <text:p>17668.6</text:p>
          </table:table-cell>
          <table:table-cell/>
          <table:table-cell office:value-type="string" calcext:value-type="string">
            <text:p>Dec 17</text:p>
          </table:table-cell>
          <table:table-cell office:value-type="float" office:value="615.4" calcext:value-type="float">
            <text:p>615.4</text:p>
          </table:table-cell>
          <table:table-cell/>
          <table:table-cell office:value-type="string" calcext:value-type="string">
            <text:p>Dec 17</text:p>
          </table:table-cell>
          <table:table-cell office:value-type="float" office:value="6.5066" calcext:value-type="float">
            <text:p>6.5066</text:p>
          </table:table-cell>
          <table:table-cell/>
          <table:table-cell office:value-type="float" office:value="8.83434" calcext:value-type="float">
            <text:p>8.83434</text:p>
          </table:table-cell>
          <table:table-cell table:formula="of:=2000*[.K326]" office:value-type="float" office:value="17668.68" calcext:value-type="float">
            <text:p>17668.68</text:p>
          </table:table-cell>
        </table:table-row>
        <table:table-row table:style-name="ro1">
          <table:table-cell office:value-type="string" calcext:value-type="string">
            <text:p>Jan 18</text:p>
          </table:table-cell>
          <table:table-cell office:value-type="float" office:value="9.388" calcext:value-type="float">
            <text:p>9.388</text:p>
          </table:table-cell>
          <table:table-cell table:formula="of:=2000*[.B327]" office:value-type="float" office:value="18776" calcext:value-type="float">
            <text:p>18776</text:p>
          </table:table-cell>
          <table:table-cell/>
          <table:table-cell office:value-type="string" calcext:value-type="string">
            <text:p>Jan 18</text:p>
          </table:table-cell>
          <table:table-cell office:value-type="float" office:value="602.3" calcext:value-type="float">
            <text:p>602.3</text:p>
          </table:table-cell>
          <table:table-cell/>
          <table:table-cell office:value-type="string" calcext:value-type="string">
            <text:p>Jan 18</text:p>
          </table:table-cell>
          <table:table-cell office:value-type="float" office:value="6.2888" calcext:value-type="float">
            <text:p>6.2888</text:p>
          </table:table-cell>
          <table:table-cell/>
          <table:table-cell office:value-type="float" office:value="9.38797" calcext:value-type="float">
            <text:p>9.38797</text:p>
          </table:table-cell>
          <table:table-cell table:formula="of:=2000*[.K327]" office:value-type="float" office:value="18775.94" calcext:value-type="float">
            <text:p>18775.94</text:p>
          </table:table-cell>
        </table:table-row>
        <table:table-row table:style-name="ro1">
          <table:table-cell office:value-type="string" calcext:value-type="string">
            <text:p>Feb 18</text:p>
          </table:table-cell>
          <table:table-cell office:value-type="float" office:value="9.821" calcext:value-type="float">
            <text:p>9.821</text:p>
          </table:table-cell>
          <table:table-cell table:formula="of:=2000*[.B328]" office:value-type="float" office:value="19642" calcext:value-type="float">
            <text:p>19642</text:p>
          </table:table-cell>
          <table:table-cell/>
          <table:table-cell office:value-type="string" calcext:value-type="string">
            <text:p>Feb 18</text:p>
          </table:table-cell>
          <table:table-cell office:value-type="float" office:value="594.92" calcext:value-type="float">
            <text:p>594.92</text:p>
          </table:table-cell>
          <table:table-cell/>
          <table:table-cell office:value-type="string" calcext:value-type="string">
            <text:p>Feb 18</text:p>
          </table:table-cell>
          <table:table-cell office:value-type="float" office:value="6.3311" calcext:value-type="float">
            <text:p>6.3311</text:p>
          </table:table-cell>
          <table:table-cell/>
          <table:table-cell office:value-type="float" office:value="9.82099" calcext:value-type="float">
            <text:p>9.82099</text:p>
          </table:table-cell>
          <table:table-cell table:formula="of:=2000*[.K328]" office:value-type="float" office:value="19641.98" calcext:value-type="float">
            <text:p>19641.98</text:p>
          </table:table-cell>
        </table:table-row>
        <table:table-row table:style-name="ro1">
          <table:table-cell office:value-type="string" calcext:value-type="string">
            <text:p>Mar 18</text:p>
          </table:table-cell>
          <table:table-cell office:value-type="float" office:value="9.6216" calcext:value-type="float">
            <text:p>9.6216</text:p>
          </table:table-cell>
          <table:table-cell table:formula="of:=2000*[.B329]" office:value-type="float" office:value="19243.2" calcext:value-type="float">
            <text:p>19243.2</text:p>
          </table:table-cell>
          <table:table-cell/>
          <table:table-cell office:value-type="string" calcext:value-type="string">
            <text:p>Mar 18</text:p>
          </table:table-cell>
          <table:table-cell office:value-type="float" office:value="603.9" calcext:value-type="float">
            <text:p>603.9</text:p>
          </table:table-cell>
          <table:table-cell/>
          <table:table-cell office:value-type="string" calcext:value-type="string">
            <text:p>Mar 18</text:p>
          </table:table-cell>
          <table:table-cell office:value-type="float" office:value="6.2753" calcext:value-type="float">
            <text:p>6.2753</text:p>
          </table:table-cell>
          <table:table-cell/>
          <table:table-cell office:value-type="float" office:value="9.62159" calcext:value-type="float">
            <text:p>9.62159</text:p>
          </table:table-cell>
          <table:table-cell table:formula="of:=2000*[.K329]" office:value-type="float" office:value="19243.18" calcext:value-type="float">
            <text:p>19243.18</text:p>
          </table:table-cell>
        </table:table-row>
        <table:table-row table:style-name="ro1">
          <table:table-cell office:value-type="string" calcext:value-type="string">
            <text:p>Apr 18</text:p>
          </table:table-cell>
          <table:table-cell office:value-type="float" office:value="9.6575" calcext:value-type="float">
            <text:p>9.6575</text:p>
          </table:table-cell>
          <table:table-cell table:formula="of:=2000*[.B330]" office:value-type="float" office:value="19315" calcext:value-type="float">
            <text:p>19315</text:p>
          </table:table-cell>
          <table:table-cell/>
          <table:table-cell office:value-type="string" calcext:value-type="string">
            <text:p>Apr 18</text:p>
          </table:table-cell>
          <table:table-cell office:value-type="float" office:value="613.36" calcext:value-type="float">
            <text:p>613.36</text:p>
          </table:table-cell>
          <table:table-cell/>
          <table:table-cell office:value-type="string" calcext:value-type="string">
            <text:p>Apr 18</text:p>
          </table:table-cell>
          <table:table-cell office:value-type="float" office:value="6.3332" calcext:value-type="float">
            <text:p>6.3332</text:p>
          </table:table-cell>
          <table:table-cell/>
          <table:table-cell office:value-type="float" office:value="9.65749" calcext:value-type="float">
            <text:p>9.65749</text:p>
          </table:table-cell>
          <table:table-cell table:formula="of:=2000*[.K330]" office:value-type="float" office:value="19314.98" calcext:value-type="float">
            <text:p>19314.98</text:p>
          </table:table-cell>
        </table:table-row>
        <table:table-row table:style-name="ro1">
          <table:table-cell office:value-type="string" calcext:value-type="string">
            <text:p>May 18</text:p>
          </table:table-cell>
          <table:table-cell office:value-type="float" office:value="9.4614" calcext:value-type="float">
            <text:p>9.4614</text:p>
          </table:table-cell>
          <table:table-cell table:formula="of:=2000*[.B331]" office:value-type="float" office:value="18922.8" calcext:value-type="float">
            <text:p>18922.8</text:p>
          </table:table-cell>
          <table:table-cell/>
          <table:table-cell office:value-type="string" calcext:value-type="string">
            <text:p>May 18</text:p>
          </table:table-cell>
          <table:table-cell office:value-type="float" office:value="630.59" calcext:value-type="float">
            <text:p>630.59</text:p>
          </table:table-cell>
          <table:table-cell/>
          <table:table-cell office:value-type="string" calcext:value-type="string">
            <text:p>May 18</text:p>
          </table:table-cell>
          <table:table-cell office:value-type="float" office:value="6.4103" calcext:value-type="float">
            <text:p>6.4103</text:p>
          </table:table-cell>
          <table:table-cell/>
          <table:table-cell office:value-type="float" office:value="9.46142" calcext:value-type="float">
            <text:p>9.46142</text:p>
          </table:table-cell>
          <table:table-cell table:formula="of:=2000*[.K331]" office:value-type="float" office:value="18922.84" calcext:value-type="float">
            <text:p>18922.84</text:p>
          </table:table-cell>
        </table:table-row>
        <table:table-row table:style-name="ro1">
          <table:table-cell office:value-type="string" calcext:value-type="string">
            <text:p>Jun 18</text:p>
          </table:table-cell>
          <table:table-cell office:value-type="float" office:value="9.3715" calcext:value-type="float">
            <text:p>9.3715</text:p>
          </table:table-cell>
          <table:table-cell table:formula="of:=2000*[.B332]" office:value-type="float" office:value="18743" calcext:value-type="float">
            <text:p>18743</text:p>
          </table:table-cell>
          <table:table-cell/>
          <table:table-cell office:value-type="string" calcext:value-type="string">
            <text:p>Jun 18</text:p>
          </table:table-cell>
          <table:table-cell office:value-type="float" office:value="653.94" calcext:value-type="float">
            <text:p>653.94</text:p>
          </table:table-cell>
          <table:table-cell/>
          <table:table-cell office:value-type="string" calcext:value-type="string">
            <text:p>Jun 18</text:p>
          </table:table-cell>
          <table:table-cell office:value-type="float" office:value="6.621" calcext:value-type="float">
            <text:p>6.621</text:p>
          </table:table-cell>
          <table:table-cell/>
          <table:table-cell office:value-type="float" office:value="9.37147" calcext:value-type="float">
            <text:p>9.37147</text:p>
          </table:table-cell>
          <table:table-cell table:formula="of:=2000*[.K332]" office:value-type="float" office:value="18742.94" calcext:value-type="float">
            <text:p>18742.94</text:p>
          </table:table-cell>
        </table:table-row>
        <table:table-row table:style-name="ro1">
          <table:table-cell office:value-type="string" calcext:value-type="string">
            <text:p>Jul 18</text:p>
          </table:table-cell>
          <table:table-cell office:value-type="float" office:value="8.9493" calcext:value-type="float">
            <text:p>8.9493</text:p>
          </table:table-cell>
          <table:table-cell table:formula="of:=2000*[.B333]" office:value-type="float" office:value="17898.6" calcext:value-type="float">
            <text:p>17898.6</text:p>
          </table:table-cell>
          <table:table-cell/>
          <table:table-cell office:value-type="string" calcext:value-type="string">
            <text:p>Jul 18</text:p>
          </table:table-cell>
          <table:table-cell office:value-type="float" office:value="637.25" calcext:value-type="float">
            <text:p>637.25</text:p>
          </table:table-cell>
          <table:table-cell/>
          <table:table-cell office:value-type="string" calcext:value-type="string">
            <text:p>Jul 18</text:p>
          </table:table-cell>
          <table:table-cell office:value-type="float" office:value="6.8127" calcext:value-type="float">
            <text:p>6.8127</text:p>
          </table:table-cell>
          <table:table-cell/>
          <table:table-cell office:value-type="float" office:value="8.9493" calcext:value-type="float">
            <text:p>8.9493</text:p>
          </table:table-cell>
          <table:table-cell table:formula="of:=2000*[.K333]" office:value-type="float" office:value="17898.6" calcext:value-type="float">
            <text:p>17898.6</text:p>
          </table:table-cell>
        </table:table-row>
        <table:table-row table:style-name="ro1">
          <table:table-cell office:value-type="string" calcext:value-type="string">
            <text:p>Aug 18</text:p>
          </table:table-cell>
          <table:table-cell office:value-type="float" office:value="8.722" calcext:value-type="float">
            <text:p>8.722</text:p>
          </table:table-cell>
          <table:table-cell table:formula="of:=2000*[.B334]" office:value-type="float" office:value="17444" calcext:value-type="float">
            <text:p>17444</text:p>
          </table:table-cell>
          <table:table-cell/>
          <table:table-cell office:value-type="string" calcext:value-type="string">
            <text:p>Aug 18</text:p>
          </table:table-cell>
          <table:table-cell office:value-type="float" office:value="681.62" calcext:value-type="float">
            <text:p>681.62</text:p>
          </table:table-cell>
          <table:table-cell/>
          <table:table-cell office:value-type="string" calcext:value-type="string">
            <text:p>Aug 18</text:p>
          </table:table-cell>
          <table:table-cell office:value-type="float" office:value="6.8315" calcext:value-type="float">
            <text:p>6.8315</text:p>
          </table:table-cell>
          <table:table-cell/>
          <table:table-cell office:value-type="float" office:value="8.72203" calcext:value-type="float">
            <text:p>8.72203</text:p>
          </table:table-cell>
          <table:table-cell table:formula="of:=2000*[.K334]" office:value-type="float" office:value="17444.06" calcext:value-type="float">
            <text:p>17444.06</text:p>
          </table:table-cell>
        </table:table-row>
        <table:table-row table:style-name="ro1">
          <table:table-cell office:value-type="string" calcext:value-type="string">
            <text:p>Sep 18</text:p>
          </table:table-cell>
          <table:table-cell office:value-type="float" office:value="8.6034" calcext:value-type="float">
            <text:p>8.6034</text:p>
          </table:table-cell>
          <table:table-cell table:formula="of:=2000*[.B335]" office:value-type="float" office:value="17206.8" calcext:value-type="float">
            <text:p>17206.8</text:p>
          </table:table-cell>
          <table:table-cell/>
          <table:table-cell office:value-type="string" calcext:value-type="string">
            <text:p>Sep 18</text:p>
          </table:table-cell>
          <table:table-cell office:value-type="float" office:value="657.84" calcext:value-type="float">
            <text:p>657.84</text:p>
          </table:table-cell>
          <table:table-cell/>
          <table:table-cell office:value-type="string" calcext:value-type="string">
            <text:p>Sep 18</text:p>
          </table:table-cell>
          <table:table-cell office:value-type="float" office:value="6.8689" calcext:value-type="float">
            <text:p>6.8689</text:p>
          </table:table-cell>
          <table:table-cell/>
          <table:table-cell office:value-type="float" office:value="8.60336" calcext:value-type="float">
            <text:p>8.60336</text:p>
          </table:table-cell>
          <table:table-cell table:formula="of:=2000*[.K335]" office:value-type="float" office:value="17206.72" calcext:value-type="float">
            <text:p>17206.72</text:p>
          </table:table-cell>
        </table:table-row>
        <table:table-row table:style-name="ro1">
          <table:table-cell office:value-type="string" calcext:value-type="string">
            <text:p>Oct 18</text:p>
          </table:table-cell>
          <table:table-cell office:value-type="float" office:value="8.6734" calcext:value-type="float">
            <text:p>8.6734</text:p>
          </table:table-cell>
          <table:table-cell table:formula="of:=2000*[.B336]" office:value-type="float" office:value="17346.8" calcext:value-type="float">
            <text:p>17346.8</text:p>
          </table:table-cell>
          <table:table-cell/>
          <table:table-cell office:value-type="string" calcext:value-type="string">
            <text:p>Oct 1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Oct 18</text:p>
          </table:table-cell>
          <table:table-cell office:value-type="float" office:value="6.9756" calcext:value-type="float">
            <text:p>6.9756</text:p>
          </table:table-cell>
          <table:table-cell/>
          <table:table-cell office:value-type="float" office:value="8.67337" calcext:value-type="float">
            <text:p>8.67337</text:p>
          </table:table-cell>
          <table:table-cell table:formula="of:=2000*[.K336]" office:value-type="float" office:value="17346.74" calcext:value-type="float">
            <text:p>17346.74</text:p>
          </table:table-cell>
        </table:table-row>
        <table:table-row table:style-name="ro1">
          <table:table-cell office:value-type="string" calcext:value-type="string">
            <text:p>Nov 18</text:p>
          </table:table-cell>
          <table:table-cell office:value-type="float" office:value="8.6477" calcext:value-type="float">
            <text:p>8.6477</text:p>
          </table:table-cell>
          <table:table-cell table:formula="of:=2000*[.B337]" office:value-type="float" office:value="17295.4" calcext:value-type="float">
            <text:p>17295.4</text:p>
          </table:table-cell>
          <table:table-cell/>
          <table:table-cell office:value-type="string" calcext:value-type="string">
            <text:p>Nov 18</text:p>
          </table:table-cell>
          <table:table-cell office:value-type="float" office:value="671.63" calcext:value-type="float">
            <text:p>671.63</text:p>
          </table:table-cell>
          <table:table-cell/>
          <table:table-cell office:value-type="string" calcext:value-type="string">
            <text:p>Nov 18</text:p>
          </table:table-cell>
          <table:table-cell office:value-type="float" office:value="6.9605" calcext:value-type="float">
            <text:p>6.9605</text:p>
          </table:table-cell>
          <table:table-cell/>
          <table:table-cell office:value-type="float" office:value="8.64769" calcext:value-type="float">
            <text:p>8.64769</text:p>
          </table:table-cell>
          <table:table-cell table:formula="of:=2000*[.K337]" office:value-type="float" office:value="17295.38" calcext:value-type="float">
            <text:p>17295.38</text:p>
          </table:table-cell>
        </table:table-row>
        <table:table-row table:style-name="ro1">
          <table:table-cell office:value-type="string" calcext:value-type="string">
            <text:p>Dec 18</text:p>
          </table:table-cell>
          <table:table-cell office:value-type="float" office:value="8.736" calcext:value-type="float">
            <text:p>8.736</text:p>
          </table:table-cell>
          <table:table-cell table:formula="of:=2000*[.B338]" office:value-type="float" office:value="17472" calcext:value-type="float">
            <text:p>17472</text:p>
          </table:table-cell>
          <table:table-cell/>
          <table:table-cell office:value-type="string" calcext:value-type="string">
            <text:p>Dec 1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Dec 18</text:p>
          </table:table-cell>
          <table:table-cell office:value-type="float" office:value="6.8785" calcext:value-type="float">
            <text:p>6.8785</text:p>
          </table:table-cell>
          <table:table-cell/>
          <table:table-cell office:value-type="float" office:value="8.73601" calcext:value-type="float">
            <text:p>8.73601</text:p>
          </table:table-cell>
          <table:table-cell table:formula="of:=2000*[.K338]" office:value-type="float" office:value="17472.02" calcext:value-type="float">
            <text:p>17472.02</text:p>
          </table:table-cell>
        </table:table-row>
        <table:table-row table:style-name="ro1">
          <table:table-cell office:value-type="string" calcext:value-type="string">
            <text:p>Jan 19</text:p>
          </table:table-cell>
          <table:table-cell office:value-type="float" office:value="9.2795" calcext:value-type="float">
            <text:p>9.2795</text:p>
          </table:table-cell>
          <table:table-cell table:formula="of:=2000*[.B339]" office:value-type="float" office:value="18559" calcext:value-type="float">
            <text:p>18559</text:p>
          </table:table-cell>
          <table:table-cell/>
          <table:table-cell office:value-type="string" calcext:value-type="string">
            <text:p>Jan 19</text:p>
          </table:table-cell>
          <table:table-cell office:value-type="float" office:value="655.8" calcext:value-type="float">
            <text:p>655.8</text:p>
          </table:table-cell>
          <table:table-cell/>
          <table:table-cell office:value-type="string" calcext:value-type="string">
            <text:p>Jan 19</text:p>
          </table:table-cell>
          <table:table-cell office:value-type="float" office:value="6.7008" calcext:value-type="float">
            <text:p>6.7008</text:p>
          </table:table-cell>
          <table:table-cell/>
          <table:table-cell office:value-type="float" office:value="9.27949" calcext:value-type="float">
            <text:p>9.27949</text:p>
          </table:table-cell>
          <table:table-cell table:formula="of:=2000*[.K339]" office:value-type="float" office:value="18558.98" calcext:value-type="float">
            <text:p>18558.98</text:p>
          </table:table-cell>
        </table:table-row>
        <table:table-row table:style-name="ro1">
          <table:table-cell office:value-type="string" calcext:value-type="string">
            <text:p>Feb 19</text:p>
          </table:table-cell>
          <table:table-cell office:value-type="float" office:value="9.6452" calcext:value-type="float">
            <text:p>9.6452</text:p>
          </table:table-cell>
          <table:table-cell table:formula="of:=2000*[.B340]" office:value-type="float" office:value="19290.4" calcext:value-type="float">
            <text:p>19290.4</text:p>
          </table:table-cell>
          <table:table-cell/>
          <table:table-cell office:value-type="string" calcext:value-type="string">
            <text:p>Feb 19</text:p>
          </table:table-cell>
          <table:table-cell office:value-type="float" office:value="655.83" calcext:value-type="float">
            <text:p>655.83</text:p>
          </table:table-cell>
          <table:table-cell/>
          <table:table-cell office:value-type="string" calcext:value-type="string">
            <text:p>Feb 19</text:p>
          </table:table-cell>
          <table:table-cell office:value-type="float" office:value="6.6941" calcext:value-type="float">
            <text:p>6.6941</text:p>
          </table:table-cell>
          <table:table-cell/>
          <table:table-cell office:value-type="float" office:value="9.64518" calcext:value-type="float">
            <text:p>9.64518</text:p>
          </table:table-cell>
          <table:table-cell table:formula="of:=2000*[.K340]" office:value-type="float" office:value="19290.36" calcext:value-type="float">
            <text:p>19290.36</text:p>
          </table:table-cell>
        </table:table-row>
        <table:table-row table:style-name="ro1">
          <table:table-cell office:value-type="string" calcext:value-type="string">
            <text:p>Mar 19</text:p>
          </table:table-cell>
          <table:table-cell office:value-type="float" office:value="9.7039" calcext:value-type="float">
            <text:p>9.7039</text:p>
          </table:table-cell>
          <table:table-cell table:formula="of:=2000*[.B341]" office:value-type="float" office:value="19407.8" calcext:value-type="float">
            <text:p>19407.8</text:p>
          </table:table-cell>
          <table:table-cell/>
          <table:table-cell office:value-type="string" calcext:value-type="string">
            <text:p>Mar 19</text:p>
          </table:table-cell>
          <table:table-cell office:value-type="float" office:value="680.5" calcext:value-type="float">
            <text:p>680.5</text:p>
          </table:table-cell>
          <table:table-cell/>
          <table:table-cell office:value-type="string" calcext:value-type="string">
            <text:p>Mar 19</text:p>
          </table:table-cell>
          <table:table-cell office:value-type="float" office:value="6.712" calcext:value-type="float">
            <text:p>6.712</text:p>
          </table:table-cell>
          <table:table-cell/>
          <table:table-cell office:value-type="float" office:value="9.70389" calcext:value-type="float">
            <text:p>9.70389</text:p>
          </table:table-cell>
          <table:table-cell table:formula="of:=2000*[.K341]" office:value-type="float" office:value="19407.78" calcext:value-type="float">
            <text:p>19407.78</text:p>
          </table:table-cell>
        </table:table-row>
        <table:table-row table:style-name="ro1">
          <table:table-cell office:value-type="string" calcext:value-type="string">
            <text:p>Apr 19</text:p>
          </table:table-cell>
          <table:table-cell office:value-type="float" office:value="9.346" calcext:value-type="float">
            <text:p>9.346</text:p>
          </table:table-cell>
          <table:table-cell table:formula="of:=2000*[.B342]" office:value-type="float" office:value="18692" calcext:value-type="float">
            <text:p>18692</text:p>
          </table:table-cell>
          <table:table-cell/>
          <table:table-cell office:value-type="string" calcext:value-type="string">
            <text:p>Apr 19</text:p>
          </table:table-cell>
          <table:table-cell office:value-type="float" office:value="677.73" calcext:value-type="float">
            <text:p>677.73</text:p>
          </table:table-cell>
          <table:table-cell/>
          <table:table-cell office:value-type="string" calcext:value-type="string">
            <text:p>Apr 19</text:p>
          </table:table-cell>
          <table:table-cell office:value-type="float" office:value="6.7349" calcext:value-type="float">
            <text:p>6.7349</text:p>
          </table:table-cell>
          <table:table-cell/>
          <table:table-cell office:value-type="float" office:value="9.34596" calcext:value-type="float">
            <text:p>9.34596</text:p>
          </table:table-cell>
          <table:table-cell table:formula="of:=2000*[.K342]" office:value-type="float" office:value="18691.92" calcext:value-type="float">
            <text:p>18691.92</text:p>
          </table:table-cell>
        </table:table-row>
        <table:table-row table:style-name="ro1">
          <table:table-cell office:value-type="string" calcext:value-type="string">
            <text:p>May 19</text:p>
          </table:table-cell>
          <table:table-cell office:value-type="float" office:value="8.8559" calcext:value-type="float">
            <text:p>8.8559</text:p>
          </table:table-cell>
          <table:table-cell table:formula="of:=2000*[.B343]" office:value-type="float" office:value="17711.8" calcext:value-type="float">
            <text:p>17711.8</text:p>
          </table:table-cell>
          <table:table-cell/>
          <table:table-cell office:value-type="string" calcext:value-type="string">
            <text:p>May 19</text:p>
          </table:table-cell>
          <table:table-cell office:value-type="float" office:value="709.78" calcext:value-type="float">
            <text:p>709.78</text:p>
          </table:table-cell>
          <table:table-cell/>
          <table:table-cell office:value-type="string" calcext:value-type="string">
            <text:p>May 19</text:p>
          </table:table-cell>
          <table:table-cell office:value-type="float" office:value="6.905" calcext:value-type="float">
            <text:p>6.905</text:p>
          </table:table-cell>
          <table:table-cell/>
          <table:table-cell office:value-type="float" office:value="8.8559" calcext:value-type="float">
            <text:p>8.8559</text:p>
          </table:table-cell>
          <table:table-cell table:formula="of:=2000*[.K343]" office:value-type="float" office:value="17711.8" calcext:value-type="float">
            <text:p>17711.8</text:p>
          </table:table-cell>
        </table:table-row>
        <table:table-row table:style-name="ro1">
          <table:table-cell office:value-type="string" calcext:value-type="string">
            <text:p>Jun 19</text:p>
          </table:table-cell>
          <table:table-cell office:value-type="float" office:value="8.7059" calcext:value-type="float">
            <text:p>8.7059</text:p>
          </table:table-cell>
          <table:table-cell table:formula="of:=2000*[.B344]" office:value-type="float" office:value="17411.8" calcext:value-type="float">
            <text:p>17411.8</text:p>
          </table:table-cell>
          <table:table-cell/>
          <table:table-cell office:value-type="string" calcext:value-type="string">
            <text:p>Jun 19</text:p>
          </table:table-cell>
          <table:table-cell office:value-type="float" office:value="677.5" calcext:value-type="float">
            <text:p>677.5</text:p>
          </table:table-cell>
          <table:table-cell/>
          <table:table-cell office:value-type="string" calcext:value-type="string">
            <text:p>Jun 19</text:p>
          </table:table-cell>
          <table:table-cell office:value-type="float" office:value="6.8668" calcext:value-type="float">
            <text:p>6.8668</text:p>
          </table:table-cell>
          <table:table-cell/>
          <table:table-cell office:value-type="float" office:value="8.7059" calcext:value-type="float">
            <text:p>8.7059</text:p>
          </table:table-cell>
          <table:table-cell table:formula="of:=2000*[.K344]" office:value-type="float" office:value="17411.8" calcext:value-type="float">
            <text:p>17411.8</text:p>
          </table:table-cell>
        </table:table-row>
        <table:table-row table:style-name="ro1">
          <table:table-cell office:value-type="string" calcext:value-type="string">
            <text:p>Jul 19</text:p>
          </table:table-cell>
          <table:table-cell office:value-type="float" office:value="8.1546" calcext:value-type="float">
            <text:p>8.1546</text:p>
          </table:table-cell>
          <table:table-cell table:formula="of:=2000*[.B345]" office:value-type="float" office:value="16309.2" calcext:value-type="float">
            <text:p>16309.2</text:p>
          </table:table-cell>
          <table:table-cell/>
          <table:table-cell office:value-type="string" calcext:value-type="string">
            <text:p>Jul 19</text:p>
          </table:table-cell>
          <table:table-cell office:value-type="float" office:value="703.58" calcext:value-type="float">
            <text:p>703.58</text:p>
          </table:table-cell>
          <table:table-cell/>
          <table:table-cell office:value-type="string" calcext:value-type="string">
            <text:p>Jul 19</text:p>
          </table:table-cell>
          <table:table-cell office:value-type="float" office:value="6.8841" calcext:value-type="float">
            <text:p>6.8841</text:p>
          </table:table-cell>
          <table:table-cell/>
          <table:table-cell office:value-type="float" office:value="8.15463" calcext:value-type="float">
            <text:p>8.15463</text:p>
          </table:table-cell>
          <table:table-cell table:formula="of:=2000*[.K345]" office:value-type="float" office:value="16309.26" calcext:value-type="float">
            <text:p>16309.26</text:p>
          </table:table-cell>
        </table:table-row>
        <table:table-row table:style-name="ro1">
          <table:table-cell office:value-type="string" calcext:value-type="string">
            <text:p>Aug 19</text:p>
          </table:table-cell>
          <table:table-cell office:value-type="float" office:value="7.5337" calcext:value-type="float">
            <text:p>7.5337</text:p>
          </table:table-cell>
          <table:table-cell table:formula="of:=2000*[.B346]" office:value-type="float" office:value="15067.4" calcext:value-type="float">
            <text:p>15067.4</text:p>
          </table:table-cell>
          <table:table-cell/>
          <table:table-cell office:value-type="string" calcext:value-type="string">
            <text:p>Aug 19</text:p>
          </table:table-cell>
          <table:table-cell office:value-type="float" office:value="721.25" calcext:value-type="float">
            <text:p>721.25</text:p>
          </table:table-cell>
          <table:table-cell/>
          <table:table-cell office:value-type="string" calcext:value-type="string">
            <text:p>Aug 19</text:p>
          </table:table-cell>
          <table:table-cell office:value-type="float" office:value="7.1568" calcext:value-type="float">
            <text:p>7.1568</text:p>
          </table:table-cell>
          <table:table-cell/>
          <table:table-cell office:value-type="float" office:value="7.53372" calcext:value-type="float">
            <text:p>7.53372</text:p>
          </table:table-cell>
          <table:table-cell table:formula="of:=2000*[.K346]" office:value-type="float" office:value="15067.44" calcext:value-type="float">
            <text:p>15067.44</text:p>
          </table:table-cell>
        </table:table-row>
        <table:table-row table:style-name="ro1">
          <table:table-cell office:value-type="string" calcext:value-type="string">
            <text:p>Sep 19</text:p>
          </table:table-cell>
          <table:table-cell office:value-type="float" office:value="7.6342" calcext:value-type="float">
            <text:p>7.6342</text:p>
          </table:table-cell>
          <table:table-cell table:formula="of:=2000*[.B347]" office:value-type="float" office:value="15268.4" calcext:value-type="float">
            <text:p>15268.4</text:p>
          </table:table-cell>
          <table:table-cell/>
          <table:table-cell office:value-type="string" calcext:value-type="string">
            <text:p>Sep 19</text:p>
          </table:table-cell>
          <table:table-cell office:value-type="float" office:value="728.75" calcext:value-type="float">
            <text:p>728.75</text:p>
          </table:table-cell>
          <table:table-cell/>
          <table:table-cell office:value-type="string" calcext:value-type="string">
            <text:p>Sep 19</text:p>
          </table:table-cell>
          <table:table-cell office:value-type="float" office:value="7.1483" calcext:value-type="float">
            <text:p>7.1483</text:p>
          </table:table-cell>
          <table:table-cell/>
          <table:table-cell office:value-type="float" office:value="7.63425" calcext:value-type="float">
            <text:p>7.63425</text:p>
          </table:table-cell>
          <table:table-cell table:formula="of:=2000*[.K347]" office:value-type="float" office:value="15268.5" calcext:value-type="float">
            <text:p>15268.5</text:p>
          </table:table-cell>
        </table:table-row>
        <table:table-row table:style-name="ro1">
          <table:table-cell office:value-type="string" calcext:value-type="string">
            <text:p>Oct 19</text:p>
          </table:table-cell>
          <table:table-cell office:value-type="float" office:value="7.5312" calcext:value-type="float">
            <text:p>7.5312</text:p>
          </table:table-cell>
          <table:table-cell table:formula="of:=2000*[.B348]" office:value-type="float" office:value="15062.4" calcext:value-type="float">
            <text:p>15062.4</text:p>
          </table:table-cell>
          <table:table-cell/>
          <table:table-cell office:value-type="string" calcext:value-type="string">
            <text:p>Oct 19</text:p>
          </table:table-cell>
          <table:table-cell office:value-type="float" office:value="741.58" calcext:value-type="float">
            <text:p>741.58</text:p>
          </table:table-cell>
          <table:table-cell/>
          <table:table-cell office:value-type="string" calcext:value-type="string">
            <text:p>Oct 19</text:p>
          </table:table-cell>
          <table:table-cell office:value-type="float" office:value="7.0395" calcext:value-type="float">
            <text:p>7.0395</text:p>
          </table:table-cell>
          <table:table-cell/>
          <table:table-cell office:value-type="float" office:value="7.53118" calcext:value-type="float">
            <text:p>7.53118</text:p>
          </table:table-cell>
          <table:table-cell table:formula="of:=2000*[.K348]" office:value-type="float" office:value="15062.36" calcext:value-type="float">
            <text:p>15062.36</text:p>
          </table:table-cell>
        </table:table-row>
        <table:table-row table:style-name="ro1">
          <table:table-cell office:value-type="string" calcext:value-type="string">
            <text:p>Nov 19</text:p>
          </table:table-cell>
          <table:table-cell office:value-type="float" office:value="7.4097" calcext:value-type="float">
            <text:p>7.4097</text:p>
          </table:table-cell>
          <table:table-cell table:formula="of:=2000*[.B349]" office:value-type="float" office:value="14819.4" calcext:value-type="float">
            <text:p>14819.4</text:p>
          </table:table-cell>
          <table:table-cell/>
          <table:table-cell office:value-type="string" calcext:value-type="string">
            <text:p>Nov 19</text:p>
          </table:table-cell>
          <table:table-cell office:value-type="float" office:value="804.75" calcext:value-type="float">
            <text:p>804.75</text:p>
          </table:table-cell>
          <table:table-cell/>
          <table:table-cell office:value-type="string" calcext:value-type="string">
            <text:p>Nov 19</text:p>
          </table:table-cell>
          <table:table-cell office:value-type="float" office:value="7.0324" calcext:value-type="float">
            <text:p>7.0324</text:p>
          </table:table-cell>
          <table:table-cell/>
          <table:table-cell office:value-type="float" office:value="7.40966" calcext:value-type="float">
            <text:p>7.40966</text:p>
          </table:table-cell>
          <table:table-cell table:formula="of:=2000*[.K349]" office:value-type="float" office:value="14819.32" calcext:value-type="float">
            <text:p>14819.32</text:p>
          </table:table-cell>
        </table:table-row>
        <table:table-row table:style-name="ro1">
          <table:table-cell office:value-type="string" calcext:value-type="string">
            <text:p>Dec 19</text:p>
          </table:table-cell>
          <table:table-cell office:value-type="float" office:value="7.7751" calcext:value-type="float">
            <text:p>7.7751</text:p>
          </table:table-cell>
          <table:table-cell table:formula="of:=2000*[.B350]" office:value-type="float" office:value="15550.2" calcext:value-type="float">
            <text:p>15550.2</text:p>
          </table:table-cell>
          <table:table-cell/>
          <table:table-cell office:value-type="string" calcext:value-type="string">
            <text:p>Dec 19</text:p>
          </table:table-cell>
          <table:table-cell office:value-type="float" office:value="751.95" calcext:value-type="float">
            <text:p>751.95</text:p>
          </table:table-cell>
          <table:table-cell/>
          <table:table-cell office:value-type="string" calcext:value-type="string">
            <text:p>Dec 19</text:p>
          </table:table-cell>
          <table:table-cell office:value-type="float" office:value="6.9632" calcext:value-type="float">
            <text:p>6.9632</text:p>
          </table:table-cell>
          <table:table-cell/>
          <table:table-cell office:value-type="float" office:value="7.77506" calcext:value-type="float">
            <text:p>7.77506</text:p>
          </table:table-cell>
          <table:table-cell table:formula="of:=2000*[.K350]" office:value-type="float" office:value="15550.12" calcext:value-type="float">
            <text:p>15550.12</text:p>
          </table:table-cell>
        </table:table-row>
        <table:table-row table:style-name="ro1">
          <table:table-cell office:value-type="string" calcext:value-type="string">
            <text:p>Jan 20</text:p>
          </table:table-cell>
          <table:table-cell office:value-type="float" office:value="7.7243" calcext:value-type="float">
            <text:p>7.7243</text:p>
          </table:table-cell>
          <table:table-cell table:formula="of:=2000*[.B351]" office:value-type="float" office:value="15448.6" calcext:value-type="float">
            <text:p>15448.6</text:p>
          </table:table-cell>
          <table:table-cell/>
          <table:table-cell office:value-type="string" calcext:value-type="string">
            <text:p>Jan 20</text:p>
          </table:table-cell>
          <table:table-cell office:value-type="float" office:value="800.3" calcext:value-type="float">
            <text:p>800.3</text:p>
          </table:table-cell>
          <table:table-cell/>
          <table:table-cell office:value-type="string" calcext:value-type="string">
            <text:p>Jan 20</text:p>
          </table:table-cell>
          <table:table-cell office:value-type="float" office:value="6.9367" calcext:value-type="float">
            <text:p>6.9367</text:p>
          </table:table-cell>
          <table:table-cell/>
          <table:table-cell office:value-type="float" office:value="7.72432" calcext:value-type="float">
            <text:p>7.72432</text:p>
          </table:table-cell>
          <table:table-cell table:formula="of:=2000*[.K351]" office:value-type="float" office:value="15448.64" calcext:value-type="float">
            <text:p>15448.64</text:p>
          </table:table-cell>
        </table:table-row>
        <table:table-row table:style-name="ro1">
          <table:table-cell office:value-type="string" calcext:value-type="string">
            <text:p>Feb 20</text:p>
          </table:table-cell>
          <table:table-cell office:value-type="float" office:value="7.4753" calcext:value-type="float">
            <text:p>7.4753</text:p>
          </table:table-cell>
          <table:table-cell table:formula="of:=2000*[.B352]" office:value-type="float" office:value="14950.6" calcext:value-type="float">
            <text:p>14950.6</text:p>
          </table:table-cell>
          <table:table-cell/>
          <table:table-cell office:value-type="string" calcext:value-type="string">
            <text:p>Feb 20</text:p>
          </table:table-cell>
          <table:table-cell office:value-type="float" office:value="817.92" calcext:value-type="float">
            <text:p>817.92</text:p>
          </table:table-cell>
          <table:table-cell/>
          <table:table-cell office:value-type="string" calcext:value-type="string">
            <text:p>Feb 20</text:p>
          </table:table-cell>
          <table:table-cell office:value-type="float" office:value="6.992" calcext:value-type="float">
            <text:p>6.992</text:p>
          </table:table-cell>
          <table:table-cell/>
          <table:table-cell office:value-type="float" office:value="7.47535" calcext:value-type="float">
            <text:p>7.47535</text:p>
          </table:table-cell>
          <table:table-cell table:formula="of:=2000*[.K352]" office:value-type="float" office:value="14950.7" calcext:value-type="float">
            <text:p>14950.7</text:p>
          </table:table-cell>
        </table:table-row>
        <table:table-row table:style-name="ro1">
          <table:table-cell office:value-type="string" calcext:value-type="string">
            <text:p>Mar 20</text:p>
          </table:table-cell>
          <table:table-cell office:value-type="float" office:value="6.9358" calcext:value-type="float">
            <text:p>6.9358</text:p>
          </table:table-cell>
          <table:table-cell table:formula="of:=2000*[.B353]" office:value-type="float" office:value="13871.6" calcext:value-type="float">
            <text:p>13871.6</text:p>
          </table:table-cell>
          <table:table-cell/>
          <table:table-cell office:value-type="string" calcext:value-type="string">
            <text:p>Mar 20</text:p>
          </table:table-cell>
          <table:table-cell office:value-type="float" office:value="855.85" calcext:value-type="float">
            <text:p>855.85</text:p>
          </table:table-cell>
          <table:table-cell/>
          <table:table-cell office:value-type="string" calcext:value-type="string">
            <text:p>Mar 20</text:p>
          </table:table-cell>
          <table:table-cell office:value-type="float" office:value="7.0825" calcext:value-type="float">
            <text:p>7.0825</text:p>
          </table:table-cell>
          <table:table-cell/>
          <table:table-cell office:value-type="float" office:value="6.93585" calcext:value-type="float">
            <text:p>6.93585</text:p>
          </table:table-cell>
          <table:table-cell table:formula="of:=2000*[.K353]" office:value-type="float" office:value="13871.7" calcext:value-type="float">
            <text:p>13871.7</text:p>
          </table:table-cell>
        </table:table-row>
        <table:table-row table:style-name="ro1">
          <table:table-cell office:value-type="string" calcext:value-type="string">
            <text:p>Apr 20</text:p>
          </table:table-cell>
          <table:table-cell office:value-type="float" office:value="6.7825" calcext:value-type="float">
            <text:p>6.7825</text:p>
          </table:table-cell>
          <table:table-cell table:formula="of:=2000*[.B354]" office:value-type="float" office:value="13565" calcext:value-type="float">
            <text:p>13565</text:p>
          </table:table-cell>
          <table:table-cell/>
          <table:table-cell office:value-type="string" calcext:value-type="string">
            <text:p>Apr 20</text:p>
          </table:table-cell>
          <table:table-cell office:value-type="float" office:value="834.7" calcext:value-type="float">
            <text:p>834.7</text:p>
          </table:table-cell>
          <table:table-cell/>
          <table:table-cell office:value-type="string" calcext:value-type="string">
            <text:p>Apr 20</text:p>
          </table:table-cell>
          <table:table-cell office:value-type="float" office:value="7.0622" calcext:value-type="float">
            <text:p>7.0622</text:p>
          </table:table-cell>
          <table:table-cell/>
          <table:table-cell office:value-type="float" office:value="6.78248" calcext:value-type="float">
            <text:p>6.78248</text:p>
          </table:table-cell>
          <table:table-cell table:formula="of:=2000*[.K354]" office:value-type="float" office:value="13564.96" calcext:value-type="float">
            <text:p>13564.96</text:p>
          </table:table-cell>
        </table:table-row>
        <table:table-row table:style-name="ro1">
          <table:table-cell office:value-type="string" calcext:value-type="string">
            <text:p>May 20</text:p>
          </table:table-cell>
          <table:table-cell office:value-type="float" office:value="6.9862" calcext:value-type="float">
            <text:p>6.9862</text:p>
          </table:table-cell>
          <table:table-cell table:formula="of:=2000*[.B355]" office:value-type="float" office:value="13972.4" calcext:value-type="float">
            <text:p>13972.4</text:p>
          </table:table-cell>
          <table:table-cell/>
          <table:table-cell office:value-type="string" calcext:value-type="string">
            <text:p>May 20</text:p>
          </table:table-cell>
          <table:table-cell office:value-type="float" office:value="799.05" calcext:value-type="float">
            <text:p>799.05</text:p>
          </table:table-cell>
          <table:table-cell/>
          <table:table-cell office:value-type="string" calcext:value-type="string">
            <text:p>May 20</text:p>
          </table:table-cell>
          <table:table-cell office:value-type="float" office:value="7.1372" calcext:value-type="float">
            <text:p>7.1372</text:p>
          </table:table-cell>
          <table:table-cell/>
          <table:table-cell office:value-type="float" office:value="6.9862" calcext:value-type="float">
            <text:p>6.9862</text:p>
          </table:table-cell>
          <table:table-cell table:formula="of:=2000*[.K355]" office:value-type="float" office:value="13972.4" calcext:value-type="float">
            <text:p>13972.4</text:p>
          </table:table-cell>
        </table:table-row>
        <table:table-row table:style-name="ro1">
          <table:table-cell office:value-type="string" calcext:value-type="string">
            <text:p>Jun 20</text:p>
          </table:table-cell>
          <table:table-cell office:value-type="float" office:value="7.6375" calcext:value-type="float">
            <text:p>7.6375</text:p>
          </table:table-cell>
          <table:table-cell table:formula="of:=2000*[.B356]" office:value-type="float" office:value="15275" calcext:value-type="float">
            <text:p>15275</text:p>
          </table:table-cell>
          <table:table-cell/>
          <table:table-cell office:value-type="string" calcext:value-type="string">
            <text:p>Jun 20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Jun 20</text:p>
          </table:table-cell>
          <table:table-cell office:value-type="float" office:value="7.0655" calcext:value-type="float">
            <text:p>7.0655</text:p>
          </table:table-cell>
          <table:table-cell/>
          <table:table-cell office:value-type="float" office:value="7.63752" calcext:value-type="float">
            <text:p>7.63752</text:p>
          </table:table-cell>
          <table:table-cell table:formula="of:=2000*[.K356]" office:value-type="float" office:value="15275.04" calcext:value-type="float">
            <text:p>15275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7:11:58.343317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28:11.386807142</meta:creation-date>
    <dc:date>2020-08-01T00:28:57.184298100</dc:date>
    <meta:editing-duration>PT7H59M26S</meta:editing-duration>
    <meta:editing-cycles>11</meta:editing-cycles>
    <meta:generator>LibreOffice/6.4.4.2$Linux_X86_64 LibreOffice_project/40$Build-2</meta:generator>
    <meta:document-statistic meta:table-count="1" meta:cell-count="3204" meta:object-count="0"/>
  </office:meta>
</office:document-meta>
</file>